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solid" svg:stroke-color="#000000" draw:fill="solid" draw:fill-color="#ffffff" fo:min-height="11.176cm"/>
      <style:paragraph-properties style:writing-mode="lr-tb"/>
    </style:style>
    <style:style style:name="gr2" style:family="graphic">
      <style:graphic-properties draw:stroke="solid" svg:stroke-color="#000000" draw:fill="solid" draw:fill-color="#ffffff" fo:min-height="13.573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BC Exploit" table:style-name="ta1">
        <table:shapes>
          <draw:frame draw:z-index="0" draw:style-name="gr1" draw:text-style-name="P1" svg:width="11.01cm" svg:height="11.176cm" svg:x="15.732cm" svg:y="0.846cm">
            <draw:text-box>
              <text:p><text:span text:style-name="T1">ASM Code for 65C02</text:span> <text:tab/><text:tab/></text:p>
              <text:p><text:tab/><text:tab/>LDA #0</text:p>
              <text:p><text:tab/><text:tab/>LDY #0</text:p>
              <text:p>Loop:<text:tab/>CPY <text:s/>#1</text:p>
              <text:p><text:s text:c="11"/><text:tab/>DEY</text:p>
              <text:p><text:s text:c="11"/><text:tab/>SBC <text:s/>#0</text:p>
              <text:p><text:s text:c="11"/><text:tab/>BCS <text:s/>loop</text:p>
              <text:p/>
              <text:p>#Clock Cycles = 9*(256*LDA+LDY)+8 cycles</text:p>
              <text:p>(plus 12 more for JSR &amp; RTS if you make it a subroutine)</text:p>
              <text:p/>
              <text:p>REF: <text:a xlink:href="http://wilsonminesco.com/6502primer/PgmTips.html" xlink:type="simple">http://wilsonminesco.com/6502primer/PgmTips.html</text:a></text:p>
              <text:p/>
              <text:p><text:span text:style-name="T1">Common LCD HD44780U Delays:</text:span></text:p>
              <text:p/>
              <text:p>Delay<text:tab/> <text:s text:c="2"/>LDA<text:tab/> <text:s text:c="4"/>LDY</text:p>
              <text:p>15ms<text:tab/><text:tab/>6<text:tab/><text:tab/>255</text:p>
              <text:p>1.52ms<text:tab/><text:tab/>0<text:tab/><text:tab/>168</text:p>
              <text:p>4.1ms<text:tab/><text:tab/>1<text:tab/><text:tab/>200<text:tab/><text:tab/></text:p>
              <text:p>100us <text:s text:c="2"/><text:tab/><text:tab/>0<text:tab/><text:tab/>11</text:p>
              <text:p>40us<text:tab/><text:tab/>0<text:tab/><text:tab/>4</text:p>
              <text:p><text:s/></text:p>
              <text:p>Max: 0.59s<text:tab/>255<text:tab/><text:tab/>255<text:tab/><text:tab/> <text:s text:c="5"/>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 table:default-cell-style-name="ce4"/>
        <table:table-column table:style-name="co3" table:default-cell-style-name="ce6"/>
        <table:table-row table:style-name="ro1"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LDY</text:p>
          </table:table-cell>
          <table:table-cell table:style-name="ce1" office:value-type="string" calcext:value-type="string">
            <text:p># Clock Cycles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Milliseconds</text:p>
          </table:table-cell>
          <table:table-cell table:style-name="ce5" office:value-type="string" calcext:value-type="string">
            <text:p>Micro-Seconds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formula="of:=9*(256*[.A2]+[.B2])+8" office:value-type="float" office:value="8" calcext:value-type="float">
            <text:p>8</text:p>
          </table:table-cell>
          <table:table-cell table:formula="of:=+[.C2]/1000000" office:value-type="float" office:value="0.000008" calcext:value-type="float">
            <text:p>0.0</text:p>
          </table:table-cell>
          <table:table-cell table:formula="of:=+[.D2]*1000" office:value-type="float" office:value="0.008" calcext:value-type="float">
            <text:p>0.0</text:p>
          </table:table-cell>
          <table:table-cell table:formula="of:=+[.E2]*1000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55" calcext:value-type="float">
            <text:p>255</text:p>
          </table:table-cell>
          <table:table-cell table:formula="of:=9*(256*[.A3]+[.B3])+8" office:value-type="float" office:value="18431" calcext:value-type="float">
            <text:p>18431</text:p>
          </table:table-cell>
          <table:table-cell table:formula="of:=+[.C3]/1000000" office:value-type="float" office:value="0.018431" calcext:value-type="float">
            <text:p>0.0</text:p>
          </table:table-cell>
          <table:table-cell table:formula="of:=+[.D3]*1000" office:value-type="float" office:value="18.431" calcext:value-type="float">
            <text:p>18.4</text:p>
          </table:table-cell>
          <table:table-cell table:formula="of:=+[.E3]*1000" office:value-type="float" office:value="18431" calcext:value-type="float">
            <text:p>1843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formula="of:=9*(256*[.A4]+[.B4])+8" office:value-type="float" office:value="5156" calcext:value-type="float">
            <text:p>5156</text:p>
          </table:table-cell>
          <table:table-cell table:formula="of:=+[.C4]/1000000" office:value-type="float" office:value="0.005156" calcext:value-type="float">
            <text:p>0.0</text:p>
          </table:table-cell>
          <table:table-cell table:formula="of:=+[.D4]*1000" office:value-type="float" office:value="5.156" calcext:value-type="float">
            <text:p>5.2</text:p>
          </table:table-cell>
          <table:table-cell table:formula="of:=+[.E4]*1000" office:value-type="float" office:value="5156" calcext:value-type="float">
            <text:p>5156</text:p>
          </table:table-cell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00" calcext:value-type="float">
            <text:p>100</text:p>
          </table:table-cell>
          <table:table-cell table:formula="of:=9*(256*[.A5]+[.B5])+8" office:value-type="float" office:value="503180" calcext:value-type="float">
            <text:p>503180</text:p>
          </table:table-cell>
          <table:table-cell table:formula="of:=+[.C5]/1000000" office:value-type="float" office:value="0.50318" calcext:value-type="float">
            <text:p>0.5</text:p>
          </table:table-cell>
          <table:table-cell table:formula="of:=+[.D5]*1000" office:value-type="float" office:value="503.18" calcext:value-type="float">
            <text:p>503.2</text:p>
          </table:table-cell>
          <table:table-cell table:formula="of:=+[.E5]*1000" office:value-type="float" office:value="503180" calcext:value-type="float">
            <text:p>50318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formula="of:=9*(256*[.A6]+[.B6])+8" office:value-type="float" office:value="44" calcext:value-type="float">
            <text:p>44</text:p>
          </table:table-cell>
          <table:table-cell table:formula="of:=+[.C6]/1000000" office:value-type="float" office:value="0.000044" calcext:value-type="float">
            <text:p>0.0</text:p>
          </table:table-cell>
          <table:table-cell table:formula="of:=+[.D6]*1000" office:value-type="float" office:value="0.044" calcext:value-type="float">
            <text:p>0.0</text:p>
          </table:table-cell>
          <table:table-cell table:formula="of:=+[.E6]*1000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formula="of:=9*(256*[.A7]+[.B7])+8" office:value-type="float" office:value="53" calcext:value-type="float">
            <text:p>53</text:p>
          </table:table-cell>
          <table:table-cell table:formula="of:=+[.C7]/1000000" office:value-type="float" office:value="0.000053" calcext:value-type="float">
            <text:p>0.0</text:p>
          </table:table-cell>
          <table:table-cell table:formula="of:=+[.D7]*1000" office:value-type="float" office:value="0.053" calcext:value-type="float">
            <text:p>0.1</text:p>
          </table:table-cell>
          <table:table-cell table:formula="of:=+[.E7]*1000" office:value-type="float" office:value="53" calcext:value-type="float">
            <text:p>53</text:p>
          </table:table-cell>
        </table:table-row>
        <table:table-row table:style-name="ro1">
          <table:table-cell table:style-name="ce2" table:formula="of:=+[.A7]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formula="of:=9*(256*[.A8]+[.B8])+8" office:value-type="float" office:value="62" calcext:value-type="float">
            <text:p>62</text:p>
          </table:table-cell>
          <table:table-cell table:formula="of:=+[.C8]/1000000" office:value-type="float" office:value="0.000062" calcext:value-type="float">
            <text:p>0.0</text:p>
          </table:table-cell>
          <table:table-cell table:formula="of:=+[.D8]*1000" office:value-type="float" office:value="0.062" calcext:value-type="float">
            <text:p>0.1</text:p>
          </table:table-cell>
          <table:table-cell table:formula="of:=+[.E8]*1000" office:value-type="float" office:value="62" calcext:value-type="float">
            <text:p>62</text:p>
          </table:table-cell>
        </table:table-row>
        <table:table-row table:style-name="ro1">
          <table:table-cell table:style-name="ce2" table:formula="of:=+[.A8]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formula="of:=9*(256*[.A9]+[.B9])+8" office:value-type="float" office:value="71" calcext:value-type="float">
            <text:p>71</text:p>
          </table:table-cell>
          <table:table-cell table:formula="of:=+[.C9]/1000000" office:value-type="float" office:value="0.000071" calcext:value-type="float">
            <text:p>0.0</text:p>
          </table:table-cell>
          <table:table-cell table:formula="of:=+[.D9]*1000" office:value-type="float" office:value="0.071" calcext:value-type="float">
            <text:p>0.1</text:p>
          </table:table-cell>
          <table:table-cell table:formula="of:=+[.E9]*1000" office:value-type="float" office:value="71" calcext:value-type="float">
            <text:p>71</text:p>
          </table:table-cell>
        </table:table-row>
        <table:table-row table:style-name="ro1">
          <table:table-cell table:style-name="ce2" table:formula="of:=+[.A9]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formula="of:=9*(256*[.A10]+[.B10])+8" office:value-type="float" office:value="80" calcext:value-type="float">
            <text:p>80</text:p>
          </table:table-cell>
          <table:table-cell table:formula="of:=+[.C10]/1000000" office:value-type="float" office:value="0.00008" calcext:value-type="float">
            <text:p>0.0</text:p>
          </table:table-cell>
          <table:table-cell table:formula="of:=+[.D10]*1000" office:value-type="float" office:value="0.08" calcext:value-type="float">
            <text:p>0.1</text:p>
          </table:table-cell>
          <table:table-cell table:formula="of:=+[.E10]*1000" office:value-type="float" office:value="80" calcext:value-type="float">
            <text:p>80</text:p>
          </table:table-cell>
        </table:table-row>
        <table:table-row table:style-name="ro1">
          <table:table-cell table:style-name="ce2" table:formula="of:=+[.A10]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formula="of:=9*(256*[.A11]+[.B11])+8" office:value-type="float" office:value="89" calcext:value-type="float">
            <text:p>89</text:p>
          </table:table-cell>
          <table:table-cell table:formula="of:=+[.C11]/1000000" office:value-type="float" office:value="0.000089" calcext:value-type="float">
            <text:p>0.0</text:p>
          </table:table-cell>
          <table:table-cell table:formula="of:=+[.D11]*1000" office:value-type="float" office:value="0.089" calcext:value-type="float">
            <text:p>0.1</text:p>
          </table:table-cell>
          <table:table-cell table:formula="of:=+[.E11]*1000" office:value-type="float" office:value="89" calcext:value-type="float">
            <text:p>89</text:p>
          </table:table-cell>
        </table:table-row>
        <table:table-row table:style-name="ro1">
          <table:table-cell table:style-name="ce2" table:formula="of:=+[.A11]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formula="of:=9*(256*[.A12]+[.B12])+8" office:value-type="float" office:value="98" calcext:value-type="float">
            <text:p>98</text:p>
          </table:table-cell>
          <table:table-cell table:formula="of:=+[.C12]/1000000" office:value-type="float" office:value="0.000098" calcext:value-type="float">
            <text:p>0.0</text:p>
          </table:table-cell>
          <table:table-cell table:formula="of:=+[.D12]*1000" office:value-type="float" office:value="0.098" calcext:value-type="float">
            <text:p>0.1</text:p>
          </table:table-cell>
          <table:table-cell table:formula="of:=+[.E12]*1000" office:value-type="float" office:value="98" calcext:value-type="float">
            <text:p>98</text:p>
          </table:table-cell>
        </table:table-row>
        <table:table-row table:style-name="ro1">
          <table:table-cell table:style-name="ce2" table:formula="of:=+[.A12]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formula="of:=9*(256*[.A13]+[.B13])+8" office:value-type="float" office:value="107" calcext:value-type="float">
            <text:p>107</text:p>
          </table:table-cell>
          <table:table-cell table:formula="of:=+[.C13]/1000000" office:value-type="float" office:value="0.000107" calcext:value-type="float">
            <text:p>0.0</text:p>
          </table:table-cell>
          <table:table-cell table:formula="of:=+[.D13]*1000" office:value-type="float" office:value="0.107" calcext:value-type="float">
            <text:p>0.1</text:p>
          </table:table-cell>
          <table:table-cell table:formula="of:=+[.E13]*1000" office:value-type="float" office:value="107" calcext:value-type="float">
            <text:p>107</text:p>
          </table:table-cell>
        </table:table-row>
        <table:table-row table:style-name="ro1">
          <table:table-cell table:style-name="ce2" table:formula="of:=+[.A13]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formula="of:=9*(256*[.A14]+[.B14])+8" office:value-type="float" office:value="116" calcext:value-type="float">
            <text:p>116</text:p>
          </table:table-cell>
          <table:table-cell table:formula="of:=+[.C14]/1000000" office:value-type="float" office:value="0.000116" calcext:value-type="float">
            <text:p>0.0</text:p>
          </table:table-cell>
          <table:table-cell table:formula="of:=+[.D14]*1000" office:value-type="float" office:value="0.116" calcext:value-type="float">
            <text:p>0.1</text:p>
          </table:table-cell>
          <table:table-cell table:formula="of:=+[.E14]*1000" office:value-type="float" office:value="116" calcext:value-type="float">
            <text:p>116</text:p>
          </table:table-cell>
        </table:table-row>
        <table:table-row table:style-name="ro1">
          <table:table-cell table:style-name="ce2" table:formula="of:=+[.A14]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formula="of:=9*(256*[.A15]+[.B15])+8" office:value-type="float" office:value="125" calcext:value-type="float">
            <text:p>125</text:p>
          </table:table-cell>
          <table:table-cell table:formula="of:=+[.C15]/1000000" office:value-type="float" office:value="0.000125" calcext:value-type="float">
            <text:p>0.0</text:p>
          </table:table-cell>
          <table:table-cell table:formula="of:=+[.D15]*1000" office:value-type="float" office:value="0.125" calcext:value-type="float">
            <text:p>0.1</text:p>
          </table:table-cell>
          <table:table-cell table:formula="of:=+[.E15]*1000" office:value-type="float" office:value="125" calcext:value-type="float">
            <text:p>125</text:p>
          </table:table-cell>
        </table:table-row>
        <table:table-row table:style-name="ro1">
          <table:table-cell table:style-name="ce2" table:formula="of:=+[.A15]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formula="of:=9*(256*[.A16]+[.B16])+8" office:value-type="float" office:value="134" calcext:value-type="float">
            <text:p>134</text:p>
          </table:table-cell>
          <table:table-cell table:formula="of:=+[.C16]/1000000" office:value-type="float" office:value="0.000134" calcext:value-type="float">
            <text:p>0.0</text:p>
          </table:table-cell>
          <table:table-cell table:formula="of:=+[.D16]*1000" office:value-type="float" office:value="0.134" calcext:value-type="float">
            <text:p>0.1</text:p>
          </table:table-cell>
          <table:table-cell table:formula="of:=+[.E16]*1000" office:value-type="float" office:value="134" calcext:value-type="float">
            <text:p>134</text:p>
          </table:table-cell>
        </table:table-row>
        <table:table-row table:style-name="ro1">
          <table:table-cell table:style-name="ce2" table:formula="of:=+[.A16]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formula="of:=9*(256*[.A17]+[.B17])+8" office:value-type="float" office:value="143" calcext:value-type="float">
            <text:p>143</text:p>
          </table:table-cell>
          <table:table-cell table:formula="of:=+[.C17]/1000000" office:value-type="float" office:value="0.000143" calcext:value-type="float">
            <text:p>0.0</text:p>
          </table:table-cell>
          <table:table-cell table:formula="of:=+[.D17]*1000" office:value-type="float" office:value="0.143" calcext:value-type="float">
            <text:p>0.1</text:p>
          </table:table-cell>
          <table:table-cell table:formula="of:=+[.E17]*1000" office:value-type="float" office:value="143" calcext:value-type="float">
            <text:p>143</text:p>
          </table:table-cell>
        </table:table-row>
        <table:table-row table:style-name="ro1">
          <table:table-cell table:style-name="ce2" table:formula="of:=+[.A17]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formula="of:=9*(256*[.A18]+[.B18])+8" office:value-type="float" office:value="152" calcext:value-type="float">
            <text:p>152</text:p>
          </table:table-cell>
          <table:table-cell table:formula="of:=+[.C18]/1000000" office:value-type="float" office:value="0.000152" calcext:value-type="float">
            <text:p>0.0</text:p>
          </table:table-cell>
          <table:table-cell table:formula="of:=+[.D18]*1000" office:value-type="float" office:value="0.152" calcext:value-type="float">
            <text:p>0.2</text:p>
          </table:table-cell>
          <table:table-cell table:formula="of:=+[.E18]*1000" office:value-type="float" office:value="152" calcext:value-type="float">
            <text:p>152</text:p>
          </table:table-cell>
        </table:table-row>
        <table:table-row table:style-name="ro1">
          <table:table-cell table:style-name="ce2" table:formula="of:=+[.A18]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formula="of:=9*(256*[.A19]+[.B19])+8" office:value-type="float" office:value="161" calcext:value-type="float">
            <text:p>161</text:p>
          </table:table-cell>
          <table:table-cell table:formula="of:=+[.C19]/1000000" office:value-type="float" office:value="0.000161" calcext:value-type="float">
            <text:p>0.0</text:p>
          </table:table-cell>
          <table:table-cell table:formula="of:=+[.D19]*1000" office:value-type="float" office:value="0.161" calcext:value-type="float">
            <text:p>0.2</text:p>
          </table:table-cell>
          <table:table-cell table:formula="of:=+[.E19]*1000" office:value-type="float" office:value="161" calcext:value-type="float">
            <text:p>161</text:p>
          </table:table-cell>
        </table:table-row>
        <table:table-row table:style-name="ro1">
          <table:table-cell table:style-name="ce2" table:formula="of:=+[.A19]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formula="of:=9*(256*[.A20]+[.B20])+8" office:value-type="float" office:value="170" calcext:value-type="float">
            <text:p>170</text:p>
          </table:table-cell>
          <table:table-cell table:formula="of:=+[.C20]/1000000" office:value-type="float" office:value="0.00017" calcext:value-type="float">
            <text:p>0.0</text:p>
          </table:table-cell>
          <table:table-cell table:formula="of:=+[.D20]*1000" office:value-type="float" office:value="0.17" calcext:value-type="float">
            <text:p>0.2</text:p>
          </table:table-cell>
          <table:table-cell table:formula="of:=+[.E20]*1000" office:value-type="float" office:value="170" calcext:value-type="float">
            <text:p>170</text:p>
          </table:table-cell>
        </table:table-row>
        <table:table-row table:style-name="ro1">
          <table:table-cell table:style-name="ce2" table:formula="of:=+[.A20]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formula="of:=9*(256*[.A21]+[.B21])+8" office:value-type="float" office:value="179" calcext:value-type="float">
            <text:p>179</text:p>
          </table:table-cell>
          <table:table-cell table:formula="of:=+[.C21]/1000000" office:value-type="float" office:value="0.000179" calcext:value-type="float">
            <text:p>0.0</text:p>
          </table:table-cell>
          <table:table-cell table:formula="of:=+[.D21]*1000" office:value-type="float" office:value="0.179" calcext:value-type="float">
            <text:p>0.2</text:p>
          </table:table-cell>
          <table:table-cell table:formula="of:=+[.E21]*1000" office:value-type="float" office:value="179" calcext:value-type="float">
            <text:p>179</text:p>
          </table:table-cell>
        </table:table-row>
        <table:table-row table:style-name="ro1">
          <table:table-cell table:style-name="ce2" table:formula="of:=+[.A21]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formula="of:=9*(256*[.A22]+[.B22])+8" office:value-type="float" office:value="188" calcext:value-type="float">
            <text:p>188</text:p>
          </table:table-cell>
          <table:table-cell table:formula="of:=+[.C22]/1000000" office:value-type="float" office:value="0.000188" calcext:value-type="float">
            <text:p>0.0</text:p>
          </table:table-cell>
          <table:table-cell table:formula="of:=+[.D22]*1000" office:value-type="float" office:value="0.188" calcext:value-type="float">
            <text:p>0.2</text:p>
          </table:table-cell>
          <table:table-cell table:formula="of:=+[.E22]*1000" office:value-type="float" office:value="188" calcext:value-type="float">
            <text:p>188</text:p>
          </table:table-cell>
        </table:table-row>
        <table:table-row table:style-name="ro1">
          <table:table-cell table:style-name="ce2" table:formula="of:=+[.A22]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formula="of:=9*(256*[.A23]+[.B23])+8" office:value-type="float" office:value="197" calcext:value-type="float">
            <text:p>197</text:p>
          </table:table-cell>
          <table:table-cell table:formula="of:=+[.C23]/1000000" office:value-type="float" office:value="0.000197" calcext:value-type="float">
            <text:p>0.0</text:p>
          </table:table-cell>
          <table:table-cell table:formula="of:=+[.D23]*1000" office:value-type="float" office:value="0.197" calcext:value-type="float">
            <text:p>0.2</text:p>
          </table:table-cell>
          <table:table-cell table:formula="of:=+[.E23]*1000" office:value-type="float" office:value="197" calcext:value-type="float">
            <text:p>197</text:p>
          </table:table-cell>
        </table:table-row>
        <table:table-row table:style-name="ro1">
          <table:table-cell table:style-name="ce2" table:formula="of:=+[.A23]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formula="of:=9*(256*[.A24]+[.B24])+8" office:value-type="float" office:value="206" calcext:value-type="float">
            <text:p>206</text:p>
          </table:table-cell>
          <table:table-cell table:formula="of:=+[.C24]/1000000" office:value-type="float" office:value="0.000206" calcext:value-type="float">
            <text:p>0.0</text:p>
          </table:table-cell>
          <table:table-cell table:formula="of:=+[.D24]*1000" office:value-type="float" office:value="0.206" calcext:value-type="float">
            <text:p>0.2</text:p>
          </table:table-cell>
          <table:table-cell table:formula="of:=+[.E24]*1000" office:value-type="float" office:value="206" calcext:value-type="float">
            <text:p>206</text:p>
          </table:table-cell>
        </table:table-row>
        <table:table-row table:style-name="ro1">
          <table:table-cell table:style-name="ce2" table:formula="of:=+[.A24]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formula="of:=9*(256*[.A25]+[.B25])+8" office:value-type="float" office:value="215" calcext:value-type="float">
            <text:p>215</text:p>
          </table:table-cell>
          <table:table-cell table:formula="of:=+[.C25]/1000000" office:value-type="float" office:value="0.000215" calcext:value-type="float">
            <text:p>0.0</text:p>
          </table:table-cell>
          <table:table-cell table:formula="of:=+[.D25]*1000" office:value-type="float" office:value="0.215" calcext:value-type="float">
            <text:p>0.2</text:p>
          </table:table-cell>
          <table:table-cell table:formula="of:=+[.E25]*1000" office:value-type="float" office:value="215" calcext:value-type="float">
            <text:p>215</text:p>
          </table:table-cell>
        </table:table-row>
        <table:table-row table:style-name="ro1">
          <table:table-cell table:style-name="ce2" table:formula="of:=+[.A25]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formula="of:=9*(256*[.A26]+[.B26])+8" office:value-type="float" office:value="224" calcext:value-type="float">
            <text:p>224</text:p>
          </table:table-cell>
          <table:table-cell table:formula="of:=+[.C26]/1000000" office:value-type="float" office:value="0.000224" calcext:value-type="float">
            <text:p>0.0</text:p>
          </table:table-cell>
          <table:table-cell table:formula="of:=+[.D26]*1000" office:value-type="float" office:value="0.224" calcext:value-type="float">
            <text:p>0.2</text:p>
          </table:table-cell>
          <table:table-cell table:formula="of:=+[.E26]*1000" office:value-type="float" office:value="224" calcext:value-type="float">
            <text:p>224</text:p>
          </table:table-cell>
        </table:table-row>
        <table:table-row table:style-name="ro1">
          <table:table-cell table:style-name="ce2" table:formula="of:=+[.A26]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formula="of:=9*(256*[.A27]+[.B27])+8" office:value-type="float" office:value="233" calcext:value-type="float">
            <text:p>233</text:p>
          </table:table-cell>
          <table:table-cell table:formula="of:=+[.C27]/1000000" office:value-type="float" office:value="0.000233" calcext:value-type="float">
            <text:p>0.0</text:p>
          </table:table-cell>
          <table:table-cell table:formula="of:=+[.D27]*1000" office:value-type="float" office:value="0.233" calcext:value-type="float">
            <text:p>0.2</text:p>
          </table:table-cell>
          <table:table-cell table:formula="of:=+[.E27]*1000" office:value-type="float" office:value="233" calcext:value-type="float">
            <text:p>233</text:p>
          </table:table-cell>
        </table:table-row>
        <table:table-row table:style-name="ro1">
          <table:table-cell table:style-name="ce2" table:formula="of:=+[.A27]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formula="of:=9*(256*[.A28]+[.B28])+8" office:value-type="float" office:value="242" calcext:value-type="float">
            <text:p>242</text:p>
          </table:table-cell>
          <table:table-cell table:formula="of:=+[.C28]/1000000" office:value-type="float" office:value="0.000242" calcext:value-type="float">
            <text:p>0.0</text:p>
          </table:table-cell>
          <table:table-cell table:formula="of:=+[.D28]*1000" office:value-type="float" office:value="0.242" calcext:value-type="float">
            <text:p>0.2</text:p>
          </table:table-cell>
          <table:table-cell table:formula="of:=+[.E28]*1000" office:value-type="float" office:value="242" calcext:value-type="float">
            <text:p>242</text:p>
          </table:table-cell>
        </table:table-row>
        <table:table-row table:style-name="ro1">
          <table:table-cell table:style-name="ce2" table:formula="of:=+[.A28]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formula="of:=9*(256*[.A29]+[.B29])+8" office:value-type="float" office:value="251" calcext:value-type="float">
            <text:p>251</text:p>
          </table:table-cell>
          <table:table-cell table:formula="of:=+[.C29]/1000000" office:value-type="float" office:value="0.000251" calcext:value-type="float">
            <text:p>0.0</text:p>
          </table:table-cell>
          <table:table-cell table:formula="of:=+[.D29]*1000" office:value-type="float" office:value="0.251" calcext:value-type="float">
            <text:p>0.3</text:p>
          </table:table-cell>
          <table:table-cell table:formula="of:=+[.E29]*1000" office:value-type="float" office:value="251" calcext:value-type="float">
            <text:p>251</text:p>
          </table:table-cell>
        </table:table-row>
        <table:table-row table:style-name="ro1">
          <table:table-cell table:style-name="ce2" table:formula="of:=+[.A29]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formula="of:=9*(256*[.A30]+[.B30])+8" office:value-type="float" office:value="260" calcext:value-type="float">
            <text:p>260</text:p>
          </table:table-cell>
          <table:table-cell table:formula="of:=+[.C30]/1000000" office:value-type="float" office:value="0.00026" calcext:value-type="float">
            <text:p>0.0</text:p>
          </table:table-cell>
          <table:table-cell table:formula="of:=+[.D30]*1000" office:value-type="float" office:value="0.26" calcext:value-type="float">
            <text:p>0.3</text:p>
          </table:table-cell>
          <table:table-cell table:formula="of:=+[.E30]*1000" office:value-type="float" office:value="260" calcext:value-type="float">
            <text:p>260</text:p>
          </table:table-cell>
        </table:table-row>
        <table:table-row table:style-name="ro1">
          <table:table-cell table:style-name="ce2" table:formula="of:=+[.A30]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formula="of:=9*(256*[.A31]+[.B31])+8" office:value-type="float" office:value="269" calcext:value-type="float">
            <text:p>269</text:p>
          </table:table-cell>
          <table:table-cell table:formula="of:=+[.C31]/1000000" office:value-type="float" office:value="0.000269" calcext:value-type="float">
            <text:p>0.0</text:p>
          </table:table-cell>
          <table:table-cell table:formula="of:=+[.D31]*1000" office:value-type="float" office:value="0.269" calcext:value-type="float">
            <text:p>0.3</text:p>
          </table:table-cell>
          <table:table-cell table:formula="of:=+[.E31]*1000" office:value-type="float" office:value="269" calcext:value-type="float">
            <text:p>269</text:p>
          </table:table-cell>
        </table:table-row>
        <table:table-row table:style-name="ro1">
          <table:table-cell table:style-name="ce2" table:formula="of:=+[.A31]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formula="of:=9*(256*[.A32]+[.B32])+8" office:value-type="float" office:value="278" calcext:value-type="float">
            <text:p>278</text:p>
          </table:table-cell>
          <table:table-cell table:formula="of:=+[.C32]/1000000" office:value-type="float" office:value="0.000278" calcext:value-type="float">
            <text:p>0.0</text:p>
          </table:table-cell>
          <table:table-cell table:formula="of:=+[.D32]*1000" office:value-type="float" office:value="0.278" calcext:value-type="float">
            <text:p>0.3</text:p>
          </table:table-cell>
          <table:table-cell table:formula="of:=+[.E32]*1000" office:value-type="float" office:value="278" calcext:value-type="float">
            <text:p>278</text:p>
          </table:table-cell>
        </table:table-row>
        <table:table-row table:style-name="ro1">
          <table:table-cell table:style-name="ce2" table:formula="of:=+[.A32]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formula="of:=9*(256*[.A33]+[.B33])+8" office:value-type="float" office:value="287" calcext:value-type="float">
            <text:p>287</text:p>
          </table:table-cell>
          <table:table-cell table:formula="of:=+[.C33]/1000000" office:value-type="float" office:value="0.000287" calcext:value-type="float">
            <text:p>0.0</text:p>
          </table:table-cell>
          <table:table-cell table:formula="of:=+[.D33]*1000" office:value-type="float" office:value="0.287" calcext:value-type="float">
            <text:p>0.3</text:p>
          </table:table-cell>
          <table:table-cell table:formula="of:=+[.E33]*1000" office:value-type="float" office:value="287" calcext:value-type="float">
            <text:p>287</text:p>
          </table:table-cell>
        </table:table-row>
        <table:table-row table:style-name="ro1">
          <table:table-cell table:style-name="ce2" table:formula="of:=+[.A33]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formula="of:=9*(256*[.A34]+[.B34])+8" office:value-type="float" office:value="296" calcext:value-type="float">
            <text:p>296</text:p>
          </table:table-cell>
          <table:table-cell table:formula="of:=+[.C34]/1000000" office:value-type="float" office:value="0.000296" calcext:value-type="float">
            <text:p>0.0</text:p>
          </table:table-cell>
          <table:table-cell table:formula="of:=+[.D34]*1000" office:value-type="float" office:value="0.296" calcext:value-type="float">
            <text:p>0.3</text:p>
          </table:table-cell>
          <table:table-cell table:formula="of:=+[.E34]*1000" office:value-type="float" office:value="296" calcext:value-type="float">
            <text:p>296</text:p>
          </table:table-cell>
        </table:table-row>
        <table:table-row table:style-name="ro1">
          <table:table-cell table:style-name="ce2" table:formula="of:=+[.A34]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formula="of:=9*(256*[.A35]+[.B35])+8" office:value-type="float" office:value="305" calcext:value-type="float">
            <text:p>305</text:p>
          </table:table-cell>
          <table:table-cell table:formula="of:=+[.C35]/1000000" office:value-type="float" office:value="0.000305" calcext:value-type="float">
            <text:p>0.0</text:p>
          </table:table-cell>
          <table:table-cell table:formula="of:=+[.D35]*1000" office:value-type="float" office:value="0.305" calcext:value-type="float">
            <text:p>0.3</text:p>
          </table:table-cell>
          <table:table-cell table:formula="of:=+[.E35]*1000" office:value-type="float" office:value="305" calcext:value-type="float">
            <text:p>305</text:p>
          </table:table-cell>
        </table:table-row>
        <table:table-row table:style-name="ro1">
          <table:table-cell table:style-name="ce2" table:formula="of:=+[.A35]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formula="of:=9*(256*[.A36]+[.B36])+8" office:value-type="float" office:value="314" calcext:value-type="float">
            <text:p>314</text:p>
          </table:table-cell>
          <table:table-cell table:formula="of:=+[.C36]/1000000" office:value-type="float" office:value="0.000314" calcext:value-type="float">
            <text:p>0.0</text:p>
          </table:table-cell>
          <table:table-cell table:formula="of:=+[.D36]*1000" office:value-type="float" office:value="0.314" calcext:value-type="float">
            <text:p>0.3</text:p>
          </table:table-cell>
          <table:table-cell table:formula="of:=+[.E36]*1000" office:value-type="float" office:value="314" calcext:value-type="float">
            <text:p>314</text:p>
          </table:table-cell>
        </table:table-row>
        <table:table-row table:style-name="ro1">
          <table:table-cell table:style-name="ce2" table:formula="of:=+[.A36]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formula="of:=9*(256*[.A37]+[.B37])+8" office:value-type="float" office:value="323" calcext:value-type="float">
            <text:p>323</text:p>
          </table:table-cell>
          <table:table-cell table:formula="of:=+[.C37]/1000000" office:value-type="float" office:value="0.000323" calcext:value-type="float">
            <text:p>0.0</text:p>
          </table:table-cell>
          <table:table-cell table:formula="of:=+[.D37]*1000" office:value-type="float" office:value="0.323" calcext:value-type="float">
            <text:p>0.3</text:p>
          </table:table-cell>
          <table:table-cell table:formula="of:=+[.E37]*1000" office:value-type="float" office:value="323" calcext:value-type="float">
            <text:p>323</text:p>
          </table:table-cell>
        </table:table-row>
        <table:table-row table:style-name="ro1">
          <table:table-cell table:style-name="ce2" table:formula="of:=+[.A37]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formula="of:=9*(256*[.A38]+[.B38])+8" office:value-type="float" office:value="332" calcext:value-type="float">
            <text:p>332</text:p>
          </table:table-cell>
          <table:table-cell table:formula="of:=+[.C38]/1000000" office:value-type="float" office:value="0.000332" calcext:value-type="float">
            <text:p>0.0</text:p>
          </table:table-cell>
          <table:table-cell table:formula="of:=+[.D38]*1000" office:value-type="float" office:value="0.332" calcext:value-type="float">
            <text:p>0.3</text:p>
          </table:table-cell>
          <table:table-cell table:formula="of:=+[.E38]*1000" office:value-type="float" office:value="332" calcext:value-type="float">
            <text:p>332</text:p>
          </table:table-cell>
        </table:table-row>
        <table:table-row table:style-name="ro1">
          <table:table-cell table:style-name="ce2" table:formula="of:=+[.A38]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formula="of:=9*(256*[.A39]+[.B39])+8" office:value-type="float" office:value="341" calcext:value-type="float">
            <text:p>341</text:p>
          </table:table-cell>
          <table:table-cell table:formula="of:=+[.C39]/1000000" office:value-type="float" office:value="0.000341" calcext:value-type="float">
            <text:p>0.0</text:p>
          </table:table-cell>
          <table:table-cell table:formula="of:=+[.D39]*1000" office:value-type="float" office:value="0.341" calcext:value-type="float">
            <text:p>0.3</text:p>
          </table:table-cell>
          <table:table-cell table:formula="of:=+[.E39]*1000" office:value-type="float" office:value="341" calcext:value-type="float">
            <text:p>341</text:p>
          </table:table-cell>
        </table:table-row>
        <table:table-row table:style-name="ro1">
          <table:table-cell table:style-name="ce2" table:formula="of:=+[.A39]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formula="of:=9*(256*[.A40]+[.B40])+8" office:value-type="float" office:value="350" calcext:value-type="float">
            <text:p>350</text:p>
          </table:table-cell>
          <table:table-cell table:formula="of:=+[.C40]/1000000" office:value-type="float" office:value="0.00035" calcext:value-type="float">
            <text:p>0.0</text:p>
          </table:table-cell>
          <table:table-cell table:formula="of:=+[.D40]*1000" office:value-type="float" office:value="0.35" calcext:value-type="float">
            <text:p>0.4</text:p>
          </table:table-cell>
          <table:table-cell table:formula="of:=+[.E40]*1000" office:value-type="float" office:value="350" calcext:value-type="float">
            <text:p>350</text:p>
          </table:table-cell>
        </table:table-row>
        <table:table-row table:style-name="ro1">
          <table:table-cell table:style-name="ce2" table:formula="of:=+[.A40]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formula="of:=9*(256*[.A41]+[.B41])+8" office:value-type="float" office:value="359" calcext:value-type="float">
            <text:p>359</text:p>
          </table:table-cell>
          <table:table-cell table:formula="of:=+[.C41]/1000000" office:value-type="float" office:value="0.000359" calcext:value-type="float">
            <text:p>0.0</text:p>
          </table:table-cell>
          <table:table-cell table:formula="of:=+[.D41]*1000" office:value-type="float" office:value="0.359" calcext:value-type="float">
            <text:p>0.4</text:p>
          </table:table-cell>
          <table:table-cell table:formula="of:=+[.E41]*1000" office:value-type="float" office:value="359" calcext:value-type="float">
            <text:p>359</text:p>
          </table:table-cell>
        </table:table-row>
        <table:table-row table:style-name="ro1">
          <table:table-cell table:style-name="ce2" table:formula="of:=+[.A41]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formula="of:=9*(256*[.A42]+[.B42])+8" office:value-type="float" office:value="368" calcext:value-type="float">
            <text:p>368</text:p>
          </table:table-cell>
          <table:table-cell table:formula="of:=+[.C42]/1000000" office:value-type="float" office:value="0.000368" calcext:value-type="float">
            <text:p>0.0</text:p>
          </table:table-cell>
          <table:table-cell table:formula="of:=+[.D42]*1000" office:value-type="float" office:value="0.368" calcext:value-type="float">
            <text:p>0.4</text:p>
          </table:table-cell>
          <table:table-cell table:formula="of:=+[.E42]*1000" office:value-type="float" office:value="368" calcext:value-type="float">
            <text:p>368</text:p>
          </table:table-cell>
        </table:table-row>
        <table:table-row table:style-name="ro1">
          <table:table-cell table:style-name="ce2" table:formula="of:=+[.A42]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formula="of:=9*(256*[.A43]+[.B43])+8" office:value-type="float" office:value="377" calcext:value-type="float">
            <text:p>377</text:p>
          </table:table-cell>
          <table:table-cell table:formula="of:=+[.C43]/1000000" office:value-type="float" office:value="0.000377" calcext:value-type="float">
            <text:p>0.0</text:p>
          </table:table-cell>
          <table:table-cell table:formula="of:=+[.D43]*1000" office:value-type="float" office:value="0.377" calcext:value-type="float">
            <text:p>0.4</text:p>
          </table:table-cell>
          <table:table-cell table:formula="of:=+[.E43]*1000" office:value-type="float" office:value="377" calcext:value-type="float">
            <text:p>377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formula="of:=9*(256*[.A44]+[.B44])+8" office:value-type="float" office:value="386" calcext:value-type="float">
            <text:p>386</text:p>
          </table:table-cell>
          <table:table-cell table:formula="of:=+[.C44]/1000000" office:value-type="float" office:value="0.000386" calcext:value-type="float">
            <text:p>0.0</text:p>
          </table:table-cell>
          <table:table-cell table:formula="of:=+[.D44]*1000" office:value-type="float" office:value="0.386" calcext:value-type="float">
            <text:p>0.4</text:p>
          </table:table-cell>
          <table:table-cell table:formula="of:=+[.E44]*1000" office:value-type="float" office:value="386" calcext:value-type="float">
            <text:p>386</text:p>
          </table:table-cell>
        </table:table-row>
        <table:table-row table:style-name="ro1">
          <table:table-cell table:style-name="ce2" table:formula="of:=+[.A44]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formula="of:=9*(256*[.A45]+[.B45])+8" office:value-type="float" office:value="395" calcext:value-type="float">
            <text:p>395</text:p>
          </table:table-cell>
          <table:table-cell table:formula="of:=+[.C45]/1000000" office:value-type="float" office:value="0.000395" calcext:value-type="float">
            <text:p>0.0</text:p>
          </table:table-cell>
          <table:table-cell table:formula="of:=+[.D45]*1000" office:value-type="float" office:value="0.395" calcext:value-type="float">
            <text:p>0.4</text:p>
          </table:table-cell>
          <table:table-cell table:formula="of:=+[.E45]*1000" office:value-type="float" office:value="395" calcext:value-type="float">
            <text:p>395</text:p>
          </table:table-cell>
        </table:table-row>
        <table:table-row table:style-name="ro1">
          <table:table-cell table:style-name="ce2" table:formula="of:=+[.A45]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formula="of:=9*(256*[.A46]+[.B46])+8" office:value-type="float" office:value="404" calcext:value-type="float">
            <text:p>404</text:p>
          </table:table-cell>
          <table:table-cell table:formula="of:=+[.C46]/1000000" office:value-type="float" office:value="0.000404" calcext:value-type="float">
            <text:p>0.0</text:p>
          </table:table-cell>
          <table:table-cell table:formula="of:=+[.D46]*1000" office:value-type="float" office:value="0.404" calcext:value-type="float">
            <text:p>0.4</text:p>
          </table:table-cell>
          <table:table-cell table:formula="of:=+[.E46]*1000" office:value-type="float" office:value="404" calcext:value-type="float">
            <text:p>404</text:p>
          </table:table-cell>
        </table:table-row>
        <table:table-row table:style-name="ro1">
          <table:table-cell table:style-name="ce2" table:formula="of:=+[.A46]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formula="of:=9*(256*[.A47]+[.B47])+8" office:value-type="float" office:value="413" calcext:value-type="float">
            <text:p>413</text:p>
          </table:table-cell>
          <table:table-cell table:formula="of:=+[.C47]/1000000" office:value-type="float" office:value="0.000413" calcext:value-type="float">
            <text:p>0.0</text:p>
          </table:table-cell>
          <table:table-cell table:formula="of:=+[.D47]*1000" office:value-type="float" office:value="0.413" calcext:value-type="float">
            <text:p>0.4</text:p>
          </table:table-cell>
          <table:table-cell table:formula="of:=+[.E47]*1000" office:value-type="float" office:value="413" calcext:value-type="float">
            <text:p>413</text:p>
          </table:table-cell>
        </table:table-row>
        <table:table-row table:style-name="ro1">
          <table:table-cell table:style-name="ce2" table:formula="of:=+[.A47]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formula="of:=9*(256*[.A48]+[.B48])+8" office:value-type="float" office:value="422" calcext:value-type="float">
            <text:p>422</text:p>
          </table:table-cell>
          <table:table-cell table:formula="of:=+[.C48]/1000000" office:value-type="float" office:value="0.000422" calcext:value-type="float">
            <text:p>0.0</text:p>
          </table:table-cell>
          <table:table-cell table:formula="of:=+[.D48]*1000" office:value-type="float" office:value="0.422" calcext:value-type="float">
            <text:p>0.4</text:p>
          </table:table-cell>
          <table:table-cell table:formula="of:=+[.E48]*1000" office:value-type="float" office:value="422" calcext:value-type="float">
            <text:p>422</text:p>
          </table:table-cell>
        </table:table-row>
        <table:table-row table:style-name="ro1">
          <table:table-cell table:style-name="ce2" table:formula="of:=+[.A48]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formula="of:=9*(256*[.A49]+[.B49])+8" office:value-type="float" office:value="431" calcext:value-type="float">
            <text:p>431</text:p>
          </table:table-cell>
          <table:table-cell table:formula="of:=+[.C49]/1000000" office:value-type="float" office:value="0.000431" calcext:value-type="float">
            <text:p>0.0</text:p>
          </table:table-cell>
          <table:table-cell table:formula="of:=+[.D49]*1000" office:value-type="float" office:value="0.431" calcext:value-type="float">
            <text:p>0.4</text:p>
          </table:table-cell>
          <table:table-cell table:formula="of:=+[.E49]*1000" office:value-type="float" office:value="431" calcext:value-type="float">
            <text:p>431</text:p>
          </table:table-cell>
        </table:table-row>
        <table:table-row table:style-name="ro1">
          <table:table-cell table:style-name="ce2" table:formula="of:=+[.A49]" office:value-type="float" office:value="0" calcext:value-type="float">
            <text:p>0</text:p>
          </table:table-cell>
          <table:table-cell table:style-name="ce2" office:value-type="float" office:value="48" calcext:value-type="float">
            <text:p>48</text:p>
          </table:table-cell>
          <table:table-cell table:formula="of:=9*(256*[.A50]+[.B50])+8" office:value-type="float" office:value="440" calcext:value-type="float">
            <text:p>440</text:p>
          </table:table-cell>
          <table:table-cell table:formula="of:=+[.C50]/1000000" office:value-type="float" office:value="0.00044" calcext:value-type="float">
            <text:p>0.0</text:p>
          </table:table-cell>
          <table:table-cell table:formula="of:=+[.D50]*1000" office:value-type="float" office:value="0.44" calcext:value-type="float">
            <text:p>0.4</text:p>
          </table:table-cell>
          <table:table-cell table:formula="of:=+[.E50]*1000" office:value-type="float" office:value="440" calcext:value-type="float">
            <text:p>440</text:p>
          </table:table-cell>
        </table:table-row>
        <table:table-row table:style-name="ro1">
          <table:table-cell table:style-name="ce2" table:formula="of:=+[.A50]" office:value-type="float" office:value="0" calcext:value-type="float">
            <text:p>0</text:p>
          </table:table-cell>
          <table:table-cell table:style-name="ce2" office:value-type="float" office:value="49" calcext:value-type="float">
            <text:p>49</text:p>
          </table:table-cell>
          <table:table-cell table:formula="of:=9*(256*[.A51]+[.B51])+8" office:value-type="float" office:value="449" calcext:value-type="float">
            <text:p>449</text:p>
          </table:table-cell>
          <table:table-cell table:formula="of:=+[.C51]/1000000" office:value-type="float" office:value="0.000449" calcext:value-type="float">
            <text:p>0.0</text:p>
          </table:table-cell>
          <table:table-cell table:formula="of:=+[.D51]*1000" office:value-type="float" office:value="0.449" calcext:value-type="float">
            <text:p>0.4</text:p>
          </table:table-cell>
          <table:table-cell table:formula="of:=+[.E51]*1000" office:value-type="float" office:value="449" calcext:value-type="float">
            <text:p>449</text:p>
          </table:table-cell>
        </table:table-row>
        <table:table-row table:style-name="ro1">
          <table:table-cell table:style-name="ce2" table:formula="of:=+[.A51]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formula="of:=9*(256*[.A52]+[.B52])+8" office:value-type="float" office:value="458" calcext:value-type="float">
            <text:p>458</text:p>
          </table:table-cell>
          <table:table-cell table:formula="of:=+[.C52]/1000000" office:value-type="float" office:value="0.000458" calcext:value-type="float">
            <text:p>0.0</text:p>
          </table:table-cell>
          <table:table-cell table:formula="of:=+[.D52]*1000" office:value-type="float" office:value="0.458" calcext:value-type="float">
            <text:p>0.5</text:p>
          </table:table-cell>
          <table:table-cell table:formula="of:=+[.E52]*1000" office:value-type="float" office:value="458" calcext:value-type="float">
            <text:p>458</text:p>
          </table:table-cell>
        </table:table-row>
        <table:table-row table:style-name="ro1">
          <table:table-cell table:style-name="ce2" table:formula="of:=+[.A52]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formula="of:=9*(256*[.A53]+[.B53])+8" office:value-type="float" office:value="467" calcext:value-type="float">
            <text:p>467</text:p>
          </table:table-cell>
          <table:table-cell table:formula="of:=+[.C53]/1000000" office:value-type="float" office:value="0.000467" calcext:value-type="float">
            <text:p>0.0</text:p>
          </table:table-cell>
          <table:table-cell table:formula="of:=+[.D53]*1000" office:value-type="float" office:value="0.467" calcext:value-type="float">
            <text:p>0.5</text:p>
          </table:table-cell>
          <table:table-cell table:formula="of:=+[.E53]*1000" office:value-type="float" office:value="467" calcext:value-type="float">
            <text:p>467</text:p>
          </table:table-cell>
        </table:table-row>
        <table:table-row table:style-name="ro1">
          <table:table-cell table:style-name="ce2" table:formula="of:=+[.A53]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formula="of:=9*(256*[.A54]+[.B54])+8" office:value-type="float" office:value="476" calcext:value-type="float">
            <text:p>476</text:p>
          </table:table-cell>
          <table:table-cell table:formula="of:=+[.C54]/1000000" office:value-type="float" office:value="0.000476" calcext:value-type="float">
            <text:p>0.0</text:p>
          </table:table-cell>
          <table:table-cell table:formula="of:=+[.D54]*1000" office:value-type="float" office:value="0.476" calcext:value-type="float">
            <text:p>0.5</text:p>
          </table:table-cell>
          <table:table-cell table:formula="of:=+[.E54]*1000" office:value-type="float" office:value="476" calcext:value-type="float">
            <text:p>476</text:p>
          </table:table-cell>
        </table:table-row>
        <table:table-row table:style-name="ro1">
          <table:table-cell table:style-name="ce2" table:formula="of:=+[.A54]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formula="of:=9*(256*[.A55]+[.B55])+8" office:value-type="float" office:value="485" calcext:value-type="float">
            <text:p>485</text:p>
          </table:table-cell>
          <table:table-cell table:formula="of:=+[.C55]/1000000" office:value-type="float" office:value="0.000485" calcext:value-type="float">
            <text:p>0.0</text:p>
          </table:table-cell>
          <table:table-cell table:formula="of:=+[.D55]*1000" office:value-type="float" office:value="0.485" calcext:value-type="float">
            <text:p>0.5</text:p>
          </table:table-cell>
          <table:table-cell table:formula="of:=+[.E55]*1000" office:value-type="float" office:value="485" calcext:value-type="float">
            <text:p>485</text:p>
          </table:table-cell>
        </table:table-row>
        <table:table-row table:style-name="ro1">
          <table:table-cell table:style-name="ce2" table:formula="of:=+[.A55]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formula="of:=9*(256*[.A56]+[.B56])+8" office:value-type="float" office:value="494" calcext:value-type="float">
            <text:p>494</text:p>
          </table:table-cell>
          <table:table-cell table:formula="of:=+[.C56]/1000000" office:value-type="float" office:value="0.000494" calcext:value-type="float">
            <text:p>0.0</text:p>
          </table:table-cell>
          <table:table-cell table:formula="of:=+[.D56]*1000" office:value-type="float" office:value="0.494" calcext:value-type="float">
            <text:p>0.5</text:p>
          </table:table-cell>
          <table:table-cell table:formula="of:=+[.E56]*1000" office:value-type="float" office:value="494" calcext:value-type="float">
            <text:p>494</text:p>
          </table:table-cell>
        </table:table-row>
        <table:table-row table:style-name="ro1">
          <table:table-cell table:style-name="ce2" table:formula="of:=+[.A56]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formula="of:=9*(256*[.A57]+[.B57])+8" office:value-type="float" office:value="503" calcext:value-type="float">
            <text:p>503</text:p>
          </table:table-cell>
          <table:table-cell table:formula="of:=+[.C57]/1000000" office:value-type="float" office:value="0.000503" calcext:value-type="float">
            <text:p>0.0</text:p>
          </table:table-cell>
          <table:table-cell table:formula="of:=+[.D57]*1000" office:value-type="float" office:value="0.503" calcext:value-type="float">
            <text:p>0.5</text:p>
          </table:table-cell>
          <table:table-cell table:formula="of:=+[.E57]*1000" office:value-type="float" office:value="503" calcext:value-type="float">
            <text:p>503</text:p>
          </table:table-cell>
        </table:table-row>
        <table:table-row table:style-name="ro1">
          <table:table-cell table:style-name="ce2" table:formula="of:=+[.A57]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formula="of:=9*(256*[.A58]+[.B58])+8" office:value-type="float" office:value="512" calcext:value-type="float">
            <text:p>512</text:p>
          </table:table-cell>
          <table:table-cell table:formula="of:=+[.C58]/1000000" office:value-type="float" office:value="0.000512" calcext:value-type="float">
            <text:p>0.0</text:p>
          </table:table-cell>
          <table:table-cell table:formula="of:=+[.D58]*1000" office:value-type="float" office:value="0.512" calcext:value-type="float">
            <text:p>0.5</text:p>
          </table:table-cell>
          <table:table-cell table:formula="of:=+[.E58]*1000" office:value-type="float" office:value="512" calcext:value-type="float">
            <text:p>512</text:p>
          </table:table-cell>
        </table:table-row>
        <table:table-row table:style-name="ro1">
          <table:table-cell table:style-name="ce2" table:formula="of:=+[.A58]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formula="of:=9*(256*[.A59]+[.B59])+8" office:value-type="float" office:value="521" calcext:value-type="float">
            <text:p>521</text:p>
          </table:table-cell>
          <table:table-cell table:formula="of:=+[.C59]/1000000" office:value-type="float" office:value="0.000521" calcext:value-type="float">
            <text:p>0.0</text:p>
          </table:table-cell>
          <table:table-cell table:formula="of:=+[.D59]*1000" office:value-type="float" office:value="0.521" calcext:value-type="float">
            <text:p>0.5</text:p>
          </table:table-cell>
          <table:table-cell table:formula="of:=+[.E59]*1000" office:value-type="float" office:value="521" calcext:value-type="float">
            <text:p>521</text:p>
          </table:table-cell>
        </table:table-row>
        <table:table-row table:style-name="ro1">
          <table:table-cell table:style-name="ce2" table:formula="of:=+[.A59]" office:value-type="float" office:value="0" calcext:value-type="float">
            <text:p>0</text:p>
          </table:table-cell>
          <table:table-cell table:style-name="ce2" office:value-type="float" office:value="58" calcext:value-type="float">
            <text:p>58</text:p>
          </table:table-cell>
          <table:table-cell table:formula="of:=9*(256*[.A60]+[.B60])+8" office:value-type="float" office:value="530" calcext:value-type="float">
            <text:p>530</text:p>
          </table:table-cell>
          <table:table-cell table:formula="of:=+[.C60]/1000000" office:value-type="float" office:value="0.00053" calcext:value-type="float">
            <text:p>0.0</text:p>
          </table:table-cell>
          <table:table-cell table:formula="of:=+[.D60]*1000" office:value-type="float" office:value="0.53" calcext:value-type="float">
            <text:p>0.5</text:p>
          </table:table-cell>
          <table:table-cell table:formula="of:=+[.E60]*1000" office:value-type="float" office:value="530" calcext:value-type="float">
            <text:p>530</text:p>
          </table:table-cell>
        </table:table-row>
        <table:table-row table:style-name="ro1">
          <table:table-cell table:style-name="ce2" table:formula="of:=+[.A60]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formula="of:=9*(256*[.A61]+[.B61])+8" office:value-type="float" office:value="539" calcext:value-type="float">
            <text:p>539</text:p>
          </table:table-cell>
          <table:table-cell table:formula="of:=+[.C61]/1000000" office:value-type="float" office:value="0.000539" calcext:value-type="float">
            <text:p>0.0</text:p>
          </table:table-cell>
          <table:table-cell table:formula="of:=+[.D61]*1000" office:value-type="float" office:value="0.539" calcext:value-type="float">
            <text:p>0.5</text:p>
          </table:table-cell>
          <table:table-cell table:formula="of:=+[.E61]*1000" office:value-type="float" office:value="539" calcext:value-type="float">
            <text:p>539</text:p>
          </table:table-cell>
        </table:table-row>
        <table:table-row table:style-name="ro1">
          <table:table-cell table:style-name="ce2" table:formula="of:=+[.A61]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formula="of:=9*(256*[.A62]+[.B62])+8" office:value-type="float" office:value="548" calcext:value-type="float">
            <text:p>548</text:p>
          </table:table-cell>
          <table:table-cell table:formula="of:=+[.C62]/1000000" office:value-type="float" office:value="0.000548" calcext:value-type="float">
            <text:p>0.0</text:p>
          </table:table-cell>
          <table:table-cell table:formula="of:=+[.D62]*1000" office:value-type="float" office:value="0.548" calcext:value-type="float">
            <text:p>0.5</text:p>
          </table:table-cell>
          <table:table-cell table:formula="of:=+[.E62]*1000" office:value-type="float" office:value="548" calcext:value-type="float">
            <text:p>548</text:p>
          </table:table-cell>
        </table:table-row>
        <table:table-row table:style-name="ro1">
          <table:table-cell table:style-name="ce2" table:formula="of:=+[.A62]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formula="of:=9*(256*[.A63]+[.B63])+8" office:value-type="float" office:value="557" calcext:value-type="float">
            <text:p>557</text:p>
          </table:table-cell>
          <table:table-cell table:formula="of:=+[.C63]/1000000" office:value-type="float" office:value="0.000557" calcext:value-type="float">
            <text:p>0.0</text:p>
          </table:table-cell>
          <table:table-cell table:formula="of:=+[.D63]*1000" office:value-type="float" office:value="0.557" calcext:value-type="float">
            <text:p>0.6</text:p>
          </table:table-cell>
          <table:table-cell table:formula="of:=+[.E63]*1000" office:value-type="float" office:value="557" calcext:value-type="float">
            <text:p>557</text:p>
          </table:table-cell>
        </table:table-row>
        <table:table-row table:style-name="ro1">
          <table:table-cell table:style-name="ce2" table:formula="of:=+[.A63]" office:value-type="float" office:value="0" calcext:value-type="float">
            <text:p>0</text:p>
          </table:table-cell>
          <table:table-cell table:style-name="ce2" office:value-type="float" office:value="62" calcext:value-type="float">
            <text:p>62</text:p>
          </table:table-cell>
          <table:table-cell table:formula="of:=9*(256*[.A64]+[.B64])+8" office:value-type="float" office:value="566" calcext:value-type="float">
            <text:p>566</text:p>
          </table:table-cell>
          <table:table-cell table:formula="of:=+[.C64]/1000000" office:value-type="float" office:value="0.000566" calcext:value-type="float">
            <text:p>0.0</text:p>
          </table:table-cell>
          <table:table-cell table:formula="of:=+[.D64]*1000" office:value-type="float" office:value="0.566" calcext:value-type="float">
            <text:p>0.6</text:p>
          </table:table-cell>
          <table:table-cell table:formula="of:=+[.E64]*1000" office:value-type="float" office:value="566" calcext:value-type="float">
            <text:p>566</text:p>
          </table:table-cell>
        </table:table-row>
        <table:table-row table:style-name="ro1">
          <table:table-cell table:style-name="ce2" table:formula="of:=+[.A64]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formula="of:=9*(256*[.A65]+[.B65])+8" office:value-type="float" office:value="575" calcext:value-type="float">
            <text:p>575</text:p>
          </table:table-cell>
          <table:table-cell table:formula="of:=+[.C65]/1000000" office:value-type="float" office:value="0.000575" calcext:value-type="float">
            <text:p>0.0</text:p>
          </table:table-cell>
          <table:table-cell table:formula="of:=+[.D65]*1000" office:value-type="float" office:value="0.575" calcext:value-type="float">
            <text:p>0.6</text:p>
          </table:table-cell>
          <table:table-cell table:formula="of:=+[.E65]*1000" office:value-type="float" office:value="575" calcext:value-type="float">
            <text:p>575</text:p>
          </table:table-cell>
        </table:table-row>
        <table:table-row table:style-name="ro1">
          <table:table-cell table:style-name="ce2" table:formula="of:=+[.A65]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formula="of:=9*(256*[.A66]+[.B66])+8" office:value-type="float" office:value="584" calcext:value-type="float">
            <text:p>584</text:p>
          </table:table-cell>
          <table:table-cell table:formula="of:=+[.C66]/1000000" office:value-type="float" office:value="0.000584" calcext:value-type="float">
            <text:p>0.0</text:p>
          </table:table-cell>
          <table:table-cell table:formula="of:=+[.D66]*1000" office:value-type="float" office:value="0.584" calcext:value-type="float">
            <text:p>0.6</text:p>
          </table:table-cell>
          <table:table-cell table:formula="of:=+[.E66]*1000" office:value-type="float" office:value="584" calcext:value-type="float">
            <text:p>584</text:p>
          </table:table-cell>
        </table:table-row>
        <table:table-row table:style-name="ro1">
          <table:table-cell table:style-name="ce2" table:formula="of:=+[.A66]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formula="of:=9*(256*[.A67]+[.B67])+8" office:value-type="float" office:value="593" calcext:value-type="float">
            <text:p>593</text:p>
          </table:table-cell>
          <table:table-cell table:formula="of:=+[.C67]/1000000" office:value-type="float" office:value="0.000593" calcext:value-type="float">
            <text:p>0.0</text:p>
          </table:table-cell>
          <table:table-cell table:formula="of:=+[.D67]*1000" office:value-type="float" office:value="0.593" calcext:value-type="float">
            <text:p>0.6</text:p>
          </table:table-cell>
          <table:table-cell table:formula="of:=+[.E67]*1000" office:value-type="float" office:value="593" calcext:value-type="float">
            <text:p>593</text:p>
          </table:table-cell>
        </table:table-row>
        <table:table-row table:style-name="ro1">
          <table:table-cell table:style-name="ce2" table:formula="of:=+[.A67]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table:formula="of:=9*(256*[.A68]+[.B68])+8" office:value-type="float" office:value="602" calcext:value-type="float">
            <text:p>602</text:p>
          </table:table-cell>
          <table:table-cell table:formula="of:=+[.C68]/1000000" office:value-type="float" office:value="0.000602" calcext:value-type="float">
            <text:p>0.0</text:p>
          </table:table-cell>
          <table:table-cell table:formula="of:=+[.D68]*1000" office:value-type="float" office:value="0.602" calcext:value-type="float">
            <text:p>0.6</text:p>
          </table:table-cell>
          <table:table-cell table:formula="of:=+[.E68]*1000" office:value-type="float" office:value="602" calcext:value-type="float">
            <text:p>602</text:p>
          </table:table-cell>
        </table:table-row>
        <table:table-row table:style-name="ro1">
          <table:table-cell table:style-name="ce2" table:formula="of:=+[.A68]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formula="of:=9*(256*[.A69]+[.B69])+8" office:value-type="float" office:value="611" calcext:value-type="float">
            <text:p>611</text:p>
          </table:table-cell>
          <table:table-cell table:formula="of:=+[.C69]/1000000" office:value-type="float" office:value="0.000611" calcext:value-type="float">
            <text:p>0.0</text:p>
          </table:table-cell>
          <table:table-cell table:formula="of:=+[.D69]*1000" office:value-type="float" office:value="0.611" calcext:value-type="float">
            <text:p>0.6</text:p>
          </table:table-cell>
          <table:table-cell table:formula="of:=+[.E69]*1000" office:value-type="float" office:value="611" calcext:value-type="float">
            <text:p>611</text:p>
          </table:table-cell>
        </table:table-row>
        <table:table-row table:style-name="ro1">
          <table:table-cell table:style-name="ce2" table:formula="of:=+[.A69]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formula="of:=9*(256*[.A70]+[.B70])+8" office:value-type="float" office:value="620" calcext:value-type="float">
            <text:p>620</text:p>
          </table:table-cell>
          <table:table-cell table:formula="of:=+[.C70]/1000000" office:value-type="float" office:value="0.00062" calcext:value-type="float">
            <text:p>0.0</text:p>
          </table:table-cell>
          <table:table-cell table:formula="of:=+[.D70]*1000" office:value-type="float" office:value="0.62" calcext:value-type="float">
            <text:p>0.6</text:p>
          </table:table-cell>
          <table:table-cell table:formula="of:=+[.E70]*1000" office:value-type="float" office:value="620" calcext:value-type="float">
            <text:p>620</text:p>
          </table:table-cell>
        </table:table-row>
        <table:table-row table:style-name="ro1">
          <table:table-cell table:style-name="ce2" table:formula="of:=+[.A70]" office:value-type="float" office:value="0" calcext:value-type="float">
            <text:p>0</text:p>
          </table:table-cell>
          <table:table-cell table:style-name="ce2" office:value-type="float" office:value="69" calcext:value-type="float">
            <text:p>69</text:p>
          </table:table-cell>
          <table:table-cell table:formula="of:=9*(256*[.A71]+[.B71])+8" office:value-type="float" office:value="629" calcext:value-type="float">
            <text:p>629</text:p>
          </table:table-cell>
          <table:table-cell table:formula="of:=+[.C71]/1000000" office:value-type="float" office:value="0.000629" calcext:value-type="float">
            <text:p>0.0</text:p>
          </table:table-cell>
          <table:table-cell table:formula="of:=+[.D71]*1000" office:value-type="float" office:value="0.629" calcext:value-type="float">
            <text:p>0.6</text:p>
          </table:table-cell>
          <table:table-cell table:formula="of:=+[.E71]*1000" office:value-type="float" office:value="629" calcext:value-type="float">
            <text:p>629</text:p>
          </table:table-cell>
        </table:table-row>
        <table:table-row table:style-name="ro1">
          <table:table-cell table:style-name="ce2" table:formula="of:=+[.A71]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formula="of:=9*(256*[.A72]+[.B72])+8" office:value-type="float" office:value="638" calcext:value-type="float">
            <text:p>638</text:p>
          </table:table-cell>
          <table:table-cell table:formula="of:=+[.C72]/1000000" office:value-type="float" office:value="0.000638" calcext:value-type="float">
            <text:p>0.0</text:p>
          </table:table-cell>
          <table:table-cell table:formula="of:=+[.D72]*1000" office:value-type="float" office:value="0.638" calcext:value-type="float">
            <text:p>0.6</text:p>
          </table:table-cell>
          <table:table-cell table:formula="of:=+[.E72]*1000" office:value-type="float" office:value="638" calcext:value-type="float">
            <text:p>638</text:p>
          </table:table-cell>
        </table:table-row>
        <table:table-row table:style-name="ro1">
          <table:table-cell table:style-name="ce2" table:formula="of:=+[.A72]" office:value-type="float" office:value="0" calcext:value-type="float">
            <text:p>0</text:p>
          </table:table-cell>
          <table:table-cell table:style-name="ce2" office:value-type="float" office:value="71" calcext:value-type="float">
            <text:p>71</text:p>
          </table:table-cell>
          <table:table-cell table:formula="of:=9*(256*[.A73]+[.B73])+8" office:value-type="float" office:value="647" calcext:value-type="float">
            <text:p>647</text:p>
          </table:table-cell>
          <table:table-cell table:formula="of:=+[.C73]/1000000" office:value-type="float" office:value="0.000647" calcext:value-type="float">
            <text:p>0.0</text:p>
          </table:table-cell>
          <table:table-cell table:formula="of:=+[.D73]*1000" office:value-type="float" office:value="0.647" calcext:value-type="float">
            <text:p>0.6</text:p>
          </table:table-cell>
          <table:table-cell table:formula="of:=+[.E73]*1000" office:value-type="float" office:value="647" calcext:value-type="float">
            <text:p>647</text:p>
          </table:table-cell>
        </table:table-row>
        <table:table-row table:style-name="ro1">
          <table:table-cell table:style-name="ce2" table:formula="of:=+[.A73]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table:formula="of:=9*(256*[.A74]+[.B74])+8" office:value-type="float" office:value="656" calcext:value-type="float">
            <text:p>656</text:p>
          </table:table-cell>
          <table:table-cell table:formula="of:=+[.C74]/1000000" office:value-type="float" office:value="0.000656" calcext:value-type="float">
            <text:p>0.0</text:p>
          </table:table-cell>
          <table:table-cell table:formula="of:=+[.D74]*1000" office:value-type="float" office:value="0.656" calcext:value-type="float">
            <text:p>0.7</text:p>
          </table:table-cell>
          <table:table-cell table:formula="of:=+[.E74]*1000" office:value-type="float" office:value="656" calcext:value-type="float">
            <text:p>656</text:p>
          </table:table-cell>
        </table:table-row>
        <table:table-row table:style-name="ro1">
          <table:table-cell table:style-name="ce2" table:formula="of:=+[.A74]" office:value-type="float" office:value="0" calcext:value-type="float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formula="of:=9*(256*[.A75]+[.B75])+8" office:value-type="float" office:value="665" calcext:value-type="float">
            <text:p>665</text:p>
          </table:table-cell>
          <table:table-cell table:formula="of:=+[.C75]/1000000" office:value-type="float" office:value="0.000665" calcext:value-type="float">
            <text:p>0.0</text:p>
          </table:table-cell>
          <table:table-cell table:formula="of:=+[.D75]*1000" office:value-type="float" office:value="0.665" calcext:value-type="float">
            <text:p>0.7</text:p>
          </table:table-cell>
          <table:table-cell table:formula="of:=+[.E75]*1000" office:value-type="float" office:value="665" calcext:value-type="float">
            <text:p>665</text:p>
          </table:table-cell>
        </table:table-row>
        <table:table-row table:style-name="ro1">
          <table:table-cell table:style-name="ce2" table:formula="of:=+[.A75]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formula="of:=9*(256*[.A76]+[.B76])+8" office:value-type="float" office:value="674" calcext:value-type="float">
            <text:p>674</text:p>
          </table:table-cell>
          <table:table-cell table:formula="of:=+[.C76]/1000000" office:value-type="float" office:value="0.000674" calcext:value-type="float">
            <text:p>0.0</text:p>
          </table:table-cell>
          <table:table-cell table:formula="of:=+[.D76]*1000" office:value-type="float" office:value="0.674" calcext:value-type="float">
            <text:p>0.7</text:p>
          </table:table-cell>
          <table:table-cell table:formula="of:=+[.E76]*1000" office:value-type="float" office:value="674" calcext:value-type="float">
            <text:p>674</text:p>
          </table:table-cell>
        </table:table-row>
        <table:table-row table:style-name="ro1">
          <table:table-cell table:style-name="ce2" table:formula="of:=+[.A76]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formula="of:=9*(256*[.A77]+[.B77])+8" office:value-type="float" office:value="683" calcext:value-type="float">
            <text:p>683</text:p>
          </table:table-cell>
          <table:table-cell table:formula="of:=+[.C77]/1000000" office:value-type="float" office:value="0.000683" calcext:value-type="float">
            <text:p>0.0</text:p>
          </table:table-cell>
          <table:table-cell table:formula="of:=+[.D77]*1000" office:value-type="float" office:value="0.683" calcext:value-type="float">
            <text:p>0.7</text:p>
          </table:table-cell>
          <table:table-cell table:formula="of:=+[.E77]*1000" office:value-type="float" office:value="683" calcext:value-type="float">
            <text:p>683</text:p>
          </table:table-cell>
        </table:table-row>
        <table:table-row table:style-name="ro1">
          <table:table-cell table:style-name="ce2" table:formula="of:=+[.A77]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formula="of:=9*(256*[.A78]+[.B78])+8" office:value-type="float" office:value="692" calcext:value-type="float">
            <text:p>692</text:p>
          </table:table-cell>
          <table:table-cell table:formula="of:=+[.C78]/1000000" office:value-type="float" office:value="0.000692" calcext:value-type="float">
            <text:p>0.0</text:p>
          </table:table-cell>
          <table:table-cell table:formula="of:=+[.D78]*1000" office:value-type="float" office:value="0.692" calcext:value-type="float">
            <text:p>0.7</text:p>
          </table:table-cell>
          <table:table-cell table:formula="of:=+[.E78]*1000" office:value-type="float" office:value="692" calcext:value-type="float">
            <text:p>692</text:p>
          </table:table-cell>
        </table:table-row>
        <table:table-row table:style-name="ro1">
          <table:table-cell table:style-name="ce2" table:formula="of:=+[.A78]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formula="of:=9*(256*[.A79]+[.B79])+8" office:value-type="float" office:value="701" calcext:value-type="float">
            <text:p>701</text:p>
          </table:table-cell>
          <table:table-cell table:formula="of:=+[.C79]/1000000" office:value-type="float" office:value="0.000701" calcext:value-type="float">
            <text:p>0.0</text:p>
          </table:table-cell>
          <table:table-cell table:formula="of:=+[.D79]*1000" office:value-type="float" office:value="0.701" calcext:value-type="float">
            <text:p>0.7</text:p>
          </table:table-cell>
          <table:table-cell table:formula="of:=+[.E79]*1000" office:value-type="float" office:value="701" calcext:value-type="float">
            <text:p>701</text:p>
          </table:table-cell>
        </table:table-row>
        <table:table-row table:style-name="ro1">
          <table:table-cell table:style-name="ce2" table:formula="of:=+[.A79]" office:value-type="float" office:value="0" calcext:value-type="float">
            <text:p>0</text:p>
          </table:table-cell>
          <table:table-cell table:style-name="ce2" office:value-type="float" office:value="78" calcext:value-type="float">
            <text:p>78</text:p>
          </table:table-cell>
          <table:table-cell table:formula="of:=9*(256*[.A80]+[.B80])+8" office:value-type="float" office:value="710" calcext:value-type="float">
            <text:p>710</text:p>
          </table:table-cell>
          <table:table-cell table:formula="of:=+[.C80]/1000000" office:value-type="float" office:value="0.00071" calcext:value-type="float">
            <text:p>0.0</text:p>
          </table:table-cell>
          <table:table-cell table:formula="of:=+[.D80]*1000" office:value-type="float" office:value="0.71" calcext:value-type="float">
            <text:p>0.7</text:p>
          </table:table-cell>
          <table:table-cell table:formula="of:=+[.E80]*1000" office:value-type="float" office:value="710" calcext:value-type="float">
            <text:p>710</text:p>
          </table:table-cell>
        </table:table-row>
        <table:table-row table:style-name="ro1">
          <table:table-cell table:style-name="ce2" table:formula="of:=+[.A80]" office:value-type="float" office:value="0" calcext:value-type="float">
            <text:p>0</text:p>
          </table:table-cell>
          <table:table-cell table:style-name="ce2" office:value-type="float" office:value="79" calcext:value-type="float">
            <text:p>79</text:p>
          </table:table-cell>
          <table:table-cell table:formula="of:=9*(256*[.A81]+[.B81])+8" office:value-type="float" office:value="719" calcext:value-type="float">
            <text:p>719</text:p>
          </table:table-cell>
          <table:table-cell table:formula="of:=+[.C81]/1000000" office:value-type="float" office:value="0.000719" calcext:value-type="float">
            <text:p>0.0</text:p>
          </table:table-cell>
          <table:table-cell table:formula="of:=+[.D81]*1000" office:value-type="float" office:value="0.719" calcext:value-type="float">
            <text:p>0.7</text:p>
          </table:table-cell>
          <table:table-cell table:formula="of:=+[.E81]*1000" office:value-type="float" office:value="719" calcext:value-type="float">
            <text:p>719</text:p>
          </table:table-cell>
        </table:table-row>
        <table:table-row table:style-name="ro1">
          <table:table-cell table:style-name="ce2" table:formula="of:=+[.A81]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formula="of:=9*(256*[.A82]+[.B82])+8" office:value-type="float" office:value="728" calcext:value-type="float">
            <text:p>728</text:p>
          </table:table-cell>
          <table:table-cell table:formula="of:=+[.C82]/1000000" office:value-type="float" office:value="0.000728" calcext:value-type="float">
            <text:p>0.0</text:p>
          </table:table-cell>
          <table:table-cell table:formula="of:=+[.D82]*1000" office:value-type="float" office:value="0.728" calcext:value-type="float">
            <text:p>0.7</text:p>
          </table:table-cell>
          <table:table-cell table:formula="of:=+[.E82]*1000" office:value-type="float" office:value="728" calcext:value-type="float">
            <text:p>728</text:p>
          </table:table-cell>
        </table:table-row>
        <table:table-row table:style-name="ro1">
          <table:table-cell table:style-name="ce2" table:formula="of:=+[.A82]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formula="of:=9*(256*[.A83]+[.B83])+8" office:value-type="float" office:value="737" calcext:value-type="float">
            <text:p>737</text:p>
          </table:table-cell>
          <table:table-cell table:formula="of:=+[.C83]/1000000" office:value-type="float" office:value="0.000737" calcext:value-type="float">
            <text:p>0.0</text:p>
          </table:table-cell>
          <table:table-cell table:formula="of:=+[.D83]*1000" office:value-type="float" office:value="0.737" calcext:value-type="float">
            <text:p>0.7</text:p>
          </table:table-cell>
          <table:table-cell table:formula="of:=+[.E83]*1000" office:value-type="float" office:value="737" calcext:value-type="float">
            <text:p>737</text:p>
          </table:table-cell>
        </table:table-row>
        <table:table-row table:style-name="ro1">
          <table:table-cell table:style-name="ce2" table:formula="of:=+[.A83]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formula="of:=9*(256*[.A84]+[.B84])+8" office:value-type="float" office:value="746" calcext:value-type="float">
            <text:p>746</text:p>
          </table:table-cell>
          <table:table-cell table:formula="of:=+[.C84]/1000000" office:value-type="float" office:value="0.000746" calcext:value-type="float">
            <text:p>0.0</text:p>
          </table:table-cell>
          <table:table-cell table:formula="of:=+[.D84]*1000" office:value-type="float" office:value="0.746" calcext:value-type="float">
            <text:p>0.7</text:p>
          </table:table-cell>
          <table:table-cell table:formula="of:=+[.E84]*1000" office:value-type="float" office:value="746" calcext:value-type="float">
            <text:p>746</text:p>
          </table:table-cell>
        </table:table-row>
        <table:table-row table:style-name="ro1">
          <table:table-cell table:style-name="ce2" table:formula="of:=+[.A84]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formula="of:=9*(256*[.A85]+[.B85])+8" office:value-type="float" office:value="755" calcext:value-type="float">
            <text:p>755</text:p>
          </table:table-cell>
          <table:table-cell table:formula="of:=+[.C85]/1000000" office:value-type="float" office:value="0.000755" calcext:value-type="float">
            <text:p>0.0</text:p>
          </table:table-cell>
          <table:table-cell table:formula="of:=+[.D85]*1000" office:value-type="float" office:value="0.755" calcext:value-type="float">
            <text:p>0.8</text:p>
          </table:table-cell>
          <table:table-cell table:formula="of:=+[.E85]*1000" office:value-type="float" office:value="755" calcext:value-type="float">
            <text:p>755</text:p>
          </table:table-cell>
        </table:table-row>
        <table:table-row table:style-name="ro1">
          <table:table-cell table:style-name="ce2" table:formula="of:=+[.A85]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formula="of:=9*(256*[.A86]+[.B86])+8" office:value-type="float" office:value="764" calcext:value-type="float">
            <text:p>764</text:p>
          </table:table-cell>
          <table:table-cell table:formula="of:=+[.C86]/1000000" office:value-type="float" office:value="0.000764" calcext:value-type="float">
            <text:p>0.0</text:p>
          </table:table-cell>
          <table:table-cell table:formula="of:=+[.D86]*1000" office:value-type="float" office:value="0.764" calcext:value-type="float">
            <text:p>0.8</text:p>
          </table:table-cell>
          <table:table-cell table:formula="of:=+[.E86]*1000" office:value-type="float" office:value="764" calcext:value-type="float">
            <text:p>764</text:p>
          </table:table-cell>
        </table:table-row>
        <table:table-row table:style-name="ro1">
          <table:table-cell table:style-name="ce2" table:formula="of:=+[.A86]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formula="of:=9*(256*[.A87]+[.B87])+8" office:value-type="float" office:value="773" calcext:value-type="float">
            <text:p>773</text:p>
          </table:table-cell>
          <table:table-cell table:formula="of:=+[.C87]/1000000" office:value-type="float" office:value="0.000773" calcext:value-type="float">
            <text:p>0.0</text:p>
          </table:table-cell>
          <table:table-cell table:formula="of:=+[.D87]*1000" office:value-type="float" office:value="0.773" calcext:value-type="float">
            <text:p>0.8</text:p>
          </table:table-cell>
          <table:table-cell table:formula="of:=+[.E87]*1000" office:value-type="float" office:value="773" calcext:value-type="float">
            <text:p>773</text:p>
          </table:table-cell>
        </table:table-row>
        <table:table-row table:style-name="ro1">
          <table:table-cell table:style-name="ce2" table:formula="of:=+[.A87]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formula="of:=9*(256*[.A88]+[.B88])+8" office:value-type="float" office:value="782" calcext:value-type="float">
            <text:p>782</text:p>
          </table:table-cell>
          <table:table-cell table:formula="of:=+[.C88]/1000000" office:value-type="float" office:value="0.000782" calcext:value-type="float">
            <text:p>0.0</text:p>
          </table:table-cell>
          <table:table-cell table:formula="of:=+[.D88]*1000" office:value-type="float" office:value="0.782" calcext:value-type="float">
            <text:p>0.8</text:p>
          </table:table-cell>
          <table:table-cell table:formula="of:=+[.E88]*1000" office:value-type="float" office:value="782" calcext:value-type="float">
            <text:p>782</text:p>
          </table:table-cell>
        </table:table-row>
        <table:table-row table:style-name="ro1">
          <table:table-cell table:style-name="ce2" table:formula="of:=+[.A88]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formula="of:=9*(256*[.A89]+[.B89])+8" office:value-type="float" office:value="791" calcext:value-type="float">
            <text:p>791</text:p>
          </table:table-cell>
          <table:table-cell table:formula="of:=+[.C89]/1000000" office:value-type="float" office:value="0.000791" calcext:value-type="float">
            <text:p>0.0</text:p>
          </table:table-cell>
          <table:table-cell table:formula="of:=+[.D89]*1000" office:value-type="float" office:value="0.791" calcext:value-type="float">
            <text:p>0.8</text:p>
          </table:table-cell>
          <table:table-cell table:formula="of:=+[.E89]*1000" office:value-type="float" office:value="791" calcext:value-type="float">
            <text:p>791</text:p>
          </table:table-cell>
        </table:table-row>
        <table:table-row table:style-name="ro1">
          <table:table-cell table:style-name="ce2" table:formula="of:=+[.A89]" office:value-type="float" office:value="0" calcext:value-type="float">
            <text:p>0</text:p>
          </table:table-cell>
          <table:table-cell table:style-name="ce2" office:value-type="float" office:value="88" calcext:value-type="float">
            <text:p>88</text:p>
          </table:table-cell>
          <table:table-cell table:formula="of:=9*(256*[.A90]+[.B90])+8" office:value-type="float" office:value="800" calcext:value-type="float">
            <text:p>800</text:p>
          </table:table-cell>
          <table:table-cell table:formula="of:=+[.C90]/1000000" office:value-type="float" office:value="0.0008" calcext:value-type="float">
            <text:p>0.0</text:p>
          </table:table-cell>
          <table:table-cell table:formula="of:=+[.D90]*1000" office:value-type="float" office:value="0.8" calcext:value-type="float">
            <text:p>0.8</text:p>
          </table:table-cell>
          <table:table-cell table:formula="of:=+[.E90]*1000" office:value-type="float" office:value="800" calcext:value-type="float">
            <text:p>800</text:p>
          </table:table-cell>
        </table:table-row>
        <table:table-row table:style-name="ro1">
          <table:table-cell table:style-name="ce2" table:formula="of:=+[.A90]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formula="of:=9*(256*[.A91]+[.B91])+8" office:value-type="float" office:value="809" calcext:value-type="float">
            <text:p>809</text:p>
          </table:table-cell>
          <table:table-cell table:formula="of:=+[.C91]/1000000" office:value-type="float" office:value="0.000809" calcext:value-type="float">
            <text:p>0.0</text:p>
          </table:table-cell>
          <table:table-cell table:formula="of:=+[.D91]*1000" office:value-type="float" office:value="0.809" calcext:value-type="float">
            <text:p>0.8</text:p>
          </table:table-cell>
          <table:table-cell table:formula="of:=+[.E91]*1000" office:value-type="float" office:value="809" calcext:value-type="float">
            <text:p>809</text:p>
          </table:table-cell>
        </table:table-row>
        <table:table-row table:style-name="ro1">
          <table:table-cell table:style-name="ce2" table:formula="of:=+[.A91]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formula="of:=9*(256*[.A92]+[.B92])+8" office:value-type="float" office:value="818" calcext:value-type="float">
            <text:p>818</text:p>
          </table:table-cell>
          <table:table-cell table:formula="of:=+[.C92]/1000000" office:value-type="float" office:value="0.000818" calcext:value-type="float">
            <text:p>0.0</text:p>
          </table:table-cell>
          <table:table-cell table:formula="of:=+[.D92]*1000" office:value-type="float" office:value="0.818" calcext:value-type="float">
            <text:p>0.8</text:p>
          </table:table-cell>
          <table:table-cell table:formula="of:=+[.E92]*1000" office:value-type="float" office:value="818" calcext:value-type="float">
            <text:p>818</text:p>
          </table:table-cell>
        </table:table-row>
        <table:table-row table:style-name="ro1">
          <table:table-cell table:style-name="ce2" table:formula="of:=+[.A92]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formula="of:=9*(256*[.A93]+[.B93])+8" office:value-type="float" office:value="827" calcext:value-type="float">
            <text:p>827</text:p>
          </table:table-cell>
          <table:table-cell table:formula="of:=+[.C93]/1000000" office:value-type="float" office:value="0.000827" calcext:value-type="float">
            <text:p>0.0</text:p>
          </table:table-cell>
          <table:table-cell table:formula="of:=+[.D93]*1000" office:value-type="float" office:value="0.827" calcext:value-type="float">
            <text:p>0.8</text:p>
          </table:table-cell>
          <table:table-cell table:formula="of:=+[.E93]*1000" office:value-type="float" office:value="827" calcext:value-type="float">
            <text:p>827</text:p>
          </table:table-cell>
        </table:table-row>
        <table:table-row table:style-name="ro1">
          <table:table-cell table:style-name="ce2" table:formula="of:=+[.A93]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formula="of:=9*(256*[.A94]+[.B94])+8" office:value-type="float" office:value="836" calcext:value-type="float">
            <text:p>836</text:p>
          </table:table-cell>
          <table:table-cell table:formula="of:=+[.C94]/1000000" office:value-type="float" office:value="0.000836" calcext:value-type="float">
            <text:p>0.0</text:p>
          </table:table-cell>
          <table:table-cell table:formula="of:=+[.D94]*1000" office:value-type="float" office:value="0.836" calcext:value-type="float">
            <text:p>0.8</text:p>
          </table:table-cell>
          <table:table-cell table:formula="of:=+[.E94]*1000" office:value-type="float" office:value="836" calcext:value-type="float">
            <text:p>836</text:p>
          </table:table-cell>
        </table:table-row>
        <table:table-row table:style-name="ro1">
          <table:table-cell table:style-name="ce2" table:formula="of:=+[.A94]" office:value-type="float" office:value="0" calcext:value-type="float">
            <text:p>0</text:p>
          </table:table-cell>
          <table:table-cell table:style-name="ce2" office:value-type="float" office:value="93" calcext:value-type="float">
            <text:p>93</text:p>
          </table:table-cell>
          <table:table-cell table:formula="of:=9*(256*[.A95]+[.B95])+8" office:value-type="float" office:value="845" calcext:value-type="float">
            <text:p>845</text:p>
          </table:table-cell>
          <table:table-cell table:formula="of:=+[.C95]/1000000" office:value-type="float" office:value="0.000845" calcext:value-type="float">
            <text:p>0.0</text:p>
          </table:table-cell>
          <table:table-cell table:formula="of:=+[.D95]*1000" office:value-type="float" office:value="0.845" calcext:value-type="float">
            <text:p>0.8</text:p>
          </table:table-cell>
          <table:table-cell table:formula="of:=+[.E95]*1000" office:value-type="float" office:value="845" calcext:value-type="float">
            <text:p>845</text:p>
          </table:table-cell>
        </table:table-row>
        <table:table-row table:style-name="ro1">
          <table:table-cell table:style-name="ce2" table:formula="of:=+[.A95]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formula="of:=9*(256*[.A96]+[.B96])+8" office:value-type="float" office:value="854" calcext:value-type="float">
            <text:p>854</text:p>
          </table:table-cell>
          <table:table-cell table:formula="of:=+[.C96]/1000000" office:value-type="float" office:value="0.000854" calcext:value-type="float">
            <text:p>0.0</text:p>
          </table:table-cell>
          <table:table-cell table:formula="of:=+[.D96]*1000" office:value-type="float" office:value="0.854" calcext:value-type="float">
            <text:p>0.9</text:p>
          </table:table-cell>
          <table:table-cell table:formula="of:=+[.E96]*1000" office:value-type="float" office:value="854" calcext:value-type="float">
            <text:p>854</text:p>
          </table:table-cell>
        </table:table-row>
        <table:table-row table:style-name="ro1">
          <table:table-cell table:style-name="ce2" table:formula="of:=+[.A96]" office:value-type="float" office:value="0" calcext:value-type="float">
            <text:p>0</text:p>
          </table:table-cell>
          <table:table-cell table:style-name="ce2" office:value-type="float" office:value="95" calcext:value-type="float">
            <text:p>95</text:p>
          </table:table-cell>
          <table:table-cell table:formula="of:=9*(256*[.A97]+[.B97])+8" office:value-type="float" office:value="863" calcext:value-type="float">
            <text:p>863</text:p>
          </table:table-cell>
          <table:table-cell table:formula="of:=+[.C97]/1000000" office:value-type="float" office:value="0.000863" calcext:value-type="float">
            <text:p>0.0</text:p>
          </table:table-cell>
          <table:table-cell table:formula="of:=+[.D97]*1000" office:value-type="float" office:value="0.863" calcext:value-type="float">
            <text:p>0.9</text:p>
          </table:table-cell>
          <table:table-cell table:formula="of:=+[.E97]*1000" office:value-type="float" office:value="863" calcext:value-type="float">
            <text:p>863</text:p>
          </table:table-cell>
        </table:table-row>
        <table:table-row table:style-name="ro1">
          <table:table-cell table:style-name="ce2" table:formula="of:=+[.A97]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formula="of:=9*(256*[.A98]+[.B98])+8" office:value-type="float" office:value="872" calcext:value-type="float">
            <text:p>872</text:p>
          </table:table-cell>
          <table:table-cell table:formula="of:=+[.C98]/1000000" office:value-type="float" office:value="0.000872" calcext:value-type="float">
            <text:p>0.0</text:p>
          </table:table-cell>
          <table:table-cell table:formula="of:=+[.D98]*1000" office:value-type="float" office:value="0.872" calcext:value-type="float">
            <text:p>0.9</text:p>
          </table:table-cell>
          <table:table-cell table:formula="of:=+[.E98]*1000" office:value-type="float" office:value="872" calcext:value-type="float">
            <text:p>872</text:p>
          </table:table-cell>
        </table:table-row>
        <table:table-row table:style-name="ro1">
          <table:table-cell table:style-name="ce2" table:formula="of:=+[.A98]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formula="of:=9*(256*[.A99]+[.B99])+8" office:value-type="float" office:value="881" calcext:value-type="float">
            <text:p>881</text:p>
          </table:table-cell>
          <table:table-cell table:formula="of:=+[.C99]/1000000" office:value-type="float" office:value="0.000881" calcext:value-type="float">
            <text:p>0.0</text:p>
          </table:table-cell>
          <table:table-cell table:formula="of:=+[.D99]*1000" office:value-type="float" office:value="0.881" calcext:value-type="float">
            <text:p>0.9</text:p>
          </table:table-cell>
          <table:table-cell table:formula="of:=+[.E99]*1000" office:value-type="float" office:value="881" calcext:value-type="float">
            <text:p>881</text:p>
          </table:table-cell>
        </table:table-row>
        <table:table-row table:style-name="ro1">
          <table:table-cell table:style-name="ce2" table:formula="of:=+[.A99]" office:value-type="float" office:value="0" calcext:value-type="float">
            <text:p>0</text:p>
          </table:table-cell>
          <table:table-cell table:style-name="ce2" office:value-type="float" office:value="98" calcext:value-type="float">
            <text:p>98</text:p>
          </table:table-cell>
          <table:table-cell table:formula="of:=9*(256*[.A100]+[.B100])+8" office:value-type="float" office:value="890" calcext:value-type="float">
            <text:p>890</text:p>
          </table:table-cell>
          <table:table-cell table:formula="of:=+[.C100]/1000000" office:value-type="float" office:value="0.00089" calcext:value-type="float">
            <text:p>0.0</text:p>
          </table:table-cell>
          <table:table-cell table:formula="of:=+[.D100]*1000" office:value-type="float" office:value="0.89" calcext:value-type="float">
            <text:p>0.9</text:p>
          </table:table-cell>
          <table:table-cell table:formula="of:=+[.E100]*1000" office:value-type="float" office:value="890" calcext:value-type="float">
            <text:p>890</text:p>
          </table:table-cell>
        </table:table-row>
        <table:table-row table:style-name="ro1">
          <table:table-cell table:style-name="ce2" table:formula="of:=+[.A100]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formula="of:=9*(256*[.A101]+[.B101])+8" office:value-type="float" office:value="899" calcext:value-type="float">
            <text:p>899</text:p>
          </table:table-cell>
          <table:table-cell table:formula="of:=+[.C101]/1000000" office:value-type="float" office:value="0.000899" calcext:value-type="float">
            <text:p>0.0</text:p>
          </table:table-cell>
          <table:table-cell table:formula="of:=+[.D101]*1000" office:value-type="float" office:value="0.899" calcext:value-type="float">
            <text:p>0.9</text:p>
          </table:table-cell>
          <table:table-cell table:formula="of:=+[.E101]*1000" office:value-type="float" office:value="899" calcext:value-type="float">
            <text:p>899</text:p>
          </table:table-cell>
        </table:table-row>
        <table:table-row table:style-name="ro1">
          <table:table-cell table:style-name="ce2" table:formula="of:=+[.A101]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formula="of:=9*(256*[.A102]+[.B102])+8" office:value-type="float" office:value="908" calcext:value-type="float">
            <text:p>908</text:p>
          </table:table-cell>
          <table:table-cell table:formula="of:=+[.C102]/1000000" office:value-type="float" office:value="0.000908" calcext:value-type="float">
            <text:p>0.0</text:p>
          </table:table-cell>
          <table:table-cell table:formula="of:=+[.D102]*1000" office:value-type="float" office:value="0.908" calcext:value-type="float">
            <text:p>0.9</text:p>
          </table:table-cell>
          <table:table-cell table:formula="of:=+[.E102]*1000" office:value-type="float" office:value="908" calcext:value-type="float">
            <text:p>908</text:p>
          </table:table-cell>
        </table:table-row>
        <table:table-row table:style-name="ro1">
          <table:table-cell table:style-name="ce2" table:formula="of:=+[.A102]" office:value-type="float" office:value="0" calcext:value-type="float">
            <text:p>0</text:p>
          </table:table-cell>
          <table:table-cell table:style-name="ce2" office:value-type="float" office:value="101" calcext:value-type="float">
            <text:p>101</text:p>
          </table:table-cell>
          <table:table-cell table:formula="of:=9*(256*[.A103]+[.B103])+8" office:value-type="float" office:value="917" calcext:value-type="float">
            <text:p>917</text:p>
          </table:table-cell>
          <table:table-cell table:formula="of:=+[.C103]/1000000" office:value-type="float" office:value="0.000917" calcext:value-type="float">
            <text:p>0.0</text:p>
          </table:table-cell>
          <table:table-cell table:formula="of:=+[.D103]*1000" office:value-type="float" office:value="0.917" calcext:value-type="float">
            <text:p>0.9</text:p>
          </table:table-cell>
          <table:table-cell table:formula="of:=+[.E103]*1000" office:value-type="float" office:value="917" calcext:value-type="float">
            <text:p>917</text:p>
          </table:table-cell>
        </table:table-row>
        <table:table-row table:style-name="ro1">
          <table:table-cell table:style-name="ce2" table:formula="of:=+[.A103]" office:value-type="float" office:value="0" calcext:value-type="float">
            <text:p>0</text:p>
          </table:table-cell>
          <table:table-cell table:style-name="ce2" office:value-type="float" office:value="102" calcext:value-type="float">
            <text:p>102</text:p>
          </table:table-cell>
          <table:table-cell table:formula="of:=9*(256*[.A104]+[.B104])+8" office:value-type="float" office:value="926" calcext:value-type="float">
            <text:p>926</text:p>
          </table:table-cell>
          <table:table-cell table:formula="of:=+[.C104]/1000000" office:value-type="float" office:value="0.000926" calcext:value-type="float">
            <text:p>0.0</text:p>
          </table:table-cell>
          <table:table-cell table:formula="of:=+[.D104]*1000" office:value-type="float" office:value="0.926" calcext:value-type="float">
            <text:p>0.9</text:p>
          </table:table-cell>
          <table:table-cell table:formula="of:=+[.E104]*1000" office:value-type="float" office:value="926" calcext:value-type="float">
            <text:p>926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3" calcext:value-type="float">
            <text:p>103</text:p>
          </table:table-cell>
          <table:table-cell table:formula="of:=9*(256*[.A105]+[.B105])+8" office:value-type="float" office:value="935" calcext:value-type="float">
            <text:p>935</text:p>
          </table:table-cell>
          <table:table-cell table:formula="of:=+[.C105]/1000000" office:value-type="float" office:value="0.000935" calcext:value-type="float">
            <text:p>0.0</text:p>
          </table:table-cell>
          <table:table-cell table:formula="of:=+[.D105]*1000" office:value-type="float" office:value="0.935" calcext:value-type="float">
            <text:p>0.9</text:p>
          </table:table-cell>
          <table:table-cell table:formula="of:=+[.E105]*1000" office:value-type="float" office:value="935" calcext:value-type="float">
            <text:p>935</text:p>
          </table:table-cell>
        </table:table-row>
        <table:table-row table:style-name="ro1">
          <table:table-cell table:style-name="ce2" table:formula="of:=+[.A105]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formula="of:=9*(256*[.A106]+[.B106])+8" office:value-type="float" office:value="944" calcext:value-type="float">
            <text:p>944</text:p>
          </table:table-cell>
          <table:table-cell table:formula="of:=+[.C106]/1000000" office:value-type="float" office:value="0.000944" calcext:value-type="float">
            <text:p>0.0</text:p>
          </table:table-cell>
          <table:table-cell table:formula="of:=+[.D106]*1000" office:value-type="float" office:value="0.944" calcext:value-type="float">
            <text:p>0.9</text:p>
          </table:table-cell>
          <table:table-cell table:formula="of:=+[.E106]*1000" office:value-type="float" office:value="944" calcext:value-type="float">
            <text:p>944</text:p>
          </table:table-cell>
        </table:table-row>
        <table:table-row table:style-name="ro1">
          <table:table-cell table:style-name="ce2" table:formula="of:=+[.A106]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formula="of:=9*(256*[.A107]+[.B107])+8" office:value-type="float" office:value="953" calcext:value-type="float">
            <text:p>953</text:p>
          </table:table-cell>
          <table:table-cell table:formula="of:=+[.C107]/1000000" office:value-type="float" office:value="0.000953" calcext:value-type="float">
            <text:p>0.0</text:p>
          </table:table-cell>
          <table:table-cell table:formula="of:=+[.D107]*1000" office:value-type="float" office:value="0.953" calcext:value-type="float">
            <text:p>1.0</text:p>
          </table:table-cell>
          <table:table-cell table:formula="of:=+[.E107]*1000" office:value-type="float" office:value="953" calcext:value-type="float">
            <text:p>953</text:p>
          </table:table-cell>
        </table:table-row>
        <table:table-row table:style-name="ro1">
          <table:table-cell table:style-name="ce2" table:formula="of:=+[.A107]" office:value-type="float" office:value="0" calcext:value-type="float">
            <text:p>0</text:p>
          </table:table-cell>
          <table:table-cell table:style-name="ce2" office:value-type="float" office:value="106" calcext:value-type="float">
            <text:p>106</text:p>
          </table:table-cell>
          <table:table-cell table:formula="of:=9*(256*[.A108]+[.B108])+8" office:value-type="float" office:value="962" calcext:value-type="float">
            <text:p>962</text:p>
          </table:table-cell>
          <table:table-cell table:formula="of:=+[.C108]/1000000" office:value-type="float" office:value="0.000962" calcext:value-type="float">
            <text:p>0.0</text:p>
          </table:table-cell>
          <table:table-cell table:formula="of:=+[.D108]*1000" office:value-type="float" office:value="0.962" calcext:value-type="float">
            <text:p>1.0</text:p>
          </table:table-cell>
          <table:table-cell table:formula="of:=+[.E108]*1000" office:value-type="float" office:value="962" calcext:value-type="float">
            <text:p>962</text:p>
          </table:table-cell>
        </table:table-row>
        <table:table-row table:style-name="ro1">
          <table:table-cell table:style-name="ce2" table:formula="of:=+[.A108]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formula="of:=9*(256*[.A109]+[.B109])+8" office:value-type="float" office:value="971" calcext:value-type="float">
            <text:p>971</text:p>
          </table:table-cell>
          <table:table-cell table:formula="of:=+[.C109]/1000000" office:value-type="float" office:value="0.000971" calcext:value-type="float">
            <text:p>0.0</text:p>
          </table:table-cell>
          <table:table-cell table:formula="of:=+[.D109]*1000" office:value-type="float" office:value="0.971" calcext:value-type="float">
            <text:p>1.0</text:p>
          </table:table-cell>
          <table:table-cell table:formula="of:=+[.E109]*1000" office:value-type="float" office:value="971" calcext:value-type="float">
            <text:p>971</text:p>
          </table:table-cell>
        </table:table-row>
        <table:table-row table:style-name="ro1">
          <table:table-cell table:style-name="ce2" table:formula="of:=+[.A109]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formula="of:=9*(256*[.A110]+[.B110])+8" office:value-type="float" office:value="980" calcext:value-type="float">
            <text:p>980</text:p>
          </table:table-cell>
          <table:table-cell table:formula="of:=+[.C110]/1000000" office:value-type="float" office:value="0.00098" calcext:value-type="float">
            <text:p>0.0</text:p>
          </table:table-cell>
          <table:table-cell table:formula="of:=+[.D110]*1000" office:value-type="float" office:value="0.98" calcext:value-type="float">
            <text:p>1.0</text:p>
          </table:table-cell>
          <table:table-cell table:formula="of:=+[.E110]*1000" office:value-type="float" office:value="980" calcext:value-type="float">
            <text:p>980</text:p>
          </table:table-cell>
        </table:table-row>
        <table:table-row table:style-name="ro1">
          <table:table-cell table:style-name="ce2" table:formula="of:=+[.A110]" office:value-type="float" office:value="0" calcext:value-type="float">
            <text:p>0</text:p>
          </table:table-cell>
          <table:table-cell table:style-name="ce2" office:value-type="float" office:value="109" calcext:value-type="float">
            <text:p>109</text:p>
          </table:table-cell>
          <table:table-cell table:formula="of:=9*(256*[.A111]+[.B111])+8" office:value-type="float" office:value="989" calcext:value-type="float">
            <text:p>989</text:p>
          </table:table-cell>
          <table:table-cell table:formula="of:=+[.C111]/1000000" office:value-type="float" office:value="0.000989" calcext:value-type="float">
            <text:p>0.0</text:p>
          </table:table-cell>
          <table:table-cell table:formula="of:=+[.D111]*1000" office:value-type="float" office:value="0.989" calcext:value-type="float">
            <text:p>1.0</text:p>
          </table:table-cell>
          <table:table-cell table:formula="of:=+[.E111]*1000" office:value-type="float" office:value="989" calcext:value-type="float">
            <text:p>989</text:p>
          </table:table-cell>
        </table:table-row>
        <table:table-row table:style-name="ro1">
          <table:table-cell table:style-name="ce2" table:formula="of:=+[.A111]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formula="of:=9*(256*[.A112]+[.B112])+8" office:value-type="float" office:value="998" calcext:value-type="float">
            <text:p>998</text:p>
          </table:table-cell>
          <table:table-cell table:formula="of:=+[.C112]/1000000" office:value-type="float" office:value="0.000998" calcext:value-type="float">
            <text:p>0.0</text:p>
          </table:table-cell>
          <table:table-cell table:formula="of:=+[.D112]*1000" office:value-type="float" office:value="0.998" calcext:value-type="float">
            <text:p>1.0</text:p>
          </table:table-cell>
          <table:table-cell table:formula="of:=+[.E112]*1000" office:value-type="float" office:value="998" calcext:value-type="float">
            <text:p>998</text:p>
          </table:table-cell>
        </table:table-row>
        <table:table-row table:style-name="ro1">
          <table:table-cell table:style-name="ce2" table:formula="of:=+[.A112]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formula="of:=9*(256*[.A113]+[.B113])+8" office:value-type="float" office:value="1007" calcext:value-type="float">
            <text:p>1007</text:p>
          </table:table-cell>
          <table:table-cell table:formula="of:=+[.C113]/1000000" office:value-type="float" office:value="0.001007" calcext:value-type="float">
            <text:p>0.0</text:p>
          </table:table-cell>
          <table:table-cell table:formula="of:=+[.D113]*1000" office:value-type="float" office:value="1.007" calcext:value-type="float">
            <text:p>1.0</text:p>
          </table:table-cell>
          <table:table-cell table:formula="of:=+[.E113]*1000" office:value-type="float" office:value="1007" calcext:value-type="float">
            <text:p>1007</text:p>
          </table:table-cell>
        </table:table-row>
        <table:table-row table:style-name="ro1">
          <table:table-cell table:style-name="ce2" table:formula="of:=+[.A113]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formula="of:=9*(256*[.A114]+[.B114])+8" office:value-type="float" office:value="1016" calcext:value-type="float">
            <text:p>1016</text:p>
          </table:table-cell>
          <table:table-cell table:formula="of:=+[.C114]/1000000" office:value-type="float" office:value="0.001016" calcext:value-type="float">
            <text:p>0.0</text:p>
          </table:table-cell>
          <table:table-cell table:formula="of:=+[.D114]*1000" office:value-type="float" office:value="1.016" calcext:value-type="float">
            <text:p>1.0</text:p>
          </table:table-cell>
          <table:table-cell table:formula="of:=+[.E114]*1000" office:value-type="float" office:value="1016" calcext:value-type="float">
            <text:p>1016</text:p>
          </table:table-cell>
        </table:table-row>
        <table:table-row table:style-name="ro1">
          <table:table-cell table:style-name="ce2" table:formula="of:=+[.A114]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formula="of:=9*(256*[.A115]+[.B115])+8" office:value-type="float" office:value="1025" calcext:value-type="float">
            <text:p>1025</text:p>
          </table:table-cell>
          <table:table-cell table:formula="of:=+[.C115]/1000000" office:value-type="float" office:value="0.001025" calcext:value-type="float">
            <text:p>0.0</text:p>
          </table:table-cell>
          <table:table-cell table:formula="of:=+[.D115]*1000" office:value-type="float" office:value="1.025" calcext:value-type="float">
            <text:p>1.0</text:p>
          </table:table-cell>
          <table:table-cell table:formula="of:=+[.E115]*1000" office:value-type="float" office:value="1025" calcext:value-type="float">
            <text:p>1025</text:p>
          </table:table-cell>
        </table:table-row>
        <table:table-row table:style-name="ro1">
          <table:table-cell table:style-name="ce2" table:formula="of:=+[.A115]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formula="of:=9*(256*[.A116]+[.B116])+8" office:value-type="float" office:value="1034" calcext:value-type="float">
            <text:p>1034</text:p>
          </table:table-cell>
          <table:table-cell table:formula="of:=+[.C116]/1000000" office:value-type="float" office:value="0.001034" calcext:value-type="float">
            <text:p>0.0</text:p>
          </table:table-cell>
          <table:table-cell table:formula="of:=+[.D116]*1000" office:value-type="float" office:value="1.034" calcext:value-type="float">
            <text:p>1.0</text:p>
          </table:table-cell>
          <table:table-cell table:formula="of:=+[.E116]*1000" office:value-type="float" office:value="1034" calcext:value-type="float">
            <text:p>1034</text:p>
          </table:table-cell>
        </table:table-row>
        <table:table-row table:style-name="ro1">
          <table:table-cell table:style-name="ce2" table:formula="of:=+[.A116]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table:formula="of:=9*(256*[.A117]+[.B117])+8" office:value-type="float" office:value="1043" calcext:value-type="float">
            <text:p>1043</text:p>
          </table:table-cell>
          <table:table-cell table:formula="of:=+[.C117]/1000000" office:value-type="float" office:value="0.001043" calcext:value-type="float">
            <text:p>0.0</text:p>
          </table:table-cell>
          <table:table-cell table:formula="of:=+[.D117]*1000" office:value-type="float" office:value="1.043" calcext:value-type="float">
            <text:p>1.0</text:p>
          </table:table-cell>
          <table:table-cell table:formula="of:=+[.E117]*1000" office:value-type="float" office:value="1043" calcext:value-type="float">
            <text:p>1043</text:p>
          </table:table-cell>
        </table:table-row>
        <table:table-row table:style-name="ro1">
          <table:table-cell table:style-name="ce2" table:formula="of:=+[.A117]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formula="of:=9*(256*[.A118]+[.B118])+8" office:value-type="float" office:value="1052" calcext:value-type="float">
            <text:p>1052</text:p>
          </table:table-cell>
          <table:table-cell table:formula="of:=+[.C118]/1000000" office:value-type="float" office:value="0.001052" calcext:value-type="float">
            <text:p>0.0</text:p>
          </table:table-cell>
          <table:table-cell table:formula="of:=+[.D118]*1000" office:value-type="float" office:value="1.052" calcext:value-type="float">
            <text:p>1.1</text:p>
          </table:table-cell>
          <table:table-cell table:formula="of:=+[.E118]*1000" office:value-type="float" office:value="1052" calcext:value-type="float">
            <text:p>1052</text:p>
          </table:table-cell>
        </table:table-row>
        <table:table-row table:style-name="ro1">
          <table:table-cell table:style-name="ce2" table:formula="of:=+[.A118]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formula="of:=9*(256*[.A119]+[.B119])+8" office:value-type="float" office:value="1061" calcext:value-type="float">
            <text:p>1061</text:p>
          </table:table-cell>
          <table:table-cell table:formula="of:=+[.C119]/1000000" office:value-type="float" office:value="0.001061" calcext:value-type="float">
            <text:p>0.0</text:p>
          </table:table-cell>
          <table:table-cell table:formula="of:=+[.D119]*1000" office:value-type="float" office:value="1.061" calcext:value-type="float">
            <text:p>1.1</text:p>
          </table:table-cell>
          <table:table-cell table:formula="of:=+[.E119]*1000" office:value-type="float" office:value="1061" calcext:value-type="float">
            <text:p>1061</text:p>
          </table:table-cell>
        </table:table-row>
        <table:table-row table:style-name="ro1">
          <table:table-cell table:style-name="ce2" table:formula="of:=+[.A119]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formula="of:=9*(256*[.A120]+[.B120])+8" office:value-type="float" office:value="1070" calcext:value-type="float">
            <text:p>1070</text:p>
          </table:table-cell>
          <table:table-cell table:formula="of:=+[.C120]/1000000" office:value-type="float" office:value="0.00107" calcext:value-type="float">
            <text:p>0.0</text:p>
          </table:table-cell>
          <table:table-cell table:formula="of:=+[.D120]*1000" office:value-type="float" office:value="1.07" calcext:value-type="float">
            <text:p>1.1</text:p>
          </table:table-cell>
          <table:table-cell table:formula="of:=+[.E120]*1000" office:value-type="float" office:value="1070" calcext:value-type="float">
            <text:p>1070</text:p>
          </table:table-cell>
        </table:table-row>
        <table:table-row table:style-name="ro1">
          <table:table-cell table:style-name="ce2" table:formula="of:=+[.A120]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formula="of:=9*(256*[.A121]+[.B121])+8" office:value-type="float" office:value="1079" calcext:value-type="float">
            <text:p>1079</text:p>
          </table:table-cell>
          <table:table-cell table:formula="of:=+[.C121]/1000000" office:value-type="float" office:value="0.001079" calcext:value-type="float">
            <text:p>0.0</text:p>
          </table:table-cell>
          <table:table-cell table:formula="of:=+[.D121]*1000" office:value-type="float" office:value="1.079" calcext:value-type="float">
            <text:p>1.1</text:p>
          </table:table-cell>
          <table:table-cell table:formula="of:=+[.E121]*1000" office:value-type="float" office:value="1079" calcext:value-type="float">
            <text:p>1079</text:p>
          </table:table-cell>
        </table:table-row>
        <table:table-row table:style-name="ro1">
          <table:table-cell table:style-name="ce2" table:formula="of:=+[.A121]" office:value-type="float" office:value="0" calcext:value-type="float">
            <text:p>0</text:p>
          </table:table-cell>
          <table:table-cell table:style-name="ce2" office:value-type="float" office:value="120" calcext:value-type="float">
            <text:p>120</text:p>
          </table:table-cell>
          <table:table-cell table:formula="of:=9*(256*[.A122]+[.B122])+8" office:value-type="float" office:value="1088" calcext:value-type="float">
            <text:p>1088</text:p>
          </table:table-cell>
          <table:table-cell table:formula="of:=+[.C122]/1000000" office:value-type="float" office:value="0.001088" calcext:value-type="float">
            <text:p>0.0</text:p>
          </table:table-cell>
          <table:table-cell table:formula="of:=+[.D122]*1000" office:value-type="float" office:value="1.088" calcext:value-type="float">
            <text:p>1.1</text:p>
          </table:table-cell>
          <table:table-cell table:formula="of:=+[.E122]*1000" office:value-type="float" office:value="1088" calcext:value-type="float">
            <text:p>1088</text:p>
          </table:table-cell>
        </table:table-row>
        <table:table-row table:style-name="ro1">
          <table:table-cell table:style-name="ce2" table:formula="of:=+[.A122]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formula="of:=9*(256*[.A123]+[.B123])+8" office:value-type="float" office:value="1097" calcext:value-type="float">
            <text:p>1097</text:p>
          </table:table-cell>
          <table:table-cell table:formula="of:=+[.C123]/1000000" office:value-type="float" office:value="0.001097" calcext:value-type="float">
            <text:p>0.0</text:p>
          </table:table-cell>
          <table:table-cell table:formula="of:=+[.D123]*1000" office:value-type="float" office:value="1.097" calcext:value-type="float">
            <text:p>1.1</text:p>
          </table:table-cell>
          <table:table-cell table:formula="of:=+[.E123]*1000" office:value-type="float" office:value="1097" calcext:value-type="float">
            <text:p>1097</text:p>
          </table:table-cell>
        </table:table-row>
        <table:table-row table:style-name="ro1">
          <table:table-cell table:style-name="ce2" table:formula="of:=+[.A123]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formula="of:=9*(256*[.A124]+[.B124])+8" office:value-type="float" office:value="1106" calcext:value-type="float">
            <text:p>1106</text:p>
          </table:table-cell>
          <table:table-cell table:formula="of:=+[.C124]/1000000" office:value-type="float" office:value="0.001106" calcext:value-type="float">
            <text:p>0.0</text:p>
          </table:table-cell>
          <table:table-cell table:formula="of:=+[.D124]*1000" office:value-type="float" office:value="1.106" calcext:value-type="float">
            <text:p>1.1</text:p>
          </table:table-cell>
          <table:table-cell table:formula="of:=+[.E124]*1000" office:value-type="float" office:value="1106" calcext:value-type="float">
            <text:p>1106</text:p>
          </table:table-cell>
        </table:table-row>
        <table:table-row table:style-name="ro1">
          <table:table-cell table:style-name="ce2" table:formula="of:=+[.A124]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formula="of:=9*(256*[.A125]+[.B125])+8" office:value-type="float" office:value="1115" calcext:value-type="float">
            <text:p>1115</text:p>
          </table:table-cell>
          <table:table-cell table:formula="of:=+[.C125]/1000000" office:value-type="float" office:value="0.001115" calcext:value-type="float">
            <text:p>0.0</text:p>
          </table:table-cell>
          <table:table-cell table:formula="of:=+[.D125]*1000" office:value-type="float" office:value="1.115" calcext:value-type="float">
            <text:p>1.1</text:p>
          </table:table-cell>
          <table:table-cell table:formula="of:=+[.E125]*1000" office:value-type="float" office:value="1115" calcext:value-type="float">
            <text:p>1115</text:p>
          </table:table-cell>
        </table:table-row>
        <table:table-row table:style-name="ro1">
          <table:table-cell table:style-name="ce2" table:formula="of:=+[.A125]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formula="of:=9*(256*[.A126]+[.B126])+8" office:value-type="float" office:value="1124" calcext:value-type="float">
            <text:p>1124</text:p>
          </table:table-cell>
          <table:table-cell table:formula="of:=+[.C126]/1000000" office:value-type="float" office:value="0.001124" calcext:value-type="float">
            <text:p>0.0</text:p>
          </table:table-cell>
          <table:table-cell table:formula="of:=+[.D126]*1000" office:value-type="float" office:value="1.124" calcext:value-type="float">
            <text:p>1.1</text:p>
          </table:table-cell>
          <table:table-cell table:formula="of:=+[.E126]*1000" office:value-type="float" office:value="1124" calcext:value-type="float">
            <text:p>1124</text:p>
          </table:table-cell>
        </table:table-row>
        <table:table-row table:style-name="ro1">
          <table:table-cell table:style-name="ce2" table:formula="of:=+[.A126]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formula="of:=9*(256*[.A127]+[.B127])+8" office:value-type="float" office:value="1133" calcext:value-type="float">
            <text:p>1133</text:p>
          </table:table-cell>
          <table:table-cell table:formula="of:=+[.C127]/1000000" office:value-type="float" office:value="0.001133" calcext:value-type="float">
            <text:p>0.0</text:p>
          </table:table-cell>
          <table:table-cell table:formula="of:=+[.D127]*1000" office:value-type="float" office:value="1.133" calcext:value-type="float">
            <text:p>1.1</text:p>
          </table:table-cell>
          <table:table-cell table:formula="of:=+[.E127]*1000" office:value-type="float" office:value="1133" calcext:value-type="float">
            <text:p>1133</text:p>
          </table:table-cell>
        </table:table-row>
        <table:table-row table:style-name="ro1">
          <table:table-cell table:style-name="ce2" table:formula="of:=+[.A127]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formula="of:=9*(256*[.A128]+[.B128])+8" office:value-type="float" office:value="1142" calcext:value-type="float">
            <text:p>1142</text:p>
          </table:table-cell>
          <table:table-cell table:formula="of:=+[.C128]/1000000" office:value-type="float" office:value="0.001142" calcext:value-type="float">
            <text:p>0.0</text:p>
          </table:table-cell>
          <table:table-cell table:formula="of:=+[.D128]*1000" office:value-type="float" office:value="1.142" calcext:value-type="float">
            <text:p>1.1</text:p>
          </table:table-cell>
          <table:table-cell table:formula="of:=+[.E128]*1000" office:value-type="float" office:value="1142" calcext:value-type="float">
            <text:p>1142</text:p>
          </table:table-cell>
        </table:table-row>
        <table:table-row table:style-name="ro1">
          <table:table-cell table:style-name="ce2" table:formula="of:=+[.A128]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formula="of:=9*(256*[.A129]+[.B129])+8" office:value-type="float" office:value="1151" calcext:value-type="float">
            <text:p>1151</text:p>
          </table:table-cell>
          <table:table-cell table:formula="of:=+[.C129]/1000000" office:value-type="float" office:value="0.001151" calcext:value-type="float">
            <text:p>0.0</text:p>
          </table:table-cell>
          <table:table-cell table:formula="of:=+[.D129]*1000" office:value-type="float" office:value="1.151" calcext:value-type="float">
            <text:p>1.2</text:p>
          </table:table-cell>
          <table:table-cell table:formula="of:=+[.E129]*1000" office:value-type="float" office:value="1151" calcext:value-type="float">
            <text:p>1151</text:p>
          </table:table-cell>
        </table:table-row>
        <table:table-row table:style-name="ro1">
          <table:table-cell table:style-name="ce2" table:formula="of:=+[.A129]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formula="of:=9*(256*[.A130]+[.B130])+8" office:value-type="float" office:value="1160" calcext:value-type="float">
            <text:p>1160</text:p>
          </table:table-cell>
          <table:table-cell table:formula="of:=+[.C130]/1000000" office:value-type="float" office:value="0.00116" calcext:value-type="float">
            <text:p>0.0</text:p>
          </table:table-cell>
          <table:table-cell table:formula="of:=+[.D130]*1000" office:value-type="float" office:value="1.16" calcext:value-type="float">
            <text:p>1.2</text:p>
          </table:table-cell>
          <table:table-cell table:formula="of:=+[.E130]*1000" office:value-type="float" office:value="1160" calcext:value-type="float">
            <text:p>1160</text:p>
          </table:table-cell>
        </table:table-row>
        <table:table-row table:style-name="ro1">
          <table:table-cell table:style-name="ce2" table:formula="of:=+[.A130]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formula="of:=9*(256*[.A131]+[.B131])+8" office:value-type="float" office:value="1169" calcext:value-type="float">
            <text:p>1169</text:p>
          </table:table-cell>
          <table:table-cell table:formula="of:=+[.C131]/1000000" office:value-type="float" office:value="0.001169" calcext:value-type="float">
            <text:p>0.0</text:p>
          </table:table-cell>
          <table:table-cell table:formula="of:=+[.D131]*1000" office:value-type="float" office:value="1.169" calcext:value-type="float">
            <text:p>1.2</text:p>
          </table:table-cell>
          <table:table-cell table:formula="of:=+[.E131]*1000" office:value-type="float" office:value="1169" calcext:value-type="float">
            <text:p>1169</text:p>
          </table:table-cell>
        </table:table-row>
        <table:table-row table:style-name="ro1">
          <table:table-cell table:style-name="ce2" table:formula="of:=+[.A131]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formula="of:=9*(256*[.A132]+[.B132])+8" office:value-type="float" office:value="1178" calcext:value-type="float">
            <text:p>1178</text:p>
          </table:table-cell>
          <table:table-cell table:formula="of:=+[.C132]/1000000" office:value-type="float" office:value="0.001178" calcext:value-type="float">
            <text:p>0.0</text:p>
          </table:table-cell>
          <table:table-cell table:formula="of:=+[.D132]*1000" office:value-type="float" office:value="1.178" calcext:value-type="float">
            <text:p>1.2</text:p>
          </table:table-cell>
          <table:table-cell table:formula="of:=+[.E132]*1000" office:value-type="float" office:value="1178" calcext:value-type="float">
            <text:p>1178</text:p>
          </table:table-cell>
        </table:table-row>
        <table:table-row table:style-name="ro1">
          <table:table-cell table:style-name="ce2" table:formula="of:=+[.A132]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formula="of:=9*(256*[.A133]+[.B133])+8" office:value-type="float" office:value="1187" calcext:value-type="float">
            <text:p>1187</text:p>
          </table:table-cell>
          <table:table-cell table:formula="of:=+[.C133]/1000000" office:value-type="float" office:value="0.001187" calcext:value-type="float">
            <text:p>0.0</text:p>
          </table:table-cell>
          <table:table-cell table:formula="of:=+[.D133]*1000" office:value-type="float" office:value="1.187" calcext:value-type="float">
            <text:p>1.2</text:p>
          </table:table-cell>
          <table:table-cell table:formula="of:=+[.E133]*1000" office:value-type="float" office:value="1187" calcext:value-type="float">
            <text:p>1187</text:p>
          </table:table-cell>
        </table:table-row>
        <table:table-row table:style-name="ro1">
          <table:table-cell table:style-name="ce2" table:formula="of:=+[.A133]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formula="of:=9*(256*[.A134]+[.B134])+8" office:value-type="float" office:value="1196" calcext:value-type="float">
            <text:p>1196</text:p>
          </table:table-cell>
          <table:table-cell table:formula="of:=+[.C134]/1000000" office:value-type="float" office:value="0.001196" calcext:value-type="float">
            <text:p>0.0</text:p>
          </table:table-cell>
          <table:table-cell table:formula="of:=+[.D134]*1000" office:value-type="float" office:value="1.196" calcext:value-type="float">
            <text:p>1.2</text:p>
          </table:table-cell>
          <table:table-cell table:formula="of:=+[.E134]*1000" office:value-type="float" office:value="1196" calcext:value-type="float">
            <text:p>1196</text:p>
          </table:table-cell>
        </table:table-row>
        <table:table-row table:style-name="ro1">
          <table:table-cell table:style-name="ce2" table:formula="of:=+[.A134]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formula="of:=9*(256*[.A135]+[.B135])+8" office:value-type="float" office:value="1205" calcext:value-type="float">
            <text:p>1205</text:p>
          </table:table-cell>
          <table:table-cell table:formula="of:=+[.C135]/1000000" office:value-type="float" office:value="0.001205" calcext:value-type="float">
            <text:p>0.0</text:p>
          </table:table-cell>
          <table:table-cell table:formula="of:=+[.D135]*1000" office:value-type="float" office:value="1.205" calcext:value-type="float">
            <text:p>1.2</text:p>
          </table:table-cell>
          <table:table-cell table:formula="of:=+[.E135]*1000" office:value-type="float" office:value="1205" calcext:value-type="float">
            <text:p>1205</text:p>
          </table:table-cell>
        </table:table-row>
        <table:table-row table:style-name="ro1">
          <table:table-cell table:style-name="ce2" table:formula="of:=+[.A135]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formula="of:=9*(256*[.A136]+[.B136])+8" office:value-type="float" office:value="1214" calcext:value-type="float">
            <text:p>1214</text:p>
          </table:table-cell>
          <table:table-cell table:formula="of:=+[.C136]/1000000" office:value-type="float" office:value="0.001214" calcext:value-type="float">
            <text:p>0.0</text:p>
          </table:table-cell>
          <table:table-cell table:formula="of:=+[.D136]*1000" office:value-type="float" office:value="1.214" calcext:value-type="float">
            <text:p>1.2</text:p>
          </table:table-cell>
          <table:table-cell table:formula="of:=+[.E136]*1000" office:value-type="float" office:value="1214" calcext:value-type="float">
            <text:p>1214</text:p>
          </table:table-cell>
        </table:table-row>
        <table:table-row table:style-name="ro1">
          <table:table-cell table:style-name="ce2" table:formula="of:=+[.A136]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formula="of:=9*(256*[.A137]+[.B137])+8" office:value-type="float" office:value="1223" calcext:value-type="float">
            <text:p>1223</text:p>
          </table:table-cell>
          <table:table-cell table:formula="of:=+[.C137]/1000000" office:value-type="float" office:value="0.001223" calcext:value-type="float">
            <text:p>0.0</text:p>
          </table:table-cell>
          <table:table-cell table:formula="of:=+[.D137]*1000" office:value-type="float" office:value="1.223" calcext:value-type="float">
            <text:p>1.2</text:p>
          </table:table-cell>
          <table:table-cell table:formula="of:=+[.E137]*1000" office:value-type="float" office:value="1223" calcext:value-type="float">
            <text:p>1223</text:p>
          </table:table-cell>
        </table:table-row>
        <table:table-row table:style-name="ro1">
          <table:table-cell table:style-name="ce2" table:formula="of:=+[.A137]" office:value-type="float" office:value="0" calcext:value-type="float">
            <text:p>0</text:p>
          </table:table-cell>
          <table:table-cell table:style-name="ce2" office:value-type="float" office:value="136" calcext:value-type="float">
            <text:p>136</text:p>
          </table:table-cell>
          <table:table-cell table:formula="of:=9*(256*[.A138]+[.B138])+8" office:value-type="float" office:value="1232" calcext:value-type="float">
            <text:p>1232</text:p>
          </table:table-cell>
          <table:table-cell table:formula="of:=+[.C138]/1000000" office:value-type="float" office:value="0.001232" calcext:value-type="float">
            <text:p>0.0</text:p>
          </table:table-cell>
          <table:table-cell table:formula="of:=+[.D138]*1000" office:value-type="float" office:value="1.232" calcext:value-type="float">
            <text:p>1.2</text:p>
          </table:table-cell>
          <table:table-cell table:formula="of:=+[.E138]*1000" office:value-type="float" office:value="1232" calcext:value-type="float">
            <text:p>1232</text:p>
          </table:table-cell>
        </table:table-row>
        <table:table-row table:style-name="ro1">
          <table:table-cell table:style-name="ce2" table:formula="of:=+[.A138]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formula="of:=9*(256*[.A139]+[.B139])+8" office:value-type="float" office:value="1241" calcext:value-type="float">
            <text:p>1241</text:p>
          </table:table-cell>
          <table:table-cell table:formula="of:=+[.C139]/1000000" office:value-type="float" office:value="0.001241" calcext:value-type="float">
            <text:p>0.0</text:p>
          </table:table-cell>
          <table:table-cell table:formula="of:=+[.D139]*1000" office:value-type="float" office:value="1.241" calcext:value-type="float">
            <text:p>1.2</text:p>
          </table:table-cell>
          <table:table-cell table:formula="of:=+[.E139]*1000" office:value-type="float" office:value="1241" calcext:value-type="float">
            <text:p>1241</text:p>
          </table:table-cell>
        </table:table-row>
        <table:table-row table:style-name="ro1">
          <table:table-cell table:style-name="ce2" table:formula="of:=+[.A139]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formula="of:=9*(256*[.A140]+[.B140])+8" office:value-type="float" office:value="1250" calcext:value-type="float">
            <text:p>1250</text:p>
          </table:table-cell>
          <table:table-cell table:formula="of:=+[.C140]/1000000" office:value-type="float" office:value="0.00125" calcext:value-type="float">
            <text:p>0.0</text:p>
          </table:table-cell>
          <table:table-cell table:formula="of:=+[.D140]*1000" office:value-type="float" office:value="1.25" calcext:value-type="float">
            <text:p>1.3</text:p>
          </table:table-cell>
          <table:table-cell table:formula="of:=+[.E140]*1000" office:value-type="float" office:value="1250" calcext:value-type="float">
            <text:p>1250</text:p>
          </table:table-cell>
        </table:table-row>
        <table:table-row table:style-name="ro1">
          <table:table-cell table:style-name="ce2" table:formula="of:=+[.A140]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formula="of:=9*(256*[.A141]+[.B141])+8" office:value-type="float" office:value="1259" calcext:value-type="float">
            <text:p>1259</text:p>
          </table:table-cell>
          <table:table-cell table:formula="of:=+[.C141]/1000000" office:value-type="float" office:value="0.001259" calcext:value-type="float">
            <text:p>0.0</text:p>
          </table:table-cell>
          <table:table-cell table:formula="of:=+[.D141]*1000" office:value-type="float" office:value="1.259" calcext:value-type="float">
            <text:p>1.3</text:p>
          </table:table-cell>
          <table:table-cell table:formula="of:=+[.E141]*1000" office:value-type="float" office:value="1259" calcext:value-type="float">
            <text:p>1259</text:p>
          </table:table-cell>
        </table:table-row>
        <table:table-row table:style-name="ro1">
          <table:table-cell table:style-name="ce2" table:formula="of:=+[.A141]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formula="of:=9*(256*[.A142]+[.B142])+8" office:value-type="float" office:value="1268" calcext:value-type="float">
            <text:p>1268</text:p>
          </table:table-cell>
          <table:table-cell table:formula="of:=+[.C142]/1000000" office:value-type="float" office:value="0.001268" calcext:value-type="float">
            <text:p>0.0</text:p>
          </table:table-cell>
          <table:table-cell table:formula="of:=+[.D142]*1000" office:value-type="float" office:value="1.268" calcext:value-type="float">
            <text:p>1.3</text:p>
          </table:table-cell>
          <table:table-cell table:formula="of:=+[.E142]*1000" office:value-type="float" office:value="1268" calcext:value-type="float">
            <text:p>1268</text:p>
          </table:table-cell>
        </table:table-row>
        <table:table-row table:style-name="ro1">
          <table:table-cell table:style-name="ce2" table:formula="of:=+[.A142]" office:value-type="float" office:value="0" calcext:value-type="float">
            <text:p>0</text:p>
          </table:table-cell>
          <table:table-cell table:style-name="ce2" office:value-type="float" office:value="141" calcext:value-type="float">
            <text:p>141</text:p>
          </table:table-cell>
          <table:table-cell table:formula="of:=9*(256*[.A143]+[.B143])+8" office:value-type="float" office:value="1277" calcext:value-type="float">
            <text:p>1277</text:p>
          </table:table-cell>
          <table:table-cell table:formula="of:=+[.C143]/1000000" office:value-type="float" office:value="0.001277" calcext:value-type="float">
            <text:p>0.0</text:p>
          </table:table-cell>
          <table:table-cell table:formula="of:=+[.D143]*1000" office:value-type="float" office:value="1.277" calcext:value-type="float">
            <text:p>1.3</text:p>
          </table:table-cell>
          <table:table-cell table:formula="of:=+[.E143]*1000" office:value-type="float" office:value="1277" calcext:value-type="float">
            <text:p>1277</text:p>
          </table:table-cell>
        </table:table-row>
        <table:table-row table:style-name="ro1">
          <table:table-cell table:style-name="ce2" table:formula="of:=+[.A143]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formula="of:=9*(256*[.A144]+[.B144])+8" office:value-type="float" office:value="1286" calcext:value-type="float">
            <text:p>1286</text:p>
          </table:table-cell>
          <table:table-cell table:formula="of:=+[.C144]/1000000" office:value-type="float" office:value="0.001286" calcext:value-type="float">
            <text:p>0.0</text:p>
          </table:table-cell>
          <table:table-cell table:formula="of:=+[.D144]*1000" office:value-type="float" office:value="1.286" calcext:value-type="float">
            <text:p>1.3</text:p>
          </table:table-cell>
          <table:table-cell table:formula="of:=+[.E144]*1000" office:value-type="float" office:value="1286" calcext:value-type="float">
            <text:p>1286</text:p>
          </table:table-cell>
        </table:table-row>
        <table:table-row table:style-name="ro1">
          <table:table-cell table:style-name="ce2" table:formula="of:=+[.A144]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formula="of:=9*(256*[.A145]+[.B145])+8" office:value-type="float" office:value="1295" calcext:value-type="float">
            <text:p>1295</text:p>
          </table:table-cell>
          <table:table-cell table:formula="of:=+[.C145]/1000000" office:value-type="float" office:value="0.001295" calcext:value-type="float">
            <text:p>0.0</text:p>
          </table:table-cell>
          <table:table-cell table:formula="of:=+[.D145]*1000" office:value-type="float" office:value="1.295" calcext:value-type="float">
            <text:p>1.3</text:p>
          </table:table-cell>
          <table:table-cell table:formula="of:=+[.E145]*1000" office:value-type="float" office:value="1295" calcext:value-type="float">
            <text:p>1295</text:p>
          </table:table-cell>
        </table:table-row>
        <table:table-row table:style-name="ro1">
          <table:table-cell table:style-name="ce2" table:formula="of:=+[.A145]" office:value-type="float" office:value="0" calcext:value-type="float">
            <text:p>0</text:p>
          </table:table-cell>
          <table:table-cell table:style-name="ce2" office:value-type="float" office:value="144" calcext:value-type="float">
            <text:p>144</text:p>
          </table:table-cell>
          <table:table-cell table:formula="of:=9*(256*[.A146]+[.B146])+8" office:value-type="float" office:value="1304" calcext:value-type="float">
            <text:p>1304</text:p>
          </table:table-cell>
          <table:table-cell table:formula="of:=+[.C146]/1000000" office:value-type="float" office:value="0.001304" calcext:value-type="float">
            <text:p>0.0</text:p>
          </table:table-cell>
          <table:table-cell table:formula="of:=+[.D146]*1000" office:value-type="float" office:value="1.304" calcext:value-type="float">
            <text:p>1.3</text:p>
          </table:table-cell>
          <table:table-cell table:formula="of:=+[.E146]*1000" office:value-type="float" office:value="1304" calcext:value-type="float">
            <text:p>1304</text:p>
          </table:table-cell>
        </table:table-row>
        <table:table-row table:style-name="ro1">
          <table:table-cell table:style-name="ce2" table:formula="of:=+[.A146]" office:value-type="float" office:value="0" calcext:value-type="float">
            <text:p>0</text:p>
          </table:table-cell>
          <table:table-cell table:style-name="ce2" office:value-type="float" office:value="145" calcext:value-type="float">
            <text:p>145</text:p>
          </table:table-cell>
          <table:table-cell table:formula="of:=9*(256*[.A147]+[.B147])+8" office:value-type="float" office:value="1313" calcext:value-type="float">
            <text:p>1313</text:p>
          </table:table-cell>
          <table:table-cell table:formula="of:=+[.C147]/1000000" office:value-type="float" office:value="0.001313" calcext:value-type="float">
            <text:p>0.0</text:p>
          </table:table-cell>
          <table:table-cell table:formula="of:=+[.D147]*1000" office:value-type="float" office:value="1.313" calcext:value-type="float">
            <text:p>1.3</text:p>
          </table:table-cell>
          <table:table-cell table:formula="of:=+[.E147]*1000" office:value-type="float" office:value="1313" calcext:value-type="float">
            <text:p>1313</text:p>
          </table:table-cell>
        </table:table-row>
        <table:table-row table:style-name="ro1">
          <table:table-cell table:style-name="ce2" table:formula="of:=+[.A147]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formula="of:=9*(256*[.A148]+[.B148])+8" office:value-type="float" office:value="1322" calcext:value-type="float">
            <text:p>1322</text:p>
          </table:table-cell>
          <table:table-cell table:formula="of:=+[.C148]/1000000" office:value-type="float" office:value="0.001322" calcext:value-type="float">
            <text:p>0.0</text:p>
          </table:table-cell>
          <table:table-cell table:formula="of:=+[.D148]*1000" office:value-type="float" office:value="1.322" calcext:value-type="float">
            <text:p>1.3</text:p>
          </table:table-cell>
          <table:table-cell table:formula="of:=+[.E148]*1000" office:value-type="float" office:value="1322" calcext:value-type="float">
            <text:p>1322</text:p>
          </table:table-cell>
        </table:table-row>
        <table:table-row table:style-name="ro1">
          <table:table-cell table:style-name="ce2" table:formula="of:=+[.A148]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formula="of:=9*(256*[.A149]+[.B149])+8" office:value-type="float" office:value="1331" calcext:value-type="float">
            <text:p>1331</text:p>
          </table:table-cell>
          <table:table-cell table:formula="of:=+[.C149]/1000000" office:value-type="float" office:value="0.001331" calcext:value-type="float">
            <text:p>0.0</text:p>
          </table:table-cell>
          <table:table-cell table:formula="of:=+[.D149]*1000" office:value-type="float" office:value="1.331" calcext:value-type="float">
            <text:p>1.3</text:p>
          </table:table-cell>
          <table:table-cell table:formula="of:=+[.E149]*1000" office:value-type="float" office:value="1331" calcext:value-type="float">
            <text:p>1331</text:p>
          </table:table-cell>
        </table:table-row>
        <table:table-row table:style-name="ro1">
          <table:table-cell table:style-name="ce2" table:formula="of:=+[.A149]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formula="of:=9*(256*[.A150]+[.B150])+8" office:value-type="float" office:value="1340" calcext:value-type="float">
            <text:p>1340</text:p>
          </table:table-cell>
          <table:table-cell table:formula="of:=+[.C150]/1000000" office:value-type="float" office:value="0.00134" calcext:value-type="float">
            <text:p>0.0</text:p>
          </table:table-cell>
          <table:table-cell table:formula="of:=+[.D150]*1000" office:value-type="float" office:value="1.34" calcext:value-type="float">
            <text:p>1.3</text:p>
          </table:table-cell>
          <table:table-cell table:formula="of:=+[.E150]*1000" office:value-type="float" office:value="1340" calcext:value-type="float">
            <text:p>1340</text:p>
          </table:table-cell>
        </table:table-row>
        <table:table-row table:style-name="ro1">
          <table:table-cell table:style-name="ce2" table:formula="of:=+[.A150]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formula="of:=9*(256*[.A151]+[.B151])+8" office:value-type="float" office:value="1349" calcext:value-type="float">
            <text:p>1349</text:p>
          </table:table-cell>
          <table:table-cell table:formula="of:=+[.C151]/1000000" office:value-type="float" office:value="0.001349" calcext:value-type="float">
            <text:p>0.0</text:p>
          </table:table-cell>
          <table:table-cell table:formula="of:=+[.D151]*1000" office:value-type="float" office:value="1.349" calcext:value-type="float">
            <text:p>1.3</text:p>
          </table:table-cell>
          <table:table-cell table:formula="of:=+[.E151]*1000" office:value-type="float" office:value="1349" calcext:value-type="float">
            <text:p>1349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formula="of:=9*(256*[.A152]+[.B152])+8" office:value-type="float" office:value="1358" calcext:value-type="float">
            <text:p>1358</text:p>
          </table:table-cell>
          <table:table-cell table:formula="of:=+[.C152]/1000000" office:value-type="float" office:value="0.001358" calcext:value-type="float">
            <text:p>0.0</text:p>
          </table:table-cell>
          <table:table-cell table:formula="of:=+[.D152]*1000" office:value-type="float" office:value="1.358" calcext:value-type="float">
            <text:p>1.4</text:p>
          </table:table-cell>
          <table:table-cell table:formula="of:=+[.E152]*1000" office:value-type="float" office:value="1358" calcext:value-type="float">
            <text:p>1358</text:p>
          </table:table-cell>
        </table:table-row>
        <table:table-row table:style-name="ro1">
          <table:table-cell table:style-name="ce2" table:formula="of:=+[.A152]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formula="of:=9*(256*[.A153]+[.B153])+8" office:value-type="float" office:value="1367" calcext:value-type="float">
            <text:p>1367</text:p>
          </table:table-cell>
          <table:table-cell table:formula="of:=+[.C153]/1000000" office:value-type="float" office:value="0.001367" calcext:value-type="float">
            <text:p>0.0</text:p>
          </table:table-cell>
          <table:table-cell table:formula="of:=+[.D153]*1000" office:value-type="float" office:value="1.367" calcext:value-type="float">
            <text:p>1.4</text:p>
          </table:table-cell>
          <table:table-cell table:formula="of:=+[.E153]*1000" office:value-type="float" office:value="1367" calcext:value-type="float">
            <text:p>1367</text:p>
          </table:table-cell>
        </table:table-row>
        <table:table-row table:style-name="ro1">
          <table:table-cell table:style-name="ce2" table:formula="of:=+[.A153]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formula="of:=9*(256*[.A154]+[.B154])+8" office:value-type="float" office:value="1376" calcext:value-type="float">
            <text:p>1376</text:p>
          </table:table-cell>
          <table:table-cell table:formula="of:=+[.C154]/1000000" office:value-type="float" office:value="0.001376" calcext:value-type="float">
            <text:p>0.0</text:p>
          </table:table-cell>
          <table:table-cell table:formula="of:=+[.D154]*1000" office:value-type="float" office:value="1.376" calcext:value-type="float">
            <text:p>1.4</text:p>
          </table:table-cell>
          <table:table-cell table:formula="of:=+[.E154]*1000" office:value-type="float" office:value="1376" calcext:value-type="float">
            <text:p>1376</text:p>
          </table:table-cell>
        </table:table-row>
        <table:table-row table:style-name="ro1">
          <table:table-cell table:style-name="ce2" table:formula="of:=+[.A154]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formula="of:=9*(256*[.A155]+[.B155])+8" office:value-type="float" office:value="1385" calcext:value-type="float">
            <text:p>1385</text:p>
          </table:table-cell>
          <table:table-cell table:formula="of:=+[.C155]/1000000" office:value-type="float" office:value="0.001385" calcext:value-type="float">
            <text:p>0.0</text:p>
          </table:table-cell>
          <table:table-cell table:formula="of:=+[.D155]*1000" office:value-type="float" office:value="1.385" calcext:value-type="float">
            <text:p>1.4</text:p>
          </table:table-cell>
          <table:table-cell table:formula="of:=+[.E155]*1000" office:value-type="float" office:value="1385" calcext:value-type="float">
            <text:p>1385</text:p>
          </table:table-cell>
        </table:table-row>
        <table:table-row table:style-name="ro1">
          <table:table-cell table:style-name="ce2" table:formula="of:=+[.A155]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formula="of:=9*(256*[.A156]+[.B156])+8" office:value-type="float" office:value="1394" calcext:value-type="float">
            <text:p>1394</text:p>
          </table:table-cell>
          <table:table-cell table:formula="of:=+[.C156]/1000000" office:value-type="float" office:value="0.001394" calcext:value-type="float">
            <text:p>0.0</text:p>
          </table:table-cell>
          <table:table-cell table:formula="of:=+[.D156]*1000" office:value-type="float" office:value="1.394" calcext:value-type="float">
            <text:p>1.4</text:p>
          </table:table-cell>
          <table:table-cell table:formula="of:=+[.E156]*1000" office:value-type="float" office:value="1394" calcext:value-type="float">
            <text:p>1394</text:p>
          </table:table-cell>
        </table:table-row>
        <table:table-row table:style-name="ro1">
          <table:table-cell table:style-name="ce2" table:formula="of:=+[.A156]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formula="of:=9*(256*[.A157]+[.B157])+8" office:value-type="float" office:value="1403" calcext:value-type="float">
            <text:p>1403</text:p>
          </table:table-cell>
          <table:table-cell table:formula="of:=+[.C157]/1000000" office:value-type="float" office:value="0.001403" calcext:value-type="float">
            <text:p>0.0</text:p>
          </table:table-cell>
          <table:table-cell table:formula="of:=+[.D157]*1000" office:value-type="float" office:value="1.403" calcext:value-type="float">
            <text:p>1.4</text:p>
          </table:table-cell>
          <table:table-cell table:formula="of:=+[.E157]*1000" office:value-type="float" office:value="1403" calcext:value-type="float">
            <text:p>1403</text:p>
          </table:table-cell>
        </table:table-row>
        <table:table-row table:style-name="ro1">
          <table:table-cell table:style-name="ce2" table:formula="of:=+[.A157]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formula="of:=9*(256*[.A158]+[.B158])+8" office:value-type="float" office:value="1412" calcext:value-type="float">
            <text:p>1412</text:p>
          </table:table-cell>
          <table:table-cell table:formula="of:=+[.C158]/1000000" office:value-type="float" office:value="0.001412" calcext:value-type="float">
            <text:p>0.0</text:p>
          </table:table-cell>
          <table:table-cell table:formula="of:=+[.D158]*1000" office:value-type="float" office:value="1.412" calcext:value-type="float">
            <text:p>1.4</text:p>
          </table:table-cell>
          <table:table-cell table:formula="of:=+[.E158]*1000" office:value-type="float" office:value="1412" calcext:value-type="float">
            <text:p>1412</text:p>
          </table:table-cell>
        </table:table-row>
        <table:table-row table:style-name="ro1">
          <table:table-cell table:style-name="ce2" table:formula="of:=+[.A158]" office:value-type="float" office:value="0" calcext:value-type="float">
            <text:p>0</text:p>
          </table:table-cell>
          <table:table-cell table:style-name="ce2" office:value-type="float" office:value="157" calcext:value-type="float">
            <text:p>157</text:p>
          </table:table-cell>
          <table:table-cell table:formula="of:=9*(256*[.A159]+[.B159])+8" office:value-type="float" office:value="1421" calcext:value-type="float">
            <text:p>1421</text:p>
          </table:table-cell>
          <table:table-cell table:formula="of:=+[.C159]/1000000" office:value-type="float" office:value="0.001421" calcext:value-type="float">
            <text:p>0.0</text:p>
          </table:table-cell>
          <table:table-cell table:formula="of:=+[.D159]*1000" office:value-type="float" office:value="1.421" calcext:value-type="float">
            <text:p>1.4</text:p>
          </table:table-cell>
          <table:table-cell table:formula="of:=+[.E159]*1000" office:value-type="float" office:value="1421" calcext:value-type="float">
            <text:p>1421</text:p>
          </table:table-cell>
        </table:table-row>
        <table:table-row table:style-name="ro1">
          <table:table-cell table:style-name="ce2" table:formula="of:=+[.A159]" office:value-type="float" office:value="0" calcext:value-type="float">
            <text:p>0</text:p>
          </table:table-cell>
          <table:table-cell table:style-name="ce2" office:value-type="float" office:value="158" calcext:value-type="float">
            <text:p>158</text:p>
          </table:table-cell>
          <table:table-cell table:formula="of:=9*(256*[.A160]+[.B160])+8" office:value-type="float" office:value="1430" calcext:value-type="float">
            <text:p>1430</text:p>
          </table:table-cell>
          <table:table-cell table:formula="of:=+[.C160]/1000000" office:value-type="float" office:value="0.00143" calcext:value-type="float">
            <text:p>0.0</text:p>
          </table:table-cell>
          <table:table-cell table:formula="of:=+[.D160]*1000" office:value-type="float" office:value="1.43" calcext:value-type="float">
            <text:p>1.4</text:p>
          </table:table-cell>
          <table:table-cell table:formula="of:=+[.E160]*1000" office:value-type="float" office:value="1430" calcext:value-type="float">
            <text:p>1430</text:p>
          </table:table-cell>
        </table:table-row>
        <table:table-row table:style-name="ro1">
          <table:table-cell table:style-name="ce2" table:formula="of:=+[.A160]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formula="of:=9*(256*[.A161]+[.B161])+8" office:value-type="float" office:value="1439" calcext:value-type="float">
            <text:p>1439</text:p>
          </table:table-cell>
          <table:table-cell table:formula="of:=+[.C161]/1000000" office:value-type="float" office:value="0.001439" calcext:value-type="float">
            <text:p>0.0</text:p>
          </table:table-cell>
          <table:table-cell table:formula="of:=+[.D161]*1000" office:value-type="float" office:value="1.439" calcext:value-type="float">
            <text:p>1.4</text:p>
          </table:table-cell>
          <table:table-cell table:formula="of:=+[.E161]*1000" office:value-type="float" office:value="1439" calcext:value-type="float">
            <text:p>1439</text:p>
          </table:table-cell>
        </table:table-row>
        <table:table-row table:style-name="ro1">
          <table:table-cell table:style-name="ce2" table:formula="of:=+[.A161]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formula="of:=9*(256*[.A162]+[.B162])+8" office:value-type="float" office:value="1448" calcext:value-type="float">
            <text:p>1448</text:p>
          </table:table-cell>
          <table:table-cell table:formula="of:=+[.C162]/1000000" office:value-type="float" office:value="0.001448" calcext:value-type="float">
            <text:p>0.0</text:p>
          </table:table-cell>
          <table:table-cell table:formula="of:=+[.D162]*1000" office:value-type="float" office:value="1.448" calcext:value-type="float">
            <text:p>1.4</text:p>
          </table:table-cell>
          <table:table-cell table:formula="of:=+[.E162]*1000" office:value-type="float" office:value="1448" calcext:value-type="float">
            <text:p>1448</text:p>
          </table:table-cell>
        </table:table-row>
        <table:table-row table:style-name="ro1">
          <table:table-cell table:style-name="ce2" table:formula="of:=+[.A162]" office:value-type="float" office:value="0" calcext:value-type="float">
            <text:p>0</text:p>
          </table:table-cell>
          <table:table-cell table:style-name="ce2" office:value-type="float" office:value="161" calcext:value-type="float">
            <text:p>161</text:p>
          </table:table-cell>
          <table:table-cell table:formula="of:=9*(256*[.A163]+[.B163])+8" office:value-type="float" office:value="1457" calcext:value-type="float">
            <text:p>1457</text:p>
          </table:table-cell>
          <table:table-cell table:formula="of:=+[.C163]/1000000" office:value-type="float" office:value="0.001457" calcext:value-type="float">
            <text:p>0.0</text:p>
          </table:table-cell>
          <table:table-cell table:formula="of:=+[.D163]*1000" office:value-type="float" office:value="1.457" calcext:value-type="float">
            <text:p>1.5</text:p>
          </table:table-cell>
          <table:table-cell table:formula="of:=+[.E163]*1000" office:value-type="float" office:value="1457" calcext:value-type="float">
            <text:p>1457</text:p>
          </table:table-cell>
        </table:table-row>
        <table:table-row table:style-name="ro1">
          <table:table-cell table:style-name="ce2" table:formula="of:=+[.A163]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formula="of:=9*(256*[.A164]+[.B164])+8" office:value-type="float" office:value="1466" calcext:value-type="float">
            <text:p>1466</text:p>
          </table:table-cell>
          <table:table-cell table:formula="of:=+[.C164]/1000000" office:value-type="float" office:value="0.001466" calcext:value-type="float">
            <text:p>0.0</text:p>
          </table:table-cell>
          <table:table-cell table:formula="of:=+[.D164]*1000" office:value-type="float" office:value="1.466" calcext:value-type="float">
            <text:p>1.5</text:p>
          </table:table-cell>
          <table:table-cell table:formula="of:=+[.E164]*1000" office:value-type="float" office:value="1466" calcext:value-type="float">
            <text:p>1466</text:p>
          </table:table-cell>
        </table:table-row>
        <table:table-row table:style-name="ro1">
          <table:table-cell table:style-name="ce2" table:formula="of:=+[.A164]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formula="of:=9*(256*[.A165]+[.B165])+8" office:value-type="float" office:value="1475" calcext:value-type="float">
            <text:p>1475</text:p>
          </table:table-cell>
          <table:table-cell table:formula="of:=+[.C165]/1000000" office:value-type="float" office:value="0.001475" calcext:value-type="float">
            <text:p>0.0</text:p>
          </table:table-cell>
          <table:table-cell table:formula="of:=+[.D165]*1000" office:value-type="float" office:value="1.475" calcext:value-type="float">
            <text:p>1.5</text:p>
          </table:table-cell>
          <table:table-cell table:formula="of:=+[.E165]*1000" office:value-type="float" office:value="1475" calcext:value-type="float">
            <text:p>1475</text:p>
          </table:table-cell>
        </table:table-row>
        <table:table-row table:style-name="ro1">
          <table:table-cell table:style-name="ce2" table:formula="of:=+[.A165]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formula="of:=9*(256*[.A166]+[.B166])+8" office:value-type="float" office:value="1484" calcext:value-type="float">
            <text:p>1484</text:p>
          </table:table-cell>
          <table:table-cell table:formula="of:=+[.C166]/1000000" office:value-type="float" office:value="0.001484" calcext:value-type="float">
            <text:p>0.0</text:p>
          </table:table-cell>
          <table:table-cell table:formula="of:=+[.D166]*1000" office:value-type="float" office:value="1.484" calcext:value-type="float">
            <text:p>1.5</text:p>
          </table:table-cell>
          <table:table-cell table:formula="of:=+[.E166]*1000" office:value-type="float" office:value="1484" calcext:value-type="float">
            <text:p>1484</text:p>
          </table:table-cell>
        </table:table-row>
        <table:table-row table:style-name="ro1">
          <table:table-cell table:style-name="ce2" table:formula="of:=+[.A166]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formula="of:=9*(256*[.A167]+[.B167])+8" office:value-type="float" office:value="1493" calcext:value-type="float">
            <text:p>1493</text:p>
          </table:table-cell>
          <table:table-cell table:formula="of:=+[.C167]/1000000" office:value-type="float" office:value="0.001493" calcext:value-type="float">
            <text:p>0.0</text:p>
          </table:table-cell>
          <table:table-cell table:formula="of:=+[.D167]*1000" office:value-type="float" office:value="1.493" calcext:value-type="float">
            <text:p>1.5</text:p>
          </table:table-cell>
          <table:table-cell table:formula="of:=+[.E167]*1000" office:value-type="float" office:value="1493" calcext:value-type="float">
            <text:p>1493</text:p>
          </table:table-cell>
        </table:table-row>
        <table:table-row table:style-name="ro1">
          <table:table-cell table:style-name="ce2" table:formula="of:=+[.A167]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formula="of:=9*(256*[.A168]+[.B168])+8" office:value-type="float" office:value="1502" calcext:value-type="float">
            <text:p>1502</text:p>
          </table:table-cell>
          <table:table-cell table:formula="of:=+[.C168]/1000000" office:value-type="float" office:value="0.001502" calcext:value-type="float">
            <text:p>0.0</text:p>
          </table:table-cell>
          <table:table-cell table:formula="of:=+[.D168]*1000" office:value-type="float" office:value="1.502" calcext:value-type="float">
            <text:p>1.5</text:p>
          </table:table-cell>
          <table:table-cell table:formula="of:=+[.E168]*1000" office:value-type="float" office:value="1502" calcext:value-type="float">
            <text:p>1502</text:p>
          </table:table-cell>
        </table:table-row>
        <table:table-row table:style-name="ro1">
          <table:table-cell table:style-name="ce2" table:formula="of:=+[.A168]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formula="of:=9*(256*[.A169]+[.B169])+8" office:value-type="float" office:value="1511" calcext:value-type="float">
            <text:p>1511</text:p>
          </table:table-cell>
          <table:table-cell table:formula="of:=+[.C169]/1000000" office:value-type="float" office:value="0.001511" calcext:value-type="float">
            <text:p>0.0</text:p>
          </table:table-cell>
          <table:table-cell table:formula="of:=+[.D169]*1000" office:value-type="float" office:value="1.511" calcext:value-type="float">
            <text:p>1.5</text:p>
          </table:table-cell>
          <table:table-cell table:formula="of:=+[.E169]*1000" office:value-type="float" office:value="1511" calcext:value-type="float">
            <text:p>1511</text:p>
          </table:table-cell>
        </table:table-row>
        <table:table-row table:style-name="ro1">
          <table:table-cell table:style-name="ce2" table:formula="of:=+[.A169]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formula="of:=9*(256*[.A170]+[.B170])+8" office:value-type="float" office:value="1520" calcext:value-type="float">
            <text:p>1520</text:p>
          </table:table-cell>
          <table:table-cell table:formula="of:=+[.C170]/1000000" office:value-type="float" office:value="0.00152" calcext:value-type="float">
            <text:p>0.0</text:p>
          </table:table-cell>
          <table:table-cell table:formula="of:=+[.D170]*1000" office:value-type="float" office:value="1.52" calcext:value-type="float">
            <text:p>1.5</text:p>
          </table:table-cell>
          <table:table-cell table:formula="of:=+[.E170]*1000" office:value-type="float" office:value="1520" calcext:value-type="float">
            <text:p>1520</text:p>
          </table:table-cell>
        </table:table-row>
        <table:table-row table:style-name="ro1">
          <table:table-cell table:style-name="ce2" table:formula="of:=+[.A170]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formula="of:=9*(256*[.A171]+[.B171])+8" office:value-type="float" office:value="1529" calcext:value-type="float">
            <text:p>1529</text:p>
          </table:table-cell>
          <table:table-cell table:formula="of:=+[.C171]/1000000" office:value-type="float" office:value="0.001529" calcext:value-type="float">
            <text:p>0.0</text:p>
          </table:table-cell>
          <table:table-cell table:formula="of:=+[.D171]*1000" office:value-type="float" office:value="1.529" calcext:value-type="float">
            <text:p>1.5</text:p>
          </table:table-cell>
          <table:table-cell table:formula="of:=+[.E171]*1000" office:value-type="float" office:value="1529" calcext:value-type="float">
            <text:p>1529</text:p>
          </table:table-cell>
        </table:table-row>
        <table:table-row table:style-name="ro1">
          <table:table-cell table:style-name="ce2" table:formula="of:=+[.A171]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formula="of:=9*(256*[.A172]+[.B172])+8" office:value-type="float" office:value="1538" calcext:value-type="float">
            <text:p>1538</text:p>
          </table:table-cell>
          <table:table-cell table:formula="of:=+[.C172]/1000000" office:value-type="float" office:value="0.001538" calcext:value-type="float">
            <text:p>0.0</text:p>
          </table:table-cell>
          <table:table-cell table:formula="of:=+[.D172]*1000" office:value-type="float" office:value="1.538" calcext:value-type="float">
            <text:p>1.5</text:p>
          </table:table-cell>
          <table:table-cell table:formula="of:=+[.E172]*1000" office:value-type="float" office:value="1538" calcext:value-type="float">
            <text:p>153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1" calcext:value-type="float">
            <text:p>171</text:p>
          </table:table-cell>
          <table:table-cell table:formula="of:=9*(256*[.A173]+[.B173])+8" office:value-type="float" office:value="3851" calcext:value-type="float">
            <text:p>3851</text:p>
          </table:table-cell>
          <table:table-cell table:formula="of:=+[.C173]/1000000" office:value-type="float" office:value="0.003851" calcext:value-type="float">
            <text:p>0.0</text:p>
          </table:table-cell>
          <table:table-cell table:formula="of:=+[.D173]*1000" office:value-type="float" office:value="3.851" calcext:value-type="float">
            <text:p>3.9</text:p>
          </table:table-cell>
          <table:table-cell table:formula="of:=+[.E173]*1000" office:value-type="float" office:value="3851" calcext:value-type="float">
            <text:p>3851</text:p>
          </table:table-cell>
        </table:table-row>
        <table:table-row table:style-name="ro1">
          <table:table-cell table:style-name="ce2" table:formula="of:=+[.A173]" office:value-type="float" office:value="1" calcext:value-type="float">
            <text:p>1</text:p>
          </table:table-cell>
          <table:table-cell table:style-name="ce2" office:value-type="float" office:value="172" calcext:value-type="float">
            <text:p>172</text:p>
          </table:table-cell>
          <table:table-cell table:formula="of:=9*(256*[.A174]+[.B174])+8" office:value-type="float" office:value="3860" calcext:value-type="float">
            <text:p>3860</text:p>
          </table:table-cell>
          <table:table-cell table:formula="of:=+[.C174]/1000000" office:value-type="float" office:value="0.00386" calcext:value-type="float">
            <text:p>0.0</text:p>
          </table:table-cell>
          <table:table-cell table:formula="of:=+[.D174]*1000" office:value-type="float" office:value="3.86" calcext:value-type="float">
            <text:p>3.9</text:p>
          </table:table-cell>
          <table:table-cell table:formula="of:=+[.E174]*1000" office:value-type="float" office:value="3860" calcext:value-type="float">
            <text:p>3860</text:p>
          </table:table-cell>
        </table:table-row>
        <table:table-row table:style-name="ro1">
          <table:table-cell table:style-name="ce2" table:formula="of:=+[.A174]" office:value-type="float" office:value="1" calcext:value-type="float">
            <text:p>1</text:p>
          </table:table-cell>
          <table:table-cell table:style-name="ce2" office:value-type="float" office:value="173" calcext:value-type="float">
            <text:p>173</text:p>
          </table:table-cell>
          <table:table-cell table:formula="of:=9*(256*[.A175]+[.B175])+8" office:value-type="float" office:value="3869" calcext:value-type="float">
            <text:p>3869</text:p>
          </table:table-cell>
          <table:table-cell table:formula="of:=+[.C175]/1000000" office:value-type="float" office:value="0.003869" calcext:value-type="float">
            <text:p>0.0</text:p>
          </table:table-cell>
          <table:table-cell table:formula="of:=+[.D175]*1000" office:value-type="float" office:value="3.869" calcext:value-type="float">
            <text:p>3.9</text:p>
          </table:table-cell>
          <table:table-cell table:formula="of:=+[.E175]*1000" office:value-type="float" office:value="3869" calcext:value-type="float">
            <text:p>3869</text:p>
          </table:table-cell>
        </table:table-row>
        <table:table-row table:style-name="ro1">
          <table:table-cell table:style-name="ce2" table:formula="of:=+[.A175]" office:value-type="float" office:value="1" calcext:value-type="float">
            <text:p>1</text:p>
          </table:table-cell>
          <table:table-cell table:style-name="ce2" office:value-type="float" office:value="174" calcext:value-type="float">
            <text:p>174</text:p>
          </table:table-cell>
          <table:table-cell table:formula="of:=9*(256*[.A176]+[.B176])+8" office:value-type="float" office:value="3878" calcext:value-type="float">
            <text:p>3878</text:p>
          </table:table-cell>
          <table:table-cell table:formula="of:=+[.C176]/1000000" office:value-type="float" office:value="0.003878" calcext:value-type="float">
            <text:p>0.0</text:p>
          </table:table-cell>
          <table:table-cell table:formula="of:=+[.D176]*1000" office:value-type="float" office:value="3.878" calcext:value-type="float">
            <text:p>3.9</text:p>
          </table:table-cell>
          <table:table-cell table:formula="of:=+[.E176]*1000" office:value-type="float" office:value="3878" calcext:value-type="float">
            <text:p>3878</text:p>
          </table:table-cell>
        </table:table-row>
        <table:table-row table:style-name="ro1">
          <table:table-cell table:style-name="ce2" table:formula="of:=+[.A176]" office:value-type="float" office:value="1" calcext:value-type="float">
            <text:p>1</text:p>
          </table:table-cell>
          <table:table-cell table:style-name="ce2" office:value-type="float" office:value="175" calcext:value-type="float">
            <text:p>175</text:p>
          </table:table-cell>
          <table:table-cell table:formula="of:=9*(256*[.A177]+[.B177])+8" office:value-type="float" office:value="3887" calcext:value-type="float">
            <text:p>3887</text:p>
          </table:table-cell>
          <table:table-cell table:formula="of:=+[.C177]/1000000" office:value-type="float" office:value="0.003887" calcext:value-type="float">
            <text:p>0.0</text:p>
          </table:table-cell>
          <table:table-cell table:formula="of:=+[.D177]*1000" office:value-type="float" office:value="3.887" calcext:value-type="float">
            <text:p>3.9</text:p>
          </table:table-cell>
          <table:table-cell table:formula="of:=+[.E177]*1000" office:value-type="float" office:value="3887" calcext:value-type="float">
            <text:p>3887</text:p>
          </table:table-cell>
        </table:table-row>
        <table:table-row table:style-name="ro1">
          <table:table-cell table:style-name="ce2" table:formula="of:=+[.A177]" office:value-type="float" office:value="1" calcext:value-type="float">
            <text:p>1</text:p>
          </table:table-cell>
          <table:table-cell table:style-name="ce2" office:value-type="float" office:value="176" calcext:value-type="float">
            <text:p>176</text:p>
          </table:table-cell>
          <table:table-cell table:formula="of:=9*(256*[.A178]+[.B178])+8" office:value-type="float" office:value="3896" calcext:value-type="float">
            <text:p>3896</text:p>
          </table:table-cell>
          <table:table-cell table:formula="of:=+[.C178]/1000000" office:value-type="float" office:value="0.003896" calcext:value-type="float">
            <text:p>0.0</text:p>
          </table:table-cell>
          <table:table-cell table:formula="of:=+[.D178]*1000" office:value-type="float" office:value="3.896" calcext:value-type="float">
            <text:p>3.9</text:p>
          </table:table-cell>
          <table:table-cell table:formula="of:=+[.E178]*1000" office:value-type="float" office:value="3896" calcext:value-type="float">
            <text:p>3896</text:p>
          </table:table-cell>
        </table:table-row>
        <table:table-row table:style-name="ro1">
          <table:table-cell table:style-name="ce2" table:formula="of:=+[.A178]" office:value-type="float" office:value="1" calcext:value-type="float">
            <text:p>1</text:p>
          </table:table-cell>
          <table:table-cell table:style-name="ce2" office:value-type="float" office:value="177" calcext:value-type="float">
            <text:p>177</text:p>
          </table:table-cell>
          <table:table-cell table:formula="of:=9*(256*[.A179]+[.B179])+8" office:value-type="float" office:value="3905" calcext:value-type="float">
            <text:p>3905</text:p>
          </table:table-cell>
          <table:table-cell table:formula="of:=+[.C179]/1000000" office:value-type="float" office:value="0.003905" calcext:value-type="float">
            <text:p>0.0</text:p>
          </table:table-cell>
          <table:table-cell table:formula="of:=+[.D179]*1000" office:value-type="float" office:value="3.905" calcext:value-type="float">
            <text:p>3.9</text:p>
          </table:table-cell>
          <table:table-cell table:formula="of:=+[.E179]*1000" office:value-type="float" office:value="3905" calcext:value-type="float">
            <text:p>3905</text:p>
          </table:table-cell>
        </table:table-row>
        <table:table-row table:style-name="ro1">
          <table:table-cell table:style-name="ce2" table:formula="of:=+[.A179]" office:value-type="float" office:value="1" calcext:value-type="float">
            <text:p>1</text:p>
          </table:table-cell>
          <table:table-cell table:style-name="ce2" office:value-type="float" office:value="178" calcext:value-type="float">
            <text:p>178</text:p>
          </table:table-cell>
          <table:table-cell table:formula="of:=9*(256*[.A180]+[.B180])+8" office:value-type="float" office:value="3914" calcext:value-type="float">
            <text:p>3914</text:p>
          </table:table-cell>
          <table:table-cell table:formula="of:=+[.C180]/1000000" office:value-type="float" office:value="0.003914" calcext:value-type="float">
            <text:p>0.0</text:p>
          </table:table-cell>
          <table:table-cell table:formula="of:=+[.D180]*1000" office:value-type="float" office:value="3.914" calcext:value-type="float">
            <text:p>3.9</text:p>
          </table:table-cell>
          <table:table-cell table:formula="of:=+[.E180]*1000" office:value-type="float" office:value="3914" calcext:value-type="float">
            <text:p>3914</text:p>
          </table:table-cell>
        </table:table-row>
        <table:table-row table:style-name="ro1">
          <table:table-cell table:style-name="ce2" table:formula="of:=+[.A180]" office:value-type="float" office:value="1" calcext:value-type="float">
            <text:p>1</text:p>
          </table:table-cell>
          <table:table-cell table:style-name="ce2" office:value-type="float" office:value="179" calcext:value-type="float">
            <text:p>179</text:p>
          </table:table-cell>
          <table:table-cell table:formula="of:=9*(256*[.A181]+[.B181])+8" office:value-type="float" office:value="3923" calcext:value-type="float">
            <text:p>3923</text:p>
          </table:table-cell>
          <table:table-cell table:formula="of:=+[.C181]/1000000" office:value-type="float" office:value="0.003923" calcext:value-type="float">
            <text:p>0.0</text:p>
          </table:table-cell>
          <table:table-cell table:formula="of:=+[.D181]*1000" office:value-type="float" office:value="3.923" calcext:value-type="float">
            <text:p>3.9</text:p>
          </table:table-cell>
          <table:table-cell table:formula="of:=+[.E181]*1000" office:value-type="float" office:value="3923" calcext:value-type="float">
            <text:p>3923</text:p>
          </table:table-cell>
        </table:table-row>
        <table:table-row table:style-name="ro1">
          <table:table-cell table:style-name="ce2" table:formula="of:=+[.A181]"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formula="of:=9*(256*[.A182]+[.B182])+8" office:value-type="float" office:value="3932" calcext:value-type="float">
            <text:p>3932</text:p>
          </table:table-cell>
          <table:table-cell table:formula="of:=+[.C182]/1000000" office:value-type="float" office:value="0.003932" calcext:value-type="float">
            <text:p>0.0</text:p>
          </table:table-cell>
          <table:table-cell table:formula="of:=+[.D182]*1000" office:value-type="float" office:value="3.932" calcext:value-type="float">
            <text:p>3.9</text:p>
          </table:table-cell>
          <table:table-cell table:formula="of:=+[.E182]*1000" office:value-type="float" office:value="3932" calcext:value-type="float">
            <text:p>3932</text:p>
          </table:table-cell>
        </table:table-row>
        <table:table-row table:style-name="ro1">
          <table:table-cell table:style-name="ce2" table:formula="of:=+[.A182]" office:value-type="float" office:value="1" calcext:value-type="float">
            <text:p>1</text:p>
          </table:table-cell>
          <table:table-cell table:style-name="ce2" office:value-type="float" office:value="181" calcext:value-type="float">
            <text:p>181</text:p>
          </table:table-cell>
          <table:table-cell table:formula="of:=9*(256*[.A183]+[.B183])+8" office:value-type="float" office:value="3941" calcext:value-type="float">
            <text:p>3941</text:p>
          </table:table-cell>
          <table:table-cell table:formula="of:=+[.C183]/1000000" office:value-type="float" office:value="0.003941" calcext:value-type="float">
            <text:p>0.0</text:p>
          </table:table-cell>
          <table:table-cell table:formula="of:=+[.D183]*1000" office:value-type="float" office:value="3.941" calcext:value-type="float">
            <text:p>3.9</text:p>
          </table:table-cell>
          <table:table-cell table:formula="of:=+[.E183]*1000" office:value-type="float" office:value="3941" calcext:value-type="float">
            <text:p>3941</text:p>
          </table:table-cell>
        </table:table-row>
        <table:table-row table:style-name="ro1">
          <table:table-cell table:style-name="ce2" table:formula="of:=+[.A183]" office:value-type="float" office:value="1" calcext:value-type="float">
            <text:p>1</text:p>
          </table:table-cell>
          <table:table-cell table:style-name="ce2" office:value-type="float" office:value="182" calcext:value-type="float">
            <text:p>182</text:p>
          </table:table-cell>
          <table:table-cell table:formula="of:=9*(256*[.A184]+[.B184])+8" office:value-type="float" office:value="3950" calcext:value-type="float">
            <text:p>3950</text:p>
          </table:table-cell>
          <table:table-cell table:formula="of:=+[.C184]/1000000" office:value-type="float" office:value="0.00395" calcext:value-type="float">
            <text:p>0.0</text:p>
          </table:table-cell>
          <table:table-cell table:formula="of:=+[.D184]*1000" office:value-type="float" office:value="3.95" calcext:value-type="float">
            <text:p>4.0</text:p>
          </table:table-cell>
          <table:table-cell table:formula="of:=+[.E184]*1000" office:value-type="float" office:value="3950" calcext:value-type="float">
            <text:p>3950</text:p>
          </table:table-cell>
        </table:table-row>
        <table:table-row table:style-name="ro1">
          <table:table-cell table:style-name="ce2" table:formula="of:=+[.A184]" office:value-type="float" office:value="1" calcext:value-type="float">
            <text:p>1</text:p>
          </table:table-cell>
          <table:table-cell table:style-name="ce2" office:value-type="float" office:value="183" calcext:value-type="float">
            <text:p>183</text:p>
          </table:table-cell>
          <table:table-cell table:formula="of:=9*(256*[.A185]+[.B185])+8" office:value-type="float" office:value="3959" calcext:value-type="float">
            <text:p>3959</text:p>
          </table:table-cell>
          <table:table-cell table:formula="of:=+[.C185]/1000000" office:value-type="float" office:value="0.003959" calcext:value-type="float">
            <text:p>0.0</text:p>
          </table:table-cell>
          <table:table-cell table:formula="of:=+[.D185]*1000" office:value-type="float" office:value="3.959" calcext:value-type="float">
            <text:p>4.0</text:p>
          </table:table-cell>
          <table:table-cell table:formula="of:=+[.E185]*1000" office:value-type="float" office:value="3959" calcext:value-type="float">
            <text:p>3959</text:p>
          </table:table-cell>
        </table:table-row>
        <table:table-row table:style-name="ro1">
          <table:table-cell table:style-name="ce2" table:formula="of:=+[.A185]" office:value-type="float" office:value="1" calcext:value-type="float">
            <text:p>1</text:p>
          </table:table-cell>
          <table:table-cell table:style-name="ce2" office:value-type="float" office:value="184" calcext:value-type="float">
            <text:p>184</text:p>
          </table:table-cell>
          <table:table-cell table:formula="of:=9*(256*[.A186]+[.B186])+8" office:value-type="float" office:value="3968" calcext:value-type="float">
            <text:p>3968</text:p>
          </table:table-cell>
          <table:table-cell table:formula="of:=+[.C186]/1000000" office:value-type="float" office:value="0.003968" calcext:value-type="float">
            <text:p>0.0</text:p>
          </table:table-cell>
          <table:table-cell table:formula="of:=+[.D186]*1000" office:value-type="float" office:value="3.968" calcext:value-type="float">
            <text:p>4.0</text:p>
          </table:table-cell>
          <table:table-cell table:formula="of:=+[.E186]*1000" office:value-type="float" office:value="3968" calcext:value-type="float">
            <text:p>3968</text:p>
          </table:table-cell>
        </table:table-row>
        <table:table-row table:style-name="ro1">
          <table:table-cell table:style-name="ce2" table:formula="of:=+[.A186]" office:value-type="float" office:value="1" calcext:value-type="float">
            <text:p>1</text:p>
          </table:table-cell>
          <table:table-cell table:style-name="ce2" office:value-type="float" office:value="185" calcext:value-type="float">
            <text:p>185</text:p>
          </table:table-cell>
          <table:table-cell table:formula="of:=9*(256*[.A187]+[.B187])+8" office:value-type="float" office:value="3977" calcext:value-type="float">
            <text:p>3977</text:p>
          </table:table-cell>
          <table:table-cell table:formula="of:=+[.C187]/1000000" office:value-type="float" office:value="0.003977" calcext:value-type="float">
            <text:p>0.0</text:p>
          </table:table-cell>
          <table:table-cell table:formula="of:=+[.D187]*1000" office:value-type="float" office:value="3.977" calcext:value-type="float">
            <text:p>4.0</text:p>
          </table:table-cell>
          <table:table-cell table:formula="of:=+[.E187]*1000" office:value-type="float" office:value="3977" calcext:value-type="float">
            <text:p>3977</text:p>
          </table:table-cell>
        </table:table-row>
        <table:table-row table:style-name="ro1">
          <table:table-cell table:style-name="ce2" table:formula="of:=+[.A187]" office:value-type="float" office:value="1" calcext:value-type="float">
            <text:p>1</text:p>
          </table:table-cell>
          <table:table-cell table:style-name="ce2" office:value-type="float" office:value="186" calcext:value-type="float">
            <text:p>186</text:p>
          </table:table-cell>
          <table:table-cell table:formula="of:=9*(256*[.A188]+[.B188])+8" office:value-type="float" office:value="3986" calcext:value-type="float">
            <text:p>3986</text:p>
          </table:table-cell>
          <table:table-cell table:formula="of:=+[.C188]/1000000" office:value-type="float" office:value="0.003986" calcext:value-type="float">
            <text:p>0.0</text:p>
          </table:table-cell>
          <table:table-cell table:formula="of:=+[.D188]*1000" office:value-type="float" office:value="3.986" calcext:value-type="float">
            <text:p>4.0</text:p>
          </table:table-cell>
          <table:table-cell table:formula="of:=+[.E188]*1000" office:value-type="float" office:value="3986" calcext:value-type="float">
            <text:p>3986</text:p>
          </table:table-cell>
        </table:table-row>
        <table:table-row table:style-name="ro1">
          <table:table-cell table:style-name="ce2" table:formula="of:=+[.A188]" office:value-type="float" office:value="1" calcext:value-type="float">
            <text:p>1</text:p>
          </table:table-cell>
          <table:table-cell table:style-name="ce2" office:value-type="float" office:value="187" calcext:value-type="float">
            <text:p>187</text:p>
          </table:table-cell>
          <table:table-cell table:formula="of:=9*(256*[.A189]+[.B189])+8" office:value-type="float" office:value="3995" calcext:value-type="float">
            <text:p>3995</text:p>
          </table:table-cell>
          <table:table-cell table:formula="of:=+[.C189]/1000000" office:value-type="float" office:value="0.003995" calcext:value-type="float">
            <text:p>0.0</text:p>
          </table:table-cell>
          <table:table-cell table:formula="of:=+[.D189]*1000" office:value-type="float" office:value="3.995" calcext:value-type="float">
            <text:p>4.0</text:p>
          </table:table-cell>
          <table:table-cell table:formula="of:=+[.E189]*1000" office:value-type="float" office:value="3995" calcext:value-type="float">
            <text:p>3995</text:p>
          </table:table-cell>
        </table:table-row>
        <table:table-row table:style-name="ro1">
          <table:table-cell table:style-name="ce2" table:formula="of:=+[.A189]" office:value-type="float" office:value="1" calcext:value-type="float">
            <text:p>1</text:p>
          </table:table-cell>
          <table:table-cell table:style-name="ce2" office:value-type="float" office:value="188" calcext:value-type="float">
            <text:p>188</text:p>
          </table:table-cell>
          <table:table-cell table:formula="of:=9*(256*[.A190]+[.B190])+8" office:value-type="float" office:value="4004" calcext:value-type="float">
            <text:p>4004</text:p>
          </table:table-cell>
          <table:table-cell table:formula="of:=+[.C190]/1000000" office:value-type="float" office:value="0.004004" calcext:value-type="float">
            <text:p>0.0</text:p>
          </table:table-cell>
          <table:table-cell table:formula="of:=+[.D190]*1000" office:value-type="float" office:value="4.004" calcext:value-type="float">
            <text:p>4.0</text:p>
          </table:table-cell>
          <table:table-cell table:formula="of:=+[.E190]*1000" office:value-type="float" office:value="4004" calcext:value-type="float">
            <text:p>4004</text:p>
          </table:table-cell>
        </table:table-row>
        <table:table-row table:style-name="ro1">
          <table:table-cell table:style-name="ce2" table:formula="of:=+[.A190]" office:value-type="float" office:value="1" calcext:value-type="float">
            <text:p>1</text:p>
          </table:table-cell>
          <table:table-cell table:style-name="ce2" office:value-type="float" office:value="189" calcext:value-type="float">
            <text:p>189</text:p>
          </table:table-cell>
          <table:table-cell table:formula="of:=9*(256*[.A191]+[.B191])+8" office:value-type="float" office:value="4013" calcext:value-type="float">
            <text:p>4013</text:p>
          </table:table-cell>
          <table:table-cell table:formula="of:=+[.C191]/1000000" office:value-type="float" office:value="0.004013" calcext:value-type="float">
            <text:p>0.0</text:p>
          </table:table-cell>
          <table:table-cell table:formula="of:=+[.D191]*1000" office:value-type="float" office:value="4.013" calcext:value-type="float">
            <text:p>4.0</text:p>
          </table:table-cell>
          <table:table-cell table:formula="of:=+[.E191]*1000" office:value-type="float" office:value="4013" calcext:value-type="float">
            <text:p>4013</text:p>
          </table:table-cell>
        </table:table-row>
        <table:table-row table:style-name="ro1">
          <table:table-cell table:style-name="ce2" table:formula="of:=+[.A191]" office:value-type="float" office:value="1" calcext:value-type="float">
            <text:p>1</text:p>
          </table:table-cell>
          <table:table-cell table:style-name="ce2" office:value-type="float" office:value="190" calcext:value-type="float">
            <text:p>190</text:p>
          </table:table-cell>
          <table:table-cell table:formula="of:=9*(256*[.A192]+[.B192])+8" office:value-type="float" office:value="4022" calcext:value-type="float">
            <text:p>4022</text:p>
          </table:table-cell>
          <table:table-cell table:formula="of:=+[.C192]/1000000" office:value-type="float" office:value="0.004022" calcext:value-type="float">
            <text:p>0.0</text:p>
          </table:table-cell>
          <table:table-cell table:formula="of:=+[.D192]*1000" office:value-type="float" office:value="4.022" calcext:value-type="float">
            <text:p>4.0</text:p>
          </table:table-cell>
          <table:table-cell table:formula="of:=+[.E192]*1000" office:value-type="float" office:value="4022" calcext:value-type="float">
            <text:p>4022</text:p>
          </table:table-cell>
        </table:table-row>
        <table:table-row table:style-name="ro1">
          <table:table-cell table:style-name="ce2" table:formula="of:=+[.A192]" office:value-type="float" office:value="1" calcext:value-type="float">
            <text:p>1</text:p>
          </table:table-cell>
          <table:table-cell table:style-name="ce2" office:value-type="float" office:value="191" calcext:value-type="float">
            <text:p>191</text:p>
          </table:table-cell>
          <table:table-cell table:formula="of:=9*(256*[.A193]+[.B193])+8" office:value-type="float" office:value="4031" calcext:value-type="float">
            <text:p>4031</text:p>
          </table:table-cell>
          <table:table-cell table:formula="of:=+[.C193]/1000000" office:value-type="float" office:value="0.004031" calcext:value-type="float">
            <text:p>0.0</text:p>
          </table:table-cell>
          <table:table-cell table:formula="of:=+[.D193]*1000" office:value-type="float" office:value="4.031" calcext:value-type="float">
            <text:p>4.0</text:p>
          </table:table-cell>
          <table:table-cell table:formula="of:=+[.E193]*1000" office:value-type="float" office:value="4031" calcext:value-type="float">
            <text:p>4031</text:p>
          </table:table-cell>
        </table:table-row>
        <table:table-row table:style-name="ro1">
          <table:table-cell table:style-name="ce2" table:formula="of:=+[.A193]" office:value-type="float" office:value="1" calcext:value-type="float">
            <text:p>1</text:p>
          </table:table-cell>
          <table:table-cell table:style-name="ce2" office:value-type="float" office:value="192" calcext:value-type="float">
            <text:p>192</text:p>
          </table:table-cell>
          <table:table-cell table:formula="of:=9*(256*[.A194]+[.B194])+8" office:value-type="float" office:value="4040" calcext:value-type="float">
            <text:p>4040</text:p>
          </table:table-cell>
          <table:table-cell table:formula="of:=+[.C194]/1000000" office:value-type="float" office:value="0.00404" calcext:value-type="float">
            <text:p>0.0</text:p>
          </table:table-cell>
          <table:table-cell table:formula="of:=+[.D194]*1000" office:value-type="float" office:value="4.04" calcext:value-type="float">
            <text:p>4.0</text:p>
          </table:table-cell>
          <table:table-cell table:formula="of:=+[.E194]*1000" office:value-type="float" office:value="4040" calcext:value-type="float">
            <text:p>4040</text:p>
          </table:table-cell>
        </table:table-row>
        <table:table-row table:style-name="ro1">
          <table:table-cell table:style-name="ce2" table:formula="of:=+[.A194]" office:value-type="float" office:value="1" calcext:value-type="float">
            <text:p>1</text:p>
          </table:table-cell>
          <table:table-cell table:style-name="ce2" office:value-type="float" office:value="193" calcext:value-type="float">
            <text:p>193</text:p>
          </table:table-cell>
          <table:table-cell table:formula="of:=9*(256*[.A195]+[.B195])+8" office:value-type="float" office:value="4049" calcext:value-type="float">
            <text:p>4049</text:p>
          </table:table-cell>
          <table:table-cell table:formula="of:=+[.C195]/1000000" office:value-type="float" office:value="0.004049" calcext:value-type="float">
            <text:p>0.0</text:p>
          </table:table-cell>
          <table:table-cell table:formula="of:=+[.D195]*1000" office:value-type="float" office:value="4.049" calcext:value-type="float">
            <text:p>4.0</text:p>
          </table:table-cell>
          <table:table-cell table:formula="of:=+[.E195]*1000" office:value-type="float" office:value="4049" calcext:value-type="float">
            <text:p>4049</text:p>
          </table:table-cell>
        </table:table-row>
        <table:table-row table:style-name="ro1">
          <table:table-cell table:style-name="ce2" table:formula="of:=+[.A195]" office:value-type="float" office:value="1" calcext:value-type="float">
            <text:p>1</text:p>
          </table:table-cell>
          <table:table-cell table:style-name="ce2" office:value-type="float" office:value="194" calcext:value-type="float">
            <text:p>194</text:p>
          </table:table-cell>
          <table:table-cell table:formula="of:=9*(256*[.A196]+[.B196])+8" office:value-type="float" office:value="4058" calcext:value-type="float">
            <text:p>4058</text:p>
          </table:table-cell>
          <table:table-cell table:formula="of:=+[.C196]/1000000" office:value-type="float" office:value="0.004058" calcext:value-type="float">
            <text:p>0.0</text:p>
          </table:table-cell>
          <table:table-cell table:formula="of:=+[.D196]*1000" office:value-type="float" office:value="4.058" calcext:value-type="float">
            <text:p>4.1</text:p>
          </table:table-cell>
          <table:table-cell table:formula="of:=+[.E196]*1000" office:value-type="float" office:value="4058" calcext:value-type="float">
            <text:p>4058</text:p>
          </table:table-cell>
        </table:table-row>
        <table:table-row table:style-name="ro1">
          <table:table-cell table:style-name="ce2" table:formula="of:=+[.A196]" office:value-type="float" office:value="1" calcext:value-type="float">
            <text:p>1</text:p>
          </table:table-cell>
          <table:table-cell table:style-name="ce2" office:value-type="float" office:value="195" calcext:value-type="float">
            <text:p>195</text:p>
          </table:table-cell>
          <table:table-cell table:formula="of:=9*(256*[.A197]+[.B197])+8" office:value-type="float" office:value="4067" calcext:value-type="float">
            <text:p>4067</text:p>
          </table:table-cell>
          <table:table-cell table:formula="of:=+[.C197]/1000000" office:value-type="float" office:value="0.004067" calcext:value-type="float">
            <text:p>0.0</text:p>
          </table:table-cell>
          <table:table-cell table:formula="of:=+[.D197]*1000" office:value-type="float" office:value="4.067" calcext:value-type="float">
            <text:p>4.1</text:p>
          </table:table-cell>
          <table:table-cell table:formula="of:=+[.E197]*1000" office:value-type="float" office:value="4067" calcext:value-type="float">
            <text:p>4067</text:p>
          </table:table-cell>
        </table:table-row>
        <table:table-row table:style-name="ro1">
          <table:table-cell table:style-name="ce2" table:formula="of:=+[.A197]" office:value-type="float" office:value="1" calcext:value-type="float">
            <text:p>1</text:p>
          </table:table-cell>
          <table:table-cell table:style-name="ce2" office:value-type="float" office:value="196" calcext:value-type="float">
            <text:p>196</text:p>
          </table:table-cell>
          <table:table-cell table:formula="of:=9*(256*[.A198]+[.B198])+8" office:value-type="float" office:value="4076" calcext:value-type="float">
            <text:p>4076</text:p>
          </table:table-cell>
          <table:table-cell table:formula="of:=+[.C198]/1000000" office:value-type="float" office:value="0.004076" calcext:value-type="float">
            <text:p>0.0</text:p>
          </table:table-cell>
          <table:table-cell table:formula="of:=+[.D198]*1000" office:value-type="float" office:value="4.076" calcext:value-type="float">
            <text:p>4.1</text:p>
          </table:table-cell>
          <table:table-cell table:formula="of:=+[.E198]*1000" office:value-type="float" office:value="4076" calcext:value-type="float">
            <text:p>4076</text:p>
          </table:table-cell>
        </table:table-row>
        <table:table-row table:style-name="ro1">
          <table:table-cell table:style-name="ce2" table:formula="of:=+[.A198]" office:value-type="float" office:value="1" calcext:value-type="float">
            <text:p>1</text:p>
          </table:table-cell>
          <table:table-cell table:style-name="ce2" office:value-type="float" office:value="197" calcext:value-type="float">
            <text:p>197</text:p>
          </table:table-cell>
          <table:table-cell table:formula="of:=9*(256*[.A199]+[.B199])+8" office:value-type="float" office:value="4085" calcext:value-type="float">
            <text:p>4085</text:p>
          </table:table-cell>
          <table:table-cell table:formula="of:=+[.C199]/1000000" office:value-type="float" office:value="0.004085" calcext:value-type="float">
            <text:p>0.0</text:p>
          </table:table-cell>
          <table:table-cell table:formula="of:=+[.D199]*1000" office:value-type="float" office:value="4.085" calcext:value-type="float">
            <text:p>4.1</text:p>
          </table:table-cell>
          <table:table-cell table:formula="of:=+[.E199]*1000" office:value-type="float" office:value="4085" calcext:value-type="float">
            <text:p>4085</text:p>
          </table:table-cell>
        </table:table-row>
        <table:table-row table:style-name="ro1">
          <table:table-cell table:style-name="ce2" table:formula="of:=+[.A199]" office:value-type="float" office:value="1" calcext:value-type="float">
            <text:p>1</text:p>
          </table:table-cell>
          <table:table-cell table:style-name="ce2" office:value-type="float" office:value="198" calcext:value-type="float">
            <text:p>198</text:p>
          </table:table-cell>
          <table:table-cell table:formula="of:=9*(256*[.A200]+[.B200])+8" office:value-type="float" office:value="4094" calcext:value-type="float">
            <text:p>4094</text:p>
          </table:table-cell>
          <table:table-cell table:formula="of:=+[.C200]/1000000" office:value-type="float" office:value="0.004094" calcext:value-type="float">
            <text:p>0.0</text:p>
          </table:table-cell>
          <table:table-cell table:formula="of:=+[.D200]*1000" office:value-type="float" office:value="4.094" calcext:value-type="float">
            <text:p>4.1</text:p>
          </table:table-cell>
          <table:table-cell table:formula="of:=+[.E200]*1000" office:value-type="float" office:value="4094" calcext:value-type="float">
            <text:p>4094</text:p>
          </table:table-cell>
        </table:table-row>
        <table:table-row table:style-name="ro1">
          <table:table-cell table:style-name="ce2" table:formula="of:=+[.A200]" office:value-type="float" office:value="1" calcext:value-type="float">
            <text:p>1</text:p>
          </table:table-cell>
          <table:table-cell table:style-name="ce2" office:value-type="float" office:value="199" calcext:value-type="float">
            <text:p>199</text:p>
          </table:table-cell>
          <table:table-cell table:formula="of:=9*(256*[.A201]+[.B201])+8" office:value-type="float" office:value="4103" calcext:value-type="float">
            <text:p>4103</text:p>
          </table:table-cell>
          <table:table-cell table:formula="of:=+[.C201]/1000000" office:value-type="float" office:value="0.004103" calcext:value-type="float">
            <text:p>0.0</text:p>
          </table:table-cell>
          <table:table-cell table:formula="of:=+[.D201]*1000" office:value-type="float" office:value="4.103" calcext:value-type="float">
            <text:p>4.1</text:p>
          </table:table-cell>
          <table:table-cell table:formula="of:=+[.E201]*1000" office:value-type="float" office:value="4103" calcext:value-type="float">
            <text:p>4103</text:p>
          </table:table-cell>
        </table:table-row>
        <table:table-row table:style-name="ro1">
          <table:table-cell table:style-name="ce2" table:formula="of:=+[.A201]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formula="of:=9*(256*[.A202]+[.B202])+8" office:value-type="float" office:value="4112" calcext:value-type="float">
            <text:p>4112</text:p>
          </table:table-cell>
          <table:table-cell table:formula="of:=+[.C202]/1000000" office:value-type="float" office:value="0.004112" calcext:value-type="float">
            <text:p>0.0</text:p>
          </table:table-cell>
          <table:table-cell table:formula="of:=+[.D202]*1000" office:value-type="float" office:value="4.112" calcext:value-type="float">
            <text:p>4.1</text:p>
          </table:table-cell>
          <table:table-cell table:formula="of:=+[.E202]*1000" office:value-type="float" office:value="4112" calcext:value-type="float">
            <text:p>4112</text:p>
          </table:table-cell>
        </table:table-row>
        <table:table-row table:style-name="ro1">
          <table:table-cell table:style-name="ce2" table:formula="of:=+[.A202]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formula="of:=9*(256*[.A203]+[.B203])+8" office:value-type="float" office:value="4121" calcext:value-type="float">
            <text:p>4121</text:p>
          </table:table-cell>
          <table:table-cell table:formula="of:=+[.C203]/1000000" office:value-type="float" office:value="0.004121" calcext:value-type="float">
            <text:p>0.0</text:p>
          </table:table-cell>
          <table:table-cell table:formula="of:=+[.D203]*1000" office:value-type="float" office:value="4.121" calcext:value-type="float">
            <text:p>4.1</text:p>
          </table:table-cell>
          <table:table-cell table:formula="of:=+[.E203]*1000" office:value-type="float" office:value="4121" calcext:value-type="float">
            <text:p>4121</text:p>
          </table:table-cell>
        </table:table-row>
        <table:table-row table:style-name="ro1">
          <table:table-cell table:style-name="ce2" table:formula="of:=+[.A203]" office:value-type="float" office:value="1" calcext:value-type="float">
            <text:p>1</text:p>
          </table:table-cell>
          <table:table-cell table:style-name="ce2" office:value-type="float" office:value="202" calcext:value-type="float">
            <text:p>202</text:p>
          </table:table-cell>
          <table:table-cell table:formula="of:=9*(256*[.A204]+[.B204])+8" office:value-type="float" office:value="4130" calcext:value-type="float">
            <text:p>4130</text:p>
          </table:table-cell>
          <table:table-cell table:formula="of:=+[.C204]/1000000" office:value-type="float" office:value="0.00413" calcext:value-type="float">
            <text:p>0.0</text:p>
          </table:table-cell>
          <table:table-cell table:formula="of:=+[.D204]*1000" office:value-type="float" office:value="4.13" calcext:value-type="float">
            <text:p>4.1</text:p>
          </table:table-cell>
          <table:table-cell table:formula="of:=+[.E204]*1000" office:value-type="float" office:value="4130" calcext:value-type="float">
            <text:p>413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3" calcext:value-type="float">
            <text:p>203</text:p>
          </table:table-cell>
          <table:table-cell table:formula="of:=9*(256*[.A205]+[.B205])+8" office:value-type="float" office:value="6443" calcext:value-type="float">
            <text:p>6443</text:p>
          </table:table-cell>
          <table:table-cell table:formula="of:=+[.C205]/1000000" office:value-type="float" office:value="0.006443" calcext:value-type="float">
            <text:p>0.0</text:p>
          </table:table-cell>
          <table:table-cell table:formula="of:=+[.D205]*1000" office:value-type="float" office:value="6.443" calcext:value-type="float">
            <text:p>6.4</text:p>
          </table:table-cell>
          <table:table-cell table:formula="of:=+[.E205]*1000" office:value-type="float" office:value="6443" calcext:value-type="float">
            <text:p>6443</text:p>
          </table:table-cell>
        </table:table-row>
        <table:table-row table:style-name="ro1">
          <table:table-cell table:style-name="ce2" table:formula="of:=+[.A205]" office:value-type="float" office:value="2" calcext:value-type="float">
            <text:p>2</text:p>
          </table:table-cell>
          <table:table-cell table:style-name="ce2" office:value-type="float" office:value="204" calcext:value-type="float">
            <text:p>204</text:p>
          </table:table-cell>
          <table:table-cell table:formula="of:=9*(256*[.A206]+[.B206])+8" office:value-type="float" office:value="6452" calcext:value-type="float">
            <text:p>6452</text:p>
          </table:table-cell>
          <table:table-cell table:formula="of:=+[.C206]/1000000" office:value-type="float" office:value="0.006452" calcext:value-type="float">
            <text:p>0.0</text:p>
          </table:table-cell>
          <table:table-cell table:formula="of:=+[.D206]*1000" office:value-type="float" office:value="6.452" calcext:value-type="float">
            <text:p>6.5</text:p>
          </table:table-cell>
          <table:table-cell table:formula="of:=+[.E206]*1000" office:value-type="float" office:value="6452" calcext:value-type="float">
            <text:p>6452</text:p>
          </table:table-cell>
        </table:table-row>
        <table:table-row table:style-name="ro1">
          <table:table-cell table:style-name="ce2" table:formula="of:=+[.A206]" office:value-type="float" office:value="2" calcext:value-type="float">
            <text:p>2</text:p>
          </table:table-cell>
          <table:table-cell table:style-name="ce2" office:value-type="float" office:value="205" calcext:value-type="float">
            <text:p>205</text:p>
          </table:table-cell>
          <table:table-cell table:formula="of:=9*(256*[.A207]+[.B207])+8" office:value-type="float" office:value="6461" calcext:value-type="float">
            <text:p>6461</text:p>
          </table:table-cell>
          <table:table-cell table:formula="of:=+[.C207]/1000000" office:value-type="float" office:value="0.006461" calcext:value-type="float">
            <text:p>0.0</text:p>
          </table:table-cell>
          <table:table-cell table:formula="of:=+[.D207]*1000" office:value-type="float" office:value="6.461" calcext:value-type="float">
            <text:p>6.5</text:p>
          </table:table-cell>
          <table:table-cell table:formula="of:=+[.E207]*1000" office:value-type="float" office:value="6461" calcext:value-type="float">
            <text:p>6461</text:p>
          </table:table-cell>
        </table:table-row>
        <table:table-row table:style-name="ro1">
          <table:table-cell table:style-name="ce2" table:formula="of:=+[.A207]" office:value-type="float" office:value="2" calcext:value-type="float">
            <text:p>2</text:p>
          </table:table-cell>
          <table:table-cell table:style-name="ce2" office:value-type="float" office:value="206" calcext:value-type="float">
            <text:p>206</text:p>
          </table:table-cell>
          <table:table-cell table:formula="of:=9*(256*[.A208]+[.B208])+8" office:value-type="float" office:value="6470" calcext:value-type="float">
            <text:p>6470</text:p>
          </table:table-cell>
          <table:table-cell table:formula="of:=+[.C208]/1000000" office:value-type="float" office:value="0.00647" calcext:value-type="float">
            <text:p>0.0</text:p>
          </table:table-cell>
          <table:table-cell table:formula="of:=+[.D208]*1000" office:value-type="float" office:value="6.47" calcext:value-type="float">
            <text:p>6.5</text:p>
          </table:table-cell>
          <table:table-cell table:formula="of:=+[.E208]*1000" office:value-type="float" office:value="6470" calcext:value-type="float">
            <text:p>6470</text:p>
          </table:table-cell>
        </table:table-row>
        <table:table-row table:style-name="ro1">
          <table:table-cell table:style-name="ce2" table:formula="of:=+[.A208]" office:value-type="float" office:value="2" calcext:value-type="float">
            <text:p>2</text:p>
          </table:table-cell>
          <table:table-cell table:style-name="ce2" office:value-type="float" office:value="207" calcext:value-type="float">
            <text:p>207</text:p>
          </table:table-cell>
          <table:table-cell table:formula="of:=9*(256*[.A209]+[.B209])+8" office:value-type="float" office:value="6479" calcext:value-type="float">
            <text:p>6479</text:p>
          </table:table-cell>
          <table:table-cell table:formula="of:=+[.C209]/1000000" office:value-type="float" office:value="0.006479" calcext:value-type="float">
            <text:p>0.0</text:p>
          </table:table-cell>
          <table:table-cell table:formula="of:=+[.D209]*1000" office:value-type="float" office:value="6.479" calcext:value-type="float">
            <text:p>6.5</text:p>
          </table:table-cell>
          <table:table-cell table:formula="of:=+[.E209]*1000" office:value-type="float" office:value="6479" calcext:value-type="float">
            <text:p>6479</text:p>
          </table:table-cell>
        </table:table-row>
        <table:table-row table:style-name="ro1">
          <table:table-cell table:style-name="ce2" table:formula="of:=+[.A209]" office:value-type="float" office:value="2" calcext:value-type="float">
            <text:p>2</text:p>
          </table:table-cell>
          <table:table-cell table:style-name="ce2" office:value-type="float" office:value="208" calcext:value-type="float">
            <text:p>208</text:p>
          </table:table-cell>
          <table:table-cell table:formula="of:=9*(256*[.A210]+[.B210])+8" office:value-type="float" office:value="6488" calcext:value-type="float">
            <text:p>6488</text:p>
          </table:table-cell>
          <table:table-cell table:formula="of:=+[.C210]/1000000" office:value-type="float" office:value="0.006488" calcext:value-type="float">
            <text:p>0.0</text:p>
          </table:table-cell>
          <table:table-cell table:formula="of:=+[.D210]*1000" office:value-type="float" office:value="6.488" calcext:value-type="float">
            <text:p>6.5</text:p>
          </table:table-cell>
          <table:table-cell table:formula="of:=+[.E210]*1000" office:value-type="float" office:value="6488" calcext:value-type="float">
            <text:p>6488</text:p>
          </table:table-cell>
        </table:table-row>
        <table:table-row table:style-name="ro1">
          <table:table-cell table:style-name="ce2" table:formula="of:=+[.A210]" office:value-type="float" office:value="2" calcext:value-type="float">
            <text:p>2</text:p>
          </table:table-cell>
          <table:table-cell table:style-name="ce2" office:value-type="float" office:value="209" calcext:value-type="float">
            <text:p>209</text:p>
          </table:table-cell>
          <table:table-cell table:formula="of:=9*(256*[.A211]+[.B211])+8" office:value-type="float" office:value="6497" calcext:value-type="float">
            <text:p>6497</text:p>
          </table:table-cell>
          <table:table-cell table:formula="of:=+[.C211]/1000000" office:value-type="float" office:value="0.006497" calcext:value-type="float">
            <text:p>0.0</text:p>
          </table:table-cell>
          <table:table-cell table:formula="of:=+[.D211]*1000" office:value-type="float" office:value="6.497" calcext:value-type="float">
            <text:p>6.5</text:p>
          </table:table-cell>
          <table:table-cell table:formula="of:=+[.E211]*1000" office:value-type="float" office:value="6497" calcext:value-type="float">
            <text:p>6497</text:p>
          </table:table-cell>
        </table:table-row>
        <table:table-row table:style-name="ro1">
          <table:table-cell table:style-name="ce2" table:formula="of:=+[.A211]" office:value-type="float" office:value="2" calcext:value-type="float">
            <text:p>2</text:p>
          </table:table-cell>
          <table:table-cell table:style-name="ce2" office:value-type="float" office:value="210" calcext:value-type="float">
            <text:p>210</text:p>
          </table:table-cell>
          <table:table-cell table:formula="of:=9*(256*[.A212]+[.B212])+8" office:value-type="float" office:value="6506" calcext:value-type="float">
            <text:p>6506</text:p>
          </table:table-cell>
          <table:table-cell table:formula="of:=+[.C212]/1000000" office:value-type="float" office:value="0.006506" calcext:value-type="float">
            <text:p>0.0</text:p>
          </table:table-cell>
          <table:table-cell table:formula="of:=+[.D212]*1000" office:value-type="float" office:value="6.506" calcext:value-type="float">
            <text:p>6.5</text:p>
          </table:table-cell>
          <table:table-cell table:formula="of:=+[.E212]*1000" office:value-type="float" office:value="6506" calcext:value-type="float">
            <text:p>6506</text:p>
          </table:table-cell>
        </table:table-row>
        <table:table-row table:style-name="ro1">
          <table:table-cell table:style-name="ce2" table:formula="of:=+[.A212]" office:value-type="float" office:value="2" calcext:value-type="float">
            <text:p>2</text:p>
          </table:table-cell>
          <table:table-cell table:style-name="ce2" office:value-type="float" office:value="211" calcext:value-type="float">
            <text:p>211</text:p>
          </table:table-cell>
          <table:table-cell table:formula="of:=9*(256*[.A213]+[.B213])+8" office:value-type="float" office:value="6515" calcext:value-type="float">
            <text:p>6515</text:p>
          </table:table-cell>
          <table:table-cell table:formula="of:=+[.C213]/1000000" office:value-type="float" office:value="0.006515" calcext:value-type="float">
            <text:p>0.0</text:p>
          </table:table-cell>
          <table:table-cell table:formula="of:=+[.D213]*1000" office:value-type="float" office:value="6.515" calcext:value-type="float">
            <text:p>6.5</text:p>
          </table:table-cell>
          <table:table-cell table:formula="of:=+[.E213]*1000" office:value-type="float" office:value="6515" calcext:value-type="float">
            <text:p>6515</text:p>
          </table:table-cell>
        </table:table-row>
        <table:table-row table:style-name="ro1">
          <table:table-cell table:style-name="ce2" table:formula="of:=+[.A213]" office:value-type="float" office:value="2" calcext:value-type="float">
            <text:p>2</text:p>
          </table:table-cell>
          <table:table-cell table:style-name="ce2" office:value-type="float" office:value="212" calcext:value-type="float">
            <text:p>212</text:p>
          </table:table-cell>
          <table:table-cell table:formula="of:=9*(256*[.A214]+[.B214])+8" office:value-type="float" office:value="6524" calcext:value-type="float">
            <text:p>6524</text:p>
          </table:table-cell>
          <table:table-cell table:formula="of:=+[.C214]/1000000" office:value-type="float" office:value="0.006524" calcext:value-type="float">
            <text:p>0.0</text:p>
          </table:table-cell>
          <table:table-cell table:formula="of:=+[.D214]*1000" office:value-type="float" office:value="6.524" calcext:value-type="float">
            <text:p>6.5</text:p>
          </table:table-cell>
          <table:table-cell table:formula="of:=+[.E214]*1000" office:value-type="float" office:value="6524" calcext:value-type="float">
            <text:p>6524</text:p>
          </table:table-cell>
        </table:table-row>
        <table:table-row table:style-name="ro1">
          <table:table-cell table:style-name="ce2" table:formula="of:=+[.A214]" office:value-type="float" office:value="2" calcext:value-type="float">
            <text:p>2</text:p>
          </table:table-cell>
          <table:table-cell table:style-name="ce2" office:value-type="float" office:value="213" calcext:value-type="float">
            <text:p>213</text:p>
          </table:table-cell>
          <table:table-cell table:formula="of:=9*(256*[.A215]+[.B215])+8" office:value-type="float" office:value="6533" calcext:value-type="float">
            <text:p>6533</text:p>
          </table:table-cell>
          <table:table-cell table:formula="of:=+[.C215]/1000000" office:value-type="float" office:value="0.006533" calcext:value-type="float">
            <text:p>0.0</text:p>
          </table:table-cell>
          <table:table-cell table:formula="of:=+[.D215]*1000" office:value-type="float" office:value="6.533" calcext:value-type="float">
            <text:p>6.5</text:p>
          </table:table-cell>
          <table:table-cell table:formula="of:=+[.E215]*1000" office:value-type="float" office:value="6533" calcext:value-type="float">
            <text:p>6533</text:p>
          </table:table-cell>
        </table:table-row>
        <table:table-row table:style-name="ro1">
          <table:table-cell table:style-name="ce2" table:formula="of:=+[.A215]" office:value-type="float" office:value="2" calcext:value-type="float">
            <text:p>2</text:p>
          </table:table-cell>
          <table:table-cell table:style-name="ce2" office:value-type="float" office:value="214" calcext:value-type="float">
            <text:p>214</text:p>
          </table:table-cell>
          <table:table-cell table:formula="of:=9*(256*[.A216]+[.B216])+8" office:value-type="float" office:value="6542" calcext:value-type="float">
            <text:p>6542</text:p>
          </table:table-cell>
          <table:table-cell table:formula="of:=+[.C216]/1000000" office:value-type="float" office:value="0.006542" calcext:value-type="float">
            <text:p>0.0</text:p>
          </table:table-cell>
          <table:table-cell table:formula="of:=+[.D216]*1000" office:value-type="float" office:value="6.542" calcext:value-type="float">
            <text:p>6.5</text:p>
          </table:table-cell>
          <table:table-cell table:formula="of:=+[.E216]*1000" office:value-type="float" office:value="6542" calcext:value-type="float">
            <text:p>6542</text:p>
          </table:table-cell>
        </table:table-row>
        <table:table-row table:style-name="ro1">
          <table:table-cell table:style-name="ce2" table:formula="of:=+[.A216]" office:value-type="float" office:value="2" calcext:value-type="float">
            <text:p>2</text:p>
          </table:table-cell>
          <table:table-cell table:style-name="ce2" office:value-type="float" office:value="215" calcext:value-type="float">
            <text:p>215</text:p>
          </table:table-cell>
          <table:table-cell table:formula="of:=9*(256*[.A217]+[.B217])+8" office:value-type="float" office:value="6551" calcext:value-type="float">
            <text:p>6551</text:p>
          </table:table-cell>
          <table:table-cell table:formula="of:=+[.C217]/1000000" office:value-type="float" office:value="0.006551" calcext:value-type="float">
            <text:p>0.0</text:p>
          </table:table-cell>
          <table:table-cell table:formula="of:=+[.D217]*1000" office:value-type="float" office:value="6.551" calcext:value-type="float">
            <text:p>6.6</text:p>
          </table:table-cell>
          <table:table-cell table:formula="of:=+[.E217]*1000" office:value-type="float" office:value="6551" calcext:value-type="float">
            <text:p>6551</text:p>
          </table:table-cell>
        </table:table-row>
        <table:table-row table:style-name="ro1">
          <table:table-cell table:style-name="ce2" table:formula="of:=+[.A217]" office:value-type="float" office:value="2" calcext:value-type="float">
            <text:p>2</text:p>
          </table:table-cell>
          <table:table-cell table:style-name="ce2" office:value-type="float" office:value="216" calcext:value-type="float">
            <text:p>216</text:p>
          </table:table-cell>
          <table:table-cell table:formula="of:=9*(256*[.A218]+[.B218])+8" office:value-type="float" office:value="6560" calcext:value-type="float">
            <text:p>6560</text:p>
          </table:table-cell>
          <table:table-cell table:formula="of:=+[.C218]/1000000" office:value-type="float" office:value="0.00656" calcext:value-type="float">
            <text:p>0.0</text:p>
          </table:table-cell>
          <table:table-cell table:formula="of:=+[.D218]*1000" office:value-type="float" office:value="6.56" calcext:value-type="float">
            <text:p>6.6</text:p>
          </table:table-cell>
          <table:table-cell table:formula="of:=+[.E218]*1000" office:value-type="float" office:value="6560" calcext:value-type="float">
            <text:p>6560</text:p>
          </table:table-cell>
        </table:table-row>
        <table:table-row table:style-name="ro1">
          <table:table-cell table:style-name="ce2" table:formula="of:=+[.A218]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formula="of:=9*(256*[.A219]+[.B219])+8" office:value-type="float" office:value="6569" calcext:value-type="float">
            <text:p>6569</text:p>
          </table:table-cell>
          <table:table-cell table:formula="of:=+[.C219]/1000000" office:value-type="float" office:value="0.006569" calcext:value-type="float">
            <text:p>0.0</text:p>
          </table:table-cell>
          <table:table-cell table:formula="of:=+[.D219]*1000" office:value-type="float" office:value="6.569" calcext:value-type="float">
            <text:p>6.6</text:p>
          </table:table-cell>
          <table:table-cell table:formula="of:=+[.E219]*1000" office:value-type="float" office:value="6569" calcext:value-type="float">
            <text:p>6569</text:p>
          </table:table-cell>
        </table:table-row>
        <table:table-row table:style-name="ro1">
          <table:table-cell table:style-name="ce2" table:formula="of:=+[.A219]" office:value-type="float" office:value="2" calcext:value-type="float">
            <text:p>2</text:p>
          </table:table-cell>
          <table:table-cell table:style-name="ce2" office:value-type="float" office:value="218" calcext:value-type="float">
            <text:p>218</text:p>
          </table:table-cell>
          <table:table-cell table:formula="of:=9*(256*[.A220]+[.B220])+8" office:value-type="float" office:value="6578" calcext:value-type="float">
            <text:p>6578</text:p>
          </table:table-cell>
          <table:table-cell table:formula="of:=+[.C220]/1000000" office:value-type="float" office:value="0.006578" calcext:value-type="float">
            <text:p>0.0</text:p>
          </table:table-cell>
          <table:table-cell table:formula="of:=+[.D220]*1000" office:value-type="float" office:value="6.578" calcext:value-type="float">
            <text:p>6.6</text:p>
          </table:table-cell>
          <table:table-cell table:formula="of:=+[.E220]*1000" office:value-type="float" office:value="6578" calcext:value-type="float">
            <text:p>6578</text:p>
          </table:table-cell>
        </table:table-row>
        <table:table-row table:style-name="ro1">
          <table:table-cell table:style-name="ce2" table:formula="of:=+[.A220]" office:value-type="float" office:value="2" calcext:value-type="float">
            <text:p>2</text:p>
          </table:table-cell>
          <table:table-cell table:style-name="ce2" office:value-type="float" office:value="219" calcext:value-type="float">
            <text:p>219</text:p>
          </table:table-cell>
          <table:table-cell table:formula="of:=9*(256*[.A221]+[.B221])+8" office:value-type="float" office:value="6587" calcext:value-type="float">
            <text:p>6587</text:p>
          </table:table-cell>
          <table:table-cell table:formula="of:=+[.C221]/1000000" office:value-type="float" office:value="0.006587" calcext:value-type="float">
            <text:p>0.0</text:p>
          </table:table-cell>
          <table:table-cell table:formula="of:=+[.D221]*1000" office:value-type="float" office:value="6.587" calcext:value-type="float">
            <text:p>6.6</text:p>
          </table:table-cell>
          <table:table-cell table:formula="of:=+[.E221]*1000" office:value-type="float" office:value="6587" calcext:value-type="float">
            <text:p>6587</text:p>
          </table:table-cell>
        </table:table-row>
        <table:table-row table:style-name="ro1">
          <table:table-cell table:style-name="ce2" table:formula="of:=+[.A221]" office:value-type="float" office:value="2" calcext:value-type="float">
            <text:p>2</text:p>
          </table:table-cell>
          <table:table-cell table:style-name="ce2" office:value-type="float" office:value="220" calcext:value-type="float">
            <text:p>220</text:p>
          </table:table-cell>
          <table:table-cell table:formula="of:=9*(256*[.A222]+[.B222])+8" office:value-type="float" office:value="6596" calcext:value-type="float">
            <text:p>6596</text:p>
          </table:table-cell>
          <table:table-cell table:formula="of:=+[.C222]/1000000" office:value-type="float" office:value="0.006596" calcext:value-type="float">
            <text:p>0.0</text:p>
          </table:table-cell>
          <table:table-cell table:formula="of:=+[.D222]*1000" office:value-type="float" office:value="6.596" calcext:value-type="float">
            <text:p>6.6</text:p>
          </table:table-cell>
          <table:table-cell table:formula="of:=+[.E222]*1000" office:value-type="float" office:value="6596" calcext:value-type="float">
            <text:p>6596</text:p>
          </table:table-cell>
        </table:table-row>
        <table:table-row table:style-name="ro1">
          <table:table-cell table:style-name="ce2" table:formula="of:=+[.A222]" office:value-type="float" office:value="2" calcext:value-type="float">
            <text:p>2</text:p>
          </table:table-cell>
          <table:table-cell table:style-name="ce2" office:value-type="float" office:value="221" calcext:value-type="float">
            <text:p>221</text:p>
          </table:table-cell>
          <table:table-cell table:formula="of:=9*(256*[.A223]+[.B223])+8" office:value-type="float" office:value="6605" calcext:value-type="float">
            <text:p>6605</text:p>
          </table:table-cell>
          <table:table-cell table:formula="of:=+[.C223]/1000000" office:value-type="float" office:value="0.006605" calcext:value-type="float">
            <text:p>0.0</text:p>
          </table:table-cell>
          <table:table-cell table:formula="of:=+[.D223]*1000" office:value-type="float" office:value="6.605" calcext:value-type="float">
            <text:p>6.6</text:p>
          </table:table-cell>
          <table:table-cell table:formula="of:=+[.E223]*1000" office:value-type="float" office:value="6605" calcext:value-type="float">
            <text:p>6605</text:p>
          </table:table-cell>
        </table:table-row>
        <table:table-row table:style-name="ro1">
          <table:table-cell table:style-name="ce2" table:formula="of:=+[.A223]" office:value-type="float" office:value="2" calcext:value-type="float">
            <text:p>2</text:p>
          </table:table-cell>
          <table:table-cell table:style-name="ce2" office:value-type="float" office:value="222" calcext:value-type="float">
            <text:p>222</text:p>
          </table:table-cell>
          <table:table-cell table:formula="of:=9*(256*[.A224]+[.B224])+8" office:value-type="float" office:value="6614" calcext:value-type="float">
            <text:p>6614</text:p>
          </table:table-cell>
          <table:table-cell table:formula="of:=+[.C224]/1000000" office:value-type="float" office:value="0.006614" calcext:value-type="float">
            <text:p>0.0</text:p>
          </table:table-cell>
          <table:table-cell table:formula="of:=+[.D224]*1000" office:value-type="float" office:value="6.614" calcext:value-type="float">
            <text:p>6.6</text:p>
          </table:table-cell>
          <table:table-cell table:formula="of:=+[.E224]*1000" office:value-type="float" office:value="6614" calcext:value-type="float">
            <text:p>6614</text:p>
          </table:table-cell>
        </table:table-row>
        <table:table-row table:style-name="ro1">
          <table:table-cell table:style-name="ce2" table:formula="of:=+[.A224]" office:value-type="float" office:value="2" calcext:value-type="float">
            <text:p>2</text:p>
          </table:table-cell>
          <table:table-cell table:style-name="ce2" office:value-type="float" office:value="223" calcext:value-type="float">
            <text:p>223</text:p>
          </table:table-cell>
          <table:table-cell table:formula="of:=9*(256*[.A225]+[.B225])+8" office:value-type="float" office:value="6623" calcext:value-type="float">
            <text:p>6623</text:p>
          </table:table-cell>
          <table:table-cell table:formula="of:=+[.C225]/1000000" office:value-type="float" office:value="0.006623" calcext:value-type="float">
            <text:p>0.0</text:p>
          </table:table-cell>
          <table:table-cell table:formula="of:=+[.D225]*1000" office:value-type="float" office:value="6.623" calcext:value-type="float">
            <text:p>6.6</text:p>
          </table:table-cell>
          <table:table-cell table:formula="of:=+[.E225]*1000" office:value-type="float" office:value="6623" calcext:value-type="float">
            <text:p>6623</text:p>
          </table:table-cell>
        </table:table-row>
        <table:table-row table:style-name="ro1">
          <table:table-cell table:style-name="ce2" table:formula="of:=+[.A225]" office:value-type="float" office:value="2" calcext:value-type="float">
            <text:p>2</text:p>
          </table:table-cell>
          <table:table-cell table:style-name="ce2" office:value-type="float" office:value="224" calcext:value-type="float">
            <text:p>224</text:p>
          </table:table-cell>
          <table:table-cell table:formula="of:=9*(256*[.A226]+[.B226])+8" office:value-type="float" office:value="6632" calcext:value-type="float">
            <text:p>6632</text:p>
          </table:table-cell>
          <table:table-cell table:formula="of:=+[.C226]/1000000" office:value-type="float" office:value="0.006632" calcext:value-type="float">
            <text:p>0.0</text:p>
          </table:table-cell>
          <table:table-cell table:formula="of:=+[.D226]*1000" office:value-type="float" office:value="6.632" calcext:value-type="float">
            <text:p>6.6</text:p>
          </table:table-cell>
          <table:table-cell table:formula="of:=+[.E226]*1000" office:value-type="float" office:value="6632" calcext:value-type="float">
            <text:p>6632</text:p>
          </table:table-cell>
        </table:table-row>
        <table:table-row table:style-name="ro1">
          <table:table-cell table:style-name="ce2" table:formula="of:=+[.A226]" office:value-type="float" office:value="2" calcext:value-type="float">
            <text:p>2</text:p>
          </table:table-cell>
          <table:table-cell table:style-name="ce2" office:value-type="float" office:value="225" calcext:value-type="float">
            <text:p>225</text:p>
          </table:table-cell>
          <table:table-cell table:formula="of:=9*(256*[.A227]+[.B227])+8" office:value-type="float" office:value="6641" calcext:value-type="float">
            <text:p>6641</text:p>
          </table:table-cell>
          <table:table-cell table:formula="of:=+[.C227]/1000000" office:value-type="float" office:value="0.006641" calcext:value-type="float">
            <text:p>0.0</text:p>
          </table:table-cell>
          <table:table-cell table:formula="of:=+[.D227]*1000" office:value-type="float" office:value="6.641" calcext:value-type="float">
            <text:p>6.6</text:p>
          </table:table-cell>
          <table:table-cell table:formula="of:=+[.E227]*1000" office:value-type="float" office:value="6641" calcext:value-type="float">
            <text:p>6641</text:p>
          </table:table-cell>
        </table:table-row>
        <table:table-row table:style-name="ro1">
          <table:table-cell table:style-name="ce2" table:formula="of:=+[.A227]" office:value-type="float" office:value="2" calcext:value-type="float">
            <text:p>2</text:p>
          </table:table-cell>
          <table:table-cell table:style-name="ce2" office:value-type="float" office:value="226" calcext:value-type="float">
            <text:p>226</text:p>
          </table:table-cell>
          <table:table-cell table:formula="of:=9*(256*[.A228]+[.B228])+8" office:value-type="float" office:value="6650" calcext:value-type="float">
            <text:p>6650</text:p>
          </table:table-cell>
          <table:table-cell table:formula="of:=+[.C228]/1000000" office:value-type="float" office:value="0.00665" calcext:value-type="float">
            <text:p>0.0</text:p>
          </table:table-cell>
          <table:table-cell table:formula="of:=+[.D228]*1000" office:value-type="float" office:value="6.65" calcext:value-type="float">
            <text:p>6.7</text:p>
          </table:table-cell>
          <table:table-cell table:formula="of:=+[.E228]*1000" office:value-type="float" office:value="6650" calcext:value-type="float">
            <text:p>66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27" calcext:value-type="float">
            <text:p>227</text:p>
          </table:table-cell>
          <table:table-cell table:formula="of:=9*(256*[.A229]+[.B229])+8" office:value-type="float" office:value="6659" calcext:value-type="float">
            <text:p>6659</text:p>
          </table:table-cell>
          <table:table-cell table:formula="of:=+[.C229]/1000000" office:value-type="float" office:value="0.006659" calcext:value-type="float">
            <text:p>0.0</text:p>
          </table:table-cell>
          <table:table-cell table:formula="of:=+[.D229]*1000" office:value-type="float" office:value="6.659" calcext:value-type="float">
            <text:p>6.7</text:p>
          </table:table-cell>
          <table:table-cell table:formula="of:=+[.E229]*1000" office:value-type="float" office:value="6659" calcext:value-type="float">
            <text:p>6659</text:p>
          </table:table-cell>
        </table:table-row>
        <table:table-row table:style-name="ro1">
          <table:table-cell table:style-name="ce2" table:formula="of:=+[.A229]" office:value-type="float" office:value="2" calcext:value-type="float">
            <text:p>2</text:p>
          </table:table-cell>
          <table:table-cell table:style-name="ce2" office:value-type="float" office:value="228" calcext:value-type="float">
            <text:p>228</text:p>
          </table:table-cell>
          <table:table-cell table:formula="of:=9*(256*[.A230]+[.B230])+8" office:value-type="float" office:value="6668" calcext:value-type="float">
            <text:p>6668</text:p>
          </table:table-cell>
          <table:table-cell table:formula="of:=+[.C230]/1000000" office:value-type="float" office:value="0.006668" calcext:value-type="float">
            <text:p>0.0</text:p>
          </table:table-cell>
          <table:table-cell table:formula="of:=+[.D230]*1000" office:value-type="float" office:value="6.668" calcext:value-type="float">
            <text:p>6.7</text:p>
          </table:table-cell>
          <table:table-cell table:formula="of:=+[.E230]*1000" office:value-type="float" office:value="6668" calcext:value-type="float">
            <text:p>6668</text:p>
          </table:table-cell>
        </table:table-row>
        <table:table-row table:style-name="ro1">
          <table:table-cell table:style-name="ce2" table:formula="of:=+[.A230]" office:value-type="float" office:value="2" calcext:value-type="float">
            <text:p>2</text:p>
          </table:table-cell>
          <table:table-cell table:style-name="ce2" office:value-type="float" office:value="229" calcext:value-type="float">
            <text:p>229</text:p>
          </table:table-cell>
          <table:table-cell table:formula="of:=9*(256*[.A231]+[.B231])+8" office:value-type="float" office:value="6677" calcext:value-type="float">
            <text:p>6677</text:p>
          </table:table-cell>
          <table:table-cell table:formula="of:=+[.C231]/1000000" office:value-type="float" office:value="0.006677" calcext:value-type="float">
            <text:p>0.0</text:p>
          </table:table-cell>
          <table:table-cell table:formula="of:=+[.D231]*1000" office:value-type="float" office:value="6.677" calcext:value-type="float">
            <text:p>6.7</text:p>
          </table:table-cell>
          <table:table-cell table:formula="of:=+[.E231]*1000" office:value-type="float" office:value="6677" calcext:value-type="float">
            <text:p>6677</text:p>
          </table:table-cell>
        </table:table-row>
        <table:table-row table:style-name="ro1">
          <table:table-cell table:style-name="ce2" table:formula="of:=+[.A231]" office:value-type="float" office:value="2" calcext:value-type="float">
            <text:p>2</text:p>
          </table:table-cell>
          <table:table-cell table:style-name="ce2" office:value-type="float" office:value="230" calcext:value-type="float">
            <text:p>230</text:p>
          </table:table-cell>
          <table:table-cell table:formula="of:=9*(256*[.A232]+[.B232])+8" office:value-type="float" office:value="6686" calcext:value-type="float">
            <text:p>6686</text:p>
          </table:table-cell>
          <table:table-cell table:formula="of:=+[.C232]/1000000" office:value-type="float" office:value="0.006686" calcext:value-type="float">
            <text:p>0.0</text:p>
          </table:table-cell>
          <table:table-cell table:formula="of:=+[.D232]*1000" office:value-type="float" office:value="6.686" calcext:value-type="float">
            <text:p>6.7</text:p>
          </table:table-cell>
          <table:table-cell table:formula="of:=+[.E232]*1000" office:value-type="float" office:value="6686" calcext:value-type="float">
            <text:p>6686</text:p>
          </table:table-cell>
        </table:table-row>
        <table:table-row table:style-name="ro1">
          <table:table-cell table:style-name="ce2" table:formula="of:=+[.A232]" office:value-type="float" office:value="2" calcext:value-type="float">
            <text:p>2</text:p>
          </table:table-cell>
          <table:table-cell table:style-name="ce2" office:value-type="float" office:value="231" calcext:value-type="float">
            <text:p>231</text:p>
          </table:table-cell>
          <table:table-cell table:formula="of:=9*(256*[.A233]+[.B233])+8" office:value-type="float" office:value="6695" calcext:value-type="float">
            <text:p>6695</text:p>
          </table:table-cell>
          <table:table-cell table:formula="of:=+[.C233]/1000000" office:value-type="float" office:value="0.006695" calcext:value-type="float">
            <text:p>0.0</text:p>
          </table:table-cell>
          <table:table-cell table:formula="of:=+[.D233]*1000" office:value-type="float" office:value="6.695" calcext:value-type="float">
            <text:p>6.7</text:p>
          </table:table-cell>
          <table:table-cell table:formula="of:=+[.E233]*1000" office:value-type="float" office:value="6695" calcext:value-type="float">
            <text:p>6695</text:p>
          </table:table-cell>
        </table:table-row>
        <table:table-row table:style-name="ro1">
          <table:table-cell table:style-name="ce2" table:formula="of:=+[.A233]" office:value-type="float" office:value="2" calcext:value-type="float">
            <text:p>2</text:p>
          </table:table-cell>
          <table:table-cell table:style-name="ce2" office:value-type="float" office:value="232" calcext:value-type="float">
            <text:p>232</text:p>
          </table:table-cell>
          <table:table-cell table:formula="of:=9*(256*[.A234]+[.B234])+8" office:value-type="float" office:value="6704" calcext:value-type="float">
            <text:p>6704</text:p>
          </table:table-cell>
          <table:table-cell table:formula="of:=+[.C234]/1000000" office:value-type="float" office:value="0.006704" calcext:value-type="float">
            <text:p>0.0</text:p>
          </table:table-cell>
          <table:table-cell table:formula="of:=+[.D234]*1000" office:value-type="float" office:value="6.704" calcext:value-type="float">
            <text:p>6.7</text:p>
          </table:table-cell>
          <table:table-cell table:formula="of:=+[.E234]*1000" office:value-type="float" office:value="6704" calcext:value-type="float">
            <text:p>6704</text:p>
          </table:table-cell>
        </table:table-row>
        <table:table-row table:style-name="ro1">
          <table:table-cell table:style-name="ce2" table:formula="of:=+[.A234]" office:value-type="float" office:value="2" calcext:value-type="float">
            <text:p>2</text:p>
          </table:table-cell>
          <table:table-cell table:style-name="ce2" office:value-type="float" office:value="233" calcext:value-type="float">
            <text:p>233</text:p>
          </table:table-cell>
          <table:table-cell table:formula="of:=9*(256*[.A235]+[.B235])+8" office:value-type="float" office:value="6713" calcext:value-type="float">
            <text:p>6713</text:p>
          </table:table-cell>
          <table:table-cell table:formula="of:=+[.C235]/1000000" office:value-type="float" office:value="0.006713" calcext:value-type="float">
            <text:p>0.0</text:p>
          </table:table-cell>
          <table:table-cell table:formula="of:=+[.D235]*1000" office:value-type="float" office:value="6.713" calcext:value-type="float">
            <text:p>6.7</text:p>
          </table:table-cell>
          <table:table-cell table:formula="of:=+[.E235]*1000" office:value-type="float" office:value="6713" calcext:value-type="float">
            <text:p>6713</text:p>
          </table:table-cell>
        </table:table-row>
        <table:table-row table:style-name="ro1">
          <table:table-cell table:style-name="ce2" table:formula="of:=+[.A235]" office:value-type="float" office:value="2" calcext:value-type="float">
            <text:p>2</text:p>
          </table:table-cell>
          <table:table-cell table:style-name="ce2" office:value-type="float" office:value="234" calcext:value-type="float">
            <text:p>234</text:p>
          </table:table-cell>
          <table:table-cell table:formula="of:=9*(256*[.A236]+[.B236])+8" office:value-type="float" office:value="6722" calcext:value-type="float">
            <text:p>6722</text:p>
          </table:table-cell>
          <table:table-cell table:formula="of:=+[.C236]/1000000" office:value-type="float" office:value="0.006722" calcext:value-type="float">
            <text:p>0.0</text:p>
          </table:table-cell>
          <table:table-cell table:formula="of:=+[.D236]*1000" office:value-type="float" office:value="6.722" calcext:value-type="float">
            <text:p>6.7</text:p>
          </table:table-cell>
          <table:table-cell table:formula="of:=+[.E236]*1000" office:value-type="float" office:value="6722" calcext:value-type="float">
            <text:p>6722</text:p>
          </table:table-cell>
        </table:table-row>
        <table:table-row table:style-name="ro1">
          <table:table-cell table:style-name="ce2" table:formula="of:=+[.A236]" office:value-type="float" office:value="2" calcext:value-type="float">
            <text:p>2</text:p>
          </table:table-cell>
          <table:table-cell table:style-name="ce2" office:value-type="float" office:value="235" calcext:value-type="float">
            <text:p>235</text:p>
          </table:table-cell>
          <table:table-cell table:formula="of:=9*(256*[.A237]+[.B237])+8" office:value-type="float" office:value="6731" calcext:value-type="float">
            <text:p>6731</text:p>
          </table:table-cell>
          <table:table-cell table:formula="of:=+[.C237]/1000000" office:value-type="float" office:value="0.006731" calcext:value-type="float">
            <text:p>0.0</text:p>
          </table:table-cell>
          <table:table-cell table:formula="of:=+[.D237]*1000" office:value-type="float" office:value="6.731" calcext:value-type="float">
            <text:p>6.7</text:p>
          </table:table-cell>
          <table:table-cell table:formula="of:=+[.E237]*1000" office:value-type="float" office:value="6731" calcext:value-type="float">
            <text:p>6731</text:p>
          </table:table-cell>
        </table:table-row>
        <table:table-row table:style-name="ro1">
          <table:table-cell table:style-name="ce2" table:formula="of:=+[.A237]" office:value-type="float" office:value="2" calcext:value-type="float">
            <text:p>2</text:p>
          </table:table-cell>
          <table:table-cell table:style-name="ce2" office:value-type="float" office:value="236" calcext:value-type="float">
            <text:p>236</text:p>
          </table:table-cell>
          <table:table-cell table:formula="of:=9*(256*[.A238]+[.B238])+8" office:value-type="float" office:value="6740" calcext:value-type="float">
            <text:p>6740</text:p>
          </table:table-cell>
          <table:table-cell table:formula="of:=+[.C238]/1000000" office:value-type="float" office:value="0.00674" calcext:value-type="float">
            <text:p>0.0</text:p>
          </table:table-cell>
          <table:table-cell table:formula="of:=+[.D238]*1000" office:value-type="float" office:value="6.74" calcext:value-type="float">
            <text:p>6.7</text:p>
          </table:table-cell>
          <table:table-cell table:formula="of:=+[.E238]*1000" office:value-type="float" office:value="6740" calcext:value-type="float">
            <text:p>6740</text:p>
          </table:table-cell>
        </table:table-row>
        <table:table-row table:style-name="ro1">
          <table:table-cell table:style-name="ce2" table:formula="of:=+[.A238]" office:value-type="float" office:value="2" calcext:value-type="float">
            <text:p>2</text:p>
          </table:table-cell>
          <table:table-cell table:style-name="ce2" office:value-type="float" office:value="237" calcext:value-type="float">
            <text:p>237</text:p>
          </table:table-cell>
          <table:table-cell table:formula="of:=9*(256*[.A239]+[.B239])+8" office:value-type="float" office:value="6749" calcext:value-type="float">
            <text:p>6749</text:p>
          </table:table-cell>
          <table:table-cell table:formula="of:=+[.C239]/1000000" office:value-type="float" office:value="0.006749" calcext:value-type="float">
            <text:p>0.0</text:p>
          </table:table-cell>
          <table:table-cell table:formula="of:=+[.D239]*1000" office:value-type="float" office:value="6.749" calcext:value-type="float">
            <text:p>6.7</text:p>
          </table:table-cell>
          <table:table-cell table:formula="of:=+[.E239]*1000" office:value-type="float" office:value="6749" calcext:value-type="float">
            <text:p>6749</text:p>
          </table:table-cell>
        </table:table-row>
        <table:table-row table:style-name="ro1">
          <table:table-cell table:style-name="ce2" table:formula="of:=+[.A239]" office:value-type="float" office:value="2" calcext:value-type="float">
            <text:p>2</text:p>
          </table:table-cell>
          <table:table-cell table:style-name="ce2" office:value-type="float" office:value="238" calcext:value-type="float">
            <text:p>238</text:p>
          </table:table-cell>
          <table:table-cell table:formula="of:=9*(256*[.A240]+[.B240])+8" office:value-type="float" office:value="6758" calcext:value-type="float">
            <text:p>6758</text:p>
          </table:table-cell>
          <table:table-cell table:formula="of:=+[.C240]/1000000" office:value-type="float" office:value="0.006758" calcext:value-type="float">
            <text:p>0.0</text:p>
          </table:table-cell>
          <table:table-cell table:formula="of:=+[.D240]*1000" office:value-type="float" office:value="6.758" calcext:value-type="float">
            <text:p>6.8</text:p>
          </table:table-cell>
          <table:table-cell table:formula="of:=+[.E240]*1000" office:value-type="float" office:value="6758" calcext:value-type="float">
            <text:p>6758</text:p>
          </table:table-cell>
        </table:table-row>
        <table:table-row table:style-name="ro1">
          <table:table-cell table:style-name="ce2" table:formula="of:=+[.A240]" office:value-type="float" office:value="2" calcext:value-type="float">
            <text:p>2</text:p>
          </table:table-cell>
          <table:table-cell table:style-name="ce2" office:value-type="float" office:value="239" calcext:value-type="float">
            <text:p>239</text:p>
          </table:table-cell>
          <table:table-cell table:formula="of:=9*(256*[.A241]+[.B241])+8" office:value-type="float" office:value="6767" calcext:value-type="float">
            <text:p>6767</text:p>
          </table:table-cell>
          <table:table-cell table:formula="of:=+[.C241]/1000000" office:value-type="float" office:value="0.006767" calcext:value-type="float">
            <text:p>0.0</text:p>
          </table:table-cell>
          <table:table-cell table:formula="of:=+[.D241]*1000" office:value-type="float" office:value="6.767" calcext:value-type="float">
            <text:p>6.8</text:p>
          </table:table-cell>
          <table:table-cell table:formula="of:=+[.E241]*1000" office:value-type="float" office:value="6767" calcext:value-type="float">
            <text:p>6767</text:p>
          </table:table-cell>
        </table:table-row>
        <table:table-row table:style-name="ro1">
          <table:table-cell table:style-name="ce2" table:formula="of:=+[.A241]" office:value-type="float" office:value="2" calcext:value-type="float">
            <text:p>2</text:p>
          </table:table-cell>
          <table:table-cell table:style-name="ce2" office:value-type="float" office:value="240" calcext:value-type="float">
            <text:p>240</text:p>
          </table:table-cell>
          <table:table-cell table:formula="of:=9*(256*[.A242]+[.B242])+8" office:value-type="float" office:value="6776" calcext:value-type="float">
            <text:p>6776</text:p>
          </table:table-cell>
          <table:table-cell table:formula="of:=+[.C242]/1000000" office:value-type="float" office:value="0.006776" calcext:value-type="float">
            <text:p>0.0</text:p>
          </table:table-cell>
          <table:table-cell table:formula="of:=+[.D242]*1000" office:value-type="float" office:value="6.776" calcext:value-type="float">
            <text:p>6.8</text:p>
          </table:table-cell>
          <table:table-cell table:formula="of:=+[.E242]*1000" office:value-type="float" office:value="6776" calcext:value-type="float">
            <text:p>6776</text:p>
          </table:table-cell>
        </table:table-row>
        <table:table-row table:style-name="ro1">
          <table:table-cell table:style-name="ce2" table:formula="of:=+[.A242]" office:value-type="float" office:value="2" calcext:value-type="float">
            <text:p>2</text:p>
          </table:table-cell>
          <table:table-cell table:style-name="ce2" office:value-type="float" office:value="241" calcext:value-type="float">
            <text:p>241</text:p>
          </table:table-cell>
          <table:table-cell table:formula="of:=9*(256*[.A243]+[.B243])+8" office:value-type="float" office:value="6785" calcext:value-type="float">
            <text:p>6785</text:p>
          </table:table-cell>
          <table:table-cell table:formula="of:=+[.C243]/1000000" office:value-type="float" office:value="0.006785" calcext:value-type="float">
            <text:p>0.0</text:p>
          </table:table-cell>
          <table:table-cell table:formula="of:=+[.D243]*1000" office:value-type="float" office:value="6.785" calcext:value-type="float">
            <text:p>6.8</text:p>
          </table:table-cell>
          <table:table-cell table:formula="of:=+[.E243]*1000" office:value-type="float" office:value="6785" calcext:value-type="float">
            <text:p>6785</text:p>
          </table:table-cell>
        </table:table-row>
        <table:table-row table:style-name="ro1">
          <table:table-cell table:style-name="ce2" table:formula="of:=+[.A243]" office:value-type="float" office:value="2" calcext:value-type="float">
            <text:p>2</text:p>
          </table:table-cell>
          <table:table-cell table:style-name="ce2" office:value-type="float" office:value="242" calcext:value-type="float">
            <text:p>242</text:p>
          </table:table-cell>
          <table:table-cell table:formula="of:=9*(256*[.A244]+[.B244])+8" office:value-type="float" office:value="6794" calcext:value-type="float">
            <text:p>6794</text:p>
          </table:table-cell>
          <table:table-cell table:formula="of:=+[.C244]/1000000" office:value-type="float" office:value="0.006794" calcext:value-type="float">
            <text:p>0.0</text:p>
          </table:table-cell>
          <table:table-cell table:formula="of:=+[.D244]*1000" office:value-type="float" office:value="6.794" calcext:value-type="float">
            <text:p>6.8</text:p>
          </table:table-cell>
          <table:table-cell table:formula="of:=+[.E244]*1000" office:value-type="float" office:value="6794" calcext:value-type="float">
            <text:p>6794</text:p>
          </table:table-cell>
        </table:table-row>
        <table:table-row table:style-name="ro1">
          <table:table-cell table:style-name="ce2" table:formula="of:=+[.A244]" office:value-type="float" office:value="2" calcext:value-type="float">
            <text:p>2</text:p>
          </table:table-cell>
          <table:table-cell table:style-name="ce2" office:value-type="float" office:value="243" calcext:value-type="float">
            <text:p>243</text:p>
          </table:table-cell>
          <table:table-cell table:formula="of:=9*(256*[.A245]+[.B245])+8" office:value-type="float" office:value="6803" calcext:value-type="float">
            <text:p>6803</text:p>
          </table:table-cell>
          <table:table-cell table:formula="of:=+[.C245]/1000000" office:value-type="float" office:value="0.006803" calcext:value-type="float">
            <text:p>0.0</text:p>
          </table:table-cell>
          <table:table-cell table:formula="of:=+[.D245]*1000" office:value-type="float" office:value="6.803" calcext:value-type="float">
            <text:p>6.8</text:p>
          </table:table-cell>
          <table:table-cell table:formula="of:=+[.E245]*1000" office:value-type="float" office:value="6803" calcext:value-type="float">
            <text:p>6803</text:p>
          </table:table-cell>
        </table:table-row>
        <table:table-row table:style-name="ro1">
          <table:table-cell table:style-name="ce2" table:formula="of:=+[.A245]" office:value-type="float" office:value="2" calcext:value-type="float">
            <text:p>2</text:p>
          </table:table-cell>
          <table:table-cell table:style-name="ce2" office:value-type="float" office:value="244" calcext:value-type="float">
            <text:p>244</text:p>
          </table:table-cell>
          <table:table-cell table:formula="of:=9*(256*[.A246]+[.B246])+8" office:value-type="float" office:value="6812" calcext:value-type="float">
            <text:p>6812</text:p>
          </table:table-cell>
          <table:table-cell table:formula="of:=+[.C246]/1000000" office:value-type="float" office:value="0.006812" calcext:value-type="float">
            <text:p>0.0</text:p>
          </table:table-cell>
          <table:table-cell table:formula="of:=+[.D246]*1000" office:value-type="float" office:value="6.812" calcext:value-type="float">
            <text:p>6.8</text:p>
          </table:table-cell>
          <table:table-cell table:formula="of:=+[.E246]*1000" office:value-type="float" office:value="6812" calcext:value-type="float">
            <text:p>6812</text:p>
          </table:table-cell>
        </table:table-row>
        <table:table-row table:style-name="ro1">
          <table:table-cell table:style-name="ce2" table:formula="of:=+[.A246]" office:value-type="float" office:value="2" calcext:value-type="float">
            <text:p>2</text:p>
          </table:table-cell>
          <table:table-cell table:style-name="ce2" office:value-type="float" office:value="245" calcext:value-type="float">
            <text:p>245</text:p>
          </table:table-cell>
          <table:table-cell table:formula="of:=9*(256*[.A247]+[.B247])+8" office:value-type="float" office:value="6821" calcext:value-type="float">
            <text:p>6821</text:p>
          </table:table-cell>
          <table:table-cell table:formula="of:=+[.C247]/1000000" office:value-type="float" office:value="0.006821" calcext:value-type="float">
            <text:p>0.0</text:p>
          </table:table-cell>
          <table:table-cell table:formula="of:=+[.D247]*1000" office:value-type="float" office:value="6.821" calcext:value-type="float">
            <text:p>6.8</text:p>
          </table:table-cell>
          <table:table-cell table:formula="of:=+[.E247]*1000" office:value-type="float" office:value="6821" calcext:value-type="float">
            <text:p>6821</text:p>
          </table:table-cell>
        </table:table-row>
        <table:table-row table:style-name="ro1">
          <table:table-cell table:style-name="ce2" table:formula="of:=+[.A247]" office:value-type="float" office:value="2" calcext:value-type="float">
            <text:p>2</text:p>
          </table:table-cell>
          <table:table-cell table:style-name="ce2" office:value-type="float" office:value="246" calcext:value-type="float">
            <text:p>246</text:p>
          </table:table-cell>
          <table:table-cell table:formula="of:=9*(256*[.A248]+[.B248])+8" office:value-type="float" office:value="6830" calcext:value-type="float">
            <text:p>6830</text:p>
          </table:table-cell>
          <table:table-cell table:formula="of:=+[.C248]/1000000" office:value-type="float" office:value="0.00683" calcext:value-type="float">
            <text:p>0.0</text:p>
          </table:table-cell>
          <table:table-cell table:formula="of:=+[.D248]*1000" office:value-type="float" office:value="6.83" calcext:value-type="float">
            <text:p>6.8</text:p>
          </table:table-cell>
          <table:table-cell table:formula="of:=+[.E248]*1000" office:value-type="float" office:value="6830" calcext:value-type="float">
            <text:p>6830</text:p>
          </table:table-cell>
        </table:table-row>
        <table:table-row table:style-name="ro1">
          <table:table-cell table:style-name="ce2" table:formula="of:=+[.A248]" office:value-type="float" office:value="2" calcext:value-type="float">
            <text:p>2</text:p>
          </table:table-cell>
          <table:table-cell table:style-name="ce2" office:value-type="float" office:value="247" calcext:value-type="float">
            <text:p>247</text:p>
          </table:table-cell>
          <table:table-cell table:formula="of:=9*(256*[.A249]+[.B249])+8" office:value-type="float" office:value="6839" calcext:value-type="float">
            <text:p>6839</text:p>
          </table:table-cell>
          <table:table-cell table:formula="of:=+[.C249]/1000000" office:value-type="float" office:value="0.006839" calcext:value-type="float">
            <text:p>0.0</text:p>
          </table:table-cell>
          <table:table-cell table:formula="of:=+[.D249]*1000" office:value-type="float" office:value="6.839" calcext:value-type="float">
            <text:p>6.8</text:p>
          </table:table-cell>
          <table:table-cell table:formula="of:=+[.E249]*1000" office:value-type="float" office:value="6839" calcext:value-type="float">
            <text:p>6839</text:p>
          </table:table-cell>
        </table:table-row>
        <table:table-row table:style-name="ro1">
          <table:table-cell table:style-name="ce2" table:formula="of:=+[.A249]" office:value-type="float" office:value="2" calcext:value-type="float">
            <text:p>2</text:p>
          </table:table-cell>
          <table:table-cell table:style-name="ce2" office:value-type="float" office:value="248" calcext:value-type="float">
            <text:p>248</text:p>
          </table:table-cell>
          <table:table-cell table:formula="of:=9*(256*[.A250]+[.B250])+8" office:value-type="float" office:value="6848" calcext:value-type="float">
            <text:p>6848</text:p>
          </table:table-cell>
          <table:table-cell table:formula="of:=+[.C250]/1000000" office:value-type="float" office:value="0.006848" calcext:value-type="float">
            <text:p>0.0</text:p>
          </table:table-cell>
          <table:table-cell table:formula="of:=+[.D250]*1000" office:value-type="float" office:value="6.848" calcext:value-type="float">
            <text:p>6.8</text:p>
          </table:table-cell>
          <table:table-cell table:formula="of:=+[.E250]*1000" office:value-type="float" office:value="6848" calcext:value-type="float">
            <text:p>6848</text:p>
          </table:table-cell>
        </table:table-row>
        <table:table-row table:style-name="ro1">
          <table:table-cell table:style-name="ce2" table:formula="of:=+[.A250]" office:value-type="float" office:value="2" calcext:value-type="float">
            <text:p>2</text:p>
          </table:table-cell>
          <table:table-cell table:style-name="ce2" office:value-type="float" office:value="249" calcext:value-type="float">
            <text:p>249</text:p>
          </table:table-cell>
          <table:table-cell table:formula="of:=9*(256*[.A251]+[.B251])+8" office:value-type="float" office:value="6857" calcext:value-type="float">
            <text:p>6857</text:p>
          </table:table-cell>
          <table:table-cell table:formula="of:=+[.C251]/1000000" office:value-type="float" office:value="0.006857" calcext:value-type="float">
            <text:p>0.0</text:p>
          </table:table-cell>
          <table:table-cell table:formula="of:=+[.D251]*1000" office:value-type="float" office:value="6.857" calcext:value-type="float">
            <text:p>6.9</text:p>
          </table:table-cell>
          <table:table-cell table:formula="of:=+[.E251]*1000" office:value-type="float" office:value="6857" calcext:value-type="float">
            <text:p>6857</text:p>
          </table:table-cell>
        </table:table-row>
        <table:table-row table:style-name="ro1">
          <table:table-cell table:style-name="ce2" table:formula="of:=+[.A251]"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formula="of:=9*(256*[.A252]+[.B252])+8" office:value-type="float" office:value="6866" calcext:value-type="float">
            <text:p>6866</text:p>
          </table:table-cell>
          <table:table-cell table:formula="of:=+[.C252]/1000000" office:value-type="float" office:value="0.006866" calcext:value-type="float">
            <text:p>0.0</text:p>
          </table:table-cell>
          <table:table-cell table:formula="of:=+[.D252]*1000" office:value-type="float" office:value="6.866" calcext:value-type="float">
            <text:p>6.9</text:p>
          </table:table-cell>
          <table:table-cell table:formula="of:=+[.E252]*1000" office:value-type="float" office:value="6866" calcext:value-type="float">
            <text:p>6866</text:p>
          </table:table-cell>
        </table:table-row>
        <table:table-row table:style-name="ro1">
          <table:table-cell table:style-name="ce2" table:formula="of:=+[.A252]" office:value-type="float" office:value="2" calcext:value-type="float">
            <text:p>2</text:p>
          </table:table-cell>
          <table:table-cell table:style-name="ce2" office:value-type="float" office:value="251" calcext:value-type="float">
            <text:p>251</text:p>
          </table:table-cell>
          <table:table-cell table:formula="of:=9*(256*[.A253]+[.B253])+8" office:value-type="float" office:value="6875" calcext:value-type="float">
            <text:p>6875</text:p>
          </table:table-cell>
          <table:table-cell table:formula="of:=+[.C253]/1000000" office:value-type="float" office:value="0.006875" calcext:value-type="float">
            <text:p>0.0</text:p>
          </table:table-cell>
          <table:table-cell table:formula="of:=+[.D253]*1000" office:value-type="float" office:value="6.875" calcext:value-type="float">
            <text:p>6.9</text:p>
          </table:table-cell>
          <table:table-cell table:formula="of:=+[.E253]*1000" office:value-type="float" office:value="6875" calcext:value-type="float">
            <text:p>6875</text:p>
          </table:table-cell>
        </table:table-row>
        <table:table-row table:style-name="ro1">
          <table:table-cell table:style-name="ce2" table:formula="of:=+[.A253]" office:value-type="float" office:value="2" calcext:value-type="float">
            <text:p>2</text:p>
          </table:table-cell>
          <table:table-cell table:style-name="ce2" office:value-type="float" office:value="252" calcext:value-type="float">
            <text:p>252</text:p>
          </table:table-cell>
          <table:table-cell table:formula="of:=9*(256*[.A254]+[.B254])+8" office:value-type="float" office:value="6884" calcext:value-type="float">
            <text:p>6884</text:p>
          </table:table-cell>
          <table:table-cell table:formula="of:=+[.C254]/1000000" office:value-type="float" office:value="0.006884" calcext:value-type="float">
            <text:p>0.0</text:p>
          </table:table-cell>
          <table:table-cell table:formula="of:=+[.D254]*1000" office:value-type="float" office:value="6.884" calcext:value-type="float">
            <text:p>6.9</text:p>
          </table:table-cell>
          <table:table-cell table:formula="of:=+[.E254]*1000" office:value-type="float" office:value="6884" calcext:value-type="float">
            <text:p>6884</text:p>
          </table:table-cell>
        </table:table-row>
        <table:table-row table:style-name="ro1">
          <table:table-cell table:style-name="ce2" table:formula="of:=+[.A254]" office:value-type="float" office:value="2" calcext:value-type="float">
            <text:p>2</text:p>
          </table:table-cell>
          <table:table-cell table:style-name="ce2" office:value-type="float" office:value="253" calcext:value-type="float">
            <text:p>253</text:p>
          </table:table-cell>
          <table:table-cell table:formula="of:=9*(256*[.A255]+[.B255])+8" office:value-type="float" office:value="6893" calcext:value-type="float">
            <text:p>6893</text:p>
          </table:table-cell>
          <table:table-cell table:formula="of:=+[.C255]/1000000" office:value-type="float" office:value="0.006893" calcext:value-type="float">
            <text:p>0.0</text:p>
          </table:table-cell>
          <table:table-cell table:formula="of:=+[.D255]*1000" office:value-type="float" office:value="6.893" calcext:value-type="float">
            <text:p>6.9</text:p>
          </table:table-cell>
          <table:table-cell table:formula="of:=+[.E255]*1000" office:value-type="float" office:value="6893" calcext:value-type="float">
            <text:p>6893</text:p>
          </table:table-cell>
        </table:table-row>
        <table:table-row table:style-name="ro1">
          <table:table-cell table:style-name="ce2" table:formula="of:=+[.A255]" office:value-type="float" office:value="2" calcext:value-type="float">
            <text:p>2</text:p>
          </table:table-cell>
          <table:table-cell table:style-name="ce2" office:value-type="float" office:value="254" calcext:value-type="float">
            <text:p>254</text:p>
          </table:table-cell>
          <table:table-cell table:formula="of:=9*(256*[.A256]+[.B256])+8" office:value-type="float" office:value="6902" calcext:value-type="float">
            <text:p>6902</text:p>
          </table:table-cell>
          <table:table-cell table:formula="of:=+[.C256]/1000000" office:value-type="float" office:value="0.006902" calcext:value-type="float">
            <text:p>0.0</text:p>
          </table:table-cell>
          <table:table-cell table:formula="of:=+[.D256]*1000" office:value-type="float" office:value="6.902" calcext:value-type="float">
            <text:p>6.9</text:p>
          </table:table-cell>
          <table:table-cell table:formula="of:=+[.E256]*1000" office:value-type="float" office:value="6902" calcext:value-type="float">
            <text:p>6902</text:p>
          </table:table-cell>
        </table:table-row>
        <table:table-row table:style-name="ro1">
          <table:table-cell table:number-columns-repeated="2" table:style-name="ce2" office:value-type="float" office:value="255" calcext:value-type="float">
            <text:p>255</text:p>
          </table:table-cell>
          <table:table-cell table:formula="of:=9*(256*[.A257]+[.B257])+8" office:value-type="float" office:value="589823" calcext:value-type="float">
            <text:p>589823</text:p>
          </table:table-cell>
          <table:table-cell table:formula="of:=+[.C257]/1000000" office:value-type="float" office:value="0.589823" calcext:value-type="float">
            <text:p>0.6</text:p>
          </table:table-cell>
          <table:table-cell table:formula="of:=+[.D257]*1000" office:value-type="float" office:value="589.823" calcext:value-type="float">
            <text:p>589.8</text:p>
          </table:table-cell>
          <table:table-cell table:formula="of:=+[.E257]*1000" office:value-type="float" office:value="589823" calcext:value-type="float">
            <text:p>58982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56" calcext:value-type="float">
            <text:p>256</text:p>
          </table:table-cell>
          <table:table-cell table:formula="of:=9*(256*[.A258]+[.B258])+8" office:value-type="float" office:value="16136" calcext:value-type="float">
            <text:p>16136</text:p>
          </table:table-cell>
          <table:table-cell table:formula="of:=+[.C258]/1000000" office:value-type="float" office:value="0.016136" calcext:value-type="float">
            <text:p>0.0</text:p>
          </table:table-cell>
          <table:table-cell table:formula="of:=+[.D258]*1000" office:value-type="float" office:value="16.136" calcext:value-type="float">
            <text:p>16.1</text:p>
          </table:table-cell>
          <table:table-cell table:formula="of:=+[.E258]*1000" office:value-type="float" office:value="16136" calcext:value-type="float">
            <text:p>16136</text:p>
          </table:table-cell>
        </table:table-row>
        <table:table-row table:style-name="ro1" table:number-rows-repeated="10483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X" table:style-name="ta1">
        <table:shapes>
          <draw:frame draw:z-index="0" draw:style-name="gr2" draw:text-style-name="P1" svg:width="11.01cm" svg:height="13.573cm" svg:x="15.937cm" svg:y="0.48cm">
            <draw:text-box>
              <text:p><text:span text:style-name="T1">ASM Code for 65C02</text:span> <text:tab/><text:tab/></text:p>
              <text:p><text:tab/><text:tab/>LDY #1</text:p>
              <text:p><text:tab/><text:tab/>LDX #1</text:p>
              <text:p>loop:<text:tab/>DEX</text:p>
              <text:p><text:s text:c="11"/><text:tab/>BNE loop</text:p>
              <text:p><text:s text:c="11"/><text:tab/>DEY</text:p>
              <text:p><text:s text:c="11"/><text:tab/>BNE <text:s/>loop</text:p>
              <text:p/>
              <text:p>#Clock Cycles =1284*(Y-1)+5*X+7</text:p>
              <text:p>(plus 12 more for JSR &amp; RTS if you make it a subroutine)</text:p>
              <text:p/>
              <text:p>X is for fine tuning 0-255 (inner loop)</text:p>
              <text:p>Y is for course tuning 1-255 (outder loop)</text:p>
              <text:p/>
              <text:p>REF: https://groups.google.com/g/comp.sys.apple2/c/Du41TRdavAA/m/5NuVLDBDxd4J</text:p>
              <text:p/>
              <text:p><text:span text:style-name="T1">Common LCD HD44780U Delays:</text:span></text:p>
              <text:p/>
              <text:p>Delay<text:tab/> <text:s text:c="2"/><text:tab/><text:tab/>LDX <text:s text:c="4"/>LDY</text:p>
              <text:p>15ms (15.42)<text:tab/>0<text:tab/><text:tab/>13</text:p>
              <text:p>1.52ms<text:tab/><text:tab/><text:tab/>54<text:tab/><text:tab/>2</text:p>
              <text:p>4.1ms<text:tab/><text:tab/><text:tab/>64<text:tab/><text:tab/>4</text:p>
              <text:p>5ms<text:tab/> (5.14)<text:tab/><text:tab/>0<text:tab/><text:tab/>5<text:tab/><text:tab/><text:tab/></text:p>
              <text:p>100us <text:s text:c="2"/><text:tab/><text:tab/><text:tab/>20<text:tab/><text:tab/>1</text:p>
              <text:p>40us<text:tab/><text:tab/><text:tab/>7<text:tab/><text:tab/>2</text:p>
              <text:p><text:s/></text:p>
              <text:p>Max: 0.33s<text:tab/>255<text:tab/><text:tab/>255<text:tab/><text:tab/> <text:s text:c="5"/></text:p>
            </draw:text-box>
          </draw:frame>
        </table:shapes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8"/>
        <table:table-column table:style-name="co4" table:default-cell-style-name="ce8"/>
        <table:table-column table:style-name="co5" table:default-cell-style-name="ce2"/>
        <table:table-row table:style-name="ro1">
          <table:table-cell table:style-name="ce1" office:value-type="string" calcext:value-type="string">
            <text:p>LDX</text:p>
          </table:table-cell>
          <table:table-cell table:style-name="ce1" office:value-type="string" calcext:value-type="string">
            <text:p>LDY</text:p>
          </table:table-cell>
          <table:table-cell table:style-name="ce1" office:value-type="string" calcext:value-type="string">
            <text:p># Clock Cycles</text:p>
          </table:table-cell>
          <table:table-cell table:style-name="ce7" office:value-type="string" calcext:value-type="string">
            <text:p>Seconds</text:p>
          </table:table-cell>
          <table:table-cell table:style-name="ce7" office:value-type="string" calcext:value-type="string">
            <text:p>Milliseconds</text:p>
          </table:table-cell>
          <table:table-cell table:style-name="ce5" office:value-type="string" calcext:value-type="string">
            <text:p>Micro-Secon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284*([.B2]-1)+(5*[.A2])+7" office:value-type="float" office:value="7" calcext:value-type="float">
            <text:p>7</text:p>
          </table:table-cell>
          <table:table-cell table:formula="of:=+[.E2]/1000" office:value-type="float" office:value="0.000007" calcext:value-type="float">
            <text:p>0.00</text:p>
          </table:table-cell>
          <table:table-cell table:formula="of:=+[.F2]/1000" office:value-type="float" office:value="0.007" calcext:value-type="float">
            <text:p>0.01</text:p>
          </table:table-cell>
          <table:table-cell table:formula="of:=+[.C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1284*([.B3]-1)+(5*[.A3])+7" office:value-type="float" office:value="24403" calcext:value-type="float">
            <text:p>24403</text:p>
          </table:table-cell>
          <table:table-cell table:formula="of:=+[.E3]/1000" office:value-type="float" office:value="0.024403" calcext:value-type="float">
            <text:p>0.02</text:p>
          </table:table-cell>
          <table:table-cell table:formula="of:=+[.F3]/1000" office:value-type="float" office:value="24.403" calcext:value-type="float">
            <text:p>24.40</text:p>
          </table:table-cell>
          <table:table-cell table:formula="of:=+[.C3]" office:value-type="float" office:value="24403" calcext:value-type="float">
            <text:p>2440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formula="of:=1284*([.B4]-1)+(5*[.A4])+7" office:value-type="float" office:value="327418" calcext:value-type="float">
            <text:p>327418</text:p>
          </table:table-cell>
          <table:table-cell table:formula="of:=+[.E4]/1000" office:value-type="float" office:value="0.327418" calcext:value-type="float">
            <text:p>0.33</text:p>
          </table:table-cell>
          <table:table-cell table:formula="of:=+[.F4]/1000" office:value-type="float" office:value="327.418" calcext:value-type="float">
            <text:p>327.42</text:p>
          </table:table-cell>
          <table:table-cell table:formula="of:=+[.C4]" office:value-type="float" office:value="327418" calcext:value-type="float">
            <text:p>3274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1284*([.B5]-1)+(5*[.A5])+7" office:value-type="float" office:value="2735" calcext:value-type="float">
            <text:p>2735</text:p>
          </table:table-cell>
          <table:table-cell table:formula="of:=+[.E5]/1000" office:value-type="float" office:value="0.002735" calcext:value-type="float">
            <text:p>0.00</text:p>
          </table:table-cell>
          <table:table-cell table:formula="of:=+[.F5]/1000" office:value-type="float" office:value="2.735" calcext:value-type="float">
            <text:p>2.74</text:p>
          </table:table-cell>
          <table:table-cell table:formula="of:=+[.C5]"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284*([.B6]-1)+(5*[.A6])+7" office:value-type="float" office:value="4179" calcext:value-type="float">
            <text:p>4179</text:p>
          </table:table-cell>
          <table:table-cell table:formula="of:=+[.E6]/1000" office:value-type="float" office:value="0.004179" calcext:value-type="float">
            <text:p>0.00</text:p>
          </table:table-cell>
          <table:table-cell table:formula="of:=+[.F6]/1000" office:value-type="float" office:value="4.179" calcext:value-type="float">
            <text:p>4.18</text:p>
          </table:table-cell>
          <table:table-cell table:formula="of:=+[.C6]"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1284*([.B7]-1)+(5*[.A7])+7" office:value-type="float" office:value="5143" calcext:value-type="float">
            <text:p>5143</text:p>
          </table:table-cell>
          <table:table-cell table:formula="of:=+[.E7]/1000" office:value-type="float" office:value="0.005143" calcext:value-type="float">
            <text:p>0.01</text:p>
          </table:table-cell>
          <table:table-cell table:formula="of:=+[.F7]/1000" office:value-type="float" office:value="5.143" calcext:value-type="float">
            <text:p>5.14</text:p>
          </table:table-cell>
          <table:table-cell table:formula="of:=+[.C7]"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1284*([.B8]-1)+(5*[.A8])+7" office:value-type="float" office:value="6427" calcext:value-type="float">
            <text:p>6427</text:p>
          </table:table-cell>
          <table:table-cell table:formula="of:=+[.E8]/1000" office:value-type="float" office:value="0.006427" calcext:value-type="float">
            <text:p>0.01</text:p>
          </table:table-cell>
          <table:table-cell table:formula="of:=+[.F8]/1000" office:value-type="float" office:value="6.427" calcext:value-type="float">
            <text:p>6.43</text:p>
          </table:table-cell>
          <table:table-cell table:formula="of:=+[.C8]" office:value-type="float" office:value="6427" calcext:value-type="float">
            <text:p>6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1284*([.B9]-1)+(5*[.A9])+7" office:value-type="float" office:value="7711" calcext:value-type="float">
            <text:p>7711</text:p>
          </table:table-cell>
          <table:table-cell table:formula="of:=+[.E9]/1000" office:value-type="float" office:value="0.007711" calcext:value-type="float">
            <text:p>0.01</text:p>
          </table:table-cell>
          <table:table-cell table:formula="of:=+[.F9]/1000" office:value-type="float" office:value="7.711" calcext:value-type="float">
            <text:p>7.71</text:p>
          </table:table-cell>
          <table:table-cell table:formula="of:=+[.C9]" office:value-type="float" office:value="7711" calcext:value-type="float">
            <text:p>7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1284*([.B10]-1)+(5*[.A10])+7" office:value-type="float" office:value="8995" calcext:value-type="float">
            <text:p>8995</text:p>
          </table:table-cell>
          <table:table-cell table:formula="of:=+[.E10]/1000" office:value-type="float" office:value="0.008995" calcext:value-type="float">
            <text:p>0.01</text:p>
          </table:table-cell>
          <table:table-cell table:formula="of:=+[.F10]/1000" office:value-type="float" office:value="8.995" calcext:value-type="float">
            <text:p>9.00</text:p>
          </table:table-cell>
          <table:table-cell table:formula="of:=+[.C10]"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1284*([.B11]-1)+(5*[.A11])+7" office:value-type="float" office:value="10279" calcext:value-type="float">
            <text:p>10279</text:p>
          </table:table-cell>
          <table:table-cell table:formula="of:=+[.E11]/1000" office:value-type="float" office:value="0.010279" calcext:value-type="float">
            <text:p>0.01</text:p>
          </table:table-cell>
          <table:table-cell table:formula="of:=+[.F11]/1000" office:value-type="float" office:value="10.279" calcext:value-type="float">
            <text:p>10.28</text:p>
          </table:table-cell>
          <table:table-cell table:formula="of:=+[.C11]"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284*([.B12]-1)+(5*[.A12])+7" office:value-type="float" office:value="11563" calcext:value-type="float">
            <text:p>11563</text:p>
          </table:table-cell>
          <table:table-cell table:formula="of:=+[.E12]/1000" office:value-type="float" office:value="0.011563" calcext:value-type="float">
            <text:p>0.01</text:p>
          </table:table-cell>
          <table:table-cell table:formula="of:=+[.F12]/1000" office:value-type="float" office:value="11.563" calcext:value-type="float">
            <text:p>11.56</text:p>
          </table:table-cell>
          <table:table-cell table:formula="of:=+[.C12]" office:value-type="float" office:value="11563" calcext:value-type="float">
            <text:p>11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1284*([.B13]-1)+(5*[.A13])+7" office:value-type="float" office:value="12847" calcext:value-type="float">
            <text:p>12847</text:p>
          </table:table-cell>
          <table:table-cell table:formula="of:=+[.E13]/1000" office:value-type="float" office:value="0.012847" calcext:value-type="float">
            <text:p>0.01</text:p>
          </table:table-cell>
          <table:table-cell table:formula="of:=+[.F13]/1000" office:value-type="float" office:value="12.847" calcext:value-type="float">
            <text:p>12.85</text:p>
          </table:table-cell>
          <table:table-cell table:formula="of:=+[.C13]" office:value-type="float" office:value="12847" calcext:value-type="float">
            <text:p>12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1284*([.B14]-1)+(5*[.A14])+7" office:value-type="float" office:value="14131" calcext:value-type="float">
            <text:p>14131</text:p>
          </table:table-cell>
          <table:table-cell table:formula="of:=+[.E14]/1000" office:value-type="float" office:value="0.014131" calcext:value-type="float">
            <text:p>0.01</text:p>
          </table:table-cell>
          <table:table-cell table:formula="of:=+[.F14]/1000" office:value-type="float" office:value="14.131" calcext:value-type="float">
            <text:p>14.13</text:p>
          </table:table-cell>
          <table:table-cell table:formula="of:=+[.C14]" office:value-type="float" office:value="14131" calcext:value-type="float">
            <text:p>14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1284*([.B15]-1)+(5*[.A15])+7" office:value-type="float" office:value="15415" calcext:value-type="float">
            <text:p>15415</text:p>
          </table:table-cell>
          <table:table-cell table:formula="of:=+[.E15]/1000" office:value-type="float" office:value="0.015415" calcext:value-type="float">
            <text:p>0.02</text:p>
          </table:table-cell>
          <table:table-cell table:formula="of:=+[.F15]/1000" office:value-type="float" office:value="15.415" calcext:value-type="float">
            <text:p>15.42</text:p>
          </table:table-cell>
          <table:table-cell table:formula="of:=+[.C15]" office:value-type="float" office:value="15415" calcext:value-type="float">
            <text:p>1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284*([.B16]-1)+(5*[.A16])+7" office:value-type="float" office:value="16699" calcext:value-type="float">
            <text:p>16699</text:p>
          </table:table-cell>
          <table:table-cell table:formula="of:=+[.E16]/1000" office:value-type="float" office:value="0.016699" calcext:value-type="float">
            <text:p>0.02</text:p>
          </table:table-cell>
          <table:table-cell table:formula="of:=+[.F16]/1000" office:value-type="float" office:value="16.699" calcext:value-type="float">
            <text:p>16.70</text:p>
          </table:table-cell>
          <table:table-cell table:formula="of:=+[.C16]" office:value-type="float" office:value="16699" calcext:value-type="float">
            <text:p>16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1284*([.B17]-1)+(5*[.A17])+7" office:value-type="float" office:value="17983" calcext:value-type="float">
            <text:p>17983</text:p>
          </table:table-cell>
          <table:table-cell table:formula="of:=+[.E17]/1000" office:value-type="float" office:value="0.017983" calcext:value-type="float">
            <text:p>0.02</text:p>
          </table:table-cell>
          <table:table-cell table:formula="of:=+[.F17]/1000" office:value-type="float" office:value="17.983" calcext:value-type="float">
            <text:p>17.98</text:p>
          </table:table-cell>
          <table:table-cell table:formula="of:=+[.C17]" office:value-type="float" office:value="17983" calcext:value-type="float">
            <text:p>17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1284*([.B18]-1)+(5*[.A18])+7" office:value-type="float" office:value="19267" calcext:value-type="float">
            <text:p>19267</text:p>
          </table:table-cell>
          <table:table-cell table:formula="of:=+[.E18]/1000" office:value-type="float" office:value="0.019267" calcext:value-type="float">
            <text:p>0.02</text:p>
          </table:table-cell>
          <table:table-cell table:formula="of:=+[.F18]/1000" office:value-type="float" office:value="19.267" calcext:value-type="float">
            <text:p>19.27</text:p>
          </table:table-cell>
          <table:table-cell table:formula="of:=+[.C18]" office:value-type="float" office:value="19267" calcext:value-type="float">
            <text:p>19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1284*([.B19]-1)+(5*[.A19])+7" office:value-type="float" office:value="20551" calcext:value-type="float">
            <text:p>20551</text:p>
          </table:table-cell>
          <table:table-cell table:formula="of:=+[.E19]/1000" office:value-type="float" office:value="0.020551" calcext:value-type="float">
            <text:p>0.02</text:p>
          </table:table-cell>
          <table:table-cell table:formula="of:=+[.F19]/1000" office:value-type="float" office:value="20.551" calcext:value-type="float">
            <text:p>20.55</text:p>
          </table:table-cell>
          <table:table-cell table:formula="of:=+[.C19]" office:value-type="float" office:value="20551" calcext:value-type="float">
            <text:p>20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1284*([.B20]-1)+(5*[.A20])+7" office:value-type="float" office:value="21835" calcext:value-type="float">
            <text:p>21835</text:p>
          </table:table-cell>
          <table:table-cell table:formula="of:=+[.E20]/1000" office:value-type="float" office:value="0.021835" calcext:value-type="float">
            <text:p>0.02</text:p>
          </table:table-cell>
          <table:table-cell table:formula="of:=+[.F20]/1000" office:value-type="float" office:value="21.835" calcext:value-type="float">
            <text:p>21.84</text:p>
          </table:table-cell>
          <table:table-cell table:formula="of:=+[.C20]" office:value-type="float" office:value="21835" calcext:value-type="float">
            <text:p>21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1284*([.B21]-1)+(5*[.A21])+7" office:value-type="float" office:value="23119" calcext:value-type="float">
            <text:p>23119</text:p>
          </table:table-cell>
          <table:table-cell table:formula="of:=+[.E21]/1000" office:value-type="float" office:value="0.023119" calcext:value-type="float">
            <text:p>0.02</text:p>
          </table:table-cell>
          <table:table-cell table:formula="of:=+[.F21]/1000" office:value-type="float" office:value="23.119" calcext:value-type="float">
            <text:p>23.12</text:p>
          </table:table-cell>
          <table:table-cell table:formula="of:=+[.C21]" office:value-type="float" office:value="23119" calcext:value-type="float">
            <text:p>23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1284*([.B22]-1)+(5*[.A22])+7" office:value-type="float" office:value="24403" calcext:value-type="float">
            <text:p>24403</text:p>
          </table:table-cell>
          <table:table-cell table:formula="of:=+[.E22]/1000" office:value-type="float" office:value="0.024403" calcext:value-type="float">
            <text:p>0.02</text:p>
          </table:table-cell>
          <table:table-cell table:formula="of:=+[.F22]/1000" office:value-type="float" office:value="24.403" calcext:value-type="float">
            <text:p>24.40</text:p>
          </table:table-cell>
          <table:table-cell table:formula="of:=+[.C22]" office:value-type="float" office:value="24403" calcext:value-type="float">
            <text:p>24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1284*([.B23]-1)+(5*[.A23])+7" office:value-type="float" office:value="25687" calcext:value-type="float">
            <text:p>25687</text:p>
          </table:table-cell>
          <table:table-cell table:formula="of:=+[.E23]/1000" office:value-type="float" office:value="0.025687" calcext:value-type="float">
            <text:p>0.03</text:p>
          </table:table-cell>
          <table:table-cell table:formula="of:=+[.F23]/1000" office:value-type="float" office:value="25.687" calcext:value-type="float">
            <text:p>25.69</text:p>
          </table:table-cell>
          <table:table-cell table:formula="of:=+[.C23]" office:value-type="float" office:value="25687" calcext:value-type="float">
            <text:p>25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1284*([.B24]-1)+(5*[.A24])+7" office:value-type="float" office:value="26971" calcext:value-type="float">
            <text:p>26971</text:p>
          </table:table-cell>
          <table:table-cell table:formula="of:=+[.E24]/1000" office:value-type="float" office:value="0.026971" calcext:value-type="float">
            <text:p>0.03</text:p>
          </table:table-cell>
          <table:table-cell table:formula="of:=+[.F24]/1000" office:value-type="float" office:value="26.971" calcext:value-type="float">
            <text:p>26.97</text:p>
          </table:table-cell>
          <table:table-cell table:formula="of:=+[.C24]" office:value-type="float" office:value="26971" calcext:value-type="float">
            <text:p>26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1284*([.B25]-1)+(5*[.A25])+7" office:value-type="float" office:value="28255" calcext:value-type="float">
            <text:p>28255</text:p>
          </table:table-cell>
          <table:table-cell table:formula="of:=+[.E25]/1000" office:value-type="float" office:value="0.028255" calcext:value-type="float">
            <text:p>0.03</text:p>
          </table:table-cell>
          <table:table-cell table:formula="of:=+[.F25]/1000" office:value-type="float" office:value="28.255" calcext:value-type="float">
            <text:p>28.26</text:p>
          </table:table-cell>
          <table:table-cell table:formula="of:=+[.C25]" office:value-type="float" office:value="28255" calcext:value-type="float">
            <text:p>28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1284*([.B26]-1)+(5*[.A26])+7" office:value-type="float" office:value="29539" calcext:value-type="float">
            <text:p>29539</text:p>
          </table:table-cell>
          <table:table-cell table:formula="of:=+[.E26]/1000" office:value-type="float" office:value="0.029539" calcext:value-type="float">
            <text:p>0.03</text:p>
          </table:table-cell>
          <table:table-cell table:formula="of:=+[.F26]/1000" office:value-type="float" office:value="29.539" calcext:value-type="float">
            <text:p>29.54</text:p>
          </table:table-cell>
          <table:table-cell table:formula="of:=+[.C26]" office:value-type="float" office:value="29539" calcext:value-type="float">
            <text:p>29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1284*([.B27]-1)+(5*[.A27])+7" office:value-type="float" office:value="30823" calcext:value-type="float">
            <text:p>30823</text:p>
          </table:table-cell>
          <table:table-cell table:formula="of:=+[.E27]/1000" office:value-type="float" office:value="0.030823" calcext:value-type="float">
            <text:p>0.03</text:p>
          </table:table-cell>
          <table:table-cell table:formula="of:=+[.F27]/1000" office:value-type="float" office:value="30.823" calcext:value-type="float">
            <text:p>30.82</text:p>
          </table:table-cell>
          <table:table-cell table:formula="of:=+[.C27]" office:value-type="float" office:value="30823" calcext:value-type="float">
            <text:p>30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1284*([.B28]-1)+(5*[.A28])+7" office:value-type="float" office:value="32107" calcext:value-type="float">
            <text:p>32107</text:p>
          </table:table-cell>
          <table:table-cell table:formula="of:=+[.E28]/1000" office:value-type="float" office:value="0.032107" calcext:value-type="float">
            <text:p>0.03</text:p>
          </table:table-cell>
          <table:table-cell table:formula="of:=+[.F28]/1000" office:value-type="float" office:value="32.107" calcext:value-type="float">
            <text:p>32.11</text:p>
          </table:table-cell>
          <table:table-cell table:formula="of:=+[.C28]" office:value-type="float" office:value="32107" calcext:value-type="float">
            <text:p>32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1284*([.B29]-1)+(5*[.A29])+7" office:value-type="float" office:value="33391" calcext:value-type="float">
            <text:p>33391</text:p>
          </table:table-cell>
          <table:table-cell table:formula="of:=+[.E29]/1000" office:value-type="float" office:value="0.033391" calcext:value-type="float">
            <text:p>0.03</text:p>
          </table:table-cell>
          <table:table-cell table:formula="of:=+[.F29]/1000" office:value-type="float" office:value="33.391" calcext:value-type="float">
            <text:p>33.39</text:p>
          </table:table-cell>
          <table:table-cell table:formula="of:=+[.C29]" office:value-type="float" office:value="33391" calcext:value-type="float">
            <text:p>33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1284*([.B30]-1)+(5*[.A30])+7" office:value-type="float" office:value="34675" calcext:value-type="float">
            <text:p>34675</text:p>
          </table:table-cell>
          <table:table-cell table:formula="of:=+[.E30]/1000" office:value-type="float" office:value="0.034675" calcext:value-type="float">
            <text:p>0.03</text:p>
          </table:table-cell>
          <table:table-cell table:formula="of:=+[.F30]/1000" office:value-type="float" office:value="34.675" calcext:value-type="float">
            <text:p>34.68</text:p>
          </table:table-cell>
          <table:table-cell table:formula="of:=+[.C30]" office:value-type="float" office:value="34675" calcext:value-type="float">
            <text:p>34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1284*([.B31]-1)+(5*[.A31])+7" office:value-type="float" office:value="35959" calcext:value-type="float">
            <text:p>35959</text:p>
          </table:table-cell>
          <table:table-cell table:formula="of:=+[.E31]/1000" office:value-type="float" office:value="0.035959" calcext:value-type="float">
            <text:p>0.04</text:p>
          </table:table-cell>
          <table:table-cell table:formula="of:=+[.F31]/1000" office:value-type="float" office:value="35.959" calcext:value-type="float">
            <text:p>35.96</text:p>
          </table:table-cell>
          <table:table-cell table:formula="of:=+[.C31]" office:value-type="float" office:value="35959" calcext:value-type="float">
            <text:p>35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1284*([.B32]-1)+(5*[.A32])+7" office:value-type="float" office:value="37243" calcext:value-type="float">
            <text:p>37243</text:p>
          </table:table-cell>
          <table:table-cell table:formula="of:=+[.E32]/1000" office:value-type="float" office:value="0.037243" calcext:value-type="float">
            <text:p>0.04</text:p>
          </table:table-cell>
          <table:table-cell table:formula="of:=+[.F32]/1000" office:value-type="float" office:value="37.243" calcext:value-type="float">
            <text:p>37.24</text:p>
          </table:table-cell>
          <table:table-cell table:formula="of:=+[.C32]" office:value-type="float" office:value="37243" calcext:value-type="float">
            <text:p>37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1284*([.B33]-1)+(5*[.A33])+7" office:value-type="float" office:value="38527" calcext:value-type="float">
            <text:p>38527</text:p>
          </table:table-cell>
          <table:table-cell table:formula="of:=+[.E33]/1000" office:value-type="float" office:value="0.038527" calcext:value-type="float">
            <text:p>0.04</text:p>
          </table:table-cell>
          <table:table-cell table:formula="of:=+[.F33]/1000" office:value-type="float" office:value="38.527" calcext:value-type="float">
            <text:p>38.53</text:p>
          </table:table-cell>
          <table:table-cell table:formula="of:=+[.C33]" office:value-type="float" office:value="38527" calcext:value-type="float">
            <text:p>38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1284*([.B34]-1)+(5*[.A34])+7" office:value-type="float" office:value="39811" calcext:value-type="float">
            <text:p>39811</text:p>
          </table:table-cell>
          <table:table-cell table:formula="of:=+[.E34]/1000" office:value-type="float" office:value="0.039811" calcext:value-type="float">
            <text:p>0.04</text:p>
          </table:table-cell>
          <table:table-cell table:formula="of:=+[.F34]/1000" office:value-type="float" office:value="39.811" calcext:value-type="float">
            <text:p>39.81</text:p>
          </table:table-cell>
          <table:table-cell table:formula="of:=+[.C34]" office:value-type="float" office:value="39811" calcext:value-type="float">
            <text:p>39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1284*([.B35]-1)+(5*[.A35])+7" office:value-type="float" office:value="41095" calcext:value-type="float">
            <text:p>41095</text:p>
          </table:table-cell>
          <table:table-cell table:formula="of:=+[.E35]/1000" office:value-type="float" office:value="0.041095" calcext:value-type="float">
            <text:p>0.04</text:p>
          </table:table-cell>
          <table:table-cell table:formula="of:=+[.F35]/1000" office:value-type="float" office:value="41.095" calcext:value-type="float">
            <text:p>41.10</text:p>
          </table:table-cell>
          <table:table-cell table:formula="of:=+[.C35]" office:value-type="float" office:value="41095" calcext:value-type="float">
            <text:p>41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1284*([.B36]-1)+(5*[.A36])+7" office:value-type="float" office:value="42379" calcext:value-type="float">
            <text:p>42379</text:p>
          </table:table-cell>
          <table:table-cell table:formula="of:=+[.E36]/1000" office:value-type="float" office:value="0.042379" calcext:value-type="float">
            <text:p>0.04</text:p>
          </table:table-cell>
          <table:table-cell table:formula="of:=+[.F36]/1000" office:value-type="float" office:value="42.379" calcext:value-type="float">
            <text:p>42.38</text:p>
          </table:table-cell>
          <table:table-cell table:formula="of:=+[.C36]" office:value-type="float" office:value="42379" calcext:value-type="float">
            <text:p>42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1284*([.B37]-1)+(5*[.A37])+7" office:value-type="float" office:value="43663" calcext:value-type="float">
            <text:p>43663</text:p>
          </table:table-cell>
          <table:table-cell table:formula="of:=+[.E37]/1000" office:value-type="float" office:value="0.043663" calcext:value-type="float">
            <text:p>0.04</text:p>
          </table:table-cell>
          <table:table-cell table:formula="of:=+[.F37]/1000" office:value-type="float" office:value="43.663" calcext:value-type="float">
            <text:p>43.66</text:p>
          </table:table-cell>
          <table:table-cell table:formula="of:=+[.C37]" office:value-type="float" office:value="43663" calcext:value-type="float">
            <text:p>43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1284*([.B38]-1)+(5*[.A38])+7" office:value-type="float" office:value="44947" calcext:value-type="float">
            <text:p>44947</text:p>
          </table:table-cell>
          <table:table-cell table:formula="of:=+[.E38]/1000" office:value-type="float" office:value="0.044947" calcext:value-type="float">
            <text:p>0.04</text:p>
          </table:table-cell>
          <table:table-cell table:formula="of:=+[.F38]/1000" office:value-type="float" office:value="44.947" calcext:value-type="float">
            <text:p>44.95</text:p>
          </table:table-cell>
          <table:table-cell table:formula="of:=+[.C38]" office:value-type="float" office:value="44947" calcext:value-type="float">
            <text:p>44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1284*([.B39]-1)+(5*[.A39])+7" office:value-type="float" office:value="46231" calcext:value-type="float">
            <text:p>46231</text:p>
          </table:table-cell>
          <table:table-cell table:formula="of:=+[.E39]/1000" office:value-type="float" office:value="0.046231" calcext:value-type="float">
            <text:p>0.05</text:p>
          </table:table-cell>
          <table:table-cell table:formula="of:=+[.F39]/1000" office:value-type="float" office:value="46.231" calcext:value-type="float">
            <text:p>46.23</text:p>
          </table:table-cell>
          <table:table-cell table:formula="of:=+[.C39]" office:value-type="float" office:value="46231" calcext:value-type="float">
            <text:p>46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1284*([.B40]-1)+(5*[.A40])+7" office:value-type="float" office:value="47515" calcext:value-type="float">
            <text:p>47515</text:p>
          </table:table-cell>
          <table:table-cell table:formula="of:=+[.E40]/1000" office:value-type="float" office:value="0.047515" calcext:value-type="float">
            <text:p>0.05</text:p>
          </table:table-cell>
          <table:table-cell table:formula="of:=+[.F40]/1000" office:value-type="float" office:value="47.515" calcext:value-type="float">
            <text:p>47.52</text:p>
          </table:table-cell>
          <table:table-cell table:formula="of:=+[.C40]" office:value-type="float" office:value="47515" calcext:value-type="float">
            <text:p>47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1284*([.B41]-1)+(5*[.A41])+7" office:value-type="float" office:value="48799" calcext:value-type="float">
            <text:p>48799</text:p>
          </table:table-cell>
          <table:table-cell table:formula="of:=+[.E41]/1000" office:value-type="float" office:value="0.048799" calcext:value-type="float">
            <text:p>0.05</text:p>
          </table:table-cell>
          <table:table-cell table:formula="of:=+[.F41]/1000" office:value-type="float" office:value="48.799" calcext:value-type="float">
            <text:p>48.80</text:p>
          </table:table-cell>
          <table:table-cell table:formula="of:=+[.C41]" office:value-type="float" office:value="48799" calcext:value-type="float">
            <text:p>48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1284*([.B42]-1)+(5*[.A42])+7" office:value-type="float" office:value="50083" calcext:value-type="float">
            <text:p>50083</text:p>
          </table:table-cell>
          <table:table-cell table:formula="of:=+[.E42]/1000" office:value-type="float" office:value="0.050083" calcext:value-type="float">
            <text:p>0.05</text:p>
          </table:table-cell>
          <table:table-cell table:formula="of:=+[.F42]/1000" office:value-type="float" office:value="50.083" calcext:value-type="float">
            <text:p>50.08</text:p>
          </table:table-cell>
          <table:table-cell table:formula="of:=+[.C42]" office:value-type="float" office:value="50083" calcext:value-type="float">
            <text:p>50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1284*([.B43]-1)+(5*[.A43])+7" office:value-type="float" office:value="51367" calcext:value-type="float">
            <text:p>51367</text:p>
          </table:table-cell>
          <table:table-cell table:formula="of:=+[.E43]/1000" office:value-type="float" office:value="0.051367" calcext:value-type="float">
            <text:p>0.05</text:p>
          </table:table-cell>
          <table:table-cell table:formula="of:=+[.F43]/1000" office:value-type="float" office:value="51.367" calcext:value-type="float">
            <text:p>51.37</text:p>
          </table:table-cell>
          <table:table-cell table:formula="of:=+[.C43]" office:value-type="float" office:value="51367" calcext:value-type="float">
            <text:p>51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1284*([.B44]-1)+(5*[.A44])+7" office:value-type="float" office:value="52651" calcext:value-type="float">
            <text:p>52651</text:p>
          </table:table-cell>
          <table:table-cell table:formula="of:=+[.E44]/1000" office:value-type="float" office:value="0.052651" calcext:value-type="float">
            <text:p>0.05</text:p>
          </table:table-cell>
          <table:table-cell table:formula="of:=+[.F44]/1000" office:value-type="float" office:value="52.651" calcext:value-type="float">
            <text:p>52.65</text:p>
          </table:table-cell>
          <table:table-cell table:formula="of:=+[.C44]" office:value-type="float" office:value="52651" calcext:value-type="float">
            <text:p>52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1284*([.B45]-1)+(5*[.A45])+7" office:value-type="float" office:value="53935" calcext:value-type="float">
            <text:p>53935</text:p>
          </table:table-cell>
          <table:table-cell table:formula="of:=+[.E45]/1000" office:value-type="float" office:value="0.053935" calcext:value-type="float">
            <text:p>0.05</text:p>
          </table:table-cell>
          <table:table-cell table:formula="of:=+[.F45]/1000" office:value-type="float" office:value="53.935" calcext:value-type="float">
            <text:p>53.94</text:p>
          </table:table-cell>
          <table:table-cell table:formula="of:=+[.C45]" office:value-type="float" office:value="53935" calcext:value-type="float">
            <text:p>53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1284*([.B46]-1)+(5*[.A46])+7" office:value-type="float" office:value="55219" calcext:value-type="float">
            <text:p>55219</text:p>
          </table:table-cell>
          <table:table-cell table:formula="of:=+[.E46]/1000" office:value-type="float" office:value="0.055219" calcext:value-type="float">
            <text:p>0.06</text:p>
          </table:table-cell>
          <table:table-cell table:formula="of:=+[.F46]/1000" office:value-type="float" office:value="55.219" calcext:value-type="float">
            <text:p>55.22</text:p>
          </table:table-cell>
          <table:table-cell table:formula="of:=+[.C46]" office:value-type="float" office:value="55219" calcext:value-type="float">
            <text:p>55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1284*([.B47]-1)+(5*[.A47])+7" office:value-type="float" office:value="56503" calcext:value-type="float">
            <text:p>56503</text:p>
          </table:table-cell>
          <table:table-cell table:formula="of:=+[.E47]/1000" office:value-type="float" office:value="0.056503" calcext:value-type="float">
            <text:p>0.06</text:p>
          </table:table-cell>
          <table:table-cell table:formula="of:=+[.F47]/1000" office:value-type="float" office:value="56.503" calcext:value-type="float">
            <text:p>56.50</text:p>
          </table:table-cell>
          <table:table-cell table:formula="of:=+[.C47]" office:value-type="float" office:value="56503" calcext:value-type="float">
            <text:p>56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1284*([.B48]-1)+(5*[.A48])+7" office:value-type="float" office:value="57787" calcext:value-type="float">
            <text:p>57787</text:p>
          </table:table-cell>
          <table:table-cell table:formula="of:=+[.E48]/1000" office:value-type="float" office:value="0.057787" calcext:value-type="float">
            <text:p>0.06</text:p>
          </table:table-cell>
          <table:table-cell table:formula="of:=+[.F48]/1000" office:value-type="float" office:value="57.787" calcext:value-type="float">
            <text:p>57.79</text:p>
          </table:table-cell>
          <table:table-cell table:formula="of:=+[.C48]" office:value-type="float" office:value="57787" calcext:value-type="float">
            <text:p>57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1284*([.B49]-1)+(5*[.A49])+7" office:value-type="float" office:value="59071" calcext:value-type="float">
            <text:p>59071</text:p>
          </table:table-cell>
          <table:table-cell table:formula="of:=+[.E49]/1000" office:value-type="float" office:value="0.059071" calcext:value-type="float">
            <text:p>0.06</text:p>
          </table:table-cell>
          <table:table-cell table:formula="of:=+[.F49]/1000" office:value-type="float" office:value="59.071" calcext:value-type="float">
            <text:p>59.07</text:p>
          </table:table-cell>
          <table:table-cell table:formula="of:=+[.C49]" office:value-type="float" office:value="59071" calcext:value-type="float">
            <text:p>59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1284*([.B50]-1)+(5*[.A50])+7" office:value-type="float" office:value="60355" calcext:value-type="float">
            <text:p>60355</text:p>
          </table:table-cell>
          <table:table-cell table:formula="of:=+[.E50]/1000" office:value-type="float" office:value="0.060355" calcext:value-type="float">
            <text:p>0.06</text:p>
          </table:table-cell>
          <table:table-cell table:formula="of:=+[.F50]/1000" office:value-type="float" office:value="60.355" calcext:value-type="float">
            <text:p>60.36</text:p>
          </table:table-cell>
          <table:table-cell table:formula="of:=+[.C50]" office:value-type="float" office:value="60355" calcext:value-type="float">
            <text:p>60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1284*([.B51]-1)+(5*[.A51])+7" office:value-type="float" office:value="61639" calcext:value-type="float">
            <text:p>61639</text:p>
          </table:table-cell>
          <table:table-cell table:formula="of:=+[.E51]/1000" office:value-type="float" office:value="0.061639" calcext:value-type="float">
            <text:p>0.06</text:p>
          </table:table-cell>
          <table:table-cell table:formula="of:=+[.F51]/1000" office:value-type="float" office:value="61.639" calcext:value-type="float">
            <text:p>61.64</text:p>
          </table:table-cell>
          <table:table-cell table:formula="of:=+[.C51]" office:value-type="float" office:value="61639" calcext:value-type="float">
            <text:p>61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1284*([.B52]-1)+(5*[.A52])+7" office:value-type="float" office:value="62923" calcext:value-type="float">
            <text:p>62923</text:p>
          </table:table-cell>
          <table:table-cell table:formula="of:=+[.E52]/1000" office:value-type="float" office:value="0.062923" calcext:value-type="float">
            <text:p>0.06</text:p>
          </table:table-cell>
          <table:table-cell table:formula="of:=+[.F52]/1000" office:value-type="float" office:value="62.923" calcext:value-type="float">
            <text:p>62.92</text:p>
          </table:table-cell>
          <table:table-cell table:formula="of:=+[.C52]" office:value-type="float" office:value="62923" calcext:value-type="float">
            <text:p>62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1284*([.B53]-1)+(5*[.A53])+7" office:value-type="float" office:value="64207" calcext:value-type="float">
            <text:p>64207</text:p>
          </table:table-cell>
          <table:table-cell table:formula="of:=+[.E53]/1000" office:value-type="float" office:value="0.064207" calcext:value-type="float">
            <text:p>0.06</text:p>
          </table:table-cell>
          <table:table-cell table:formula="of:=+[.F53]/1000" office:value-type="float" office:value="64.207" calcext:value-type="float">
            <text:p>64.21</text:p>
          </table:table-cell>
          <table:table-cell table:formula="of:=+[.C53]" office:value-type="float" office:value="64207" calcext:value-type="float">
            <text:p>64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1284*([.B54]-1)+(5*[.A54])+7" office:value-type="float" office:value="65491" calcext:value-type="float">
            <text:p>65491</text:p>
          </table:table-cell>
          <table:table-cell table:formula="of:=+[.E54]/1000" office:value-type="float" office:value="0.065491" calcext:value-type="float">
            <text:p>0.07</text:p>
          </table:table-cell>
          <table:table-cell table:formula="of:=+[.F54]/1000" office:value-type="float" office:value="65.491" calcext:value-type="float">
            <text:p>65.49</text:p>
          </table:table-cell>
          <table:table-cell table:formula="of:=+[.C54]" office:value-type="float" office:value="65491" calcext:value-type="float">
            <text:p>65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1284*([.B55]-1)+(5*[.A55])+7" office:value-type="float" office:value="66775" calcext:value-type="float">
            <text:p>66775</text:p>
          </table:table-cell>
          <table:table-cell table:formula="of:=+[.E55]/1000" office:value-type="float" office:value="0.066775" calcext:value-type="float">
            <text:p>0.07</text:p>
          </table:table-cell>
          <table:table-cell table:formula="of:=+[.F55]/1000" office:value-type="float" office:value="66.775" calcext:value-type="float">
            <text:p>66.78</text:p>
          </table:table-cell>
          <table:table-cell table:formula="of:=+[.C55]" office:value-type="float" office:value="66775" calcext:value-type="float">
            <text:p>66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1284*([.B56]-1)+(5*[.A56])+7" office:value-type="float" office:value="68059" calcext:value-type="float">
            <text:p>68059</text:p>
          </table:table-cell>
          <table:table-cell table:formula="of:=+[.E56]/1000" office:value-type="float" office:value="0.068059" calcext:value-type="float">
            <text:p>0.07</text:p>
          </table:table-cell>
          <table:table-cell table:formula="of:=+[.F56]/1000" office:value-type="float" office:value="68.059" calcext:value-type="float">
            <text:p>68.06</text:p>
          </table:table-cell>
          <table:table-cell table:formula="of:=+[.C56]" office:value-type="float" office:value="68059" calcext:value-type="float">
            <text:p>68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1284*([.B57]-1)+(5*[.A57])+7" office:value-type="float" office:value="69343" calcext:value-type="float">
            <text:p>69343</text:p>
          </table:table-cell>
          <table:table-cell table:formula="of:=+[.E57]/1000" office:value-type="float" office:value="0.069343" calcext:value-type="float">
            <text:p>0.07</text:p>
          </table:table-cell>
          <table:table-cell table:formula="of:=+[.F57]/1000" office:value-type="float" office:value="69.343" calcext:value-type="float">
            <text:p>69.34</text:p>
          </table:table-cell>
          <table:table-cell table:formula="of:=+[.C57]" office:value-type="float" office:value="69343" calcext:value-type="float">
            <text:p>69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1284*([.B58]-1)+(5*[.A58])+7" office:value-type="float" office:value="70627" calcext:value-type="float">
            <text:p>70627</text:p>
          </table:table-cell>
          <table:table-cell table:formula="of:=+[.E58]/1000" office:value-type="float" office:value="0.070627" calcext:value-type="float">
            <text:p>0.07</text:p>
          </table:table-cell>
          <table:table-cell table:formula="of:=+[.F58]/1000" office:value-type="float" office:value="70.627" calcext:value-type="float">
            <text:p>70.63</text:p>
          </table:table-cell>
          <table:table-cell table:formula="of:=+[.C58]" office:value-type="float" office:value="70627" calcext:value-type="float">
            <text:p>70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1284*([.B59]-1)+(5*[.A59])+7" office:value-type="float" office:value="71911" calcext:value-type="float">
            <text:p>71911</text:p>
          </table:table-cell>
          <table:table-cell table:formula="of:=+[.E59]/1000" office:value-type="float" office:value="0.071911" calcext:value-type="float">
            <text:p>0.07</text:p>
          </table:table-cell>
          <table:table-cell table:formula="of:=+[.F59]/1000" office:value-type="float" office:value="71.911" calcext:value-type="float">
            <text:p>71.91</text:p>
          </table:table-cell>
          <table:table-cell table:formula="of:=+[.C59]" office:value-type="float" office:value="71911" calcext:value-type="float">
            <text:p>71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1284*([.B60]-1)+(5*[.A60])+7" office:value-type="float" office:value="73195" calcext:value-type="float">
            <text:p>73195</text:p>
          </table:table-cell>
          <table:table-cell table:formula="of:=+[.E60]/1000" office:value-type="float" office:value="0.073195" calcext:value-type="float">
            <text:p>0.07</text:p>
          </table:table-cell>
          <table:table-cell table:formula="of:=+[.F60]/1000" office:value-type="float" office:value="73.195" calcext:value-type="float">
            <text:p>73.20</text:p>
          </table:table-cell>
          <table:table-cell table:formula="of:=+[.C60]" office:value-type="float" office:value="73195" calcext:value-type="float">
            <text:p>73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1284*([.B61]-1)+(5*[.A61])+7" office:value-type="float" office:value="74479" calcext:value-type="float">
            <text:p>74479</text:p>
          </table:table-cell>
          <table:table-cell table:formula="of:=+[.E61]/1000" office:value-type="float" office:value="0.074479" calcext:value-type="float">
            <text:p>0.07</text:p>
          </table:table-cell>
          <table:table-cell table:formula="of:=+[.F61]/1000" office:value-type="float" office:value="74.479" calcext:value-type="float">
            <text:p>74.48</text:p>
          </table:table-cell>
          <table:table-cell table:formula="of:=+[.C61]" office:value-type="float" office:value="74479" calcext:value-type="float">
            <text:p>74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1284*([.B62]-1)+(5*[.A62])+7" office:value-type="float" office:value="75763" calcext:value-type="float">
            <text:p>75763</text:p>
          </table:table-cell>
          <table:table-cell table:formula="of:=+[.E62]/1000" office:value-type="float" office:value="0.075763" calcext:value-type="float">
            <text:p>0.08</text:p>
          </table:table-cell>
          <table:table-cell table:formula="of:=+[.F62]/1000" office:value-type="float" office:value="75.763" calcext:value-type="float">
            <text:p>75.76</text:p>
          </table:table-cell>
          <table:table-cell table:formula="of:=+[.C62]" office:value-type="float" office:value="75763" calcext:value-type="float">
            <text:p>75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1284*([.B63]-1)+(5*[.A63])+7" office:value-type="float" office:value="77047" calcext:value-type="float">
            <text:p>77047</text:p>
          </table:table-cell>
          <table:table-cell table:formula="of:=+[.E63]/1000" office:value-type="float" office:value="0.077047" calcext:value-type="float">
            <text:p>0.08</text:p>
          </table:table-cell>
          <table:table-cell table:formula="of:=+[.F63]/1000" office:value-type="float" office:value="77.047" calcext:value-type="float">
            <text:p>77.05</text:p>
          </table:table-cell>
          <table:table-cell table:formula="of:=+[.C63]" office:value-type="float" office:value="77047" calcext:value-type="float">
            <text:p>77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1284*([.B64]-1)+(5*[.A64])+7" office:value-type="float" office:value="78331" calcext:value-type="float">
            <text:p>78331</text:p>
          </table:table-cell>
          <table:table-cell table:formula="of:=+[.E64]/1000" office:value-type="float" office:value="0.078331" calcext:value-type="float">
            <text:p>0.08</text:p>
          </table:table-cell>
          <table:table-cell table:formula="of:=+[.F64]/1000" office:value-type="float" office:value="78.331" calcext:value-type="float">
            <text:p>78.33</text:p>
          </table:table-cell>
          <table:table-cell table:formula="of:=+[.C64]" office:value-type="float" office:value="78331" calcext:value-type="float">
            <text:p>78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1284*([.B65]-1)+(5*[.A65])+7" office:value-type="float" office:value="79615" calcext:value-type="float">
            <text:p>79615</text:p>
          </table:table-cell>
          <table:table-cell table:formula="of:=+[.E65]/1000" office:value-type="float" office:value="0.079615" calcext:value-type="float">
            <text:p>0.08</text:p>
          </table:table-cell>
          <table:table-cell table:formula="of:=+[.F65]/1000" office:value-type="float" office:value="79.615" calcext:value-type="float">
            <text:p>79.62</text:p>
          </table:table-cell>
          <table:table-cell table:formula="of:=+[.C65]" office:value-type="float" office:value="79615" calcext:value-type="float">
            <text:p>79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1284*([.B66]-1)+(5*[.A66])+7" office:value-type="float" office:value="80899" calcext:value-type="float">
            <text:p>80899</text:p>
          </table:table-cell>
          <table:table-cell table:formula="of:=+[.E66]/1000" office:value-type="float" office:value="0.080899" calcext:value-type="float">
            <text:p>0.08</text:p>
          </table:table-cell>
          <table:table-cell table:formula="of:=+[.F66]/1000" office:value-type="float" office:value="80.899" calcext:value-type="float">
            <text:p>80.90</text:p>
          </table:table-cell>
          <table:table-cell table:formula="of:=+[.C66]" office:value-type="float" office:value="80899" calcext:value-type="float">
            <text:p>8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1284*([.B67]-1)+(5*[.A67])+7" office:value-type="float" office:value="82183" calcext:value-type="float">
            <text:p>82183</text:p>
          </table:table-cell>
          <table:table-cell table:formula="of:=+[.E67]/1000" office:value-type="float" office:value="0.082183" calcext:value-type="float">
            <text:p>0.08</text:p>
          </table:table-cell>
          <table:table-cell table:formula="of:=+[.F67]/1000" office:value-type="float" office:value="82.183" calcext:value-type="float">
            <text:p>82.18</text:p>
          </table:table-cell>
          <table:table-cell table:formula="of:=+[.C67]" office:value-type="float" office:value="82183" calcext:value-type="float">
            <text:p>82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1284*([.B68]-1)+(5*[.A68])+7" office:value-type="float" office:value="83467" calcext:value-type="float">
            <text:p>83467</text:p>
          </table:table-cell>
          <table:table-cell table:formula="of:=+[.E68]/1000" office:value-type="float" office:value="0.083467" calcext:value-type="float">
            <text:p>0.08</text:p>
          </table:table-cell>
          <table:table-cell table:formula="of:=+[.F68]/1000" office:value-type="float" office:value="83.467" calcext:value-type="float">
            <text:p>83.47</text:p>
          </table:table-cell>
          <table:table-cell table:formula="of:=+[.C68]" office:value-type="float" office:value="83467" calcext:value-type="float">
            <text:p>83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1284*([.B69]-1)+(5*[.A69])+7" office:value-type="float" office:value="84751" calcext:value-type="float">
            <text:p>84751</text:p>
          </table:table-cell>
          <table:table-cell table:formula="of:=+[.E69]/1000" office:value-type="float" office:value="0.084751" calcext:value-type="float">
            <text:p>0.08</text:p>
          </table:table-cell>
          <table:table-cell table:formula="of:=+[.F69]/1000" office:value-type="float" office:value="84.751" calcext:value-type="float">
            <text:p>84.75</text:p>
          </table:table-cell>
          <table:table-cell table:formula="of:=+[.C69]" office:value-type="float" office:value="84751" calcext:value-type="float">
            <text:p>84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1284*([.B70]-1)+(5*[.A70])+7" office:value-type="float" office:value="86035" calcext:value-type="float">
            <text:p>86035</text:p>
          </table:table-cell>
          <table:table-cell table:formula="of:=+[.E70]/1000" office:value-type="float" office:value="0.086035" calcext:value-type="float">
            <text:p>0.09</text:p>
          </table:table-cell>
          <table:table-cell table:formula="of:=+[.F70]/1000" office:value-type="float" office:value="86.035" calcext:value-type="float">
            <text:p>86.04</text:p>
          </table:table-cell>
          <table:table-cell table:formula="of:=+[.C70]" office:value-type="float" office:value="86035" calcext:value-type="float">
            <text:p>86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1284*([.B71]-1)+(5*[.A71])+7" office:value-type="float" office:value="87319" calcext:value-type="float">
            <text:p>87319</text:p>
          </table:table-cell>
          <table:table-cell table:formula="of:=+[.E71]/1000" office:value-type="float" office:value="0.087319" calcext:value-type="float">
            <text:p>0.09</text:p>
          </table:table-cell>
          <table:table-cell table:formula="of:=+[.F71]/1000" office:value-type="float" office:value="87.319" calcext:value-type="float">
            <text:p>87.32</text:p>
          </table:table-cell>
          <table:table-cell table:formula="of:=+[.C71]" office:value-type="float" office:value="87319" calcext:value-type="float">
            <text:p>87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1284*([.B72]-1)+(5*[.A72])+7" office:value-type="float" office:value="88603" calcext:value-type="float">
            <text:p>88603</text:p>
          </table:table-cell>
          <table:table-cell table:formula="of:=+[.E72]/1000" office:value-type="float" office:value="0.088603" calcext:value-type="float">
            <text:p>0.09</text:p>
          </table:table-cell>
          <table:table-cell table:formula="of:=+[.F72]/1000" office:value-type="float" office:value="88.603" calcext:value-type="float">
            <text:p>88.60</text:p>
          </table:table-cell>
          <table:table-cell table:formula="of:=+[.C72]" office:value-type="float" office:value="88603" calcext:value-type="float">
            <text:p>88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1284*([.B73]-1)+(5*[.A73])+7" office:value-type="float" office:value="89887" calcext:value-type="float">
            <text:p>89887</text:p>
          </table:table-cell>
          <table:table-cell table:formula="of:=+[.E73]/1000" office:value-type="float" office:value="0.089887" calcext:value-type="float">
            <text:p>0.09</text:p>
          </table:table-cell>
          <table:table-cell table:formula="of:=+[.F73]/1000" office:value-type="float" office:value="89.887" calcext:value-type="float">
            <text:p>89.89</text:p>
          </table:table-cell>
          <table:table-cell table:formula="of:=+[.C73]" office:value-type="float" office:value="89887" calcext:value-type="float">
            <text:p>89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1284*([.B74]-1)+(5*[.A74])+7" office:value-type="float" office:value="91171" calcext:value-type="float">
            <text:p>91171</text:p>
          </table:table-cell>
          <table:table-cell table:formula="of:=+[.E74]/1000" office:value-type="float" office:value="0.091171" calcext:value-type="float">
            <text:p>0.09</text:p>
          </table:table-cell>
          <table:table-cell table:formula="of:=+[.F74]/1000" office:value-type="float" office:value="91.171" calcext:value-type="float">
            <text:p>91.17</text:p>
          </table:table-cell>
          <table:table-cell table:formula="of:=+[.C74]" office:value-type="float" office:value="91171" calcext:value-type="float">
            <text:p>91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1284*([.B75]-1)+(5*[.A75])+7" office:value-type="float" office:value="92455" calcext:value-type="float">
            <text:p>92455</text:p>
          </table:table-cell>
          <table:table-cell table:formula="of:=+[.E75]/1000" office:value-type="float" office:value="0.092455" calcext:value-type="float">
            <text:p>0.09</text:p>
          </table:table-cell>
          <table:table-cell table:formula="of:=+[.F75]/1000" office:value-type="float" office:value="92.455" calcext:value-type="float">
            <text:p>92.46</text:p>
          </table:table-cell>
          <table:table-cell table:formula="of:=+[.C75]" office:value-type="float" office:value="92455" calcext:value-type="float">
            <text:p>92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1284*([.B76]-1)+(5*[.A76])+7" office:value-type="float" office:value="93739" calcext:value-type="float">
            <text:p>93739</text:p>
          </table:table-cell>
          <table:table-cell table:formula="of:=+[.E76]/1000" office:value-type="float" office:value="0.093739" calcext:value-type="float">
            <text:p>0.09</text:p>
          </table:table-cell>
          <table:table-cell table:formula="of:=+[.F76]/1000" office:value-type="float" office:value="93.739" calcext:value-type="float">
            <text:p>93.74</text:p>
          </table:table-cell>
          <table:table-cell table:formula="of:=+[.C76]" office:value-type="float" office:value="93739" calcext:value-type="float">
            <text:p>93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1284*([.B77]-1)+(5*[.A77])+7" office:value-type="float" office:value="95023" calcext:value-type="float">
            <text:p>95023</text:p>
          </table:table-cell>
          <table:table-cell table:formula="of:=+[.E77]/1000" office:value-type="float" office:value="0.095023" calcext:value-type="float">
            <text:p>0.10</text:p>
          </table:table-cell>
          <table:table-cell table:formula="of:=+[.F77]/1000" office:value-type="float" office:value="95.023" calcext:value-type="float">
            <text:p>95.02</text:p>
          </table:table-cell>
          <table:table-cell table:formula="of:=+[.C77]" office:value-type="float" office:value="95023" calcext:value-type="float">
            <text:p>95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1284*([.B78]-1)+(5*[.A78])+7" office:value-type="float" office:value="96307" calcext:value-type="float">
            <text:p>96307</text:p>
          </table:table-cell>
          <table:table-cell table:formula="of:=+[.E78]/1000" office:value-type="float" office:value="0.096307" calcext:value-type="float">
            <text:p>0.10</text:p>
          </table:table-cell>
          <table:table-cell table:formula="of:=+[.F78]/1000" office:value-type="float" office:value="96.307" calcext:value-type="float">
            <text:p>96.31</text:p>
          </table:table-cell>
          <table:table-cell table:formula="of:=+[.C78]" office:value-type="float" office:value="96307" calcext:value-type="float">
            <text:p>96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1284*([.B79]-1)+(5*[.A79])+7" office:value-type="float" office:value="97591" calcext:value-type="float">
            <text:p>97591</text:p>
          </table:table-cell>
          <table:table-cell table:formula="of:=+[.E79]/1000" office:value-type="float" office:value="0.097591" calcext:value-type="float">
            <text:p>0.10</text:p>
          </table:table-cell>
          <table:table-cell table:formula="of:=+[.F79]/1000" office:value-type="float" office:value="97.591" calcext:value-type="float">
            <text:p>97.59</text:p>
          </table:table-cell>
          <table:table-cell table:formula="of:=+[.C79]" office:value-type="float" office:value="97591" calcext:value-type="float">
            <text:p>97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1284*([.B80]-1)+(5*[.A80])+7" office:value-type="float" office:value="98875" calcext:value-type="float">
            <text:p>98875</text:p>
          </table:table-cell>
          <table:table-cell table:formula="of:=+[.E80]/1000" office:value-type="float" office:value="0.098875" calcext:value-type="float">
            <text:p>0.10</text:p>
          </table:table-cell>
          <table:table-cell table:formula="of:=+[.F80]/1000" office:value-type="float" office:value="98.875" calcext:value-type="float">
            <text:p>98.88</text:p>
          </table:table-cell>
          <table:table-cell table:formula="of:=+[.C80]" office:value-type="float" office:value="98875" calcext:value-type="float">
            <text:p>98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1284*([.B81]-1)+(5*[.A81])+7" office:value-type="float" office:value="100159" calcext:value-type="float">
            <text:p>100159</text:p>
          </table:table-cell>
          <table:table-cell table:formula="of:=+[.E81]/1000" office:value-type="float" office:value="0.100159" calcext:value-type="float">
            <text:p>0.10</text:p>
          </table:table-cell>
          <table:table-cell table:formula="of:=+[.F81]/1000" office:value-type="float" office:value="100.159" calcext:value-type="float">
            <text:p>100.16</text:p>
          </table:table-cell>
          <table:table-cell table:formula="of:=+[.C81]" office:value-type="float" office:value="100159" calcext:value-type="float">
            <text:p>100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1284*([.B82]-1)+(5*[.A82])+7" office:value-type="float" office:value="101443" calcext:value-type="float">
            <text:p>101443</text:p>
          </table:table-cell>
          <table:table-cell table:formula="of:=+[.E82]/1000" office:value-type="float" office:value="0.101443" calcext:value-type="float">
            <text:p>0.10</text:p>
          </table:table-cell>
          <table:table-cell table:formula="of:=+[.F82]/1000" office:value-type="float" office:value="101.443" calcext:value-type="float">
            <text:p>101.44</text:p>
          </table:table-cell>
          <table:table-cell table:formula="of:=+[.C82]" office:value-type="float" office:value="101443" calcext:value-type="float">
            <text:p>101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1284*([.B83]-1)+(5*[.A83])+7" office:value-type="float" office:value="102727" calcext:value-type="float">
            <text:p>102727</text:p>
          </table:table-cell>
          <table:table-cell table:formula="of:=+[.E83]/1000" office:value-type="float" office:value="0.102727" calcext:value-type="float">
            <text:p>0.10</text:p>
          </table:table-cell>
          <table:table-cell table:formula="of:=+[.F83]/1000" office:value-type="float" office:value="102.727" calcext:value-type="float">
            <text:p>102.73</text:p>
          </table:table-cell>
          <table:table-cell table:formula="of:=+[.C83]" office:value-type="float" office:value="102727" calcext:value-type="float">
            <text:p>102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1284*([.B84]-1)+(5*[.A84])+7" office:value-type="float" office:value="104011" calcext:value-type="float">
            <text:p>104011</text:p>
          </table:table-cell>
          <table:table-cell table:formula="of:=+[.E84]/1000" office:value-type="float" office:value="0.104011" calcext:value-type="float">
            <text:p>0.10</text:p>
          </table:table-cell>
          <table:table-cell table:formula="of:=+[.F84]/1000" office:value-type="float" office:value="104.011" calcext:value-type="float">
            <text:p>104.01</text:p>
          </table:table-cell>
          <table:table-cell table:formula="of:=+[.C84]" office:value-type="float" office:value="104011" calcext:value-type="float">
            <text:p>1040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1284*([.B85]-1)+(5*[.A85])+7" office:value-type="float" office:value="105295" calcext:value-type="float">
            <text:p>105295</text:p>
          </table:table-cell>
          <table:table-cell table:formula="of:=+[.E85]/1000" office:value-type="float" office:value="0.105295" calcext:value-type="float">
            <text:p>0.11</text:p>
          </table:table-cell>
          <table:table-cell table:formula="of:=+[.F85]/1000" office:value-type="float" office:value="105.295" calcext:value-type="float">
            <text:p>105.30</text:p>
          </table:table-cell>
          <table:table-cell table:formula="of:=+[.C85]" office:value-type="float" office:value="105295" calcext:value-type="float">
            <text:p>10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1284*([.B86]-1)+(5*[.A86])+7" office:value-type="float" office:value="106579" calcext:value-type="float">
            <text:p>106579</text:p>
          </table:table-cell>
          <table:table-cell table:formula="of:=+[.E86]/1000" office:value-type="float" office:value="0.106579" calcext:value-type="float">
            <text:p>0.11</text:p>
          </table:table-cell>
          <table:table-cell table:formula="of:=+[.F86]/1000" office:value-type="float" office:value="106.579" calcext:value-type="float">
            <text:p>106.58</text:p>
          </table:table-cell>
          <table:table-cell table:formula="of:=+[.C86]" office:value-type="float" office:value="106579" calcext:value-type="float">
            <text:p>106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1284*([.B87]-1)+(5*[.A87])+7" office:value-type="float" office:value="107863" calcext:value-type="float">
            <text:p>107863</text:p>
          </table:table-cell>
          <table:table-cell table:formula="of:=+[.E87]/1000" office:value-type="float" office:value="0.107863" calcext:value-type="float">
            <text:p>0.11</text:p>
          </table:table-cell>
          <table:table-cell table:formula="of:=+[.F87]/1000" office:value-type="float" office:value="107.863" calcext:value-type="float">
            <text:p>107.86</text:p>
          </table:table-cell>
          <table:table-cell table:formula="of:=+[.C87]" office:value-type="float" office:value="107863" calcext:value-type="float">
            <text:p>1078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1284*([.B88]-1)+(5*[.A88])+7" office:value-type="float" office:value="109147" calcext:value-type="float">
            <text:p>109147</text:p>
          </table:table-cell>
          <table:table-cell table:formula="of:=+[.E88]/1000" office:value-type="float" office:value="0.109147" calcext:value-type="float">
            <text:p>0.11</text:p>
          </table:table-cell>
          <table:table-cell table:formula="of:=+[.F88]/1000" office:value-type="float" office:value="109.147" calcext:value-type="float">
            <text:p>109.15</text:p>
          </table:table-cell>
          <table:table-cell table:formula="of:=+[.C88]" office:value-type="float" office:value="109147" calcext:value-type="float">
            <text:p>109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1284*([.B89]-1)+(5*[.A89])+7" office:value-type="float" office:value="110431" calcext:value-type="float">
            <text:p>110431</text:p>
          </table:table-cell>
          <table:table-cell table:formula="of:=+[.E89]/1000" office:value-type="float" office:value="0.110431" calcext:value-type="float">
            <text:p>0.11</text:p>
          </table:table-cell>
          <table:table-cell table:formula="of:=+[.F89]/1000" office:value-type="float" office:value="110.431" calcext:value-type="float">
            <text:p>110.43</text:p>
          </table:table-cell>
          <table:table-cell table:formula="of:=+[.C89]" office:value-type="float" office:value="110431" calcext:value-type="float">
            <text:p>110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1284*([.B90]-1)+(5*[.A90])+7" office:value-type="float" office:value="111715" calcext:value-type="float">
            <text:p>111715</text:p>
          </table:table-cell>
          <table:table-cell table:formula="of:=+[.E90]/1000" office:value-type="float" office:value="0.111715" calcext:value-type="float">
            <text:p>0.11</text:p>
          </table:table-cell>
          <table:table-cell table:formula="of:=+[.F90]/1000" office:value-type="float" office:value="111.715" calcext:value-type="float">
            <text:p>111.72</text:p>
          </table:table-cell>
          <table:table-cell table:formula="of:=+[.C90]" office:value-type="float" office:value="111715" calcext:value-type="float">
            <text:p>111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1284*([.B91]-1)+(5*[.A91])+7" office:value-type="float" office:value="112999" calcext:value-type="float">
            <text:p>112999</text:p>
          </table:table-cell>
          <table:table-cell table:formula="of:=+[.E91]/1000" office:value-type="float" office:value="0.112999" calcext:value-type="float">
            <text:p>0.11</text:p>
          </table:table-cell>
          <table:table-cell table:formula="of:=+[.F91]/1000" office:value-type="float" office:value="112.999" calcext:value-type="float">
            <text:p>113.00</text:p>
          </table:table-cell>
          <table:table-cell table:formula="of:=+[.C91]" office:value-type="float" office:value="112999" calcext:value-type="float">
            <text:p>112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1284*([.B92]-1)+(5*[.A92])+7" office:value-type="float" office:value="114283" calcext:value-type="float">
            <text:p>114283</text:p>
          </table:table-cell>
          <table:table-cell table:formula="of:=+[.E92]/1000" office:value-type="float" office:value="0.114283" calcext:value-type="float">
            <text:p>0.11</text:p>
          </table:table-cell>
          <table:table-cell table:formula="of:=+[.F92]/1000" office:value-type="float" office:value="114.283" calcext:value-type="float">
            <text:p>114.28</text:p>
          </table:table-cell>
          <table:table-cell table:formula="of:=+[.C92]" office:value-type="float" office:value="114283" calcext:value-type="float">
            <text:p>114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1284*([.B93]-1)+(5*[.A93])+7" office:value-type="float" office:value="115567" calcext:value-type="float">
            <text:p>115567</text:p>
          </table:table-cell>
          <table:table-cell table:formula="of:=+[.E93]/1000" office:value-type="float" office:value="0.115567" calcext:value-type="float">
            <text:p>0.12</text:p>
          </table:table-cell>
          <table:table-cell table:formula="of:=+[.F93]/1000" office:value-type="float" office:value="115.567" calcext:value-type="float">
            <text:p>115.57</text:p>
          </table:table-cell>
          <table:table-cell table:formula="of:=+[.C93]" office:value-type="float" office:value="115567" calcext:value-type="float">
            <text:p>115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1284*([.B94]-1)+(5*[.A94])+7" office:value-type="float" office:value="116851" calcext:value-type="float">
            <text:p>116851</text:p>
          </table:table-cell>
          <table:table-cell table:formula="of:=+[.E94]/1000" office:value-type="float" office:value="0.116851" calcext:value-type="float">
            <text:p>0.12</text:p>
          </table:table-cell>
          <table:table-cell table:formula="of:=+[.F94]/1000" office:value-type="float" office:value="116.851" calcext:value-type="float">
            <text:p>116.85</text:p>
          </table:table-cell>
          <table:table-cell table:formula="of:=+[.C94]" office:value-type="float" office:value="116851" calcext:value-type="float">
            <text:p>116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1284*([.B95]-1)+(5*[.A95])+7" office:value-type="float" office:value="118135" calcext:value-type="float">
            <text:p>118135</text:p>
          </table:table-cell>
          <table:table-cell table:formula="of:=+[.E95]/1000" office:value-type="float" office:value="0.118135" calcext:value-type="float">
            <text:p>0.12</text:p>
          </table:table-cell>
          <table:table-cell table:formula="of:=+[.F95]/1000" office:value-type="float" office:value="118.135" calcext:value-type="float">
            <text:p>118.14</text:p>
          </table:table-cell>
          <table:table-cell table:formula="of:=+[.C95]" office:value-type="float" office:value="118135" calcext:value-type="float">
            <text:p>118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1284*([.B96]-1)+(5*[.A96])+7" office:value-type="float" office:value="119419" calcext:value-type="float">
            <text:p>119419</text:p>
          </table:table-cell>
          <table:table-cell table:formula="of:=+[.E96]/1000" office:value-type="float" office:value="0.119419" calcext:value-type="float">
            <text:p>0.12</text:p>
          </table:table-cell>
          <table:table-cell table:formula="of:=+[.F96]/1000" office:value-type="float" office:value="119.419" calcext:value-type="float">
            <text:p>119.42</text:p>
          </table:table-cell>
          <table:table-cell table:formula="of:=+[.C96]" office:value-type="float" office:value="119419" calcext:value-type="float">
            <text:p>119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1284*([.B97]-1)+(5*[.A97])+7" office:value-type="float" office:value="120703" calcext:value-type="float">
            <text:p>120703</text:p>
          </table:table-cell>
          <table:table-cell table:formula="of:=+[.E97]/1000" office:value-type="float" office:value="0.120703" calcext:value-type="float">
            <text:p>0.12</text:p>
          </table:table-cell>
          <table:table-cell table:formula="of:=+[.F97]/1000" office:value-type="float" office:value="120.703" calcext:value-type="float">
            <text:p>120.70</text:p>
          </table:table-cell>
          <table:table-cell table:formula="of:=+[.C97]" office:value-type="float" office:value="120703" calcext:value-type="float">
            <text:p>120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1284*([.B98]-1)+(5*[.A98])+7" office:value-type="float" office:value="121987" calcext:value-type="float">
            <text:p>121987</text:p>
          </table:table-cell>
          <table:table-cell table:formula="of:=+[.E98]/1000" office:value-type="float" office:value="0.121987" calcext:value-type="float">
            <text:p>0.12</text:p>
          </table:table-cell>
          <table:table-cell table:formula="of:=+[.F98]/1000" office:value-type="float" office:value="121.987" calcext:value-type="float">
            <text:p>121.99</text:p>
          </table:table-cell>
          <table:table-cell table:formula="of:=+[.C98]" office:value-type="float" office:value="121987" calcext:value-type="float">
            <text:p>121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1284*([.B99]-1)+(5*[.A99])+7" office:value-type="float" office:value="123271" calcext:value-type="float">
            <text:p>123271</text:p>
          </table:table-cell>
          <table:table-cell table:formula="of:=+[.E99]/1000" office:value-type="float" office:value="0.123271" calcext:value-type="float">
            <text:p>0.12</text:p>
          </table:table-cell>
          <table:table-cell table:formula="of:=+[.F99]/1000" office:value-type="float" office:value="123.271" calcext:value-type="float">
            <text:p>123.27</text:p>
          </table:table-cell>
          <table:table-cell table:formula="of:=+[.C99]" office:value-type="float" office:value="123271" calcext:value-type="float">
            <text:p>123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1284*([.B100]-1)+(5*[.A100])+7" office:value-type="float" office:value="124555" calcext:value-type="float">
            <text:p>124555</text:p>
          </table:table-cell>
          <table:table-cell table:formula="of:=+[.E100]/1000" office:value-type="float" office:value="0.124555" calcext:value-type="float">
            <text:p>0.12</text:p>
          </table:table-cell>
          <table:table-cell table:formula="of:=+[.F100]/1000" office:value-type="float" office:value="124.555" calcext:value-type="float">
            <text:p>124.56</text:p>
          </table:table-cell>
          <table:table-cell table:formula="of:=+[.C100]" office:value-type="float" office:value="124555" calcext:value-type="float">
            <text:p>124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1284*([.B101]-1)+(5*[.A101])+7" office:value-type="float" office:value="125839" calcext:value-type="float">
            <text:p>125839</text:p>
          </table:table-cell>
          <table:table-cell table:formula="of:=+[.E101]/1000" office:value-type="float" office:value="0.125839" calcext:value-type="float">
            <text:p>0.13</text:p>
          </table:table-cell>
          <table:table-cell table:formula="of:=+[.F101]/1000" office:value-type="float" office:value="125.839" calcext:value-type="float">
            <text:p>125.84</text:p>
          </table:table-cell>
          <table:table-cell table:formula="of:=+[.C101]" office:value-type="float" office:value="125839" calcext:value-type="float">
            <text:p>125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284*([.B102]-1)+(5*[.A102])+7" office:value-type="float" office:value="127123" calcext:value-type="float">
            <text:p>127123</text:p>
          </table:table-cell>
          <table:table-cell table:formula="of:=+[.E102]/1000" office:value-type="float" office:value="0.127123" calcext:value-type="float">
            <text:p>0.13</text:p>
          </table:table-cell>
          <table:table-cell table:formula="of:=+[.F102]/1000" office:value-type="float" office:value="127.123" calcext:value-type="float">
            <text:p>127.12</text:p>
          </table:table-cell>
          <table:table-cell table:formula="of:=+[.C102]" office:value-type="float" office:value="127123" calcext:value-type="float">
            <text:p>127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1284*([.B103]-1)+(5*[.A103])+7" office:value-type="float" office:value="128407" calcext:value-type="float">
            <text:p>128407</text:p>
          </table:table-cell>
          <table:table-cell table:formula="of:=+[.E103]/1000" office:value-type="float" office:value="0.128407" calcext:value-type="float">
            <text:p>0.13</text:p>
          </table:table-cell>
          <table:table-cell table:formula="of:=+[.F103]/1000" office:value-type="float" office:value="128.407" calcext:value-type="float">
            <text:p>128.41</text:p>
          </table:table-cell>
          <table:table-cell table:formula="of:=+[.C103]" office:value-type="float" office:value="128407" calcext:value-type="float">
            <text:p>128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1284*([.B104]-1)+(5*[.A104])+7" office:value-type="float" office:value="129691" calcext:value-type="float">
            <text:p>129691</text:p>
          </table:table-cell>
          <table:table-cell table:formula="of:=+[.E104]/1000" office:value-type="float" office:value="0.129691" calcext:value-type="float">
            <text:p>0.13</text:p>
          </table:table-cell>
          <table:table-cell table:formula="of:=+[.F104]/1000" office:value-type="float" office:value="129.691" calcext:value-type="float">
            <text:p>129.69</text:p>
          </table:table-cell>
          <table:table-cell table:formula="of:=+[.C104]" office:value-type="float" office:value="129691" calcext:value-type="float">
            <text:p>1296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1284*([.B105]-1)+(5*[.A105])+7" office:value-type="float" office:value="130975" calcext:value-type="float">
            <text:p>130975</text:p>
          </table:table-cell>
          <table:table-cell table:formula="of:=+[.E105]/1000" office:value-type="float" office:value="0.130975" calcext:value-type="float">
            <text:p>0.13</text:p>
          </table:table-cell>
          <table:table-cell table:formula="of:=+[.F105]/1000" office:value-type="float" office:value="130.975" calcext:value-type="float">
            <text:p>130.98</text:p>
          </table:table-cell>
          <table:table-cell table:formula="of:=+[.C105]" office:value-type="float" office:value="130975" calcext:value-type="float">
            <text:p>130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1284*([.B106]-1)+(5*[.A106])+7" office:value-type="float" office:value="132259" calcext:value-type="float">
            <text:p>132259</text:p>
          </table:table-cell>
          <table:table-cell table:formula="of:=+[.E106]/1000" office:value-type="float" office:value="0.132259" calcext:value-type="float">
            <text:p>0.13</text:p>
          </table:table-cell>
          <table:table-cell table:formula="of:=+[.F106]/1000" office:value-type="float" office:value="132.259" calcext:value-type="float">
            <text:p>132.26</text:p>
          </table:table-cell>
          <table:table-cell table:formula="of:=+[.C106]" office:value-type="float" office:value="132259" calcext:value-type="float">
            <text:p>132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1284*([.B107]-1)+(5*[.A107])+7" office:value-type="float" office:value="133543" calcext:value-type="float">
            <text:p>133543</text:p>
          </table:table-cell>
          <table:table-cell table:formula="of:=+[.E107]/1000" office:value-type="float" office:value="0.133543" calcext:value-type="float">
            <text:p>0.13</text:p>
          </table:table-cell>
          <table:table-cell table:formula="of:=+[.F107]/1000" office:value-type="float" office:value="133.543" calcext:value-type="float">
            <text:p>133.54</text:p>
          </table:table-cell>
          <table:table-cell table:formula="of:=+[.C107]" office:value-type="float" office:value="133543" calcext:value-type="float">
            <text:p>133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1284*([.B108]-1)+(5*[.A108])+7" office:value-type="float" office:value="134827" calcext:value-type="float">
            <text:p>134827</text:p>
          </table:table-cell>
          <table:table-cell table:formula="of:=+[.E108]/1000" office:value-type="float" office:value="0.134827" calcext:value-type="float">
            <text:p>0.13</text:p>
          </table:table-cell>
          <table:table-cell table:formula="of:=+[.F108]/1000" office:value-type="float" office:value="134.827" calcext:value-type="float">
            <text:p>134.83</text:p>
          </table:table-cell>
          <table:table-cell table:formula="of:=+[.C108]" office:value-type="float" office:value="134827" calcext:value-type="float">
            <text:p>134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1284*([.B109]-1)+(5*[.A109])+7" office:value-type="float" office:value="136111" calcext:value-type="float">
            <text:p>136111</text:p>
          </table:table-cell>
          <table:table-cell table:formula="of:=+[.E109]/1000" office:value-type="float" office:value="0.136111" calcext:value-type="float">
            <text:p>0.14</text:p>
          </table:table-cell>
          <table:table-cell table:formula="of:=+[.F109]/1000" office:value-type="float" office:value="136.111" calcext:value-type="float">
            <text:p>136.11</text:p>
          </table:table-cell>
          <table:table-cell table:formula="of:=+[.C109]" office:value-type="float" office:value="136111" calcext:value-type="float">
            <text:p>136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1284*([.B110]-1)+(5*[.A110])+7" office:value-type="float" office:value="137395" calcext:value-type="float">
            <text:p>137395</text:p>
          </table:table-cell>
          <table:table-cell table:formula="of:=+[.E110]/1000" office:value-type="float" office:value="0.137395" calcext:value-type="float">
            <text:p>0.14</text:p>
          </table:table-cell>
          <table:table-cell table:formula="of:=+[.F110]/1000" office:value-type="float" office:value="137.395" calcext:value-type="float">
            <text:p>137.40</text:p>
          </table:table-cell>
          <table:table-cell table:formula="of:=+[.C110]" office:value-type="float" office:value="137395" calcext:value-type="float">
            <text:p>137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1284*([.B111]-1)+(5*[.A111])+7" office:value-type="float" office:value="138679" calcext:value-type="float">
            <text:p>138679</text:p>
          </table:table-cell>
          <table:table-cell table:formula="of:=+[.E111]/1000" office:value-type="float" office:value="0.138679" calcext:value-type="float">
            <text:p>0.14</text:p>
          </table:table-cell>
          <table:table-cell table:formula="of:=+[.F111]/1000" office:value-type="float" office:value="138.679" calcext:value-type="float">
            <text:p>138.68</text:p>
          </table:table-cell>
          <table:table-cell table:formula="of:=+[.C111]" office:value-type="float" office:value="138679" calcext:value-type="float">
            <text:p>138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1284*([.B112]-1)+(5*[.A112])+7" office:value-type="float" office:value="139963" calcext:value-type="float">
            <text:p>139963</text:p>
          </table:table-cell>
          <table:table-cell table:formula="of:=+[.E112]/1000" office:value-type="float" office:value="0.139963" calcext:value-type="float">
            <text:p>0.14</text:p>
          </table:table-cell>
          <table:table-cell table:formula="of:=+[.F112]/1000" office:value-type="float" office:value="139.963" calcext:value-type="float">
            <text:p>139.96</text:p>
          </table:table-cell>
          <table:table-cell table:formula="of:=+[.C112]" office:value-type="float" office:value="139963" calcext:value-type="float">
            <text:p>139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formula="of:=1284*([.B113]-1)+(5*[.A113])+7" office:value-type="float" office:value="141247" calcext:value-type="float">
            <text:p>141247</text:p>
          </table:table-cell>
          <table:table-cell table:formula="of:=+[.E113]/1000" office:value-type="float" office:value="0.141247" calcext:value-type="float">
            <text:p>0.14</text:p>
          </table:table-cell>
          <table:table-cell table:formula="of:=+[.F113]/1000" office:value-type="float" office:value="141.247" calcext:value-type="float">
            <text:p>141.25</text:p>
          </table:table-cell>
          <table:table-cell table:formula="of:=+[.C113]" office:value-type="float" office:value="141247" calcext:value-type="float">
            <text:p>141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formula="of:=1284*([.B114]-1)+(5*[.A114])+7" office:value-type="float" office:value="142531" calcext:value-type="float">
            <text:p>142531</text:p>
          </table:table-cell>
          <table:table-cell table:formula="of:=+[.E114]/1000" office:value-type="float" office:value="0.142531" calcext:value-type="float">
            <text:p>0.14</text:p>
          </table:table-cell>
          <table:table-cell table:formula="of:=+[.F114]/1000" office:value-type="float" office:value="142.531" calcext:value-type="float">
            <text:p>142.53</text:p>
          </table:table-cell>
          <table:table-cell table:formula="of:=+[.C114]" office:value-type="float" office:value="142531" calcext:value-type="float">
            <text:p>142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1284*([.B115]-1)+(5*[.A115])+7" office:value-type="float" office:value="143815" calcext:value-type="float">
            <text:p>143815</text:p>
          </table:table-cell>
          <table:table-cell table:formula="of:=+[.E115]/1000" office:value-type="float" office:value="0.143815" calcext:value-type="float">
            <text:p>0.14</text:p>
          </table:table-cell>
          <table:table-cell table:formula="of:=+[.F115]/1000" office:value-type="float" office:value="143.815" calcext:value-type="float">
            <text:p>143.82</text:p>
          </table:table-cell>
          <table:table-cell table:formula="of:=+[.C115]" office:value-type="float" office:value="143815" calcext:value-type="float">
            <text:p>143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1284*([.B116]-1)+(5*[.A116])+7" office:value-type="float" office:value="145099" calcext:value-type="float">
            <text:p>145099</text:p>
          </table:table-cell>
          <table:table-cell table:formula="of:=+[.E116]/1000" office:value-type="float" office:value="0.145099" calcext:value-type="float">
            <text:p>0.15</text:p>
          </table:table-cell>
          <table:table-cell table:formula="of:=+[.F116]/1000" office:value-type="float" office:value="145.099" calcext:value-type="float">
            <text:p>145.10</text:p>
          </table:table-cell>
          <table:table-cell table:formula="of:=+[.C116]" office:value-type="float" office:value="145099" calcext:value-type="float">
            <text:p>14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formula="of:=1284*([.B117]-1)+(5*[.A117])+7" office:value-type="float" office:value="146383" calcext:value-type="float">
            <text:p>146383</text:p>
          </table:table-cell>
          <table:table-cell table:formula="of:=+[.E117]/1000" office:value-type="float" office:value="0.146383" calcext:value-type="float">
            <text:p>0.15</text:p>
          </table:table-cell>
          <table:table-cell table:formula="of:=+[.F117]/1000" office:value-type="float" office:value="146.383" calcext:value-type="float">
            <text:p>146.38</text:p>
          </table:table-cell>
          <table:table-cell table:formula="of:=+[.C117]" office:value-type="float" office:value="146383" calcext:value-type="float">
            <text:p>14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1284*([.B118]-1)+(5*[.A118])+7" office:value-type="float" office:value="147667" calcext:value-type="float">
            <text:p>147667</text:p>
          </table:table-cell>
          <table:table-cell table:formula="of:=+[.E118]/1000" office:value-type="float" office:value="0.147667" calcext:value-type="float">
            <text:p>0.15</text:p>
          </table:table-cell>
          <table:table-cell table:formula="of:=+[.F118]/1000" office:value-type="float" office:value="147.667" calcext:value-type="float">
            <text:p>147.67</text:p>
          </table:table-cell>
          <table:table-cell table:formula="of:=+[.C118]" office:value-type="float" office:value="147667" calcext:value-type="float">
            <text:p>147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formula="of:=1284*([.B119]-1)+(5*[.A119])+7" office:value-type="float" office:value="148951" calcext:value-type="float">
            <text:p>148951</text:p>
          </table:table-cell>
          <table:table-cell table:formula="of:=+[.E119]/1000" office:value-type="float" office:value="0.148951" calcext:value-type="float">
            <text:p>0.15</text:p>
          </table:table-cell>
          <table:table-cell table:formula="of:=+[.F119]/1000" office:value-type="float" office:value="148.951" calcext:value-type="float">
            <text:p>148.95</text:p>
          </table:table-cell>
          <table:table-cell table:formula="of:=+[.C119]" office:value-type="float" office:value="148951" calcext:value-type="float">
            <text:p>148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1284*([.B120]-1)+(5*[.A120])+7" office:value-type="float" office:value="150235" calcext:value-type="float">
            <text:p>150235</text:p>
          </table:table-cell>
          <table:table-cell table:formula="of:=+[.E120]/1000" office:value-type="float" office:value="0.150235" calcext:value-type="float">
            <text:p>0.15</text:p>
          </table:table-cell>
          <table:table-cell table:formula="of:=+[.F120]/1000" office:value-type="float" office:value="150.235" calcext:value-type="float">
            <text:p>150.24</text:p>
          </table:table-cell>
          <table:table-cell table:formula="of:=+[.C120]" office:value-type="float" office:value="150235" calcext:value-type="float">
            <text:p>150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1284*([.B121]-1)+(5*[.A121])+7" office:value-type="float" office:value="151519" calcext:value-type="float">
            <text:p>151519</text:p>
          </table:table-cell>
          <table:table-cell table:formula="of:=+[.E121]/1000" office:value-type="float" office:value="0.151519" calcext:value-type="float">
            <text:p>0.15</text:p>
          </table:table-cell>
          <table:table-cell table:formula="of:=+[.F121]/1000" office:value-type="float" office:value="151.519" calcext:value-type="float">
            <text:p>151.52</text:p>
          </table:table-cell>
          <table:table-cell table:formula="of:=+[.C121]" office:value-type="float" office:value="151519" calcext:value-type="float">
            <text:p>151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1284*([.B122]-1)+(5*[.A122])+7" office:value-type="float" office:value="152803" calcext:value-type="float">
            <text:p>152803</text:p>
          </table:table-cell>
          <table:table-cell table:formula="of:=+[.E122]/1000" office:value-type="float" office:value="0.152803" calcext:value-type="float">
            <text:p>0.15</text:p>
          </table:table-cell>
          <table:table-cell table:formula="of:=+[.F122]/1000" office:value-type="float" office:value="152.803" calcext:value-type="float">
            <text:p>152.80</text:p>
          </table:table-cell>
          <table:table-cell table:formula="of:=+[.C122]" office:value-type="float" office:value="152803" calcext:value-type="float">
            <text:p>152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1284*([.B123]-1)+(5*[.A123])+7" office:value-type="float" office:value="154087" calcext:value-type="float">
            <text:p>154087</text:p>
          </table:table-cell>
          <table:table-cell table:formula="of:=+[.E123]/1000" office:value-type="float" office:value="0.154087" calcext:value-type="float">
            <text:p>0.15</text:p>
          </table:table-cell>
          <table:table-cell table:formula="of:=+[.F123]/1000" office:value-type="float" office:value="154.087" calcext:value-type="float">
            <text:p>154.09</text:p>
          </table:table-cell>
          <table:table-cell table:formula="of:=+[.C123]" office:value-type="float" office:value="154087" calcext:value-type="float">
            <text:p>154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formula="of:=1284*([.B124]-1)+(5*[.A124])+7" office:value-type="float" office:value="155371" calcext:value-type="float">
            <text:p>155371</text:p>
          </table:table-cell>
          <table:table-cell table:formula="of:=+[.E124]/1000" office:value-type="float" office:value="0.155371" calcext:value-type="float">
            <text:p>0.16</text:p>
          </table:table-cell>
          <table:table-cell table:formula="of:=+[.F124]/1000" office:value-type="float" office:value="155.371" calcext:value-type="float">
            <text:p>155.37</text:p>
          </table:table-cell>
          <table:table-cell table:formula="of:=+[.C124]" office:value-type="float" office:value="155371" calcext:value-type="float">
            <text:p>155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1284*([.B125]-1)+(5*[.A125])+7" office:value-type="float" office:value="156655" calcext:value-type="float">
            <text:p>156655</text:p>
          </table:table-cell>
          <table:table-cell table:formula="of:=+[.E125]/1000" office:value-type="float" office:value="0.156655" calcext:value-type="float">
            <text:p>0.16</text:p>
          </table:table-cell>
          <table:table-cell table:formula="of:=+[.F125]/1000" office:value-type="float" office:value="156.655" calcext:value-type="float">
            <text:p>156.66</text:p>
          </table:table-cell>
          <table:table-cell table:formula="of:=+[.C125]" office:value-type="float" office:value="156655" calcext:value-type="float">
            <text:p>156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formula="of:=1284*([.B126]-1)+(5*[.A126])+7" office:value-type="float" office:value="157939" calcext:value-type="float">
            <text:p>157939</text:p>
          </table:table-cell>
          <table:table-cell table:formula="of:=+[.E126]/1000" office:value-type="float" office:value="0.157939" calcext:value-type="float">
            <text:p>0.16</text:p>
          </table:table-cell>
          <table:table-cell table:formula="of:=+[.F126]/1000" office:value-type="float" office:value="157.939" calcext:value-type="float">
            <text:p>157.94</text:p>
          </table:table-cell>
          <table:table-cell table:formula="of:=+[.C126]" office:value-type="float" office:value="157939" calcext:value-type="float">
            <text:p>15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1284*([.B127]-1)+(5*[.A127])+7" office:value-type="float" office:value="159223" calcext:value-type="float">
            <text:p>159223</text:p>
          </table:table-cell>
          <table:table-cell table:formula="of:=+[.E127]/1000" office:value-type="float" office:value="0.159223" calcext:value-type="float">
            <text:p>0.16</text:p>
          </table:table-cell>
          <table:table-cell table:formula="of:=+[.F127]/1000" office:value-type="float" office:value="159.223" calcext:value-type="float">
            <text:p>159.22</text:p>
          </table:table-cell>
          <table:table-cell table:formula="of:=+[.C127]" office:value-type="float" office:value="159223" calcext:value-type="float">
            <text:p>159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1284*([.B128]-1)+(5*[.A128])+7" office:value-type="float" office:value="160507" calcext:value-type="float">
            <text:p>160507</text:p>
          </table:table-cell>
          <table:table-cell table:formula="of:=+[.E128]/1000" office:value-type="float" office:value="0.160507" calcext:value-type="float">
            <text:p>0.16</text:p>
          </table:table-cell>
          <table:table-cell table:formula="of:=+[.F128]/1000" office:value-type="float" office:value="160.507" calcext:value-type="float">
            <text:p>160.51</text:p>
          </table:table-cell>
          <table:table-cell table:formula="of:=+[.C128]" office:value-type="float" office:value="160507" calcext:value-type="float">
            <text:p>160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1284*([.B129]-1)+(5*[.A129])+7" office:value-type="float" office:value="161791" calcext:value-type="float">
            <text:p>161791</text:p>
          </table:table-cell>
          <table:table-cell table:formula="of:=+[.E129]/1000" office:value-type="float" office:value="0.161791" calcext:value-type="float">
            <text:p>0.16</text:p>
          </table:table-cell>
          <table:table-cell table:formula="of:=+[.F129]/1000" office:value-type="float" office:value="161.791" calcext:value-type="float">
            <text:p>161.79</text:p>
          </table:table-cell>
          <table:table-cell table:formula="of:=+[.C129]" office:value-type="float" office:value="161791" calcext:value-type="float">
            <text:p>161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1284*([.B130]-1)+(5*[.A130])+7" office:value-type="float" office:value="163075" calcext:value-type="float">
            <text:p>163075</text:p>
          </table:table-cell>
          <table:table-cell table:formula="of:=+[.E130]/1000" office:value-type="float" office:value="0.163075" calcext:value-type="float">
            <text:p>0.16</text:p>
          </table:table-cell>
          <table:table-cell table:formula="of:=+[.F130]/1000" office:value-type="float" office:value="163.075" calcext:value-type="float">
            <text:p>163.08</text:p>
          </table:table-cell>
          <table:table-cell table:formula="of:=+[.C130]" office:value-type="float" office:value="163075" calcext:value-type="float">
            <text:p>163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formula="of:=1284*([.B131]-1)+(5*[.A131])+7" office:value-type="float" office:value="164359" calcext:value-type="float">
            <text:p>164359</text:p>
          </table:table-cell>
          <table:table-cell table:formula="of:=+[.E131]/1000" office:value-type="float" office:value="0.164359" calcext:value-type="float">
            <text:p>0.16</text:p>
          </table:table-cell>
          <table:table-cell table:formula="of:=+[.F131]/1000" office:value-type="float" office:value="164.359" calcext:value-type="float">
            <text:p>164.36</text:p>
          </table:table-cell>
          <table:table-cell table:formula="of:=+[.C131]" office:value-type="float" office:value="164359" calcext:value-type="float">
            <text:p>164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1284*([.B132]-1)+(5*[.A132])+7" office:value-type="float" office:value="165643" calcext:value-type="float">
            <text:p>165643</text:p>
          </table:table-cell>
          <table:table-cell table:formula="of:=+[.E132]/1000" office:value-type="float" office:value="0.165643" calcext:value-type="float">
            <text:p>0.17</text:p>
          </table:table-cell>
          <table:table-cell table:formula="of:=+[.F132]/1000" office:value-type="float" office:value="165.643" calcext:value-type="float">
            <text:p>165.64</text:p>
          </table:table-cell>
          <table:table-cell table:formula="of:=+[.C132]" office:value-type="float" office:value="165643" calcext:value-type="float">
            <text:p>165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1284*([.B133]-1)+(5*[.A133])+7" office:value-type="float" office:value="166927" calcext:value-type="float">
            <text:p>166927</text:p>
          </table:table-cell>
          <table:table-cell table:formula="of:=+[.E133]/1000" office:value-type="float" office:value="0.166927" calcext:value-type="float">
            <text:p>0.17</text:p>
          </table:table-cell>
          <table:table-cell table:formula="of:=+[.F133]/1000" office:value-type="float" office:value="166.927" calcext:value-type="float">
            <text:p>166.93</text:p>
          </table:table-cell>
          <table:table-cell table:formula="of:=+[.C133]" office:value-type="float" office:value="166927" calcext:value-type="float">
            <text:p>166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1284*([.B134]-1)+(5*[.A134])+7" office:value-type="float" office:value="168211" calcext:value-type="float">
            <text:p>168211</text:p>
          </table:table-cell>
          <table:table-cell table:formula="of:=+[.E134]/1000" office:value-type="float" office:value="0.168211" calcext:value-type="float">
            <text:p>0.17</text:p>
          </table:table-cell>
          <table:table-cell table:formula="of:=+[.F134]/1000" office:value-type="float" office:value="168.211" calcext:value-type="float">
            <text:p>168.21</text:p>
          </table:table-cell>
          <table:table-cell table:formula="of:=+[.C134]" office:value-type="float" office:value="168211" calcext:value-type="float">
            <text:p>168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1284*([.B135]-1)+(5*[.A135])+7" office:value-type="float" office:value="169495" calcext:value-type="float">
            <text:p>169495</text:p>
          </table:table-cell>
          <table:table-cell table:formula="of:=+[.E135]/1000" office:value-type="float" office:value="0.169495" calcext:value-type="float">
            <text:p>0.17</text:p>
          </table:table-cell>
          <table:table-cell table:formula="of:=+[.F135]/1000" office:value-type="float" office:value="169.495" calcext:value-type="float">
            <text:p>169.50</text:p>
          </table:table-cell>
          <table:table-cell table:formula="of:=+[.C135]" office:value-type="float" office:value="169495" calcext:value-type="float">
            <text:p>169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1284*([.B136]-1)+(5*[.A136])+7" office:value-type="float" office:value="170779" calcext:value-type="float">
            <text:p>170779</text:p>
          </table:table-cell>
          <table:table-cell table:formula="of:=+[.E136]/1000" office:value-type="float" office:value="0.170779" calcext:value-type="float">
            <text:p>0.17</text:p>
          </table:table-cell>
          <table:table-cell table:formula="of:=+[.F136]/1000" office:value-type="float" office:value="170.779" calcext:value-type="float">
            <text:p>170.78</text:p>
          </table:table-cell>
          <table:table-cell table:formula="of:=+[.C136]" office:value-type="float" office:value="170779" calcext:value-type="float">
            <text:p>170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284*([.B137]-1)+(5*[.A137])+7" office:value-type="float" office:value="172063" calcext:value-type="float">
            <text:p>172063</text:p>
          </table:table-cell>
          <table:table-cell table:formula="of:=+[.E137]/1000" office:value-type="float" office:value="0.172063" calcext:value-type="float">
            <text:p>0.17</text:p>
          </table:table-cell>
          <table:table-cell table:formula="of:=+[.F137]/1000" office:value-type="float" office:value="172.063" calcext:value-type="float">
            <text:p>172.06</text:p>
          </table:table-cell>
          <table:table-cell table:formula="of:=+[.C137]" office:value-type="float" office:value="172063" calcext:value-type="float">
            <text:p>172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1284*([.B138]-1)+(5*[.A138])+7" office:value-type="float" office:value="173347" calcext:value-type="float">
            <text:p>173347</text:p>
          </table:table-cell>
          <table:table-cell table:formula="of:=+[.E138]/1000" office:value-type="float" office:value="0.173347" calcext:value-type="float">
            <text:p>0.17</text:p>
          </table:table-cell>
          <table:table-cell table:formula="of:=+[.F138]/1000" office:value-type="float" office:value="173.347" calcext:value-type="float">
            <text:p>173.35</text:p>
          </table:table-cell>
          <table:table-cell table:formula="of:=+[.C138]" office:value-type="float" office:value="173347" calcext:value-type="float">
            <text:p>173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1284*([.B139]-1)+(5*[.A139])+7" office:value-type="float" office:value="174631" calcext:value-type="float">
            <text:p>174631</text:p>
          </table:table-cell>
          <table:table-cell table:formula="of:=+[.E139]/1000" office:value-type="float" office:value="0.174631" calcext:value-type="float">
            <text:p>0.17</text:p>
          </table:table-cell>
          <table:table-cell table:formula="of:=+[.F139]/1000" office:value-type="float" office:value="174.631" calcext:value-type="float">
            <text:p>174.63</text:p>
          </table:table-cell>
          <table:table-cell table:formula="of:=+[.C139]" office:value-type="float" office:value="174631" calcext:value-type="float">
            <text:p>174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1284*([.B140]-1)+(5*[.A140])+7" office:value-type="float" office:value="175915" calcext:value-type="float">
            <text:p>175915</text:p>
          </table:table-cell>
          <table:table-cell table:formula="of:=+[.E140]/1000" office:value-type="float" office:value="0.175915" calcext:value-type="float">
            <text:p>0.18</text:p>
          </table:table-cell>
          <table:table-cell table:formula="of:=+[.F140]/1000" office:value-type="float" office:value="175.915" calcext:value-type="float">
            <text:p>175.92</text:p>
          </table:table-cell>
          <table:table-cell table:formula="of:=+[.C140]" office:value-type="float" office:value="175915" calcext:value-type="float">
            <text:p>175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1284*([.B141]-1)+(5*[.A141])+7" office:value-type="float" office:value="177199" calcext:value-type="float">
            <text:p>177199</text:p>
          </table:table-cell>
          <table:table-cell table:formula="of:=+[.E141]/1000" office:value-type="float" office:value="0.177199" calcext:value-type="float">
            <text:p>0.18</text:p>
          </table:table-cell>
          <table:table-cell table:formula="of:=+[.F141]/1000" office:value-type="float" office:value="177.199" calcext:value-type="float">
            <text:p>177.20</text:p>
          </table:table-cell>
          <table:table-cell table:formula="of:=+[.C141]" office:value-type="float" office:value="177199" calcext:value-type="float">
            <text:p>177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formula="of:=1284*([.B142]-1)+(5*[.A142])+7" office:value-type="float" office:value="178483" calcext:value-type="float">
            <text:p>178483</text:p>
          </table:table-cell>
          <table:table-cell table:formula="of:=+[.E142]/1000" office:value-type="float" office:value="0.178483" calcext:value-type="float">
            <text:p>0.18</text:p>
          </table:table-cell>
          <table:table-cell table:formula="of:=+[.F142]/1000" office:value-type="float" office:value="178.483" calcext:value-type="float">
            <text:p>178.48</text:p>
          </table:table-cell>
          <table:table-cell table:formula="of:=+[.C142]" office:value-type="float" office:value="178483" calcext:value-type="float">
            <text:p>178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formula="of:=1284*([.B143]-1)+(5*[.A143])+7" office:value-type="float" office:value="179767" calcext:value-type="float">
            <text:p>179767</text:p>
          </table:table-cell>
          <table:table-cell table:formula="of:=+[.E143]/1000" office:value-type="float" office:value="0.179767" calcext:value-type="float">
            <text:p>0.18</text:p>
          </table:table-cell>
          <table:table-cell table:formula="of:=+[.F143]/1000" office:value-type="float" office:value="179.767" calcext:value-type="float">
            <text:p>179.77</text:p>
          </table:table-cell>
          <table:table-cell table:formula="of:=+[.C143]" office:value-type="float" office:value="179767" calcext:value-type="float">
            <text:p>179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1284*([.B144]-1)+(5*[.A144])+7" office:value-type="float" office:value="181051" calcext:value-type="float">
            <text:p>181051</text:p>
          </table:table-cell>
          <table:table-cell table:formula="of:=+[.E144]/1000" office:value-type="float" office:value="0.181051" calcext:value-type="float">
            <text:p>0.18</text:p>
          </table:table-cell>
          <table:table-cell table:formula="of:=+[.F144]/1000" office:value-type="float" office:value="181.051" calcext:value-type="float">
            <text:p>181.05</text:p>
          </table:table-cell>
          <table:table-cell table:formula="of:=+[.C144]" office:value-type="float" office:value="181051" calcext:value-type="float">
            <text:p>181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1284*([.B145]-1)+(5*[.A145])+7" office:value-type="float" office:value="182335" calcext:value-type="float">
            <text:p>182335</text:p>
          </table:table-cell>
          <table:table-cell table:formula="of:=+[.E145]/1000" office:value-type="float" office:value="0.182335" calcext:value-type="float">
            <text:p>0.18</text:p>
          </table:table-cell>
          <table:table-cell table:formula="of:=+[.F145]/1000" office:value-type="float" office:value="182.335" calcext:value-type="float">
            <text:p>182.34</text:p>
          </table:table-cell>
          <table:table-cell table:formula="of:=+[.C145]" office:value-type="float" office:value="182335" calcext:value-type="float">
            <text:p>182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formula="of:=1284*([.B146]-1)+(5*[.A146])+7" office:value-type="float" office:value="183619" calcext:value-type="float">
            <text:p>183619</text:p>
          </table:table-cell>
          <table:table-cell table:formula="of:=+[.E146]/1000" office:value-type="float" office:value="0.183619" calcext:value-type="float">
            <text:p>0.18</text:p>
          </table:table-cell>
          <table:table-cell table:formula="of:=+[.F146]/1000" office:value-type="float" office:value="183.619" calcext:value-type="float">
            <text:p>183.62</text:p>
          </table:table-cell>
          <table:table-cell table:formula="of:=+[.C146]" office:value-type="float" office:value="183619" calcext:value-type="float">
            <text:p>183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formula="of:=1284*([.B147]-1)+(5*[.A147])+7" office:value-type="float" office:value="184903" calcext:value-type="float">
            <text:p>184903</text:p>
          </table:table-cell>
          <table:table-cell table:formula="of:=+[.E147]/1000" office:value-type="float" office:value="0.184903" calcext:value-type="float">
            <text:p>0.18</text:p>
          </table:table-cell>
          <table:table-cell table:formula="of:=+[.F147]/1000" office:value-type="float" office:value="184.903" calcext:value-type="float">
            <text:p>184.90</text:p>
          </table:table-cell>
          <table:table-cell table:formula="of:=+[.C147]" office:value-type="float" office:value="184903" calcext:value-type="float">
            <text:p>18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1284*([.B148]-1)+(5*[.A148])+7" office:value-type="float" office:value="186187" calcext:value-type="float">
            <text:p>186187</text:p>
          </table:table-cell>
          <table:table-cell table:formula="of:=+[.E148]/1000" office:value-type="float" office:value="0.186187" calcext:value-type="float">
            <text:p>0.19</text:p>
          </table:table-cell>
          <table:table-cell table:formula="of:=+[.F148]/1000" office:value-type="float" office:value="186.187" calcext:value-type="float">
            <text:p>186.19</text:p>
          </table:table-cell>
          <table:table-cell table:formula="of:=+[.C148]" office:value-type="float" office:value="186187" calcext:value-type="float">
            <text:p>186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1284*([.B149]-1)+(5*[.A149])+7" office:value-type="float" office:value="187471" calcext:value-type="float">
            <text:p>187471</text:p>
          </table:table-cell>
          <table:table-cell table:formula="of:=+[.E149]/1000" office:value-type="float" office:value="0.187471" calcext:value-type="float">
            <text:p>0.19</text:p>
          </table:table-cell>
          <table:table-cell table:formula="of:=+[.F149]/1000" office:value-type="float" office:value="187.471" calcext:value-type="float">
            <text:p>187.47</text:p>
          </table:table-cell>
          <table:table-cell table:formula="of:=+[.C149]" office:value-type="float" office:value="187471" calcext:value-type="float">
            <text:p>187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1284*([.B150]-1)+(5*[.A150])+7" office:value-type="float" office:value="188755" calcext:value-type="float">
            <text:p>188755</text:p>
          </table:table-cell>
          <table:table-cell table:formula="of:=+[.E150]/1000" office:value-type="float" office:value="0.188755" calcext:value-type="float">
            <text:p>0.19</text:p>
          </table:table-cell>
          <table:table-cell table:formula="of:=+[.F150]/1000" office:value-type="float" office:value="188.755" calcext:value-type="float">
            <text:p>188.76</text:p>
          </table:table-cell>
          <table:table-cell table:formula="of:=+[.C150]" office:value-type="float" office:value="188755" calcext:value-type="float">
            <text:p>188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1284*([.B151]-1)+(5*[.A151])+7" office:value-type="float" office:value="190039" calcext:value-type="float">
            <text:p>190039</text:p>
          </table:table-cell>
          <table:table-cell table:formula="of:=+[.E151]/1000" office:value-type="float" office:value="0.190039" calcext:value-type="float">
            <text:p>0.19</text:p>
          </table:table-cell>
          <table:table-cell table:formula="of:=+[.F151]/1000" office:value-type="float" office:value="190.039" calcext:value-type="float">
            <text:p>190.04</text:p>
          </table:table-cell>
          <table:table-cell table:formula="of:=+[.C151]" office:value-type="float" office:value="190039" calcext:value-type="float">
            <text:p>190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1284*([.B152]-1)+(5*[.A152])+7" office:value-type="float" office:value="191323" calcext:value-type="float">
            <text:p>191323</text:p>
          </table:table-cell>
          <table:table-cell table:formula="of:=+[.E152]/1000" office:value-type="float" office:value="0.191323" calcext:value-type="float">
            <text:p>0.19</text:p>
          </table:table-cell>
          <table:table-cell table:formula="of:=+[.F152]/1000" office:value-type="float" office:value="191.323" calcext:value-type="float">
            <text:p>191.32</text:p>
          </table:table-cell>
          <table:table-cell table:formula="of:=+[.C152]" office:value-type="float" office:value="191323" calcext:value-type="float">
            <text:p>19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1284*([.B153]-1)+(5*[.A153])+7" office:value-type="float" office:value="192607" calcext:value-type="float">
            <text:p>192607</text:p>
          </table:table-cell>
          <table:table-cell table:formula="of:=+[.E153]/1000" office:value-type="float" office:value="0.192607" calcext:value-type="float">
            <text:p>0.19</text:p>
          </table:table-cell>
          <table:table-cell table:formula="of:=+[.F153]/1000" office:value-type="float" office:value="192.607" calcext:value-type="float">
            <text:p>192.61</text:p>
          </table:table-cell>
          <table:table-cell table:formula="of:=+[.C153]" office:value-type="float" office:value="192607" calcext:value-type="float">
            <text:p>192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1284*([.B154]-1)+(5*[.A154])+7" office:value-type="float" office:value="193891" calcext:value-type="float">
            <text:p>193891</text:p>
          </table:table-cell>
          <table:table-cell table:formula="of:=+[.E154]/1000" office:value-type="float" office:value="0.193891" calcext:value-type="float">
            <text:p>0.19</text:p>
          </table:table-cell>
          <table:table-cell table:formula="of:=+[.F154]/1000" office:value-type="float" office:value="193.891" calcext:value-type="float">
            <text:p>193.89</text:p>
          </table:table-cell>
          <table:table-cell table:formula="of:=+[.C154]" office:value-type="float" office:value="193891" calcext:value-type="float">
            <text:p>1938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formula="of:=1284*([.B155]-1)+(5*[.A155])+7" office:value-type="float" office:value="195175" calcext:value-type="float">
            <text:p>195175</text:p>
          </table:table-cell>
          <table:table-cell table:formula="of:=+[.E155]/1000" office:value-type="float" office:value="0.195175" calcext:value-type="float">
            <text:p>0.20</text:p>
          </table:table-cell>
          <table:table-cell table:formula="of:=+[.F155]/1000" office:value-type="float" office:value="195.175" calcext:value-type="float">
            <text:p>195.18</text:p>
          </table:table-cell>
          <table:table-cell table:formula="of:=+[.C155]" office:value-type="float" office:value="195175" calcext:value-type="float">
            <text:p>195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1284*([.B156]-1)+(5*[.A156])+7" office:value-type="float" office:value="196459" calcext:value-type="float">
            <text:p>196459</text:p>
          </table:table-cell>
          <table:table-cell table:formula="of:=+[.E156]/1000" office:value-type="float" office:value="0.196459" calcext:value-type="float">
            <text:p>0.20</text:p>
          </table:table-cell>
          <table:table-cell table:formula="of:=+[.F156]/1000" office:value-type="float" office:value="196.459" calcext:value-type="float">
            <text:p>196.46</text:p>
          </table:table-cell>
          <table:table-cell table:formula="of:=+[.C156]" office:value-type="float" office:value="196459" calcext:value-type="float">
            <text:p>196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formula="of:=1284*([.B157]-1)+(5*[.A157])+7" office:value-type="float" office:value="197743" calcext:value-type="float">
            <text:p>197743</text:p>
          </table:table-cell>
          <table:table-cell table:formula="of:=+[.E157]/1000" office:value-type="float" office:value="0.197743" calcext:value-type="float">
            <text:p>0.20</text:p>
          </table:table-cell>
          <table:table-cell table:formula="of:=+[.F157]/1000" office:value-type="float" office:value="197.743" calcext:value-type="float">
            <text:p>197.74</text:p>
          </table:table-cell>
          <table:table-cell table:formula="of:=+[.C157]" office:value-type="float" office:value="197743" calcext:value-type="float">
            <text:p>197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formula="of:=1284*([.B158]-1)+(5*[.A158])+7" office:value-type="float" office:value="199027" calcext:value-type="float">
            <text:p>199027</text:p>
          </table:table-cell>
          <table:table-cell table:formula="of:=+[.E158]/1000" office:value-type="float" office:value="0.199027" calcext:value-type="float">
            <text:p>0.20</text:p>
          </table:table-cell>
          <table:table-cell table:formula="of:=+[.F158]/1000" office:value-type="float" office:value="199.027" calcext:value-type="float">
            <text:p>199.03</text:p>
          </table:table-cell>
          <table:table-cell table:formula="of:=+[.C158]" office:value-type="float" office:value="199027" calcext:value-type="float">
            <text:p>199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1284*([.B159]-1)+(5*[.A159])+7" office:value-type="float" office:value="200311" calcext:value-type="float">
            <text:p>200311</text:p>
          </table:table-cell>
          <table:table-cell table:formula="of:=+[.E159]/1000" office:value-type="float" office:value="0.200311" calcext:value-type="float">
            <text:p>0.20</text:p>
          </table:table-cell>
          <table:table-cell table:formula="of:=+[.F159]/1000" office:value-type="float" office:value="200.311" calcext:value-type="float">
            <text:p>200.31</text:p>
          </table:table-cell>
          <table:table-cell table:formula="of:=+[.C159]" office:value-type="float" office:value="200311" calcext:value-type="float">
            <text:p>200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1284*([.B160]-1)+(5*[.A160])+7" office:value-type="float" office:value="201595" calcext:value-type="float">
            <text:p>201595</text:p>
          </table:table-cell>
          <table:table-cell table:formula="of:=+[.E160]/1000" office:value-type="float" office:value="0.201595" calcext:value-type="float">
            <text:p>0.20</text:p>
          </table:table-cell>
          <table:table-cell table:formula="of:=+[.F160]/1000" office:value-type="float" office:value="201.595" calcext:value-type="float">
            <text:p>201.60</text:p>
          </table:table-cell>
          <table:table-cell table:formula="of:=+[.C160]" office:value-type="float" office:value="201595" calcext:value-type="float">
            <text:p>201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1284*([.B161]-1)+(5*[.A161])+7" office:value-type="float" office:value="202879" calcext:value-type="float">
            <text:p>202879</text:p>
          </table:table-cell>
          <table:table-cell table:formula="of:=+[.E161]/1000" office:value-type="float" office:value="0.202879" calcext:value-type="float">
            <text:p>0.20</text:p>
          </table:table-cell>
          <table:table-cell table:formula="of:=+[.F161]/1000" office:value-type="float" office:value="202.879" calcext:value-type="float">
            <text:p>202.88</text:p>
          </table:table-cell>
          <table:table-cell table:formula="of:=+[.C161]" office:value-type="float" office:value="202879" calcext:value-type="float">
            <text:p>202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formula="of:=1284*([.B162]-1)+(5*[.A162])+7" office:value-type="float" office:value="204163" calcext:value-type="float">
            <text:p>204163</text:p>
          </table:table-cell>
          <table:table-cell table:formula="of:=+[.E162]/1000" office:value-type="float" office:value="0.204163" calcext:value-type="float">
            <text:p>0.20</text:p>
          </table:table-cell>
          <table:table-cell table:formula="of:=+[.F162]/1000" office:value-type="float" office:value="204.163" calcext:value-type="float">
            <text:p>204.16</text:p>
          </table:table-cell>
          <table:table-cell table:formula="of:=+[.C162]" office:value-type="float" office:value="204163" calcext:value-type="float">
            <text:p>204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formula="of:=1284*([.B163]-1)+(5*[.A163])+7" office:value-type="float" office:value="205447" calcext:value-type="float">
            <text:p>205447</text:p>
          </table:table-cell>
          <table:table-cell table:formula="of:=+[.E163]/1000" office:value-type="float" office:value="0.205447" calcext:value-type="float">
            <text:p>0.21</text:p>
          </table:table-cell>
          <table:table-cell table:formula="of:=+[.F163]/1000" office:value-type="float" office:value="205.447" calcext:value-type="float">
            <text:p>205.45</text:p>
          </table:table-cell>
          <table:table-cell table:formula="of:=+[.C163]" office:value-type="float" office:value="205447" calcext:value-type="float">
            <text:p>205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1284*([.B164]-1)+(5*[.A164])+7" office:value-type="float" office:value="206731" calcext:value-type="float">
            <text:p>206731</text:p>
          </table:table-cell>
          <table:table-cell table:formula="of:=+[.E164]/1000" office:value-type="float" office:value="0.206731" calcext:value-type="float">
            <text:p>0.21</text:p>
          </table:table-cell>
          <table:table-cell table:formula="of:=+[.F164]/1000" office:value-type="float" office:value="206.731" calcext:value-type="float">
            <text:p>206.73</text:p>
          </table:table-cell>
          <table:table-cell table:formula="of:=+[.C164]" office:value-type="float" office:value="206731" calcext:value-type="float">
            <text:p>206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formula="of:=1284*([.B165]-1)+(5*[.A165])+7" office:value-type="float" office:value="208015" calcext:value-type="float">
            <text:p>208015</text:p>
          </table:table-cell>
          <table:table-cell table:formula="of:=+[.E165]/1000" office:value-type="float" office:value="0.208015" calcext:value-type="float">
            <text:p>0.21</text:p>
          </table:table-cell>
          <table:table-cell table:formula="of:=+[.F165]/1000" office:value-type="float" office:value="208.015" calcext:value-type="float">
            <text:p>208.02</text:p>
          </table:table-cell>
          <table:table-cell table:formula="of:=+[.C165]" office:value-type="float" office:value="208015" calcext:value-type="float">
            <text:p>20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1284*([.B166]-1)+(5*[.A166])+7" office:value-type="float" office:value="209299" calcext:value-type="float">
            <text:p>209299</text:p>
          </table:table-cell>
          <table:table-cell table:formula="of:=+[.E166]/1000" office:value-type="float" office:value="0.209299" calcext:value-type="float">
            <text:p>0.21</text:p>
          </table:table-cell>
          <table:table-cell table:formula="of:=+[.F166]/1000" office:value-type="float" office:value="209.299" calcext:value-type="float">
            <text:p>209.30</text:p>
          </table:table-cell>
          <table:table-cell table:formula="of:=+[.C166]" office:value-type="float" office:value="209299" calcext:value-type="float">
            <text:p>2092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1284*([.B167]-1)+(5*[.A167])+7" office:value-type="float" office:value="210583" calcext:value-type="float">
            <text:p>210583</text:p>
          </table:table-cell>
          <table:table-cell table:formula="of:=+[.E167]/1000" office:value-type="float" office:value="0.210583" calcext:value-type="float">
            <text:p>0.21</text:p>
          </table:table-cell>
          <table:table-cell table:formula="of:=+[.F167]/1000" office:value-type="float" office:value="210.583" calcext:value-type="float">
            <text:p>210.58</text:p>
          </table:table-cell>
          <table:table-cell table:formula="of:=+[.C167]" office:value-type="float" office:value="210583" calcext:value-type="float">
            <text:p>210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1284*([.B168]-1)+(5*[.A168])+7" office:value-type="float" office:value="211867" calcext:value-type="float">
            <text:p>211867</text:p>
          </table:table-cell>
          <table:table-cell table:formula="of:=+[.E168]/1000" office:value-type="float" office:value="0.211867" calcext:value-type="float">
            <text:p>0.21</text:p>
          </table:table-cell>
          <table:table-cell table:formula="of:=+[.F168]/1000" office:value-type="float" office:value="211.867" calcext:value-type="float">
            <text:p>211.87</text:p>
          </table:table-cell>
          <table:table-cell table:formula="of:=+[.C168]" office:value-type="float" office:value="211867" calcext:value-type="float">
            <text:p>211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formula="of:=1284*([.B169]-1)+(5*[.A169])+7" office:value-type="float" office:value="213151" calcext:value-type="float">
            <text:p>213151</text:p>
          </table:table-cell>
          <table:table-cell table:formula="of:=+[.E169]/1000" office:value-type="float" office:value="0.213151" calcext:value-type="float">
            <text:p>0.21</text:p>
          </table:table-cell>
          <table:table-cell table:formula="of:=+[.F169]/1000" office:value-type="float" office:value="213.151" calcext:value-type="float">
            <text:p>213.15</text:p>
          </table:table-cell>
          <table:table-cell table:formula="of:=+[.C169]" office:value-type="float" office:value="213151" calcext:value-type="float">
            <text:p>213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1284*([.B170]-1)+(5*[.A170])+7" office:value-type="float" office:value="214435" calcext:value-type="float">
            <text:p>214435</text:p>
          </table:table-cell>
          <table:table-cell table:formula="of:=+[.E170]/1000" office:value-type="float" office:value="0.214435" calcext:value-type="float">
            <text:p>0.21</text:p>
          </table:table-cell>
          <table:table-cell table:formula="of:=+[.F170]/1000" office:value-type="float" office:value="214.435" calcext:value-type="float">
            <text:p>214.44</text:p>
          </table:table-cell>
          <table:table-cell table:formula="of:=+[.C170]" office:value-type="float" office:value="214435" calcext:value-type="float">
            <text:p>21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1284*([.B171]-1)+(5*[.A171])+7" office:value-type="float" office:value="215719" calcext:value-type="float">
            <text:p>215719</text:p>
          </table:table-cell>
          <table:table-cell table:formula="of:=+[.E171]/1000" office:value-type="float" office:value="0.215719" calcext:value-type="float">
            <text:p>0.22</text:p>
          </table:table-cell>
          <table:table-cell table:formula="of:=+[.F171]/1000" office:value-type="float" office:value="215.719" calcext:value-type="float">
            <text:p>215.72</text:p>
          </table:table-cell>
          <table:table-cell table:formula="of:=+[.C171]" office:value-type="float" office:value="215719" calcext:value-type="float">
            <text:p>215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1284*([.B172]-1)+(5*[.A172])+7" office:value-type="float" office:value="217003" calcext:value-type="float">
            <text:p>217003</text:p>
          </table:table-cell>
          <table:table-cell table:formula="of:=+[.E172]/1000" office:value-type="float" office:value="0.217003" calcext:value-type="float">
            <text:p>0.22</text:p>
          </table:table-cell>
          <table:table-cell table:formula="of:=+[.F172]/1000" office:value-type="float" office:value="217.003" calcext:value-type="float">
            <text:p>217.00</text:p>
          </table:table-cell>
          <table:table-cell table:formula="of:=+[.C172]" office:value-type="float" office:value="217003" calcext:value-type="float">
            <text:p>217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1284*([.B173]-1)+(5*[.A173])+7" office:value-type="float" office:value="218287" calcext:value-type="float">
            <text:p>218287</text:p>
          </table:table-cell>
          <table:table-cell table:formula="of:=+[.E173]/1000" office:value-type="float" office:value="0.218287" calcext:value-type="float">
            <text:p>0.22</text:p>
          </table:table-cell>
          <table:table-cell table:formula="of:=+[.F173]/1000" office:value-type="float" office:value="218.287" calcext:value-type="float">
            <text:p>218.29</text:p>
          </table:table-cell>
          <table:table-cell table:formula="of:=+[.C173]" office:value-type="float" office:value="218287" calcext:value-type="float">
            <text:p>218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1284*([.B174]-1)+(5*[.A174])+7" office:value-type="float" office:value="219571" calcext:value-type="float">
            <text:p>219571</text:p>
          </table:table-cell>
          <table:table-cell table:formula="of:=+[.E174]/1000" office:value-type="float" office:value="0.219571" calcext:value-type="float">
            <text:p>0.22</text:p>
          </table:table-cell>
          <table:table-cell table:formula="of:=+[.F174]/1000" office:value-type="float" office:value="219.571" calcext:value-type="float">
            <text:p>219.57</text:p>
          </table:table-cell>
          <table:table-cell table:formula="of:=+[.C174]" office:value-type="float" office:value="219571" calcext:value-type="float">
            <text:p>219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1284*([.B175]-1)+(5*[.A175])+7" office:value-type="float" office:value="220855" calcext:value-type="float">
            <text:p>220855</text:p>
          </table:table-cell>
          <table:table-cell table:formula="of:=+[.E175]/1000" office:value-type="float" office:value="0.220855" calcext:value-type="float">
            <text:p>0.22</text:p>
          </table:table-cell>
          <table:table-cell table:formula="of:=+[.F175]/1000" office:value-type="float" office:value="220.855" calcext:value-type="float">
            <text:p>220.86</text:p>
          </table:table-cell>
          <table:table-cell table:formula="of:=+[.C175]" office:value-type="float" office:value="220855" calcext:value-type="float">
            <text:p>220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1284*([.B176]-1)+(5*[.A176])+7" office:value-type="float" office:value="222139" calcext:value-type="float">
            <text:p>222139</text:p>
          </table:table-cell>
          <table:table-cell table:formula="of:=+[.E176]/1000" office:value-type="float" office:value="0.222139" calcext:value-type="float">
            <text:p>0.22</text:p>
          </table:table-cell>
          <table:table-cell table:formula="of:=+[.F176]/1000" office:value-type="float" office:value="222.139" calcext:value-type="float">
            <text:p>222.14</text:p>
          </table:table-cell>
          <table:table-cell table:formula="of:=+[.C176]" office:value-type="float" office:value="222139" calcext:value-type="float">
            <text:p>222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1284*([.B177]-1)+(5*[.A177])+7" office:value-type="float" office:value="223423" calcext:value-type="float">
            <text:p>223423</text:p>
          </table:table-cell>
          <table:table-cell table:formula="of:=+[.E177]/1000" office:value-type="float" office:value="0.223423" calcext:value-type="float">
            <text:p>0.22</text:p>
          </table:table-cell>
          <table:table-cell table:formula="of:=+[.F177]/1000" office:value-type="float" office:value="223.423" calcext:value-type="float">
            <text:p>223.42</text:p>
          </table:table-cell>
          <table:table-cell table:formula="of:=+[.C177]" office:value-type="float" office:value="223423" calcext:value-type="float">
            <text:p>223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formula="of:=1284*([.B178]-1)+(5*[.A178])+7" office:value-type="float" office:value="224707" calcext:value-type="float">
            <text:p>224707</text:p>
          </table:table-cell>
          <table:table-cell table:formula="of:=+[.E178]/1000" office:value-type="float" office:value="0.224707" calcext:value-type="float">
            <text:p>0.22</text:p>
          </table:table-cell>
          <table:table-cell table:formula="of:=+[.F178]/1000" office:value-type="float" office:value="224.707" calcext:value-type="float">
            <text:p>224.71</text:p>
          </table:table-cell>
          <table:table-cell table:formula="of:=+[.C178]" office:value-type="float" office:value="224707" calcext:value-type="float">
            <text:p>224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formula="of:=1284*([.B179]-1)+(5*[.A179])+7" office:value-type="float" office:value="225991" calcext:value-type="float">
            <text:p>225991</text:p>
          </table:table-cell>
          <table:table-cell table:formula="of:=+[.E179]/1000" office:value-type="float" office:value="0.225991" calcext:value-type="float">
            <text:p>0.23</text:p>
          </table:table-cell>
          <table:table-cell table:formula="of:=+[.F179]/1000" office:value-type="float" office:value="225.991" calcext:value-type="float">
            <text:p>225.99</text:p>
          </table:table-cell>
          <table:table-cell table:formula="of:=+[.C179]" office:value-type="float" office:value="225991" calcext:value-type="float">
            <text:p>22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formula="of:=1284*([.B180]-1)+(5*[.A180])+7" office:value-type="float" office:value="227275" calcext:value-type="float">
            <text:p>227275</text:p>
          </table:table-cell>
          <table:table-cell table:formula="of:=+[.E180]/1000" office:value-type="float" office:value="0.227275" calcext:value-type="float">
            <text:p>0.23</text:p>
          </table:table-cell>
          <table:table-cell table:formula="of:=+[.F180]/1000" office:value-type="float" office:value="227.275" calcext:value-type="float">
            <text:p>227.28</text:p>
          </table:table-cell>
          <table:table-cell table:formula="of:=+[.C180]" office:value-type="float" office:value="227275" calcext:value-type="float">
            <text:p>227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1284*([.B181]-1)+(5*[.A181])+7" office:value-type="float" office:value="228559" calcext:value-type="float">
            <text:p>228559</text:p>
          </table:table-cell>
          <table:table-cell table:formula="of:=+[.E181]/1000" office:value-type="float" office:value="0.228559" calcext:value-type="float">
            <text:p>0.23</text:p>
          </table:table-cell>
          <table:table-cell table:formula="of:=+[.F181]/1000" office:value-type="float" office:value="228.559" calcext:value-type="float">
            <text:p>228.56</text:p>
          </table:table-cell>
          <table:table-cell table:formula="of:=+[.C181]" office:value-type="float" office:value="228559" calcext:value-type="float">
            <text:p>228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1284*([.B182]-1)+(5*[.A182])+7" office:value-type="float" office:value="229843" calcext:value-type="float">
            <text:p>229843</text:p>
          </table:table-cell>
          <table:table-cell table:formula="of:=+[.E182]/1000" office:value-type="float" office:value="0.229843" calcext:value-type="float">
            <text:p>0.23</text:p>
          </table:table-cell>
          <table:table-cell table:formula="of:=+[.F182]/1000" office:value-type="float" office:value="229.843" calcext:value-type="float">
            <text:p>229.84</text:p>
          </table:table-cell>
          <table:table-cell table:formula="of:=+[.C182]" office:value-type="float" office:value="229843" calcext:value-type="float">
            <text:p>229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formula="of:=1284*([.B183]-1)+(5*[.A183])+7" office:value-type="float" office:value="231127" calcext:value-type="float">
            <text:p>231127</text:p>
          </table:table-cell>
          <table:table-cell table:formula="of:=+[.E183]/1000" office:value-type="float" office:value="0.231127" calcext:value-type="float">
            <text:p>0.23</text:p>
          </table:table-cell>
          <table:table-cell table:formula="of:=+[.F183]/1000" office:value-type="float" office:value="231.127" calcext:value-type="float">
            <text:p>231.13</text:p>
          </table:table-cell>
          <table:table-cell table:formula="of:=+[.C183]" office:value-type="float" office:value="231127" calcext:value-type="float">
            <text:p>231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formula="of:=1284*([.B184]-1)+(5*[.A184])+7" office:value-type="float" office:value="232411" calcext:value-type="float">
            <text:p>232411</text:p>
          </table:table-cell>
          <table:table-cell table:formula="of:=+[.E184]/1000" office:value-type="float" office:value="0.232411" calcext:value-type="float">
            <text:p>0.23</text:p>
          </table:table-cell>
          <table:table-cell table:formula="of:=+[.F184]/1000" office:value-type="float" office:value="232.411" calcext:value-type="float">
            <text:p>232.41</text:p>
          </table:table-cell>
          <table:table-cell table:formula="of:=+[.C184]" office:value-type="float" office:value="232411" calcext:value-type="float">
            <text:p>232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1284*([.B185]-1)+(5*[.A185])+7" office:value-type="float" office:value="233695" calcext:value-type="float">
            <text:p>233695</text:p>
          </table:table-cell>
          <table:table-cell table:formula="of:=+[.E185]/1000" office:value-type="float" office:value="0.233695" calcext:value-type="float">
            <text:p>0.23</text:p>
          </table:table-cell>
          <table:table-cell table:formula="of:=+[.F185]/1000" office:value-type="float" office:value="233.695" calcext:value-type="float">
            <text:p>233.70</text:p>
          </table:table-cell>
          <table:table-cell table:formula="of:=+[.C185]" office:value-type="float" office:value="233695" calcext:value-type="float">
            <text:p>233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1284*([.B186]-1)+(5*[.A186])+7" office:value-type="float" office:value="234979" calcext:value-type="float">
            <text:p>234979</text:p>
          </table:table-cell>
          <table:table-cell table:formula="of:=+[.E186]/1000" office:value-type="float" office:value="0.234979" calcext:value-type="float">
            <text:p>0.23</text:p>
          </table:table-cell>
          <table:table-cell table:formula="of:=+[.F186]/1000" office:value-type="float" office:value="234.979" calcext:value-type="float">
            <text:p>234.98</text:p>
          </table:table-cell>
          <table:table-cell table:formula="of:=+[.C186]" office:value-type="float" office:value="234979" calcext:value-type="float">
            <text:p>234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formula="of:=1284*([.B187]-1)+(5*[.A187])+7" office:value-type="float" office:value="236263" calcext:value-type="float">
            <text:p>236263</text:p>
          </table:table-cell>
          <table:table-cell table:formula="of:=+[.E187]/1000" office:value-type="float" office:value="0.236263" calcext:value-type="float">
            <text:p>0.24</text:p>
          </table:table-cell>
          <table:table-cell table:formula="of:=+[.F187]/1000" office:value-type="float" office:value="236.263" calcext:value-type="float">
            <text:p>236.26</text:p>
          </table:table-cell>
          <table:table-cell table:formula="of:=+[.C187]" office:value-type="float" office:value="236263" calcext:value-type="float">
            <text:p>236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1284*([.B188]-1)+(5*[.A188])+7" office:value-type="float" office:value="237547" calcext:value-type="float">
            <text:p>237547</text:p>
          </table:table-cell>
          <table:table-cell table:formula="of:=+[.E188]/1000" office:value-type="float" office:value="0.237547" calcext:value-type="float">
            <text:p>0.24</text:p>
          </table:table-cell>
          <table:table-cell table:formula="of:=+[.F188]/1000" office:value-type="float" office:value="237.547" calcext:value-type="float">
            <text:p>237.55</text:p>
          </table:table-cell>
          <table:table-cell table:formula="of:=+[.C188]" office:value-type="float" office:value="237547" calcext:value-type="float">
            <text:p>237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1284*([.B189]-1)+(5*[.A189])+7" office:value-type="float" office:value="238831" calcext:value-type="float">
            <text:p>238831</text:p>
          </table:table-cell>
          <table:table-cell table:formula="of:=+[.E189]/1000" office:value-type="float" office:value="0.238831" calcext:value-type="float">
            <text:p>0.24</text:p>
          </table:table-cell>
          <table:table-cell table:formula="of:=+[.F189]/1000" office:value-type="float" office:value="238.831" calcext:value-type="float">
            <text:p>238.83</text:p>
          </table:table-cell>
          <table:table-cell table:formula="of:=+[.C189]" office:value-type="float" office:value="238831" calcext:value-type="float">
            <text:p>238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formula="of:=1284*([.B190]-1)+(5*[.A190])+7" office:value-type="float" office:value="240115" calcext:value-type="float">
            <text:p>240115</text:p>
          </table:table-cell>
          <table:table-cell table:formula="of:=+[.E190]/1000" office:value-type="float" office:value="0.240115" calcext:value-type="float">
            <text:p>0.24</text:p>
          </table:table-cell>
          <table:table-cell table:formula="of:=+[.F190]/1000" office:value-type="float" office:value="240.115" calcext:value-type="float">
            <text:p>240.12</text:p>
          </table:table-cell>
          <table:table-cell table:formula="of:=+[.C190]" office:value-type="float" office:value="240115" calcext:value-type="float">
            <text:p>240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1284*([.B191]-1)+(5*[.A191])+7" office:value-type="float" office:value="241399" calcext:value-type="float">
            <text:p>241399</text:p>
          </table:table-cell>
          <table:table-cell table:formula="of:=+[.E191]/1000" office:value-type="float" office:value="0.241399" calcext:value-type="float">
            <text:p>0.24</text:p>
          </table:table-cell>
          <table:table-cell table:formula="of:=+[.F191]/1000" office:value-type="float" office:value="241.399" calcext:value-type="float">
            <text:p>241.40</text:p>
          </table:table-cell>
          <table:table-cell table:formula="of:=+[.C191]" office:value-type="float" office:value="241399" calcext:value-type="float">
            <text:p>241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1284*([.B192]-1)+(5*[.A192])+7" office:value-type="float" office:value="242683" calcext:value-type="float">
            <text:p>242683</text:p>
          </table:table-cell>
          <table:table-cell table:formula="of:=+[.E192]/1000" office:value-type="float" office:value="0.242683" calcext:value-type="float">
            <text:p>0.24</text:p>
          </table:table-cell>
          <table:table-cell table:formula="of:=+[.F192]/1000" office:value-type="float" office:value="242.683" calcext:value-type="float">
            <text:p>242.68</text:p>
          </table:table-cell>
          <table:table-cell table:formula="of:=+[.C192]" office:value-type="float" office:value="242683" calcext:value-type="float">
            <text:p>242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1284*([.B193]-1)+(5*[.A193])+7" office:value-type="float" office:value="243967" calcext:value-type="float">
            <text:p>243967</text:p>
          </table:table-cell>
          <table:table-cell table:formula="of:=+[.E193]/1000" office:value-type="float" office:value="0.243967" calcext:value-type="float">
            <text:p>0.24</text:p>
          </table:table-cell>
          <table:table-cell table:formula="of:=+[.F193]/1000" office:value-type="float" office:value="243.967" calcext:value-type="float">
            <text:p>243.97</text:p>
          </table:table-cell>
          <table:table-cell table:formula="of:=+[.C193]" office:value-type="float" office:value="243967" calcext:value-type="float">
            <text:p>243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1284*([.B194]-1)+(5*[.A194])+7" office:value-type="float" office:value="245251" calcext:value-type="float">
            <text:p>245251</text:p>
          </table:table-cell>
          <table:table-cell table:formula="of:=+[.E194]/1000" office:value-type="float" office:value="0.245251" calcext:value-type="float">
            <text:p>0.25</text:p>
          </table:table-cell>
          <table:table-cell table:formula="of:=+[.F194]/1000" office:value-type="float" office:value="245.251" calcext:value-type="float">
            <text:p>245.25</text:p>
          </table:table-cell>
          <table:table-cell table:formula="of:=+[.C194]" office:value-type="float" office:value="245251" calcext:value-type="float">
            <text:p>245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1284*([.B195]-1)+(5*[.A195])+7" office:value-type="float" office:value="246535" calcext:value-type="float">
            <text:p>246535</text:p>
          </table:table-cell>
          <table:table-cell table:formula="of:=+[.E195]/1000" office:value-type="float" office:value="0.246535" calcext:value-type="float">
            <text:p>0.25</text:p>
          </table:table-cell>
          <table:table-cell table:formula="of:=+[.F195]/1000" office:value-type="float" office:value="246.535" calcext:value-type="float">
            <text:p>246.54</text:p>
          </table:table-cell>
          <table:table-cell table:formula="of:=+[.C195]" office:value-type="float" office:value="246535" calcext:value-type="float">
            <text:p>246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1284*([.B196]-1)+(5*[.A196])+7" office:value-type="float" office:value="247819" calcext:value-type="float">
            <text:p>247819</text:p>
          </table:table-cell>
          <table:table-cell table:formula="of:=+[.E196]/1000" office:value-type="float" office:value="0.247819" calcext:value-type="float">
            <text:p>0.25</text:p>
          </table:table-cell>
          <table:table-cell table:formula="of:=+[.F196]/1000" office:value-type="float" office:value="247.819" calcext:value-type="float">
            <text:p>247.82</text:p>
          </table:table-cell>
          <table:table-cell table:formula="of:=+[.C196]" office:value-type="float" office:value="247819" calcext:value-type="float">
            <text:p>247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1284*([.B197]-1)+(5*[.A197])+7" office:value-type="float" office:value="249103" calcext:value-type="float">
            <text:p>249103</text:p>
          </table:table-cell>
          <table:table-cell table:formula="of:=+[.E197]/1000" office:value-type="float" office:value="0.249103" calcext:value-type="float">
            <text:p>0.25</text:p>
          </table:table-cell>
          <table:table-cell table:formula="of:=+[.F197]/1000" office:value-type="float" office:value="249.103" calcext:value-type="float">
            <text:p>249.10</text:p>
          </table:table-cell>
          <table:table-cell table:formula="of:=+[.C197]" office:value-type="float" office:value="249103" calcext:value-type="float">
            <text:p>249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formula="of:=1284*([.B198]-1)+(5*[.A198])+7" office:value-type="float" office:value="250387" calcext:value-type="float">
            <text:p>250387</text:p>
          </table:table-cell>
          <table:table-cell table:formula="of:=+[.E198]/1000" office:value-type="float" office:value="0.250387" calcext:value-type="float">
            <text:p>0.25</text:p>
          </table:table-cell>
          <table:table-cell table:formula="of:=+[.F198]/1000" office:value-type="float" office:value="250.387" calcext:value-type="float">
            <text:p>250.39</text:p>
          </table:table-cell>
          <table:table-cell table:formula="of:=+[.C198]" office:value-type="float" office:value="250387" calcext:value-type="float">
            <text:p>250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1284*([.B199]-1)+(5*[.A199])+7" office:value-type="float" office:value="251671" calcext:value-type="float">
            <text:p>251671</text:p>
          </table:table-cell>
          <table:table-cell table:formula="of:=+[.E199]/1000" office:value-type="float" office:value="0.251671" calcext:value-type="float">
            <text:p>0.25</text:p>
          </table:table-cell>
          <table:table-cell table:formula="of:=+[.F199]/1000" office:value-type="float" office:value="251.671" calcext:value-type="float">
            <text:p>251.67</text:p>
          </table:table-cell>
          <table:table-cell table:formula="of:=+[.C199]" office:value-type="float" office:value="251671" calcext:value-type="float">
            <text:p>25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1284*([.B200]-1)+(5*[.A200])+7" office:value-type="float" office:value="252955" calcext:value-type="float">
            <text:p>252955</text:p>
          </table:table-cell>
          <table:table-cell table:formula="of:=+[.E200]/1000" office:value-type="float" office:value="0.252955" calcext:value-type="float">
            <text:p>0.25</text:p>
          </table:table-cell>
          <table:table-cell table:formula="of:=+[.F200]/1000" office:value-type="float" office:value="252.955" calcext:value-type="float">
            <text:p>252.96</text:p>
          </table:table-cell>
          <table:table-cell table:formula="of:=+[.C200]" office:value-type="float" office:value="252955" calcext:value-type="float">
            <text:p>252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formula="of:=1284*([.B201]-1)+(5*[.A201])+7" office:value-type="float" office:value="254239" calcext:value-type="float">
            <text:p>254239</text:p>
          </table:table-cell>
          <table:table-cell table:formula="of:=+[.E201]/1000" office:value-type="float" office:value="0.254239" calcext:value-type="float">
            <text:p>0.25</text:p>
          </table:table-cell>
          <table:table-cell table:formula="of:=+[.F201]/1000" office:value-type="float" office:value="254.239" calcext:value-type="float">
            <text:p>254.24</text:p>
          </table:table-cell>
          <table:table-cell table:formula="of:=+[.C201]" office:value-type="float" office:value="254239" calcext:value-type="float">
            <text:p>254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1284*([.B202]-1)+(5*[.A202])+7" office:value-type="float" office:value="255523" calcext:value-type="float">
            <text:p>255523</text:p>
          </table:table-cell>
          <table:table-cell table:formula="of:=+[.E202]/1000" office:value-type="float" office:value="0.255523" calcext:value-type="float">
            <text:p>0.26</text:p>
          </table:table-cell>
          <table:table-cell table:formula="of:=+[.F202]/1000" office:value-type="float" office:value="255.523" calcext:value-type="float">
            <text:p>255.52</text:p>
          </table:table-cell>
          <table:table-cell table:formula="of:=+[.C202]" office:value-type="float" office:value="255523" calcext:value-type="float">
            <text:p>255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1284*([.B203]-1)+(5*[.A203])+7" office:value-type="float" office:value="256807" calcext:value-type="float">
            <text:p>256807</text:p>
          </table:table-cell>
          <table:table-cell table:formula="of:=+[.E203]/1000" office:value-type="float" office:value="0.256807" calcext:value-type="float">
            <text:p>0.26</text:p>
          </table:table-cell>
          <table:table-cell table:formula="of:=+[.F203]/1000" office:value-type="float" office:value="256.807" calcext:value-type="float">
            <text:p>256.81</text:p>
          </table:table-cell>
          <table:table-cell table:formula="of:=+[.C203]" office:value-type="float" office:value="256807" calcext:value-type="float">
            <text:p>256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1284*([.B204]-1)+(5*[.A204])+7" office:value-type="float" office:value="258091" calcext:value-type="float">
            <text:p>258091</text:p>
          </table:table-cell>
          <table:table-cell table:formula="of:=+[.E204]/1000" office:value-type="float" office:value="0.258091" calcext:value-type="float">
            <text:p>0.26</text:p>
          </table:table-cell>
          <table:table-cell table:formula="of:=+[.F204]/1000" office:value-type="float" office:value="258.091" calcext:value-type="float">
            <text:p>258.09</text:p>
          </table:table-cell>
          <table:table-cell table:formula="of:=+[.C204]" office:value-type="float" office:value="258091" calcext:value-type="float">
            <text:p>258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1284*([.B205]-1)+(5*[.A205])+7" office:value-type="float" office:value="259375" calcext:value-type="float">
            <text:p>259375</text:p>
          </table:table-cell>
          <table:table-cell table:formula="of:=+[.E205]/1000" office:value-type="float" office:value="0.259375" calcext:value-type="float">
            <text:p>0.26</text:p>
          </table:table-cell>
          <table:table-cell table:formula="of:=+[.F205]/1000" office:value-type="float" office:value="259.375" calcext:value-type="float">
            <text:p>259.38</text:p>
          </table:table-cell>
          <table:table-cell table:formula="of:=+[.C205]" office:value-type="float" office:value="259375" calcext:value-type="float">
            <text:p>25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1284*([.B206]-1)+(5*[.A206])+7" office:value-type="float" office:value="260659" calcext:value-type="float">
            <text:p>260659</text:p>
          </table:table-cell>
          <table:table-cell table:formula="of:=+[.E206]/1000" office:value-type="float" office:value="0.260659" calcext:value-type="float">
            <text:p>0.26</text:p>
          </table:table-cell>
          <table:table-cell table:formula="of:=+[.F206]/1000" office:value-type="float" office:value="260.659" calcext:value-type="float">
            <text:p>260.66</text:p>
          </table:table-cell>
          <table:table-cell table:formula="of:=+[.C206]" office:value-type="float" office:value="260659" calcext:value-type="float">
            <text:p>260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1284*([.B207]-1)+(5*[.A207])+7" office:value-type="float" office:value="261943" calcext:value-type="float">
            <text:p>261943</text:p>
          </table:table-cell>
          <table:table-cell table:formula="of:=+[.E207]/1000" office:value-type="float" office:value="0.261943" calcext:value-type="float">
            <text:p>0.26</text:p>
          </table:table-cell>
          <table:table-cell table:formula="of:=+[.F207]/1000" office:value-type="float" office:value="261.943" calcext:value-type="float">
            <text:p>261.94</text:p>
          </table:table-cell>
          <table:table-cell table:formula="of:=+[.C207]" office:value-type="float" office:value="261943" calcext:value-type="float">
            <text:p>261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1284*([.B208]-1)+(5*[.A208])+7" office:value-type="float" office:value="263227" calcext:value-type="float">
            <text:p>263227</text:p>
          </table:table-cell>
          <table:table-cell table:formula="of:=+[.E208]/1000" office:value-type="float" office:value="0.263227" calcext:value-type="float">
            <text:p>0.26</text:p>
          </table:table-cell>
          <table:table-cell table:formula="of:=+[.F208]/1000" office:value-type="float" office:value="263.227" calcext:value-type="float">
            <text:p>263.23</text:p>
          </table:table-cell>
          <table:table-cell table:formula="of:=+[.C208]" office:value-type="float" office:value="263227" calcext:value-type="float">
            <text:p>263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formula="of:=1284*([.B209]-1)+(5*[.A209])+7" office:value-type="float" office:value="264511" calcext:value-type="float">
            <text:p>264511</text:p>
          </table:table-cell>
          <table:table-cell table:formula="of:=+[.E209]/1000" office:value-type="float" office:value="0.264511" calcext:value-type="float">
            <text:p>0.26</text:p>
          </table:table-cell>
          <table:table-cell table:formula="of:=+[.F209]/1000" office:value-type="float" office:value="264.511" calcext:value-type="float">
            <text:p>264.51</text:p>
          </table:table-cell>
          <table:table-cell table:formula="of:=+[.C209]" office:value-type="float" office:value="264511" calcext:value-type="float">
            <text:p>26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formula="of:=1284*([.B210]-1)+(5*[.A210])+7" office:value-type="float" office:value="265795" calcext:value-type="float">
            <text:p>265795</text:p>
          </table:table-cell>
          <table:table-cell table:formula="of:=+[.E210]/1000" office:value-type="float" office:value="0.265795" calcext:value-type="float">
            <text:p>0.27</text:p>
          </table:table-cell>
          <table:table-cell table:formula="of:=+[.F210]/1000" office:value-type="float" office:value="265.795" calcext:value-type="float">
            <text:p>265.80</text:p>
          </table:table-cell>
          <table:table-cell table:formula="of:=+[.C210]" office:value-type="float" office:value="265795" calcext:value-type="float">
            <text:p>265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formula="of:=1284*([.B211]-1)+(5*[.A211])+7" office:value-type="float" office:value="267079" calcext:value-type="float">
            <text:p>267079</text:p>
          </table:table-cell>
          <table:table-cell table:formula="of:=+[.E211]/1000" office:value-type="float" office:value="0.267079" calcext:value-type="float">
            <text:p>0.27</text:p>
          </table:table-cell>
          <table:table-cell table:formula="of:=+[.F211]/1000" office:value-type="float" office:value="267.079" calcext:value-type="float">
            <text:p>267.08</text:p>
          </table:table-cell>
          <table:table-cell table:formula="of:=+[.C211]" office:value-type="float" office:value="267079" calcext:value-type="float">
            <text:p>267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1284*([.B212]-1)+(5*[.A212])+7" office:value-type="float" office:value="268363" calcext:value-type="float">
            <text:p>268363</text:p>
          </table:table-cell>
          <table:table-cell table:formula="of:=+[.E212]/1000" office:value-type="float" office:value="0.268363" calcext:value-type="float">
            <text:p>0.27</text:p>
          </table:table-cell>
          <table:table-cell table:formula="of:=+[.F212]/1000" office:value-type="float" office:value="268.363" calcext:value-type="float">
            <text:p>268.36</text:p>
          </table:table-cell>
          <table:table-cell table:formula="of:=+[.C212]" office:value-type="float" office:value="268363" calcext:value-type="float">
            <text:p>268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1284*([.B213]-1)+(5*[.A213])+7" office:value-type="float" office:value="269647" calcext:value-type="float">
            <text:p>269647</text:p>
          </table:table-cell>
          <table:table-cell table:formula="of:=+[.E213]/1000" office:value-type="float" office:value="0.269647" calcext:value-type="float">
            <text:p>0.27</text:p>
          </table:table-cell>
          <table:table-cell table:formula="of:=+[.F213]/1000" office:value-type="float" office:value="269.647" calcext:value-type="float">
            <text:p>269.65</text:p>
          </table:table-cell>
          <table:table-cell table:formula="of:=+[.C213]" office:value-type="float" office:value="269647" calcext:value-type="float">
            <text:p>26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formula="of:=1284*([.B214]-1)+(5*[.A214])+7" office:value-type="float" office:value="270931" calcext:value-type="float">
            <text:p>270931</text:p>
          </table:table-cell>
          <table:table-cell table:formula="of:=+[.E214]/1000" office:value-type="float" office:value="0.270931" calcext:value-type="float">
            <text:p>0.27</text:p>
          </table:table-cell>
          <table:table-cell table:formula="of:=+[.F214]/1000" office:value-type="float" office:value="270.931" calcext:value-type="float">
            <text:p>270.93</text:p>
          </table:table-cell>
          <table:table-cell table:formula="of:=+[.C214]" office:value-type="float" office:value="270931" calcext:value-type="float">
            <text:p>270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1284*([.B215]-1)+(5*[.A215])+7" office:value-type="float" office:value="272215" calcext:value-type="float">
            <text:p>272215</text:p>
          </table:table-cell>
          <table:table-cell table:formula="of:=+[.E215]/1000" office:value-type="float" office:value="0.272215" calcext:value-type="float">
            <text:p>0.27</text:p>
          </table:table-cell>
          <table:table-cell table:formula="of:=+[.F215]/1000" office:value-type="float" office:value="272.215" calcext:value-type="float">
            <text:p>272.22</text:p>
          </table:table-cell>
          <table:table-cell table:formula="of:=+[.C215]" office:value-type="float" office:value="272215" calcext:value-type="float">
            <text:p>272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formula="of:=1284*([.B216]-1)+(5*[.A216])+7" office:value-type="float" office:value="273499" calcext:value-type="float">
            <text:p>273499</text:p>
          </table:table-cell>
          <table:table-cell table:formula="of:=+[.E216]/1000" office:value-type="float" office:value="0.273499" calcext:value-type="float">
            <text:p>0.27</text:p>
          </table:table-cell>
          <table:table-cell table:formula="of:=+[.F216]/1000" office:value-type="float" office:value="273.499" calcext:value-type="float">
            <text:p>273.50</text:p>
          </table:table-cell>
          <table:table-cell table:formula="of:=+[.C216]" office:value-type="float" office:value="273499" calcext:value-type="float">
            <text:p>273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formula="of:=1284*([.B217]-1)+(5*[.A217])+7" office:value-type="float" office:value="274783" calcext:value-type="float">
            <text:p>274783</text:p>
          </table:table-cell>
          <table:table-cell table:formula="of:=+[.E217]/1000" office:value-type="float" office:value="0.274783" calcext:value-type="float">
            <text:p>0.27</text:p>
          </table:table-cell>
          <table:table-cell table:formula="of:=+[.F217]/1000" office:value-type="float" office:value="274.783" calcext:value-type="float">
            <text:p>274.78</text:p>
          </table:table-cell>
          <table:table-cell table:formula="of:=+[.C217]" office:value-type="float" office:value="274783" calcext:value-type="float">
            <text:p>27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1284*([.B218]-1)+(5*[.A218])+7" office:value-type="float" office:value="276067" calcext:value-type="float">
            <text:p>276067</text:p>
          </table:table-cell>
          <table:table-cell table:formula="of:=+[.E218]/1000" office:value-type="float" office:value="0.276067" calcext:value-type="float">
            <text:p>0.28</text:p>
          </table:table-cell>
          <table:table-cell table:formula="of:=+[.F218]/1000" office:value-type="float" office:value="276.067" calcext:value-type="float">
            <text:p>276.07</text:p>
          </table:table-cell>
          <table:table-cell table:formula="of:=+[.C218]" office:value-type="float" office:value="276067" calcext:value-type="float">
            <text:p>276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1284*([.B219]-1)+(5*[.A219])+7" office:value-type="float" office:value="277351" calcext:value-type="float">
            <text:p>277351</text:p>
          </table:table-cell>
          <table:table-cell table:formula="of:=+[.E219]/1000" office:value-type="float" office:value="0.277351" calcext:value-type="float">
            <text:p>0.28</text:p>
          </table:table-cell>
          <table:table-cell table:formula="of:=+[.F219]/1000" office:value-type="float" office:value="277.351" calcext:value-type="float">
            <text:p>277.35</text:p>
          </table:table-cell>
          <table:table-cell table:formula="of:=+[.C219]" office:value-type="float" office:value="277351" calcext:value-type="float">
            <text:p>277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formula="of:=1284*([.B220]-1)+(5*[.A220])+7" office:value-type="float" office:value="278635" calcext:value-type="float">
            <text:p>278635</text:p>
          </table:table-cell>
          <table:table-cell table:formula="of:=+[.E220]/1000" office:value-type="float" office:value="0.278635" calcext:value-type="float">
            <text:p>0.28</text:p>
          </table:table-cell>
          <table:table-cell table:formula="of:=+[.F220]/1000" office:value-type="float" office:value="278.635" calcext:value-type="float">
            <text:p>278.64</text:p>
          </table:table-cell>
          <table:table-cell table:formula="of:=+[.C220]" office:value-type="float" office:value="278635" calcext:value-type="float">
            <text:p>278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formula="of:=1284*([.B221]-1)+(5*[.A221])+7" office:value-type="float" office:value="279919" calcext:value-type="float">
            <text:p>279919</text:p>
          </table:table-cell>
          <table:table-cell table:formula="of:=+[.E221]/1000" office:value-type="float" office:value="0.279919" calcext:value-type="float">
            <text:p>0.28</text:p>
          </table:table-cell>
          <table:table-cell table:formula="of:=+[.F221]/1000" office:value-type="float" office:value="279.919" calcext:value-type="float">
            <text:p>279.92</text:p>
          </table:table-cell>
          <table:table-cell table:formula="of:=+[.C221]" office:value-type="float" office:value="279919" calcext:value-type="float">
            <text:p>279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formula="of:=1284*([.B222]-1)+(5*[.A222])+7" office:value-type="float" office:value="281203" calcext:value-type="float">
            <text:p>281203</text:p>
          </table:table-cell>
          <table:table-cell table:formula="of:=+[.E222]/1000" office:value-type="float" office:value="0.281203" calcext:value-type="float">
            <text:p>0.28</text:p>
          </table:table-cell>
          <table:table-cell table:formula="of:=+[.F222]/1000" office:value-type="float" office:value="281.203" calcext:value-type="float">
            <text:p>281.20</text:p>
          </table:table-cell>
          <table:table-cell table:formula="of:=+[.C222]" office:value-type="float" office:value="281203" calcext:value-type="float">
            <text:p>281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formula="of:=1284*([.B223]-1)+(5*[.A223])+7" office:value-type="float" office:value="282487" calcext:value-type="float">
            <text:p>282487</text:p>
          </table:table-cell>
          <table:table-cell table:formula="of:=+[.E223]/1000" office:value-type="float" office:value="0.282487" calcext:value-type="float">
            <text:p>0.28</text:p>
          </table:table-cell>
          <table:table-cell table:formula="of:=+[.F223]/1000" office:value-type="float" office:value="282.487" calcext:value-type="float">
            <text:p>282.49</text:p>
          </table:table-cell>
          <table:table-cell table:formula="of:=+[.C223]" office:value-type="float" office:value="282487" calcext:value-type="float">
            <text:p>282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formula="of:=1284*([.B224]-1)+(5*[.A224])+7" office:value-type="float" office:value="283771" calcext:value-type="float">
            <text:p>283771</text:p>
          </table:table-cell>
          <table:table-cell table:formula="of:=+[.E224]/1000" office:value-type="float" office:value="0.283771" calcext:value-type="float">
            <text:p>0.28</text:p>
          </table:table-cell>
          <table:table-cell table:formula="of:=+[.F224]/1000" office:value-type="float" office:value="283.771" calcext:value-type="float">
            <text:p>283.77</text:p>
          </table:table-cell>
          <table:table-cell table:formula="of:=+[.C224]" office:value-type="float" office:value="283771" calcext:value-type="float">
            <text:p>283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formula="of:=1284*([.B225]-1)+(5*[.A225])+7" office:value-type="float" office:value="285055" calcext:value-type="float">
            <text:p>285055</text:p>
          </table:table-cell>
          <table:table-cell table:formula="of:=+[.E225]/1000" office:value-type="float" office:value="0.285055" calcext:value-type="float">
            <text:p>0.29</text:p>
          </table:table-cell>
          <table:table-cell table:formula="of:=+[.F225]/1000" office:value-type="float" office:value="285.055" calcext:value-type="float">
            <text:p>285.06</text:p>
          </table:table-cell>
          <table:table-cell table:formula="of:=+[.C225]" office:value-type="float" office:value="285055" calcext:value-type="float">
            <text:p>285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formula="of:=1284*([.B226]-1)+(5*[.A226])+7" office:value-type="float" office:value="286339" calcext:value-type="float">
            <text:p>286339</text:p>
          </table:table-cell>
          <table:table-cell table:formula="of:=+[.E226]/1000" office:value-type="float" office:value="0.286339" calcext:value-type="float">
            <text:p>0.29</text:p>
          </table:table-cell>
          <table:table-cell table:formula="of:=+[.F226]/1000" office:value-type="float" office:value="286.339" calcext:value-type="float">
            <text:p>286.34</text:p>
          </table:table-cell>
          <table:table-cell table:formula="of:=+[.C226]" office:value-type="float" office:value="286339" calcext:value-type="float">
            <text:p>286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formula="of:=1284*([.B227]-1)+(5*[.A227])+7" office:value-type="float" office:value="287623" calcext:value-type="float">
            <text:p>287623</text:p>
          </table:table-cell>
          <table:table-cell table:formula="of:=+[.E227]/1000" office:value-type="float" office:value="0.287623" calcext:value-type="float">
            <text:p>0.29</text:p>
          </table:table-cell>
          <table:table-cell table:formula="of:=+[.F227]/1000" office:value-type="float" office:value="287.623" calcext:value-type="float">
            <text:p>287.62</text:p>
          </table:table-cell>
          <table:table-cell table:formula="of:=+[.C227]" office:value-type="float" office:value="287623" calcext:value-type="float">
            <text:p>287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formula="of:=1284*([.B228]-1)+(5*[.A228])+7" office:value-type="float" office:value="288907" calcext:value-type="float">
            <text:p>288907</text:p>
          </table:table-cell>
          <table:table-cell table:formula="of:=+[.E228]/1000" office:value-type="float" office:value="0.288907" calcext:value-type="float">
            <text:p>0.29</text:p>
          </table:table-cell>
          <table:table-cell table:formula="of:=+[.F228]/1000" office:value-type="float" office:value="288.907" calcext:value-type="float">
            <text:p>288.91</text:p>
          </table:table-cell>
          <table:table-cell table:formula="of:=+[.C228]" office:value-type="float" office:value="288907" calcext:value-type="float">
            <text:p>288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1284*([.B229]-1)+(5*[.A229])+7" office:value-type="float" office:value="290191" calcext:value-type="float">
            <text:p>290191</text:p>
          </table:table-cell>
          <table:table-cell table:formula="of:=+[.E229]/1000" office:value-type="float" office:value="0.290191" calcext:value-type="float">
            <text:p>0.29</text:p>
          </table:table-cell>
          <table:table-cell table:formula="of:=+[.F229]/1000" office:value-type="float" office:value="290.191" calcext:value-type="float">
            <text:p>290.19</text:p>
          </table:table-cell>
          <table:table-cell table:formula="of:=+[.C229]" office:value-type="float" office:value="290191" calcext:value-type="float">
            <text:p>290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1284*([.B230]-1)+(5*[.A230])+7" office:value-type="float" office:value="291475" calcext:value-type="float">
            <text:p>291475</text:p>
          </table:table-cell>
          <table:table-cell table:formula="of:=+[.E230]/1000" office:value-type="float" office:value="0.291475" calcext:value-type="float">
            <text:p>0.29</text:p>
          </table:table-cell>
          <table:table-cell table:formula="of:=+[.F230]/1000" office:value-type="float" office:value="291.475" calcext:value-type="float">
            <text:p>291.48</text:p>
          </table:table-cell>
          <table:table-cell table:formula="of:=+[.C230]" office:value-type="float" office:value="291475" calcext:value-type="float">
            <text:p>291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formula="of:=1284*([.B231]-1)+(5*[.A231])+7" office:value-type="float" office:value="292759" calcext:value-type="float">
            <text:p>292759</text:p>
          </table:table-cell>
          <table:table-cell table:formula="of:=+[.E231]/1000" office:value-type="float" office:value="0.292759" calcext:value-type="float">
            <text:p>0.29</text:p>
          </table:table-cell>
          <table:table-cell table:formula="of:=+[.F231]/1000" office:value-type="float" office:value="292.759" calcext:value-type="float">
            <text:p>292.76</text:p>
          </table:table-cell>
          <table:table-cell table:formula="of:=+[.C231]" office:value-type="float" office:value="292759" calcext:value-type="float">
            <text:p>2927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1284*([.B232]-1)+(5*[.A232])+7" office:value-type="float" office:value="294043" calcext:value-type="float">
            <text:p>294043</text:p>
          </table:table-cell>
          <table:table-cell table:formula="of:=+[.E232]/1000" office:value-type="float" office:value="0.294043" calcext:value-type="float">
            <text:p>0.29</text:p>
          </table:table-cell>
          <table:table-cell table:formula="of:=+[.F232]/1000" office:value-type="float" office:value="294.043" calcext:value-type="float">
            <text:p>294.04</text:p>
          </table:table-cell>
          <table:table-cell table:formula="of:=+[.C232]" office:value-type="float" office:value="294043" calcext:value-type="float">
            <text:p>29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formula="of:=1284*([.B233]-1)+(5*[.A233])+7" office:value-type="float" office:value="295327" calcext:value-type="float">
            <text:p>295327</text:p>
          </table:table-cell>
          <table:table-cell table:formula="of:=+[.E233]/1000" office:value-type="float" office:value="0.295327" calcext:value-type="float">
            <text:p>0.30</text:p>
          </table:table-cell>
          <table:table-cell table:formula="of:=+[.F233]/1000" office:value-type="float" office:value="295.327" calcext:value-type="float">
            <text:p>295.33</text:p>
          </table:table-cell>
          <table:table-cell table:formula="of:=+[.C233]" office:value-type="float" office:value="295327" calcext:value-type="float">
            <text:p>295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formula="of:=1284*([.B234]-1)+(5*[.A234])+7" office:value-type="float" office:value="296611" calcext:value-type="float">
            <text:p>296611</text:p>
          </table:table-cell>
          <table:table-cell table:formula="of:=+[.E234]/1000" office:value-type="float" office:value="0.296611" calcext:value-type="float">
            <text:p>0.30</text:p>
          </table:table-cell>
          <table:table-cell table:formula="of:=+[.F234]/1000" office:value-type="float" office:value="296.611" calcext:value-type="float">
            <text:p>296.61</text:p>
          </table:table-cell>
          <table:table-cell table:formula="of:=+[.C234]" office:value-type="float" office:value="296611" calcext:value-type="float">
            <text:p>296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formula="of:=1284*([.B235]-1)+(5*[.A235])+7" office:value-type="float" office:value="297895" calcext:value-type="float">
            <text:p>297895</text:p>
          </table:table-cell>
          <table:table-cell table:formula="of:=+[.E235]/1000" office:value-type="float" office:value="0.297895" calcext:value-type="float">
            <text:p>0.30</text:p>
          </table:table-cell>
          <table:table-cell table:formula="of:=+[.F235]/1000" office:value-type="float" office:value="297.895" calcext:value-type="float">
            <text:p>297.90</text:p>
          </table:table-cell>
          <table:table-cell table:formula="of:=+[.C235]" office:value-type="float" office:value="297895" calcext:value-type="float">
            <text:p>297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formula="of:=1284*([.B236]-1)+(5*[.A236])+7" office:value-type="float" office:value="299179" calcext:value-type="float">
            <text:p>299179</text:p>
          </table:table-cell>
          <table:table-cell table:formula="of:=+[.E236]/1000" office:value-type="float" office:value="0.299179" calcext:value-type="float">
            <text:p>0.30</text:p>
          </table:table-cell>
          <table:table-cell table:formula="of:=+[.F236]/1000" office:value-type="float" office:value="299.179" calcext:value-type="float">
            <text:p>299.18</text:p>
          </table:table-cell>
          <table:table-cell table:formula="of:=+[.C236]" office:value-type="float" office:value="299179" calcext:value-type="float">
            <text:p>299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formula="of:=1284*([.B237]-1)+(5*[.A237])+7" office:value-type="float" office:value="300463" calcext:value-type="float">
            <text:p>300463</text:p>
          </table:table-cell>
          <table:table-cell table:formula="of:=+[.E237]/1000" office:value-type="float" office:value="0.300463" calcext:value-type="float">
            <text:p>0.30</text:p>
          </table:table-cell>
          <table:table-cell table:formula="of:=+[.F237]/1000" office:value-type="float" office:value="300.463" calcext:value-type="float">
            <text:p>300.46</text:p>
          </table:table-cell>
          <table:table-cell table:formula="of:=+[.C237]" office:value-type="float" office:value="300463" calcext:value-type="float">
            <text:p>300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formula="of:=1284*([.B238]-1)+(5*[.A238])+7" office:value-type="float" office:value="301747" calcext:value-type="float">
            <text:p>301747</text:p>
          </table:table-cell>
          <table:table-cell table:formula="of:=+[.E238]/1000" office:value-type="float" office:value="0.301747" calcext:value-type="float">
            <text:p>0.30</text:p>
          </table:table-cell>
          <table:table-cell table:formula="of:=+[.F238]/1000" office:value-type="float" office:value="301.747" calcext:value-type="float">
            <text:p>301.75</text:p>
          </table:table-cell>
          <table:table-cell table:formula="of:=+[.C238]" office:value-type="float" office:value="301747" calcext:value-type="float">
            <text:p>301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formula="of:=1284*([.B239]-1)+(5*[.A239])+7" office:value-type="float" office:value="303031" calcext:value-type="float">
            <text:p>303031</text:p>
          </table:table-cell>
          <table:table-cell table:formula="of:=+[.E239]/1000" office:value-type="float" office:value="0.303031" calcext:value-type="float">
            <text:p>0.30</text:p>
          </table:table-cell>
          <table:table-cell table:formula="of:=+[.F239]/1000" office:value-type="float" office:value="303.031" calcext:value-type="float">
            <text:p>303.03</text:p>
          </table:table-cell>
          <table:table-cell table:formula="of:=+[.C239]" office:value-type="float" office:value="303031" calcext:value-type="float">
            <text:p>303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1284*([.B240]-1)+(5*[.A240])+7" office:value-type="float" office:value="304315" calcext:value-type="float">
            <text:p>304315</text:p>
          </table:table-cell>
          <table:table-cell table:formula="of:=+[.E240]/1000" office:value-type="float" office:value="0.304315" calcext:value-type="float">
            <text:p>0.30</text:p>
          </table:table-cell>
          <table:table-cell table:formula="of:=+[.F240]/1000" office:value-type="float" office:value="304.315" calcext:value-type="float">
            <text:p>304.32</text:p>
          </table:table-cell>
          <table:table-cell table:formula="of:=+[.C240]" office:value-type="float" office:value="304315" calcext:value-type="float">
            <text:p>304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table:formula="of:=1284*([.B241]-1)+(5*[.A241])+7" office:value-type="float" office:value="305599" calcext:value-type="float">
            <text:p>305599</text:p>
          </table:table-cell>
          <table:table-cell table:formula="of:=+[.E241]/1000" office:value-type="float" office:value="0.305599" calcext:value-type="float">
            <text:p>0.31</text:p>
          </table:table-cell>
          <table:table-cell table:formula="of:=+[.F241]/1000" office:value-type="float" office:value="305.599" calcext:value-type="float">
            <text:p>305.60</text:p>
          </table:table-cell>
          <table:table-cell table:formula="of:=+[.C241]" office:value-type="float" office:value="305599" calcext:value-type="float">
            <text:p>3055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1284*([.B242]-1)+(5*[.A242])+7" office:value-type="float" office:value="306883" calcext:value-type="float">
            <text:p>306883</text:p>
          </table:table-cell>
          <table:table-cell table:formula="of:=+[.E242]/1000" office:value-type="float" office:value="0.306883" calcext:value-type="float">
            <text:p>0.31</text:p>
          </table:table-cell>
          <table:table-cell table:formula="of:=+[.F242]/1000" office:value-type="float" office:value="306.883" calcext:value-type="float">
            <text:p>306.88</text:p>
          </table:table-cell>
          <table:table-cell table:formula="of:=+[.C242]" office:value-type="float" office:value="306883" calcext:value-type="float">
            <text:p>306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formula="of:=1284*([.B243]-1)+(5*[.A243])+7" office:value-type="float" office:value="308167" calcext:value-type="float">
            <text:p>308167</text:p>
          </table:table-cell>
          <table:table-cell table:formula="of:=+[.E243]/1000" office:value-type="float" office:value="0.308167" calcext:value-type="float">
            <text:p>0.31</text:p>
          </table:table-cell>
          <table:table-cell table:formula="of:=+[.F243]/1000" office:value-type="float" office:value="308.167" calcext:value-type="float">
            <text:p>308.17</text:p>
          </table:table-cell>
          <table:table-cell table:formula="of:=+[.C243]" office:value-type="float" office:value="308167" calcext:value-type="float">
            <text:p>30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formula="of:=1284*([.B244]-1)+(5*[.A244])+7" office:value-type="float" office:value="309451" calcext:value-type="float">
            <text:p>309451</text:p>
          </table:table-cell>
          <table:table-cell table:formula="of:=+[.E244]/1000" office:value-type="float" office:value="0.309451" calcext:value-type="float">
            <text:p>0.31</text:p>
          </table:table-cell>
          <table:table-cell table:formula="of:=+[.F244]/1000" office:value-type="float" office:value="309.451" calcext:value-type="float">
            <text:p>309.45</text:p>
          </table:table-cell>
          <table:table-cell table:formula="of:=+[.C244]" office:value-type="float" office:value="309451" calcext:value-type="float">
            <text:p>309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formula="of:=1284*([.B245]-1)+(5*[.A245])+7" office:value-type="float" office:value="310735" calcext:value-type="float">
            <text:p>310735</text:p>
          </table:table-cell>
          <table:table-cell table:formula="of:=+[.E245]/1000" office:value-type="float" office:value="0.310735" calcext:value-type="float">
            <text:p>0.31</text:p>
          </table:table-cell>
          <table:table-cell table:formula="of:=+[.F245]/1000" office:value-type="float" office:value="310.735" calcext:value-type="float">
            <text:p>310.74</text:p>
          </table:table-cell>
          <table:table-cell table:formula="of:=+[.C245]" office:value-type="float" office:value="310735" calcext:value-type="float">
            <text:p>310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formula="of:=1284*([.B246]-1)+(5*[.A246])+7" office:value-type="float" office:value="312019" calcext:value-type="float">
            <text:p>312019</text:p>
          </table:table-cell>
          <table:table-cell table:formula="of:=+[.E246]/1000" office:value-type="float" office:value="0.312019" calcext:value-type="float">
            <text:p>0.31</text:p>
          </table:table-cell>
          <table:table-cell table:formula="of:=+[.F246]/1000" office:value-type="float" office:value="312.019" calcext:value-type="float">
            <text:p>312.02</text:p>
          </table:table-cell>
          <table:table-cell table:formula="of:=+[.C246]" office:value-type="float" office:value="312019" calcext:value-type="float">
            <text:p>312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formula="of:=1284*([.B247]-1)+(5*[.A247])+7" office:value-type="float" office:value="313303" calcext:value-type="float">
            <text:p>313303</text:p>
          </table:table-cell>
          <table:table-cell table:formula="of:=+[.E247]/1000" office:value-type="float" office:value="0.313303" calcext:value-type="float">
            <text:p>0.31</text:p>
          </table:table-cell>
          <table:table-cell table:formula="of:=+[.F247]/1000" office:value-type="float" office:value="313.303" calcext:value-type="float">
            <text:p>313.30</text:p>
          </table:table-cell>
          <table:table-cell table:formula="of:=+[.C247]" office:value-type="float" office:value="313303" calcext:value-type="float">
            <text:p>313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formula="of:=1284*([.B248]-1)+(5*[.A248])+7" office:value-type="float" office:value="314587" calcext:value-type="float">
            <text:p>314587</text:p>
          </table:table-cell>
          <table:table-cell table:formula="of:=+[.E248]/1000" office:value-type="float" office:value="0.314587" calcext:value-type="float">
            <text:p>0.31</text:p>
          </table:table-cell>
          <table:table-cell table:formula="of:=+[.F248]/1000" office:value-type="float" office:value="314.587" calcext:value-type="float">
            <text:p>314.59</text:p>
          </table:table-cell>
          <table:table-cell table:formula="of:=+[.C248]" office:value-type="float" office:value="314587" calcext:value-type="float">
            <text:p>314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formula="of:=1284*([.B249]-1)+(5*[.A249])+7" office:value-type="float" office:value="315871" calcext:value-type="float">
            <text:p>315871</text:p>
          </table:table-cell>
          <table:table-cell table:formula="of:=+[.E249]/1000" office:value-type="float" office:value="0.315871" calcext:value-type="float">
            <text:p>0.32</text:p>
          </table:table-cell>
          <table:table-cell table:formula="of:=+[.F249]/1000" office:value-type="float" office:value="315.871" calcext:value-type="float">
            <text:p>315.87</text:p>
          </table:table-cell>
          <table:table-cell table:formula="of:=+[.C249]" office:value-type="float" office:value="315871" calcext:value-type="float">
            <text:p>315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formula="of:=1284*([.B250]-1)+(5*[.A250])+7" office:value-type="float" office:value="317155" calcext:value-type="float">
            <text:p>317155</text:p>
          </table:table-cell>
          <table:table-cell table:formula="of:=+[.E250]/1000" office:value-type="float" office:value="0.317155" calcext:value-type="float">
            <text:p>0.32</text:p>
          </table:table-cell>
          <table:table-cell table:formula="of:=+[.F250]/1000" office:value-type="float" office:value="317.155" calcext:value-type="float">
            <text:p>317.16</text:p>
          </table:table-cell>
          <table:table-cell table:formula="of:=+[.C250]" office:value-type="float" office:value="317155" calcext:value-type="float">
            <text:p>317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formula="of:=1284*([.B251]-1)+(5*[.A251])+7" office:value-type="float" office:value="318439" calcext:value-type="float">
            <text:p>318439</text:p>
          </table:table-cell>
          <table:table-cell table:formula="of:=+[.E251]/1000" office:value-type="float" office:value="0.318439" calcext:value-type="float">
            <text:p>0.32</text:p>
          </table:table-cell>
          <table:table-cell table:formula="of:=+[.F251]/1000" office:value-type="float" office:value="318.439" calcext:value-type="float">
            <text:p>318.44</text:p>
          </table:table-cell>
          <table:table-cell table:formula="of:=+[.C251]" office:value-type="float" office:value="318439" calcext:value-type="float">
            <text:p>31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1284*([.B252]-1)+(5*[.A252])+7" office:value-type="float" office:value="319723" calcext:value-type="float">
            <text:p>319723</text:p>
          </table:table-cell>
          <table:table-cell table:formula="of:=+[.E252]/1000" office:value-type="float" office:value="0.319723" calcext:value-type="float">
            <text:p>0.32</text:p>
          </table:table-cell>
          <table:table-cell table:formula="of:=+[.F252]/1000" office:value-type="float" office:value="319.723" calcext:value-type="float">
            <text:p>319.72</text:p>
          </table:table-cell>
          <table:table-cell table:formula="of:=+[.C252]" office:value-type="float" office:value="319723" calcext:value-type="float">
            <text:p>319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formula="of:=1284*([.B253]-1)+(5*[.A253])+7" office:value-type="float" office:value="321007" calcext:value-type="float">
            <text:p>321007</text:p>
          </table:table-cell>
          <table:table-cell table:formula="of:=+[.E253]/1000" office:value-type="float" office:value="0.321007" calcext:value-type="float">
            <text:p>0.32</text:p>
          </table:table-cell>
          <table:table-cell table:formula="of:=+[.F253]/1000" office:value-type="float" office:value="321.007" calcext:value-type="float">
            <text:p>321.01</text:p>
          </table:table-cell>
          <table:table-cell table:formula="of:=+[.C253]" office:value-type="float" office:value="321007" calcext:value-type="float">
            <text:p>32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1284*([.B254]-1)+(5*[.A254])+7" office:value-type="float" office:value="322291" calcext:value-type="float">
            <text:p>322291</text:p>
          </table:table-cell>
          <table:table-cell table:formula="of:=+[.E254]/1000" office:value-type="float" office:value="0.322291" calcext:value-type="float">
            <text:p>0.32</text:p>
          </table:table-cell>
          <table:table-cell table:formula="of:=+[.F254]/1000" office:value-type="float" office:value="322.291" calcext:value-type="float">
            <text:p>322.29</text:p>
          </table:table-cell>
          <table:table-cell table:formula="of:=+[.C254]" office:value-type="float" office:value="322291" calcext:value-type="float">
            <text:p>322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formula="of:=1284*([.B255]-1)+(5*[.A255])+7" office:value-type="float" office:value="323575" calcext:value-type="float">
            <text:p>323575</text:p>
          </table:table-cell>
          <table:table-cell table:formula="of:=+[.E255]/1000" office:value-type="float" office:value="0.323575" calcext:value-type="float">
            <text:p>0.32</text:p>
          </table:table-cell>
          <table:table-cell table:formula="of:=+[.F255]/1000" office:value-type="float" office:value="323.575" calcext:value-type="float">
            <text:p>323.58</text:p>
          </table:table-cell>
          <table:table-cell table:formula="of:=+[.C255]" office:value-type="float" office:value="323575" calcext:value-type="float">
            <text:p>323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formula="of:=1284*([.B256]-1)+(5*[.A256])+7" office:value-type="float" office:value="324859" calcext:value-type="float">
            <text:p>324859</text:p>
          </table:table-cell>
          <table:table-cell table:formula="of:=+[.E256]/1000" office:value-type="float" office:value="0.324859" calcext:value-type="float">
            <text:p>0.32</text:p>
          </table:table-cell>
          <table:table-cell table:formula="of:=+[.F256]/1000" office:value-type="float" office:value="324.859" calcext:value-type="float">
            <text:p>324.86</text:p>
          </table:table-cell>
          <table:table-cell table:formula="of:=+[.C256]" office:value-type="float" office:value="324859" calcext:value-type="float">
            <text:p>324859</text:p>
          </table:table-cell>
        </table:table-row>
        <table:table-row table:style-name="ro1" table:number-rows-repeated="10483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00-00-00</text:date>, <text:time style:data-style-name="N2" text:time-value="11:52:10.919378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4:08:47.878526346</meta:creation-date>
    <dc:date>2021-03-06T12:32:34.036008239</dc:date>
    <meta:editing-duration>P3DT2H42M48S</meta:editing-duration>
    <meta:editing-cycles>6</meta:editing-cycles>
    <meta:generator>LibreOffice/6.4.6.2$Linux_X86_64 LibreOffice_project/40$Build-2</meta:generator>
    <meta:document-statistic meta:table-count="2" meta:cell-count="3084" meta:object-count="2"/>
  </office:meta>
</office:document-meta>
</file>